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76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1.395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3.914cm"/>
    </style:style>
    <style:style style:name="co7" style:family="table-column">
      <style:table-column-properties fo:break-before="auto" style:column-width="4.775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5.129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1.769cm"/>
    </style:style>
    <style:style style:name="co14" style:family="table-column">
      <style:table-column-properties fo:break-before="auto" style:column-width="2.977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oings b5e768c509044b30b3db7305a1dd1542_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tatus</text:p>
          </table:table-cell>
          <table:table-cell table:number-columns-repeated="2"/>
          <table:table-cell office:value-type="string" calcext:value-type="string">
            <text:p>RO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Importance/damage/value</text:p>
          </table:table-cell>
          <table:table-cell office:value-type="string" calcext:value-type="string">
            <text:p>value in numbers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estimate</text:p>
          </table:table-cell>
          <table:table-cell office:value-type="string" calcext:value-type="string">
            <text:p>hussle</text:p>
          </table:table-cell>
          <table:table-cell/>
          <table:table-cell office:value-type="string" calcext:value-type="string">
            <text:p>Urgency</text:p>
          </table:table-cell>
          <table:table-cell office:value-type="string" calcext:value-type="string">
            <text:p>urgency numbers</text:p>
          </table:table-cell>
          <table:table-cell office:value-type="string" calcext:value-type="string">
            <text:p>days left</text:p>
          </table:table-cell>
          <table:table-cell office:value-type="string" calcext:value-type="string">
            <text:p>new prio</text:p>
          </table:table-cell>
          <table:table-cell office:value-type="string" calcext:value-type="string">
            <text:p>time pressure</text:p>
          </table:table-cell>
          <table:table-cell office:value-type="string" calcext:value-type="string">
            <text:p>wish date</text:p>
          </table:table-cell>
          <table:table-cell office:value-type="string" calcext:value-type="string">
            <text:p>month wish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ish as dat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datedif wish</text:p>
          </table:table-cell>
        </table:table-row>
        <table:table-row table:style-name="ro1">
          <table:table-cell office:value-type="string" calcext:value-type="string">
            <text:p>daily digital detox / boredom</text:p>
          </table:table-cell>
          <table:table-cell office:value-type="string" calcext:value-type="string">
            <text:p>1 Not started</text:p>
          </table:table-cell>
          <table:table-cell table:formula="of:=[.E2]*[.F2]" office:value-type="float" office:value="8" calcext:value-type="float">
            <text:p>8</text:p>
          </table:table-cell>
          <table:table-cell/>
          <table:table-cell table:formula="of:=[.K2]/[.O2]" office:value-type="float" office:value="8" calcext:value-type="float">
            <text:p>8.00</text:p>
          </table:table-cell>
          <table:table-cell table:formula="of:=LEFT([.B2];SEARCH(&quot; &quot;; [.B2]))" office:value-type="string" office:string-value="1 " calcext:value-type="string">
            <text:p>1 </text:p>
          </table:table-cell>
          <table:table-cell office:value-type="float" office:value="224" calcext:value-type="float">
            <text:p>224.00</text:p>
          </table:table-cell>
          <table:table-cell/>
          <table:table-cell office:value-type="string" calcext:value-type="string">
            <text:p>growth, habit, idea, self-care</text:p>
          </table:table-cell>
          <table:table-cell office:value-type="string" calcext:value-type="string">
            <text:p>8 - extreme</text:p>
          </table:table-cell>
          <table:table-cell table:formula="of:=LEFT([.J2];SEARCH(&quot; &quot;; [.J2]))" office:value-type="string" office:string-value="8 " calcext:value-type="string">
            <text:p>8 </text:p>
          </table:table-cell>
          <table:table-cell office:value-type="string" calcext:value-type="string">
            <text:p>goals, habits, health, physical health, skills</text:p>
          </table:table-cell>
          <table:table-cell office:value-type="string" calcext:value-type="string">
            <text:p>April 1, 2024 6:14 PM</text:p>
          </table:table-cell>
          <table:table-cell office:value-type="string" calcext:value-type="string">
            <text:p>1 - next</text:p>
          </table:table-cell>
          <table:table-cell table:formula="of:=LEFT([.N2];SEARCH(&quot; &quot;; [.N2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0 - today</text:p>
          </table:table-cell>
          <table:table-cell table:formula="of:=LEFT([.Q2];SEARCH(&quot; &quot;; [.Q2]))" office:value-type="string" office:string-value="0 " calcext:value-type="string">
            <text:p>0 </text:p>
          </table:table-cell>
          <table:table-cell office:value-type="float" office:value="-249" calcext:value-type="float">
            <text:p>-249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April 1, 2024 6:14 PM</text:p>
          </table:table-cell>
          <table:table-cell table:formula="of:=LEFT([.V2];SEARCH(&quot; &quot;; [.V2]))" office:value-type="string" office:string-value="April " calcext:value-type="string">
            <text:p>April </text:p>
          </table:table-cell>
          <table:table-cell table:formula="of:=COM.MICROSOFT.SWITCH(TRIM([.W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4" calcext:value-type="float">
            <text:p>4</text:p>
          </table:table-cell>
          <table:table-cell table:formula="of:=RIGHT([.V2];LEN([.V2]) - SEARCH(&quot; &quot;;[.V2]))" office:value-type="string" office:string-value="1, 2024 6:14 PM" calcext:value-type="string">
            <text:p>1, 2024 6:14 PM</text:p>
          </table:table-cell>
          <table:table-cell table:formula="of:=LEFT([.Y2];SEARCH(&quot;,&quot;; [.Y2])-1)" office:value-type="string" office:string-value="1" calcext:value-type="string">
            <text:p>1</text:p>
          </table:table-cell>
          <table:table-cell table:formula="of:=RIGHT([.Y2];LEN([.Y2]) - SEARCH(&quot; &quot;;[.Y2]))" office:value-type="string" office:string-value="2024 6:14 PM" calcext:value-type="string">
            <text:p>2024 6:14 PM</text:p>
          </table:table-cell>
          <table:table-cell table:formula="of:=LEFT([.AA2];SEARCH(&quot; &quot;; [.AA2])-1)" office:value-type="string" office:string-value="2024" calcext:value-type="string">
            <text:p>2024</text:p>
          </table:table-cell>
          <table:table-cell table:style-name="ce2" table:formula="of:=DATE([.AB2];[.X2];[.Z2])" office:value-type="date" office:date-value="2024-04-01" calcext:value-type="date">
            <text:p>01/04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];[.AD2])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career/newJob</text:p>
          </table:table-cell>
          <table:table-cell office:value-type="string" calcext:value-type="string">
            <text:p>1 Planning</text:p>
          </table:table-cell>
          <table:table-cell table:formula="of:=[.E3]*[.F3]" office:value-type="float" office:value="0.533333333333333" calcext:value-type="float">
            <text:p>0.533333333333333</text:p>
          </table:table-cell>
          <table:table-cell/>
          <table:table-cell table:formula="of:=[.K3]/[.O3]" office:value-type="float" office:value="0.533333333333333" calcext:value-type="float">
            <text:p>0.53</text:p>
          </table:table-cell>
          <table:table-cell table:formula="of:=LEFT([.B3];SEARCH(&quot; &quot;; [.B3]))" office:value-type="string" office:string-value="1 " calcext:value-type="string">
            <text:p>1 </text:p>
          </table:table-cell>
          <table:table-cell office:value-type="float" office:value="181.866666666553" calcext:value-type="float">
            <text:p>181.87</text:p>
          </table:table-cell>
          <table:table-cell table:number-columns-repeated="2"/>
          <table:table-cell office:value-type="string" calcext:value-type="string">
            <text:p>8 - extreme</text:p>
          </table:table-cell>
          <table:table-cell table:formula="of:=LEFT([.J3];SEARCH(&quot; &quot;; [.J3]))" office:value-type="string" office:string-value="8 " calcext:value-type="string">
            <text:p>8 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July 25, 2023 11:24 PM</text:p>
          </table:table-cell>
          <table:table-cell office:value-type="string" calcext:value-type="string">
            <text:p>15 - quest</text:p>
          </table:table-cell>
          <table:table-cell table:formula="of:=LEFT([.N3];SEARCH(&quot; &quot;; [.N3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3];SEARCH(&quot; &quot;; [.Q3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132.266666666584" calcext:value-type="float">
            <text:p>132.266666666584</text:p>
          </table:table-cell>
          <table:table-cell office:value-type="string" calcext:value-type="string">
            <text:p>August 24, 2023 11:24 PM</text:p>
          </table:table-cell>
          <table:table-cell table:formula="of:=LEFT([.V3];SEARCH(&quot; &quot;; [.V3]))" office:value-type="string" office:string-value="August " calcext:value-type="string">
            <text:p>August </text:p>
          </table:table-cell>
          <table:table-cell table:formula="of:=COM.MICROSOFT.SWITCH(TRIM([.W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3];LEN([.V3]) - SEARCH(&quot; &quot;;[.V3]))" office:value-type="string" office:string-value="24, 2023 11:24 PM" calcext:value-type="string">
            <text:p>24, 2023 11:24 PM</text:p>
          </table:table-cell>
          <table:table-cell table:formula="of:=LEFT([.Y3];SEARCH(&quot;,&quot;; [.Y3])-1)" office:value-type="string" office:string-value="24" calcext:value-type="string">
            <text:p>24</text:p>
          </table:table-cell>
          <table:table-cell table:formula="of:=RIGHT([.Y3];LEN([.Y3]) - SEARCH(&quot; &quot;;[.Y3]))" office:value-type="string" office:string-value="2023 11:24 PM" calcext:value-type="string">
            <text:p>2023 11:24 PM</text:p>
          </table:table-cell>
          <table:table-cell table:formula="of:=LEFT([.AA3];SEARCH(&quot; &quot;; [.AA3])-1)" office:value-type="string" office:string-value="2023" calcext:value-type="string">
            <text:p>2023</text:p>
          </table:table-cell>
          <table:table-cell table:style-name="ce2" table:formula="of:=DATE([.AB3];[.X3];[.Z3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];[.AD3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learn to relax</text:p>
          </table:table-cell>
          <table:table-cell office:value-type="string" calcext:value-type="string">
            <text:p>1 Research</text:p>
          </table:table-cell>
          <table:table-cell table:formula="of:=[.E4]*[.F4]" office:value-type="float" office:value="0.533333333333333" calcext:value-type="float">
            <text:p>0.533333333333333</text:p>
          </table:table-cell>
          <table:table-cell/>
          <table:table-cell table:formula="of:=[.K4]/[.O4]" office:value-type="float" office:value="0.533333333333333" calcext:value-type="float">
            <text:p>0.53</text:p>
          </table:table-cell>
          <table:table-cell table:formula="of:=LEFT([.B4];SEARCH(&quot; &quot;; [.B4]))" office:value-type="string" office:string-value="1 " calcext:value-type="string">
            <text:p>1 </text:p>
          </table:table-cell>
          <table:table-cell office:value-type="float" office:value="170.133333333227" calcext:value-type="float">
            <text:p>170.13</text:p>
          </table:table-cell>
          <table:table-cell/>
          <table:table-cell office:value-type="string" calcext:value-type="string">
            <text:p>growth, idea, self-care</text:p>
          </table:table-cell>
          <table:table-cell office:value-type="string" calcext:value-type="string">
            <text:p>8 - extreme</text:p>
          </table:table-cell>
          <table:table-cell table:formula="of:=LEFT([.J4];SEARCH(&quot; &quot;; [.J4]))" office:value-type="string" office:string-value="8 " calcext:value-type="string">
            <text:p>8 </text:p>
          </table:table-cell>
          <table:table-cell/>
          <table:table-cell office:value-type="string" calcext:value-type="string">
            <text:p>August 11, 2023 12:24 AM</text:p>
          </table:table-cell>
          <table:table-cell office:value-type="string" calcext:value-type="string">
            <text:p>15 - quest</text:p>
          </table:table-cell>
          <table:table-cell table:formula="of:=LEFT([.N4];SEARCH(&quot; &quot;; [.N4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4];SEARCH(&quot; &quot;; [.Q4]))" office:value-type="string" office:string-value="30 " calcext:value-type="string">
            <text:p>30 </text:p>
          </table:table-cell>
          <table:table-cell office:value-type="float" office:value="-232" calcext:value-type="float">
            <text:p>-232</text:p>
          </table:table-cell>
          <table:table-cell table:number-columns-repeated="2" office:value-type="float" office:value="123.733333333256" calcext:value-type="float">
            <text:p>123.733333333256</text:p>
          </table:table-cell>
          <table:table-cell office:value-type="string" calcext:value-type="string">
            <text:p>September 10, 2023 12:24 AM</text:p>
          </table:table-cell>
          <table:table-cell table:formula="of:=LEFT([.V4];SEARCH(&quot; &quot;; [.V4]))" office:value-type="string" office:string-value="September " calcext:value-type="string">
            <text:p>September </text:p>
          </table:table-cell>
          <table:table-cell table:formula="of:=COM.MICROSOFT.SWITCH(TRIM([.W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4];LEN([.V4]) - SEARCH(&quot; &quot;;[.V4]))" office:value-type="string" office:string-value="10, 2023 12:24 AM" calcext:value-type="string">
            <text:p>10, 2023 12:24 AM</text:p>
          </table:table-cell>
          <table:table-cell table:formula="of:=LEFT([.Y4];SEARCH(&quot;,&quot;; [.Y4])-1)" office:value-type="string" office:string-value="10" calcext:value-type="string">
            <text:p>10</text:p>
          </table:table-cell>
          <table:table-cell table:formula="of:=RIGHT([.Y4];LEN([.Y4]) - SEARCH(&quot; &quot;;[.Y4]))" office:value-type="string" office:string-value="2023 12:24 AM" calcext:value-type="string">
            <text:p>2023 12:24 AM</text:p>
          </table:table-cell>
          <table:table-cell table:formula="of:=LEFT([.AA4];SEARCH(&quot; &quot;; [.AA4])-1)" office:value-type="string" office:string-value="2023" calcext:value-type="string">
            <text:p>2023</text:p>
          </table:table-cell>
          <table:table-cell table:style-name="ce2" table:formula="of:=DATE([.AB4];[.X4];[.Z4])" office:value-type="date" office:date-value="2023-09-10" calcext:value-type="date">
            <text:p>10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];[.AD4])"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excercises and or ninjutsu</text:p>
          </table:table-cell>
          <table:table-cell office:value-type="string" calcext:value-type="string">
            <text:p>1 Planning</text:p>
          </table:table-cell>
          <table:table-cell table:formula="of:=[.E5]*[.F5]" office:value-type="float" office:value="0.533333333333333" calcext:value-type="float">
            <text:p>0.533333333333333</text:p>
          </table:table-cell>
          <table:table-cell/>
          <table:table-cell table:formula="of:=[.K5]/[.O5]" office:value-type="float" office:value="0.533333333333333" calcext:value-type="float">
            <text:p>0.53</text:p>
          </table:table-cell>
          <table:table-cell table:formula="of:=LEFT([.B5];SEARCH(&quot; &quot;; [.B5]))" office:value-type="string" office:string-value="1 " calcext:value-type="string">
            <text:p>1 </text:p>
          </table:table-cell>
          <table:table-cell office:value-type="float" office:value="161.999999999899" calcext:value-type="float">
            <text:p>162.00</text:p>
          </table:table-cell>
          <table:table-cell/>
          <table:table-cell office:value-type="string" calcext:value-type="string">
            <text:p>idea</text:p>
          </table:table-cell>
          <table:table-cell office:value-type="string" calcext:value-type="string">
            <text:p>8 - extreme</text:p>
          </table:table-cell>
          <table:table-cell table:formula="of:=LEFT([.J5];SEARCH(&quot; &quot;; [.J5]))" office:value-type="string" office:string-value="8 " calcext:value-type="string">
            <text:p>8 </text:p>
          </table:table-cell>
          <table:table-cell office:value-type="string" calcext:value-type="string">
            <text:p>physical health</text:p>
          </table:table-cell>
          <table:table-cell office:value-type="string" calcext:value-type="string">
            <text:p>August 2, 2023 2:09 PM</text:p>
          </table:table-cell>
          <table:table-cell office:value-type="string" calcext:value-type="string">
            <text:p>15 - quest</text:p>
          </table:table-cell>
          <table:table-cell table:formula="of:=LEFT([.N5];SEARCH(&quot; &quot;; [.N5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1 - tomorrow</text:p>
          </table:table-cell>
          <table:table-cell table:formula="of:=LEFT([.Q5];SEARCH(&quot; &quot;; [.Q5]))" office:value-type="string" office:string-value="1 " calcext:value-type="string">
            <text:p>1 </text:p>
          </table:table-cell>
          <table:table-cell office:value-type="float" office:value="-270" calcext:value-type="float">
            <text:p>-270</text:p>
          </table:table-cell>
          <table:table-cell table:number-columns-repeated="2" office:value-type="float" office:value="143.99999999991" calcext:value-type="float">
            <text:p>143.99999999991</text:p>
          </table:table-cell>
          <table:table-cell office:value-type="string" calcext:value-type="string">
            <text:p>August 3, 2023 2:09 PM</text:p>
          </table:table-cell>
          <table:table-cell table:formula="of:=LEFT([.V5];SEARCH(&quot; &quot;; [.V5]))" office:value-type="string" office:string-value="August " calcext:value-type="string">
            <text:p>August </text:p>
          </table:table-cell>
          <table:table-cell table:formula="of:=COM.MICROSOFT.SWITCH(TRIM([.W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5];LEN([.V5]) - SEARCH(&quot; &quot;;[.V5]))" office:value-type="string" office:string-value="3, 2023 2:09 PM" calcext:value-type="string">
            <text:p>3, 2023 2:09 PM</text:p>
          </table:table-cell>
          <table:table-cell table:formula="of:=LEFT([.Y5];SEARCH(&quot;,&quot;; [.Y5])-1)" office:value-type="string" office:string-value="3" calcext:value-type="string">
            <text:p>3</text:p>
          </table:table-cell>
          <table:table-cell table:formula="of:=RIGHT([.Y5];LEN([.Y5]) - SEARCH(&quot; &quot;;[.Y5]))" office:value-type="string" office:string-value="2023 2:09 PM" calcext:value-type="string">
            <text:p>2023 2:09 PM</text:p>
          </table:table-cell>
          <table:table-cell table:formula="of:=LEFT([.AA5];SEARCH(&quot; &quot;; [.AA5])-1)" office:value-type="string" office:string-value="2023" calcext:value-type="string">
            <text:p>2023</text:p>
          </table:table-cell>
          <table:table-cell table:style-name="ce2" table:formula="of:=DATE([.AB5];[.X5];[.Z5])" office:value-type="date" office:date-value="2023-08-03" calcext:value-type="date">
            <text:p>03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];[.AD5])" office:value-type="float" office:value="-270" calcext:value-type="float">
            <text:p>-270</text:p>
          </table:table-cell>
        </table:table-row>
        <table:table-row table:style-name="ro1">
          <table:table-cell office:value-type="string" calcext:value-type="string">
            <text:p>skills/Saying no</text:p>
          </table:table-cell>
          <table:table-cell office:value-type="string" calcext:value-type="string">
            <text:p>1 Research</text:p>
          </table:table-cell>
          <table:table-cell table:formula="of:=[.E6]*[.F6]" office:value-type="float" office:value="0.333333333333333" calcext:value-type="float">
            <text:p>0.333333333333333</text:p>
          </table:table-cell>
          <table:table-cell/>
          <table:table-cell table:formula="of:=[.K6]/[.O6]" office:value-type="float" office:value="0.333333333333333" calcext:value-type="float">
            <text:p>0.33</text:p>
          </table:table-cell>
          <table:table-cell table:formula="of:=LEFT([.B6];SEARCH(&quot; &quot;; [.B6]))" office:value-type="string" office:string-value="1 " calcext:value-type="string">
            <text:p>1 </text:p>
          </table:table-cell>
          <table:table-cell office:value-type="float" office:value="135.499999999865" calcext:value-type="float">
            <text:p>135.50</text:p>
          </table:table-cell>
          <table:table-cell table:number-columns-repeated="2"/>
          <table:table-cell office:value-type="string" calcext:value-type="string">
            <text:p>5 - super</text:p>
          </table:table-cell>
          <table:table-cell table:formula="of:=LEFT([.J6];SEARCH(&quot; &quot;; [.J6]))" office:value-type="string" office:string-value="5 " calcext:value-type="string">
            <text:p>5 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July 25, 2023 11:21 PM</text:p>
          </table:table-cell>
          <table:table-cell office:value-type="string" calcext:value-type="string">
            <text:p>15 - quest</text:p>
          </table:table-cell>
          <table:table-cell table:formula="of:=LEFT([.N6];SEARCH(&quot; &quot;; [.N6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6];SEARCH(&quot; &quot;; [.Q6]))" office:value-type="string" office:string-value="7 " calcext:value-type="string">
            <text:p>7 </text:p>
          </table:table-cell>
          <table:table-cell office:value-type="float" office:value="-271" calcext:value-type="float">
            <text:p>-271</text:p>
          </table:table-cell>
          <table:table-cell table:number-columns-repeated="2" office:value-type="float" office:value="90.333333333243" calcext:value-type="float">
            <text:p>90.333333333243</text:p>
          </table:table-cell>
          <table:table-cell office:value-type="string" calcext:value-type="string">
            <text:p>August 1, 2023 11:21 PM</text:p>
          </table:table-cell>
          <table:table-cell table:formula="of:=LEFT([.V6];SEARCH(&quot; &quot;; [.V6]))" office:value-type="string" office:string-value="August " calcext:value-type="string">
            <text:p>August </text:p>
          </table:table-cell>
          <table:table-cell table:formula="of:=COM.MICROSOFT.SWITCH(TRIM([.W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6];LEN([.V6]) - SEARCH(&quot; &quot;;[.V6]))" office:value-type="string" office:string-value="1, 2023 11:21 PM" calcext:value-type="string">
            <text:p>1, 2023 11:21 PM</text:p>
          </table:table-cell>
          <table:table-cell table:formula="of:=LEFT([.Y6];SEARCH(&quot;,&quot;; [.Y6])-1)" office:value-type="string" office:string-value="1" calcext:value-type="string">
            <text:p>1</text:p>
          </table:table-cell>
          <table:table-cell table:formula="of:=RIGHT([.Y6];LEN([.Y6]) - SEARCH(&quot; &quot;;[.Y6]))" office:value-type="string" office:string-value="2023 11:21 PM" calcext:value-type="string">
            <text:p>2023 11:21 PM</text:p>
          </table:table-cell>
          <table:table-cell table:formula="of:=LEFT([.AA6];SEARCH(&quot; &quot;; [.AA6])-1)" office:value-type="string" office:string-value="2023" calcext:value-type="string">
            <text:p>2023</text:p>
          </table:table-cell>
          <table:table-cell table:style-name="ce2" table:formula="of:=DATE([.AB6];[.X6];[.Z6])" office:value-type="date" office:date-value="2023-08-01" calcext:value-type="date">
            <text:p>01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];[.AD6])" office:value-type="float" office:value="-272" calcext:value-type="float">
            <text:p>-272</text:p>
          </table:table-cell>
        </table:table-row>
        <table:table-row table:style-name="ro1">
          <table:table-cell office:value-type="string" calcext:value-type="string">
            <text:p>body/CheckUp</text:p>
          </table:table-cell>
          <table:table-cell office:value-type="string" calcext:value-type="string">
            <text:p>1 Not started</text:p>
          </table:table-cell>
          <table:table-cell table:formula="of:=[.E7]*[.F7]" office:value-type="float" office:value="1.25" calcext:value-type="float">
            <text:p>1.25</text:p>
          </table:table-cell>
          <table:table-cell/>
          <table:table-cell table:formula="of:=[.K7]/[.O7]" office:value-type="float" office:value="1.25" calcext:value-type="float">
            <text:p>1.25</text:p>
          </table:table-cell>
          <table:table-cell table:formula="of:=LEFT([.B7];SEARCH(&quot; &quot;; [.B7]))" office:value-type="string" office:string-value="1 " calcext:value-type="string">
            <text:p>1 </text:p>
          </table:table-cell>
          <table:table-cell office:value-type="float" office:value="105" calcext:value-type="float">
            <text:p>105.00</text:p>
          </table:table-cell>
          <table:table-cell office:value-type="string" calcext:value-type="string">
            <text:p>February 5, 2024</text:p>
          </table:table-cell>
          <table:table-cell/>
          <table:table-cell office:value-type="string" calcext:value-type="string">
            <text:p>5 - super</text:p>
          </table:table-cell>
          <table:table-cell table:formula="of:=LEFT([.J7];SEARCH(&quot; &quot;; [.J7]))" office:value-type="string" office:string-value="5 " calcext:value-type="string">
            <text:p>5 </text:p>
          </table:table-cell>
          <table:table-cell office:value-type="string" calcext:value-type="string">
            <text:p>physical health</text:p>
          </table:table-cell>
          <table:table-cell office:value-type="string" calcext:value-type="string">
            <text:p>July 25, 2023 11:19 PM</text:p>
          </table:table-cell>
          <table:table-cell office:value-type="string" calcext:value-type="string">
            <text:p>4 - task</text:p>
          </table:table-cell>
          <table:table-cell table:formula="of:=LEFT([.N7];SEARCH(&quot; &quot;; [.N7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7];SEARCH(&quot; &quot;; [.Q7]))" office:value-type="string" office:string-value="30 " calcext:value-type="string">
            <text:p>30 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August 24, 2023 11:19 PM</text:p>
          </table:table-cell>
          <table:table-cell table:formula="of:=LEFT([.V7];SEARCH(&quot; &quot;; [.V7]))" office:value-type="string" office:string-value="August " calcext:value-type="string">
            <text:p>August </text:p>
          </table:table-cell>
          <table:table-cell table:formula="of:=COM.MICROSOFT.SWITCH(TRIM([.W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7];LEN([.V7]) - SEARCH(&quot; &quot;;[.V7]))" office:value-type="string" office:string-value="24, 2023 11:19 PM" calcext:value-type="string">
            <text:p>24, 2023 11:19 PM</text:p>
          </table:table-cell>
          <table:table-cell table:formula="of:=LEFT([.Y7];SEARCH(&quot;,&quot;; [.Y7])-1)" office:value-type="string" office:string-value="24" calcext:value-type="string">
            <text:p>24</text:p>
          </table:table-cell>
          <table:table-cell table:formula="of:=RIGHT([.Y7];LEN([.Y7]) - SEARCH(&quot; &quot;;[.Y7]))" office:value-type="string" office:string-value="2023 11:19 PM" calcext:value-type="string">
            <text:p>2023 11:19 PM</text:p>
          </table:table-cell>
          <table:table-cell table:formula="of:=LEFT([.AA7];SEARCH(&quot; &quot;; [.AA7])-1)" office:value-type="string" office:string-value="2023" calcext:value-type="string">
            <text:p>2023</text:p>
          </table:table-cell>
          <table:table-cell table:style-name="ce2" table:formula="of:=DATE([.AB7];[.X7];[.Z7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];[.AD7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bett</text:p>
          </table:table-cell>
          <table:table-cell office:value-type="string" calcext:value-type="string">
            <text:p>1 Not started</text:p>
          </table:table-cell>
          <table:table-cell table:formula="of:=[.E8]*[.F8]" office:value-type="float" office:value="1.25" calcext:value-type="float">
            <text:p>1.25</text:p>
          </table:table-cell>
          <table:table-cell/>
          <table:table-cell table:formula="of:=[.K8]/[.O8]" office:value-type="float" office:value="1.25" calcext:value-type="float">
            <text:p>1.25</text:p>
          </table:table-cell>
          <table:table-cell table:formula="of:=LEFT([.B8];SEARCH(&quot; &quot;; [.B8]))" office:value-type="string" office:string-value="1 " calcext:value-type="string">
            <text:p>1 </text:p>
          </table:table-cell>
          <table:table-cell office:value-type="float" office:value="102.5" calcext:value-type="float">
            <text:p>102.50</text:p>
          </table:table-cell>
          <table:table-cell office:value-type="string" calcext:value-type="string">
            <text:p>February 7, 2024</text:p>
          </table:table-cell>
          <table:table-cell/>
          <table:table-cell office:value-type="string" calcext:value-type="string">
            <text:p>5 - super</text:p>
          </table:table-cell>
          <table:table-cell table:formula="of:=LEFT([.J8];SEARCH(&quot; &quot;; [.J8]))" office:value-type="string" office:string-value="5 " calcext:value-type="string">
            <text:p>5 </text:p>
          </table:table-cell>
          <table:table-cell/>
          <table:table-cell office:value-type="string" calcext:value-type="string">
            <text:p>December 11, 2023 9:31 AM</text:p>
          </table:table-cell>
          <table:table-cell office:value-type="string" calcext:value-type="string">
            <text:p>4 - task</text:p>
          </table:table-cell>
          <table:table-cell table:formula="of:=LEFT([.N8];SEARCH(&quot; &quot;; [.N8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8];SEARCH(&quot; &quot;; [.Q8]))" office:value-type="string" office:string-value="30 " calcext:value-type="string">
            <text:p>30 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102.5" calcext:value-type="float">
            <text:p>102.5</text:p>
          </table:table-cell>
          <table:table-cell office:value-type="string" calcext:value-type="string">
            <text:p>January 10, 2024 9:31 AM</text:p>
          </table:table-cell>
          <table:table-cell table:formula="of:=LEFT([.V8];SEARCH(&quot; &quot;; [.V8]))" office:value-type="string" office:string-value="January " calcext:value-type="string">
            <text:p>January </text:p>
          </table:table-cell>
          <table:table-cell table:formula="of:=COM.MICROSOFT.SWITCH(TRIM([.W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8];LEN([.V8]) - SEARCH(&quot; &quot;;[.V8]))" office:value-type="string" office:string-value="10, 2024 9:31 AM" calcext:value-type="string">
            <text:p>10, 2024 9:31 AM</text:p>
          </table:table-cell>
          <table:table-cell table:formula="of:=LEFT([.Y8];SEARCH(&quot;,&quot;; [.Y8])-1)" office:value-type="string" office:string-value="10" calcext:value-type="string">
            <text:p>10</text:p>
          </table:table-cell>
          <table:table-cell table:formula="of:=RIGHT([.Y8];LEN([.Y8]) - SEARCH(&quot; &quot;;[.Y8]))" office:value-type="string" office:string-value="2024 9:31 AM" calcext:value-type="string">
            <text:p>2024 9:31 AM</text:p>
          </table:table-cell>
          <table:table-cell table:formula="of:=LEFT([.AA8];SEARCH(&quot; &quot;; [.AA8])-1)" office:value-type="string" office:string-value="2024" calcext:value-type="string">
            <text:p>2024</text:p>
          </table:table-cell>
          <table:table-cell table:style-name="ce2" table:formula="of:=DATE([.AB8];[.X8];[.Z8])" office:value-type="date" office:date-value="2024-01-10" calcext:value-type="date">
            <text:p>10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];[.AD8])" office:value-type="float" office:value="-110" calcext:value-type="float">
            <text:p>-110</text:p>
          </table:table-cell>
        </table:table-row>
        <table:table-row table:style-name="ro1">
          <table:table-cell office:value-type="string" calcext:value-type="string">
            <text:p>Führerschein </text:p>
          </table:table-cell>
          <table:table-cell office:value-type="string" calcext:value-type="string">
            <text:p>1 Planning</text:p>
          </table:table-cell>
          <table:table-cell table:formula="of:=[.E9]*[.F9]" office:value-type="float" office:value="1.25" calcext:value-type="float">
            <text:p>1.25</text:p>
          </table:table-cell>
          <table:table-cell/>
          <table:table-cell table:formula="of:=[.K9]/[.O9]" office:value-type="float" office:value="1.25" calcext:value-type="float">
            <text:p>1.25</text:p>
          </table:table-cell>
          <table:table-cell table:formula="of:=LEFT([.B9];SEARCH(&quot; &quot;; [.B9]))" office:value-type="string" office:string-value="1 " calcext:value-type="string">
            <text:p>1 </text:p>
          </table:table-cell>
          <table:table-cell office:value-type="float" office:value="87.1875" calcext:value-type="float">
            <text:p>87.19</text:p>
          </table:table-cell>
          <table:table-cell office:value-type="string" calcext:value-type="string">
            <text:p>January 27, 2024</text:p>
          </table:table-cell>
          <table:table-cell office:value-type="string" calcext:value-type="string">
            <text:p>growth, self-care</text:p>
          </table:table-cell>
          <table:table-cell office:value-type="string" calcext:value-type="string">
            <text:p>5 - super</text:p>
          </table:table-cell>
          <table:table-cell table:formula="of:=LEFT([.J9];SEARCH(&quot; &quot;; [.J9]))" office:value-type="string" office:string-value="5 " calcext:value-type="string">
            <text:p>5 </text:p>
          </table:table-cell>
          <table:table-cell office:value-type="string" calcext:value-type="string">
            <text:p>career, goals, organization, skills</text:p>
          </table:table-cell>
          <table:table-cell office:value-type="string" calcext:value-type="string">
            <text:p>January 13, 2024 8:15 AM</text:p>
          </table:table-cell>
          <table:table-cell office:value-type="string" calcext:value-type="string">
            <text:p>4 - task</text:p>
          </table:table-cell>
          <table:table-cell table:formula="of:=LEFT([.N9];SEARCH(&quot; &quot;; [.N9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9];SEARCH(&quot; &quot;; [.Q9]))" office:value-type="string" office:string-value="120 " calcext:value-type="string">
            <text:p>120 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116.25" calcext:value-type="float">
            <text:p>116.25</text:p>
          </table:table-cell>
          <table:table-cell office:value-type="string" calcext:value-type="string">
            <text:p>May 12, 2024 9:15 AM</text:p>
          </table:table-cell>
          <table:table-cell table:formula="of:=LEFT([.V9];SEARCH(&quot; &quot;; [.V9]))" office:value-type="string" office:string-value="May " calcext:value-type="string">
            <text:p>May </text:p>
          </table:table-cell>
          <table:table-cell table:formula="of:=COM.MICROSOFT.SWITCH(TRIM([.W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5" calcext:value-type="float">
            <text:p>5</text:p>
          </table:table-cell>
          <table:table-cell table:formula="of:=RIGHT([.V9];LEN([.V9]) - SEARCH(&quot; &quot;;[.V9]))" office:value-type="string" office:string-value="12, 2024 9:15 AM" calcext:value-type="string">
            <text:p>12, 2024 9:15 AM</text:p>
          </table:table-cell>
          <table:table-cell table:formula="of:=LEFT([.Y9];SEARCH(&quot;,&quot;; [.Y9])-1)" office:value-type="string" office:string-value="12" calcext:value-type="string">
            <text:p>12</text:p>
          </table:table-cell>
          <table:table-cell table:formula="of:=RIGHT([.Y9];LEN([.Y9]) - SEARCH(&quot; &quot;;[.Y9]))" office:value-type="string" office:string-value="2024 9:15 AM" calcext:value-type="string">
            <text:p>2024 9:15 AM</text:p>
          </table:table-cell>
          <table:table-cell table:formula="of:=LEFT([.AA9];SEARCH(&quot; &quot;; [.AA9])-1)" office:value-type="string" office:string-value="2024" calcext:value-type="string">
            <text:p>2024</text:p>
          </table:table-cell>
          <table:table-cell table:style-name="ce2" table:formula="of:=DATE([.AB9];[.X9];[.Z9])" office:value-type="date" office:date-value="2024-05-12" calcext:value-type="date">
            <text:p>12/05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];[.AD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 learning</text:p>
          </table:table-cell>
          <table:table-cell office:value-type="string" calcext:value-type="string">
            <text:p>1 Not started</text:p>
          </table:table-cell>
          <table:table-cell table:formula="of:=[.E10]*[.F10]" office:value-type="float" office:value="1.25" calcext:value-type="float">
            <text:p>1.25</text:p>
          </table:table-cell>
          <table:table-cell/>
          <table:table-cell table:formula="of:=[.K10]/[.O10]" office:value-type="float" office:value="1.25" calcext:value-type="float">
            <text:p>1.25</text:p>
          </table:table-cell>
          <table:table-cell table:formula="of:=LEFT([.B10];SEARCH(&quot; &quot;; [.B10]))" office:value-type="string" office:string-value="1 " calcext:value-type="string">
            <text:p>1 </text:p>
          </table:table-cell>
          <table:table-cell office:value-type="float" office:value="85.3125" calcext:value-type="float">
            <text:p>85.31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10];SEARCH(&quot; &quot;; [.J10]))" office:value-type="string" office:string-value="5 " calcext:value-type="string">
            <text:p>5 </text:p>
          </table:table-cell>
          <table:table-cell office:value-type="string" calcext:value-type="string">
            <text:p>career, goals, organization</text:p>
          </table:table-cell>
          <table:table-cell office:value-type="string" calcext:value-type="string">
            <text:p>October 1, 2023 11:58 AM</text:p>
          </table:table-cell>
          <table:table-cell office:value-type="string" calcext:value-type="string">
            <text:p>4 - task</text:p>
          </table:table-cell>
          <table:table-cell table:formula="of:=LEFT([.N10];SEARCH(&quot; &quot;; [.N10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10];SEARCH(&quot; &quot;; [.Q10]))" office:value-type="string" office:string-value="120 " calcext:value-type="string">
            <text:p>120 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113.75" calcext:value-type="float">
            <text:p>113.75</text:p>
          </table:table-cell>
          <table:table-cell office:value-type="string" calcext:value-type="string">
            <text:p>January 29, 2024 10:58 AM</text:p>
          </table:table-cell>
          <table:table-cell table:formula="of:=LEFT([.V10];SEARCH(&quot; &quot;; [.V10]))" office:value-type="string" office:string-value="January " calcext:value-type="string">
            <text:p>January </text:p>
          </table:table-cell>
          <table:table-cell table:formula="of:=COM.MICROSOFT.SWITCH(TRIM([.W1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10];LEN([.V10]) - SEARCH(&quot; &quot;;[.V10]))" office:value-type="string" office:string-value="29, 2024 10:58 AM" calcext:value-type="string">
            <text:p>29, 2024 10:58 AM</text:p>
          </table:table-cell>
          <table:table-cell table:formula="of:=LEFT([.Y10];SEARCH(&quot;,&quot;; [.Y10])-1)" office:value-type="string" office:string-value="29" calcext:value-type="string">
            <text:p>29</text:p>
          </table:table-cell>
          <table:table-cell table:formula="of:=RIGHT([.Y10];LEN([.Y10]) - SEARCH(&quot; &quot;;[.Y10]))" office:value-type="string" office:string-value="2024 10:58 AM" calcext:value-type="string">
            <text:p>2024 10:58 AM</text:p>
          </table:table-cell>
          <table:table-cell table:formula="of:=LEFT([.AA10];SEARCH(&quot; &quot;; [.AA10])-1)" office:value-type="string" office:string-value="2024" calcext:value-type="string">
            <text:p>2024</text:p>
          </table:table-cell>
          <table:table-cell table:style-name="ce2" table:formula="of:=DATE([.AB10];[.X10];[.Z10])" office:value-type="date" office:date-value="2024-01-29" calcext:value-type="date">
            <text:p>29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0];[.AD10])"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body/Brille</text:p>
          </table:table-cell>
          <table:table-cell office:value-type="string" calcext:value-type="string">
            <text:p>1 Next</text:p>
          </table:table-cell>
          <table:table-cell table:formula="of:=[.E11]*[.F11]" office:value-type="float" office:value="0.333333333333333" calcext:value-type="float">
            <text:p>0.333333333333333</text:p>
          </table:table-cell>
          <table:table-cell/>
          <table:table-cell table:formula="of:=[.K11]/[.O11]" office:value-type="float" office:value="0.333333333333333" calcext:value-type="float">
            <text:p>0.33</text:p>
          </table:table-cell>
          <table:table-cell table:formula="of:=LEFT([.B11];SEARCH(&quot; &quot;; [.B11]))" office:value-type="string" office:string-value="1 " calcext:value-type="string">
            <text:p>1 </text:p>
          </table:table-cell>
          <table:table-cell office:value-type="float" office:value="82.666666666584" calcext:value-type="float">
            <text:p>82.67</text:p>
          </table:table-cell>
          <table:table-cell/>
          <table:table-cell office:value-type="string" calcext:value-type="string">
            <text:p>self-care</text:p>
          </table:table-cell>
          <table:table-cell office:value-type="string" calcext:value-type="string">
            <text:p>5 - super</text:p>
          </table:table-cell>
          <table:table-cell table:formula="of:=LEFT([.J11];SEARCH(&quot; &quot;; [.J11]))" office:value-type="string" office:string-value="5 " calcext:value-type="string">
            <text:p>5 </text:p>
          </table:table-cell>
          <table:table-cell office:value-type="string" calcext:value-type="string">
            <text:p>physical health</text:p>
          </table:table-cell>
          <table:table-cell office:value-type="string" calcext:value-type="string">
            <text:p>July 25, 2023 11:18 PM</text:p>
          </table:table-cell>
          <table:table-cell office:value-type="string" calcext:value-type="string">
            <text:p>15 - quest</text:p>
          </table:table-cell>
          <table:table-cell table:formula="of:=LEFT([.N11];SEARCH(&quot; &quot;; [.N11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11];SEARCH(&quot; &quot;; [.Q11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82.666666666584" calcext:value-type="float">
            <text:p>82.666666666584</text:p>
          </table:table-cell>
          <table:table-cell office:value-type="string" calcext:value-type="string">
            <text:p>August 24, 2023 11:18 PM</text:p>
          </table:table-cell>
          <table:table-cell table:formula="of:=LEFT([.V11];SEARCH(&quot; &quot;; [.V11]))" office:value-type="string" office:string-value="August " calcext:value-type="string">
            <text:p>August </text:p>
          </table:table-cell>
          <table:table-cell table:formula="of:=COM.MICROSOFT.SWITCH(TRIM([.W1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11];LEN([.V11]) - SEARCH(&quot; &quot;;[.V11]))" office:value-type="string" office:string-value="24, 2023 11:18 PM" calcext:value-type="string">
            <text:p>24, 2023 11:18 PM</text:p>
          </table:table-cell>
          <table:table-cell table:formula="of:=LEFT([.Y11];SEARCH(&quot;,&quot;; [.Y11])-1)" office:value-type="string" office:string-value="24" calcext:value-type="string">
            <text:p>24</text:p>
          </table:table-cell>
          <table:table-cell table:formula="of:=RIGHT([.Y11];LEN([.Y11]) - SEARCH(&quot; &quot;;[.Y11]))" office:value-type="string" office:string-value="2023 11:18 PM" calcext:value-type="string">
            <text:p>2023 11:18 PM</text:p>
          </table:table-cell>
          <table:table-cell table:formula="of:=LEFT([.AA11];SEARCH(&quot; &quot;; [.AA11])-1)" office:value-type="string" office:string-value="2023" calcext:value-type="string">
            <text:p>2023</text:p>
          </table:table-cell>
          <table:table-cell table:style-name="ce2" table:formula="of:=DATE([.AB11];[.X11];[.Z11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1];[.AD11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string" calcext:value-type="string">
            <text:p>1 Not started</text:p>
          </table:table-cell>
          <table:table-cell table:formula="of:=[.E12]*[.F12]" office:value-type="float" office:value="0.333333333333333" calcext:value-type="float">
            <text:p>0.333333333333333</text:p>
          </table:table-cell>
          <table:table-cell/>
          <table:table-cell table:formula="of:=[.K12]/[.O12]" office:value-type="float" office:value="0.333333333333333" calcext:value-type="float">
            <text:p>0.33</text:p>
          </table:table-cell>
          <table:table-cell table:formula="of:=LEFT([.B12];SEARCH(&quot; &quot;; [.B12]))" office:value-type="string" office:string-value="1 " calcext:value-type="string">
            <text:p>1 </text:p>
          </table:table-cell>
          <table:table-cell office:value-type="float" office:value="80.333333333253" calcext:value-type="float">
            <text:p>80.33</text:p>
          </table:table-cell>
          <table:table-cell/>
          <table:table-cell office:value-type="string" calcext:value-type="string">
            <text:p>growth, habit</text:p>
          </table:table-cell>
          <table:table-cell office:value-type="string" calcext:value-type="string">
            <text:p>5 - super</text:p>
          </table:table-cell>
          <table:table-cell table:formula="of:=LEFT([.J12];SEARCH(&quot; &quot;; [.J12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2, 2023 2:11 PM</text:p>
          </table:table-cell>
          <table:table-cell office:value-type="string" calcext:value-type="string">
            <text:p>15 - quest</text:p>
          </table:table-cell>
          <table:table-cell table:formula="of:=LEFT([.N12];SEARCH(&quot; &quot;; [.N12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12];SEARCH(&quot; &quot;; [.Q12]))" office:value-type="string" office:string-value="30 " calcext:value-type="string">
            <text:p>30 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80.333333333253" calcext:value-type="float">
            <text:p>80.333333333253</text:p>
          </table:table-cell>
          <table:table-cell office:value-type="string" calcext:value-type="string">
            <text:p>September 1, 2023 2:11 PM</text:p>
          </table:table-cell>
          <table:table-cell table:formula="of:=LEFT([.V12];SEARCH(&quot; &quot;; [.V12]))" office:value-type="string" office:string-value="September " calcext:value-type="string">
            <text:p>September </text:p>
          </table:table-cell>
          <table:table-cell table:formula="of:=COM.MICROSOFT.SWITCH(TRIM([.W1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12];LEN([.V12]) - SEARCH(&quot; &quot;;[.V12]))" office:value-type="string" office:string-value="1, 2023 2:11 PM" calcext:value-type="string">
            <text:p>1, 2023 2:11 PM</text:p>
          </table:table-cell>
          <table:table-cell table:formula="of:=LEFT([.Y12];SEARCH(&quot;,&quot;; [.Y12])-1)" office:value-type="string" office:string-value="1" calcext:value-type="string">
            <text:p>1</text:p>
          </table:table-cell>
          <table:table-cell table:formula="of:=RIGHT([.Y12];LEN([.Y12]) - SEARCH(&quot; &quot;;[.Y12]))" office:value-type="string" office:string-value="2023 2:11 PM" calcext:value-type="string">
            <text:p>2023 2:11 PM</text:p>
          </table:table-cell>
          <table:table-cell table:formula="of:=LEFT([.AA12];SEARCH(&quot; &quot;; [.AA12])-1)" office:value-type="string" office:string-value="2023" calcext:value-type="string">
            <text:p>2023</text:p>
          </table:table-cell>
          <table:table-cell table:style-name="ce2" table:formula="of:=DATE([.AB12];[.X12];[.Z12])" office:value-type="date" office:date-value="2023-09-01" calcext:value-type="date">
            <text:p>01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2];[.AD12])"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physical activities!</text:p>
          </table:table-cell>
          <table:table-cell office:value-type="string" calcext:value-type="string">
            <text:p>1 Planning</text:p>
          </table:table-cell>
          <table:table-cell table:formula="of:=[.E13]*[.F13]" office:value-type="float" office:value="0.333333333333333" calcext:value-type="float">
            <text:p>0.333333333333333</text:p>
          </table:table-cell>
          <table:table-cell/>
          <table:table-cell table:formula="of:=[.K13]/[.O13]" office:value-type="float" office:value="0.333333333333333" calcext:value-type="float">
            <text:p>0.33</text:p>
          </table:table-cell>
          <table:table-cell table:formula="of:=LEFT([.B13];SEARCH(&quot; &quot;; [.B13]))" office:value-type="string" office:string-value="1 " calcext:value-type="string">
            <text:p>1 </text:p>
          </table:table-cell>
          <table:table-cell office:value-type="float" office:value="77.333333333256" calcext:value-type="float">
            <text:p>77.33</text:p>
          </table:table-cell>
          <table:table-cell/>
          <table:table-cell office:value-type="string" calcext:value-type="string">
            <text:p>growth, idea, self-care</text:p>
          </table:table-cell>
          <table:table-cell office:value-type="string" calcext:value-type="string">
            <text:p>5 - super</text:p>
          </table:table-cell>
          <table:table-cell table:formula="of:=LEFT([.J13];SEARCH(&quot; &quot;; [.J13]))" office:value-type="string" office:string-value="5 " calcext:value-type="string">
            <text:p>5 </text:p>
          </table:table-cell>
          <table:table-cell office:value-type="string" calcext:value-type="string">
            <text:p>physical health</text:p>
          </table:table-cell>
          <table:table-cell office:value-type="string" calcext:value-type="string">
            <text:p>August 11, 2023 12:25 AM</text:p>
          </table:table-cell>
          <table:table-cell office:value-type="string" calcext:value-type="string">
            <text:p>15 - quest</text:p>
          </table:table-cell>
          <table:table-cell table:formula="of:=LEFT([.N13];SEARCH(&quot; &quot;; [.N13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13];SEARCH(&quot; &quot;; [.Q13]))" office:value-type="string" office:string-value="30 " calcext:value-type="string">
            <text:p>30 </text:p>
          </table:table-cell>
          <table:table-cell office:value-type="float" office:value="-232" calcext:value-type="float">
            <text:p>-232</text:p>
          </table:table-cell>
          <table:table-cell table:number-columns-repeated="2" office:value-type="float" office:value="77.333333333256" calcext:value-type="float">
            <text:p>77.333333333256</text:p>
          </table:table-cell>
          <table:table-cell office:value-type="string" calcext:value-type="string">
            <text:p>September 10, 2023 12:25 AM</text:p>
          </table:table-cell>
          <table:table-cell table:formula="of:=LEFT([.V13];SEARCH(&quot; &quot;; [.V13]))" office:value-type="string" office:string-value="September " calcext:value-type="string">
            <text:p>September </text:p>
          </table:table-cell>
          <table:table-cell table:formula="of:=COM.MICROSOFT.SWITCH(TRIM([.W1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13];LEN([.V13]) - SEARCH(&quot; &quot;;[.V13]))" office:value-type="string" office:string-value="10, 2023 12:25 AM" calcext:value-type="string">
            <text:p>10, 2023 12:25 AM</text:p>
          </table:table-cell>
          <table:table-cell table:formula="of:=LEFT([.Y13];SEARCH(&quot;,&quot;; [.Y13])-1)" office:value-type="string" office:string-value="10" calcext:value-type="string">
            <text:p>10</text:p>
          </table:table-cell>
          <table:table-cell table:formula="of:=RIGHT([.Y13];LEN([.Y13]) - SEARCH(&quot; &quot;;[.Y13]))" office:value-type="string" office:string-value="2023 12:25 AM" calcext:value-type="string">
            <text:p>2023 12:25 AM</text:p>
          </table:table-cell>
          <table:table-cell table:formula="of:=LEFT([.AA13];SEARCH(&quot; &quot;; [.AA13])-1)" office:value-type="string" office:string-value="2023" calcext:value-type="string">
            <text:p>2023</text:p>
          </table:table-cell>
          <table:table-cell table:style-name="ce2" table:formula="of:=DATE([.AB13];[.X13];[.Z13])" office:value-type="date" office:date-value="2023-09-10" calcext:value-type="date">
            <text:p>10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3];[.AD13])"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Monitore verkaufen</text:p>
          </table:table-cell>
          <table:table-cell office:value-type="string" calcext:value-type="string">
            <text:p>1 Next</text:p>
          </table:table-cell>
          <table:table-cell table:formula="of:=[.E14]*[.F14]" office:value-type="float" office:value="1.25" calcext:value-type="float">
            <text:p>1.25</text:p>
          </table:table-cell>
          <table:table-cell/>
          <table:table-cell table:formula="of:=[.K14]/[.O14]" office:value-type="float" office:value="1.25" calcext:value-type="float">
            <text:p>1.25</text:p>
          </table:table-cell>
          <table:table-cell table:formula="of:=LEFT([.B14];SEARCH(&quot; &quot;; [.B14]))" office:value-type="string" office:string-value="1 " calcext:value-type="string">
            <text:p>1 </text:p>
          </table:table-cell>
          <table:table-cell office:value-type="float" office:value="75" calcext:value-type="float">
            <text:p>75.00</text:p>
          </table:table-cell>
          <table:table-cell office:value-type="string" calcext:value-type="string">
            <text:p>February 29, 2024</text:p>
          </table:table-cell>
          <table:table-cell/>
          <table:table-cell office:value-type="string" calcext:value-type="string">
            <text:p>5 - super</text:p>
          </table:table-cell>
          <table:table-cell table:formula="of:=LEFT([.J14];SEARCH(&quot; &quot;; [.J14]))" office:value-type="string" office:string-value="5 " calcext:value-type="string">
            <text:p>5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anuary 22, 2024 8:57 AM</text:p>
          </table:table-cell>
          <table:table-cell office:value-type="string" calcext:value-type="string">
            <text:p>4 - task</text:p>
          </table:table-cell>
          <table:table-cell table:formula="of:=LEFT([.N14];SEARCH(&quot; &quot;; [.N14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14];SEARCH(&quot; &quot;; [.Q14]))" office:value-type="string" office:string-value="30 " calcext:value-type="string">
            <text:p>30 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February 21, 2024 8:57 AM</text:p>
          </table:table-cell>
          <table:table-cell table:formula="of:=LEFT([.V14];SEARCH(&quot; &quot;; [.V14]))" office:value-type="string" office:string-value="February " calcext:value-type="string">
            <text:p>February </text:p>
          </table:table-cell>
          <table:table-cell table:formula="of:=COM.MICROSOFT.SWITCH(TRIM([.W1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2" calcext:value-type="float">
            <text:p>2</text:p>
          </table:table-cell>
          <table:table-cell table:formula="of:=RIGHT([.V14];LEN([.V14]) - SEARCH(&quot; &quot;;[.V14]))" office:value-type="string" office:string-value="21, 2024 8:57 AM" calcext:value-type="string">
            <text:p>21, 2024 8:57 AM</text:p>
          </table:table-cell>
          <table:table-cell table:formula="of:=LEFT([.Y14];SEARCH(&quot;,&quot;; [.Y14])-1)" office:value-type="string" office:string-value="21" calcext:value-type="string">
            <text:p>21</text:p>
          </table:table-cell>
          <table:table-cell table:formula="of:=RIGHT([.Y14];LEN([.Y14]) - SEARCH(&quot; &quot;;[.Y14]))" office:value-type="string" office:string-value="2024 8:57 AM" calcext:value-type="string">
            <text:p>2024 8:57 AM</text:p>
          </table:table-cell>
          <table:table-cell table:formula="of:=LEFT([.AA14];SEARCH(&quot; &quot;; [.AA14])-1)" office:value-type="string" office:string-value="2024" calcext:value-type="string">
            <text:p>2024</text:p>
          </table:table-cell>
          <table:table-cell table:style-name="ce2" table:formula="of:=DATE([.AB14];[.X14];[.Z14])" office:value-type="date" office:date-value="2024-02-21" calcext:value-type="date">
            <text:p>21/02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4];[.AD14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Time Managment bzw. Überwachung von habits</text:p>
          </table:table-cell>
          <table:table-cell office:value-type="string" calcext:value-type="string">
            <text:p>1 Not started</text:p>
          </table:table-cell>
          <table:table-cell table:formula="of:=[.E15]*[.F15]" office:value-type="float" office:value="0.333333333333333" calcext:value-type="float">
            <text:p>0.333333333333333</text:p>
          </table:table-cell>
          <table:table-cell/>
          <table:table-cell table:formula="of:=[.K15]/[.O15]" office:value-type="float" office:value="0.333333333333333" calcext:value-type="float">
            <text:p>0.33</text:p>
          </table:table-cell>
          <table:table-cell table:formula="of:=LEFT([.B15];SEARCH(&quot; &quot;; [.B15]))" office:value-type="string" office:string-value="1 " calcext:value-type="string">
            <text:p>1 </text:p>
          </table:table-cell>
          <table:table-cell office:value-type="float" office:value="70.666666666596" calcext:value-type="float">
            <text:p>70.67</text:p>
          </table:table-cell>
          <table:table-cell/>
          <table:table-cell office:value-type="string" calcext:value-type="string">
            <text:p>growth, habit, self-care</text:p>
          </table:table-cell>
          <table:table-cell office:value-type="string" calcext:value-type="string">
            <text:p>5 - super</text:p>
          </table:table-cell>
          <table:table-cell table:formula="of:=LEFT([.J15];SEARCH(&quot; &quot;; [.J15]))" office:value-type="string" office:string-value="5 " calcext:value-type="string">
            <text:p>5 </text:p>
          </table:table-cell>
          <table:table-cell office:value-type="string" calcext:value-type="string">
            <text:p>habits</text:p>
          </table:table-cell>
          <table:table-cell office:value-type="string" calcext:value-type="string">
            <text:p>August 30, 2023 10:25 PM</text:p>
          </table:table-cell>
          <table:table-cell office:value-type="string" calcext:value-type="string">
            <text:p>15 - quest</text:p>
          </table:table-cell>
          <table:table-cell table:formula="of:=LEFT([.N15];SEARCH(&quot; &quot;; [.N15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15];SEARCH(&quot; &quot;; [.Q15]))" office:value-type="string" office:string-value="30 " calcext:value-type="string">
            <text:p>30 </text:p>
          </table:table-cell>
          <table:table-cell office:value-type="float" office:value="-212" calcext:value-type="float">
            <text:p>-212</text:p>
          </table:table-cell>
          <table:table-cell table:number-columns-repeated="2" office:value-type="float" office:value="70.666666666596" calcext:value-type="float">
            <text:p>70.666666666596</text:p>
          </table:table-cell>
          <table:table-cell office:value-type="string" calcext:value-type="string">
            <text:p>September 29, 2023 10:25 PM</text:p>
          </table:table-cell>
          <table:table-cell table:formula="of:=LEFT([.V15];SEARCH(&quot; &quot;; [.V15]))" office:value-type="string" office:string-value="September " calcext:value-type="string">
            <text:p>September </text:p>
          </table:table-cell>
          <table:table-cell table:formula="of:=COM.MICROSOFT.SWITCH(TRIM([.W1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15];LEN([.V15]) - SEARCH(&quot; &quot;;[.V15]))" office:value-type="string" office:string-value="29, 2023 10:25 PM" calcext:value-type="string">
            <text:p>29, 2023 10:25 PM</text:p>
          </table:table-cell>
          <table:table-cell table:formula="of:=LEFT([.Y15];SEARCH(&quot;,&quot;; [.Y15])-1)" office:value-type="string" office:string-value="29" calcext:value-type="string">
            <text:p>29</text:p>
          </table:table-cell>
          <table:table-cell table:formula="of:=RIGHT([.Y15];LEN([.Y15]) - SEARCH(&quot; &quot;;[.Y15]))" office:value-type="string" office:string-value="2023 10:25 PM" calcext:value-type="string">
            <text:p>2023 10:25 PM</text:p>
          </table:table-cell>
          <table:table-cell table:formula="of:=LEFT([.AA15];SEARCH(&quot; &quot;; [.AA15])-1)" office:value-type="string" office:string-value="2023" calcext:value-type="string">
            <text:p>2023</text:p>
          </table:table-cell>
          <table:table-cell table:style-name="ce2" table:formula="of:=DATE([.AB15];[.X15];[.Z15])" office:value-type="date" office:date-value="2023-09-29" calcext:value-type="date">
            <text:p>29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5];[.AD15])" office:value-type="float" office:value="-213" calcext:value-type="float">
            <text:p>-213</text:p>
          </table:table-cell>
        </table:table-row>
        <table:table-row table:style-name="ro1">
          <table:table-cell office:value-type="string" calcext:value-type="string">
            <text:p>Games to play</text:p>
          </table:table-cell>
          <table:table-cell office:value-type="string" calcext:value-type="string">
            <text:p>1 Not started</text:p>
          </table:table-cell>
          <table:table-cell table:formula="of:=[.E16]*[.F16]" office:value-type="float" office:value="0.333333333333333" calcext:value-type="float">
            <text:p>0.333333333333333</text:p>
          </table:table-cell>
          <table:table-cell/>
          <table:table-cell table:formula="of:=[.K16]/[.O16]" office:value-type="float" office:value="0.333333333333333" calcext:value-type="float">
            <text:p>0.33</text:p>
          </table:table-cell>
          <table:table-cell table:formula="of:=LEFT([.B16];SEARCH(&quot; &quot;; [.B16]))" office:value-type="string" office:string-value="1 " calcext:value-type="string">
            <text:p>1 </text:p>
          </table:table-cell>
          <table:table-cell office:value-type="float" office:value="69.666666666597" calcext:value-type="float">
            <text:p>69.67</text:p>
          </table:table-cell>
          <table:table-cell/>
          <table:table-cell office:value-type="string" calcext:value-type="string">
            <text:p>idea</text:p>
          </table:table-cell>
          <table:table-cell office:value-type="string" calcext:value-type="string">
            <text:p>5 - super</text:p>
          </table:table-cell>
          <table:table-cell table:formula="of:=LEFT([.J16];SEARCH(&quot; &quot;; [.J16]))" office:value-type="string" office:string-value="5 " calcext:value-type="string">
            <text:p>5 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eptember 3, 2023 12:46 AM</text:p>
          </table:table-cell>
          <table:table-cell office:value-type="string" calcext:value-type="string">
            <text:p>15 - quest</text:p>
          </table:table-cell>
          <table:table-cell table:formula="of:=LEFT([.N16];SEARCH(&quot; &quot;; [.N16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16];SEARCH(&quot; &quot;; [.Q16]))" office:value-type="string" office:string-value="30 " calcext:value-type="string">
            <text:p>30 </text:p>
          </table:table-cell>
          <table:table-cell office:value-type="float" office:value="-209" calcext:value-type="float">
            <text:p>-209</text:p>
          </table:table-cell>
          <table:table-cell table:number-columns-repeated="2" office:value-type="float" office:value="69.666666666597" calcext:value-type="float">
            <text:p>69.666666666597</text:p>
          </table:table-cell>
          <table:table-cell office:value-type="string" calcext:value-type="string">
            <text:p>October 3, 2023 12:46 AM</text:p>
          </table:table-cell>
          <table:table-cell table:formula="of:=LEFT([.V16];SEARCH(&quot; &quot;; [.V16]))" office:value-type="string" office:string-value="October " calcext:value-type="string">
            <text:p>October </text:p>
          </table:table-cell>
          <table:table-cell table:formula="of:=COM.MICROSOFT.SWITCH(TRIM([.W1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0" calcext:value-type="float">
            <text:p>10</text:p>
          </table:table-cell>
          <table:table-cell table:formula="of:=RIGHT([.V16];LEN([.V16]) - SEARCH(&quot; &quot;;[.V16]))" office:value-type="string" office:string-value="3, 2023 12:46 AM" calcext:value-type="string">
            <text:p>3, 2023 12:46 AM</text:p>
          </table:table-cell>
          <table:table-cell table:formula="of:=LEFT([.Y16];SEARCH(&quot;,&quot;; [.Y16])-1)" office:value-type="string" office:string-value="3" calcext:value-type="string">
            <text:p>3</text:p>
          </table:table-cell>
          <table:table-cell table:formula="of:=RIGHT([.Y16];LEN([.Y16]) - SEARCH(&quot; &quot;;[.Y16]))" office:value-type="string" office:string-value="2023 12:46 AM" calcext:value-type="string">
            <text:p>2023 12:46 AM</text:p>
          </table:table-cell>
          <table:table-cell table:formula="of:=LEFT([.AA16];SEARCH(&quot; &quot;; [.AA16])-1)" office:value-type="string" office:string-value="2023" calcext:value-type="string">
            <text:p>2023</text:p>
          </table:table-cell>
          <table:table-cell table:style-name="ce2" table:formula="of:=DATE([.AB16];[.X16];[.Z16])" office:value-type="date" office:date-value="2023-10-03" calcext:value-type="date">
            <text:p>03/10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6];[.AD16])" office:value-type="float" office:value="-209" calcext:value-type="float">
            <text:p>-209</text:p>
          </table:table-cell>
        </table:table-row>
        <table:table-row table:style-name="ro1">
          <table:table-cell office:value-type="string" calcext:value-type="string">
            <text:p>elektroschrott webbringen</text:p>
          </table:table-cell>
          <table:table-cell office:value-type="string" calcext:value-type="string">
            <text:p>1 ongoing</text:p>
          </table:table-cell>
          <table:table-cell table:formula="of:=[.E17]*[.F17]" office:value-type="float" office:value="2" calcext:value-type="float">
            <text:p>2</text:p>
          </table:table-cell>
          <table:table-cell/>
          <table:table-cell table:formula="of:=[.K17]/[.O17]" office:value-type="float" office:value="2" calcext:value-type="float">
            <text:p>2.00</text:p>
          </table:table-cell>
          <table:table-cell table:formula="of:=LEFT([.B17];SEARCH(&quot; &quot;; [.B17]))" office:value-type="string" office:string-value="1 " calcext:value-type="string">
            <text:p>1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January 31, 2024</text:p>
          </table:table-cell>
          <table:table-cell/>
          <table:table-cell office:value-type="string" calcext:value-type="string">
            <text:p>2 - mid</text:p>
          </table:table-cell>
          <table:table-cell table:formula="of:=LEFT([.J17];SEARCH(&quot; &quot;; [.J17]))" office:value-type="string" office:string-value="2 " calcext:value-type="string">
            <text:p>2 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January 22, 2024 9:03 AM</text:p>
          </table:table-cell>
          <table:table-cell office:value-type="string" calcext:value-type="string">
            <text:p>1 - next</text:p>
          </table:table-cell>
          <table:table-cell table:formula="of:=LEFT([.N17];SEARCH(&quot; &quot;; [.N17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17];SEARCH(&quot; &quot;; [.Q17]))" office:value-type="string" office:string-value="120 " calcext:value-type="string">
            <text:p>120 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May 21, 2024 10:03 AM</text:p>
          </table:table-cell>
          <table:table-cell table:formula="of:=LEFT([.V17];SEARCH(&quot; &quot;; [.V17]))" office:value-type="string" office:string-value="May " calcext:value-type="string">
            <text:p>May </text:p>
          </table:table-cell>
          <table:table-cell table:formula="of:=COM.MICROSOFT.SWITCH(TRIM([.W1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5" calcext:value-type="float">
            <text:p>5</text:p>
          </table:table-cell>
          <table:table-cell table:formula="of:=RIGHT([.V17];LEN([.V17]) - SEARCH(&quot; &quot;;[.V17]))" office:value-type="string" office:string-value="21, 2024 10:03 AM" calcext:value-type="string">
            <text:p>21, 2024 10:03 AM</text:p>
          </table:table-cell>
          <table:table-cell table:formula="of:=LEFT([.Y17];SEARCH(&quot;,&quot;; [.Y17])-1)" office:value-type="string" office:string-value="21" calcext:value-type="string">
            <text:p>21</text:p>
          </table:table-cell>
          <table:table-cell table:formula="of:=RIGHT([.Y17];LEN([.Y17]) - SEARCH(&quot; &quot;;[.Y17]))" office:value-type="string" office:string-value="2024 10:03 AM" calcext:value-type="string">
            <text:p>2024 10:03 AM</text:p>
          </table:table-cell>
          <table:table-cell table:formula="of:=LEFT([.AA17];SEARCH(&quot; &quot;; [.AA17])-1)" office:value-type="string" office:string-value="2024" calcext:value-type="string">
            <text:p>2024</text:p>
          </table:table-cell>
          <table:table-cell table:style-name="ce2" table:formula="of:=DATE([.AB17];[.X17];[.Z17])" office:value-type="date" office:date-value="2024-05-21" calcext:value-type="date">
            <text:p>21/05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7];[.AD1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rmin für Überweisung Hautarzt</text:p>
          </table:table-cell>
          <table:table-cell office:value-type="string" calcext:value-type="string">
            <text:p>1 Next</text:p>
          </table:table-cell>
          <table:table-cell table:formula="of:=[.E18]*[.F18]" office:value-type="float" office:value="1" calcext:value-type="float">
            <text:p>1</text:p>
          </table:table-cell>
          <table:table-cell/>
          <table:table-cell table:formula="of:=[.K18]/[.O18]" office:value-type="float" office:value="1" calcext:value-type="float">
            <text:p>1.00</text:p>
          </table:table-cell>
          <table:table-cell table:formula="of:=LEFT([.B18];SEARCH(&quot; &quot;; [.B18]))" office:value-type="string" office:string-value="1 " calcext:value-type="string">
            <text:p>1 </text:p>
          </table:table-cell>
          <table:table-cell office:value-type="float" office:value="60" calcext:value-type="float">
            <text:p>60.00</text:p>
          </table:table-cell>
          <table:table-cell office:value-type="string" calcext:value-type="string">
            <text:p>February 29, 2024</text:p>
          </table:table-cell>
          <table:table-cell office:value-type="string" calcext:value-type="string">
            <text:p>self-care</text:p>
          </table:table-cell>
          <table:table-cell office:value-type="string" calcext:value-type="string">
            <text:p>1 - no</text:p>
          </table:table-cell>
          <table:table-cell table:formula="of:=LEFT([.J18];SEARCH(&quot; &quot;; [.J18]))" office:value-type="string" office:string-value="1 " calcext:value-type="string">
            <text:p>1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ptember 12, 2023 10:30 PM</text:p>
          </table:table-cell>
          <table:table-cell office:value-type="string" calcext:value-type="string">
            <text:p>1 - next</text:p>
          </table:table-cell>
          <table:table-cell table:formula="of:=LEFT([.N18];SEARCH(&quot; &quot;; [.N18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18];SEARCH(&quot; &quot;; [.Q18]))" office:value-type="string" office:string-value="7 " calcext:value-type="string">
            <text:p>7 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September 19, 2023 10:30 PM</text:p>
          </table:table-cell>
          <table:table-cell table:formula="of:=LEFT([.V18];SEARCH(&quot; &quot;; [.V18]))" office:value-type="string" office:string-value="September " calcext:value-type="string">
            <text:p>September </text:p>
          </table:table-cell>
          <table:table-cell table:formula="of:=COM.MICROSOFT.SWITCH(TRIM([.W1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18];LEN([.V18]) - SEARCH(&quot; &quot;;[.V18]))" office:value-type="string" office:string-value="19, 2023 10:30 PM" calcext:value-type="string">
            <text:p>19, 2023 10:30 PM</text:p>
          </table:table-cell>
          <table:table-cell table:formula="of:=LEFT([.Y18];SEARCH(&quot;,&quot;; [.Y18])-1)" office:value-type="string" office:string-value="19" calcext:value-type="string">
            <text:p>19</text:p>
          </table:table-cell>
          <table:table-cell table:formula="of:=RIGHT([.Y18];LEN([.Y18]) - SEARCH(&quot; &quot;;[.Y18]))" office:value-type="string" office:string-value="2023 10:30 PM" calcext:value-type="string">
            <text:p>2023 10:30 PM</text:p>
          </table:table-cell>
          <table:table-cell table:formula="of:=LEFT([.AA18];SEARCH(&quot; &quot;; [.AA18])-1)" office:value-type="string" office:string-value="2023" calcext:value-type="string">
            <text:p>2023</text:p>
          </table:table-cell>
          <table:table-cell table:style-name="ce2" table:formula="of:=DATE([.AB18];[.X18];[.Z18])" office:value-type="date" office:date-value="2023-09-19" calcext:value-type="date">
            <text:p>19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8];[.AD18])" office:value-type="float" office:value="-223" calcext:value-type="float">
            <text:p>-223</text:p>
          </table:table-cell>
        </table:table-row>
        <table:table-row table:style-name="ro1">
          <table:table-cell office:value-type="string" calcext:value-type="string">
            <text:p>group therapy? Dr K?</text:p>
          </table:table-cell>
          <table:table-cell office:value-type="string" calcext:value-type="string">
            <text:p>1 waiting</text:p>
          </table:table-cell>
          <table:table-cell table:formula="of:=[.E19]*[.F19]" office:value-type="float" office:value="0.75" calcext:value-type="float">
            <text:p>0.75</text:p>
          </table:table-cell>
          <table:table-cell/>
          <table:table-cell table:formula="of:=[.K19]/[.O19]" office:value-type="float" office:value="0.75" calcext:value-type="float">
            <text:p>0.75</text:p>
          </table:table-cell>
          <table:table-cell table:formula="of:=LEFT([.B19];SEARCH(&quot; &quot;; [.B19]))" office:value-type="string" office:string-value="1 " calcext:value-type="string">
            <text:p>1 </text:p>
          </table:table-cell>
          <table:table-cell office:value-type="float" office:value="53.25" calcext:value-type="float">
            <text:p>53.25</text:p>
          </table:table-cell>
          <table:table-cell/>
          <table:table-cell office:value-type="string" calcext:value-type="string">
            <text:p>growth, self-care</text:p>
          </table:table-cell>
          <table:table-cell office:value-type="string" calcext:value-type="string">
            <text:p>3 - very</text:p>
          </table:table-cell>
          <table:table-cell table:formula="of:=LEFT([.J19];SEARCH(&quot; &quot;; [.J19]))" office:value-type="string" office:string-value="3 " calcext:value-type="string">
            <text:p>3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11, 2023 12:22 AM</text:p>
          </table:table-cell>
          <table:table-cell office:value-type="string" calcext:value-type="string">
            <text:p>4 - task</text:p>
          </table:table-cell>
          <table:table-cell table:formula="of:=LEFT([.N19];SEARCH(&quot; &quot;; [.N19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19];SEARCH(&quot; &quot;; [.Q19]))" office:value-type="string" office:string-value="120 " calcext:value-type="string">
            <text:p>120 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string" calcext:value-type="string">
            <text:p>December 8, 2023 11:22 PM</text:p>
          </table:table-cell>
          <table:table-cell table:formula="of:=LEFT([.V19];SEARCH(&quot; &quot;; [.V19]))" office:value-type="string" office:string-value="December " calcext:value-type="string">
            <text:p>December </text:p>
          </table:table-cell>
          <table:table-cell table:formula="of:=COM.MICROSOFT.SWITCH(TRIM([.W1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2" calcext:value-type="float">
            <text:p>12</text:p>
          </table:table-cell>
          <table:table-cell table:formula="of:=RIGHT([.V19];LEN([.V19]) - SEARCH(&quot; &quot;;[.V19]))" office:value-type="string" office:string-value="8, 2023 11:22 PM" calcext:value-type="string">
            <text:p>8, 2023 11:22 PM</text:p>
          </table:table-cell>
          <table:table-cell table:formula="of:=LEFT([.Y19];SEARCH(&quot;,&quot;; [.Y19])-1)" office:value-type="string" office:string-value="8" calcext:value-type="string">
            <text:p>8</text:p>
          </table:table-cell>
          <table:table-cell table:formula="of:=RIGHT([.Y19];LEN([.Y19]) - SEARCH(&quot; &quot;;[.Y19]))" office:value-type="string" office:string-value="2023 11:22 PM" calcext:value-type="string">
            <text:p>2023 11:22 PM</text:p>
          </table:table-cell>
          <table:table-cell table:formula="of:=LEFT([.AA19];SEARCH(&quot; &quot;; [.AA19])-1)" office:value-type="string" office:string-value="2023" calcext:value-type="string">
            <text:p>2023</text:p>
          </table:table-cell>
          <table:table-cell table:style-name="ce2" table:formula="of:=DATE([.AB19];[.X19];[.Z19])" office:value-type="date" office:date-value="2023-12-08" calcext:value-type="date">
            <text:p>08/12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9];[.AD19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mind/healthygamer</text:p>
          </table:table-cell>
          <table:table-cell office:value-type="string" calcext:value-type="string">
            <text:p>1 - In progress</text:p>
          </table:table-cell>
          <table:table-cell table:formula="of:=[.E20]*[.F20]" office:value-type="float" office:value="0.133333333333333" calcext:value-type="float">
            <text:p>0.133333333333333</text:p>
          </table:table-cell>
          <table:table-cell/>
          <table:table-cell table:formula="of:=[.K20]/[.O20]" office:value-type="float" office:value="0.133333333333333" calcext:value-type="float">
            <text:p>0.13</text:p>
          </table:table-cell>
          <table:table-cell table:formula="of:=LEFT([.B20];SEARCH(&quot; &quot;; [.B20]))" office:value-type="string" office:string-value="1 " calcext:value-type="string">
            <text:p>1 </text:p>
          </table:table-cell>
          <table:table-cell office:value-type="float" office:value="45.466666666553" calcext:value-type="float">
            <text:p>45.47</text:p>
          </table:table-cell>
          <table:table-cell table:number-columns-repeated="2"/>
          <table:table-cell office:value-type="string" calcext:value-type="string">
            <text:p>8 - extreme</text:p>
          </table:table-cell>
          <table:table-cell table:formula="of:=LEFT([.J20];SEARCH(&quot; &quot;; [.J20]))" office:value-type="string" office:string-value="8 " calcext:value-type="string">
            <text:p>8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uly 25, 2023 11:20 PM</text:p>
          </table:table-cell>
          <table:table-cell office:value-type="string" calcext:value-type="string">
            <text:p>60 - epic</text:p>
          </table:table-cell>
          <table:table-cell table:formula="of:=LEFT([.N20];SEARCH(&quot; &quot;; [.N20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20];SEARCH(&quot; &quot;; [.Q20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33.066666666584" calcext:value-type="float">
            <text:p>33.066666666584</text:p>
          </table:table-cell>
          <table:table-cell office:value-type="string" calcext:value-type="string">
            <text:p>August 24, 2023 11:20 PM</text:p>
          </table:table-cell>
          <table:table-cell table:formula="of:=LEFT([.V20];SEARCH(&quot; &quot;; [.V20]))" office:value-type="string" office:string-value="August " calcext:value-type="string">
            <text:p>August </text:p>
          </table:table-cell>
          <table:table-cell table:formula="of:=COM.MICROSOFT.SWITCH(TRIM([.W2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20];LEN([.V20]) - SEARCH(&quot; &quot;;[.V20]))" office:value-type="string" office:string-value="24, 2023 11:20 PM" calcext:value-type="string">
            <text:p>24, 2023 11:20 PM</text:p>
          </table:table-cell>
          <table:table-cell table:formula="of:=LEFT([.Y20];SEARCH(&quot;,&quot;; [.Y20])-1)" office:value-type="string" office:string-value="24" calcext:value-type="string">
            <text:p>24</text:p>
          </table:table-cell>
          <table:table-cell table:formula="of:=RIGHT([.Y20];LEN([.Y20]) - SEARCH(&quot; &quot;;[.Y20]))" office:value-type="string" office:string-value="2023 11:20 PM" calcext:value-type="string">
            <text:p>2023 11:20 PM</text:p>
          </table:table-cell>
          <table:table-cell table:formula="of:=LEFT([.AA20];SEARCH(&quot; &quot;; [.AA20])-1)" office:value-type="string" office:string-value="2023" calcext:value-type="string">
            <text:p>2023</text:p>
          </table:table-cell>
          <table:table-cell table:style-name="ce2" table:formula="of:=DATE([.AB20];[.X20];[.Z20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0];[.AD20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boundaries</text:p>
          </table:table-cell>
          <table:table-cell office:value-type="string" calcext:value-type="string">
            <text:p>1 Research</text:p>
          </table:table-cell>
          <table:table-cell table:formula="of:=[.E21]*[.F21]" office:value-type="float" office:value="0.133333333333333" calcext:value-type="float">
            <text:p>0.133333333333333</text:p>
          </table:table-cell>
          <table:table-cell/>
          <table:table-cell table:formula="of:=[.K21]/[.O21]" office:value-type="float" office:value="0.133333333333333" calcext:value-type="float">
            <text:p>0.13</text:p>
          </table:table-cell>
          <table:table-cell table:formula="of:=LEFT([.B21];SEARCH(&quot; &quot;; [.B21]))" office:value-type="string" office:string-value="1 " calcext:value-type="string">
            <text:p>1 </text:p>
          </table:table-cell>
          <table:table-cell office:value-type="float" office:value="44.183333333223" calcext:value-type="float">
            <text:p>44.18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8 - extreme</text:p>
          </table:table-cell>
          <table:table-cell table:formula="of:=LEFT([.J21];SEARCH(&quot; &quot;; [.J21]))" office:value-type="string" office:string-value="8 " calcext:value-type="string">
            <text:p>8 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August 2, 2023 2:13 PM</text:p>
          </table:table-cell>
          <table:table-cell office:value-type="string" calcext:value-type="string">
            <text:p>60 - epic</text:p>
          </table:table-cell>
          <table:table-cell table:formula="of:=LEFT([.N21];SEARCH(&quot; &quot;; [.N21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21];SEARCH(&quot; &quot;; [.Q21]))" office:value-type="string" office:string-value="30 " calcext:value-type="string">
            <text:p>30 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32.133333333253" calcext:value-type="float">
            <text:p>32.133333333253</text:p>
          </table:table-cell>
          <table:table-cell office:value-type="string" calcext:value-type="string">
            <text:p>September 1, 2023 2:13 PM</text:p>
          </table:table-cell>
          <table:table-cell table:formula="of:=LEFT([.V21];SEARCH(&quot; &quot;; [.V21]))" office:value-type="string" office:string-value="September " calcext:value-type="string">
            <text:p>September </text:p>
          </table:table-cell>
          <table:table-cell table:formula="of:=COM.MICROSOFT.SWITCH(TRIM([.W2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21];LEN([.V21]) - SEARCH(&quot; &quot;;[.V21]))" office:value-type="string" office:string-value="1, 2023 2:13 PM" calcext:value-type="string">
            <text:p>1, 2023 2:13 PM</text:p>
          </table:table-cell>
          <table:table-cell table:formula="of:=LEFT([.Y21];SEARCH(&quot;,&quot;; [.Y21])-1)" office:value-type="string" office:string-value="1" calcext:value-type="string">
            <text:p>1</text:p>
          </table:table-cell>
          <table:table-cell table:formula="of:=RIGHT([.Y21];LEN([.Y21]) - SEARCH(&quot; &quot;;[.Y21]))" office:value-type="string" office:string-value="2023 2:13 PM" calcext:value-type="string">
            <text:p>2023 2:13 PM</text:p>
          </table:table-cell>
          <table:table-cell table:formula="of:=LEFT([.AA21];SEARCH(&quot; &quot;; [.AA21])-1)" office:value-type="string" office:string-value="2023" calcext:value-type="string">
            <text:p>2023</text:p>
          </table:table-cell>
          <table:table-cell table:style-name="ce2" table:formula="of:=DATE([.AB21];[.X21];[.Z21])" office:value-type="date" office:date-value="2023-09-01" calcext:value-type="date">
            <text:p>01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1];[.AD21])"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vision</text:p>
          </table:table-cell>
          <table:table-cell office:value-type="string" calcext:value-type="string">
            <text:p>1 Planning</text:p>
          </table:table-cell>
          <table:table-cell table:formula="of:=[.E22]*[.F22]" office:value-type="float" office:value="0.133333333333333" calcext:value-type="float">
            <text:p>0.133333333333333</text:p>
          </table:table-cell>
          <table:table-cell/>
          <table:table-cell table:formula="of:=[.K22]/[.O22]" office:value-type="float" office:value="0.133333333333333" calcext:value-type="float">
            <text:p>0.13</text:p>
          </table:table-cell>
          <table:table-cell table:formula="of:=LEFT([.B22];SEARCH(&quot; &quot;; [.B22]))" office:value-type="string" office:string-value="1 " calcext:value-type="string">
            <text:p>1 </text:p>
          </table:table-cell>
          <table:table-cell office:value-type="float" office:value="44.183333333223" calcext:value-type="float">
            <text:p>44.18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8 - extreme</text:p>
          </table:table-cell>
          <table:table-cell table:formula="of:=LEFT([.J22];SEARCH(&quot; &quot;; [.J22]))" office:value-type="string" office:string-value="8 " calcext:value-type="string">
            <text:p>8 </text:p>
          </table:table-cell>
          <table:table-cell/>
          <table:table-cell office:value-type="string" calcext:value-type="string">
            <text:p>August 2, 2023 2:10 PM</text:p>
          </table:table-cell>
          <table:table-cell office:value-type="string" calcext:value-type="string">
            <text:p>60 - epic</text:p>
          </table:table-cell>
          <table:table-cell table:formula="of:=LEFT([.N22];SEARCH(&quot; &quot;; [.N22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22];SEARCH(&quot; &quot;; [.Q22]))" office:value-type="string" office:string-value="30 " calcext:value-type="string">
            <text:p>30 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32.133333333253" calcext:value-type="float">
            <text:p>32.133333333253</text:p>
          </table:table-cell>
          <table:table-cell office:value-type="string" calcext:value-type="string">
            <text:p>September 1, 2023 2:10 PM</text:p>
          </table:table-cell>
          <table:table-cell table:formula="of:=LEFT([.V22];SEARCH(&quot; &quot;; [.V22]))" office:value-type="string" office:string-value="September " calcext:value-type="string">
            <text:p>September </text:p>
          </table:table-cell>
          <table:table-cell table:formula="of:=COM.MICROSOFT.SWITCH(TRIM([.W2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22];LEN([.V22]) - SEARCH(&quot; &quot;;[.V22]))" office:value-type="string" office:string-value="1, 2023 2:10 PM" calcext:value-type="string">
            <text:p>1, 2023 2:10 PM</text:p>
          </table:table-cell>
          <table:table-cell table:formula="of:=LEFT([.Y22];SEARCH(&quot;,&quot;; [.Y22])-1)" office:value-type="string" office:string-value="1" calcext:value-type="string">
            <text:p>1</text:p>
          </table:table-cell>
          <table:table-cell table:formula="of:=RIGHT([.Y22];LEN([.Y22]) - SEARCH(&quot; &quot;;[.Y22]))" office:value-type="string" office:string-value="2023 2:10 PM" calcext:value-type="string">
            <text:p>2023 2:10 PM</text:p>
          </table:table-cell>
          <table:table-cell table:formula="of:=LEFT([.AA22];SEARCH(&quot; &quot;; [.AA22])-1)" office:value-type="string" office:string-value="2023" calcext:value-type="string">
            <text:p>2023</text:p>
          </table:table-cell>
          <table:table-cell table:style-name="ce2" table:formula="of:=DATE([.AB22];[.X22];[.Z22])" office:value-type="date" office:date-value="2023-09-01" calcext:value-type="date">
            <text:p>01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2];[.AD22])"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learn to care about my own well-being</text:p>
          </table:table-cell>
          <table:table-cell office:value-type="string" calcext:value-type="string">
            <text:p>1 waiting</text:p>
          </table:table-cell>
          <table:table-cell table:formula="of:=[.E23]*[.F23]" office:value-type="float" office:value="0.133333333333333" calcext:value-type="float">
            <text:p>0.133333333333333</text:p>
          </table:table-cell>
          <table:table-cell/>
          <table:table-cell table:formula="of:=[.K23]/[.O23]" office:value-type="float" office:value="0.133333333333333" calcext:value-type="float">
            <text:p>0.13</text:p>
          </table:table-cell>
          <table:table-cell table:formula="of:=LEFT([.B23];SEARCH(&quot; &quot;; [.B23]))" office:value-type="string" office:string-value="1 " calcext:value-type="string">
            <text:p>1 </text:p>
          </table:table-cell>
          <table:table-cell office:value-type="float" office:value="42.533333333227" calcext:value-type="float">
            <text:p>42.53</text:p>
          </table:table-cell>
          <table:table-cell/>
          <table:table-cell office:value-type="string" calcext:value-type="string">
            <text:p>growth, idea, self-care</text:p>
          </table:table-cell>
          <table:table-cell office:value-type="string" calcext:value-type="string">
            <text:p>8 - extreme</text:p>
          </table:table-cell>
          <table:table-cell table:formula="of:=LEFT([.J23];SEARCH(&quot; &quot;; [.J23]))" office:value-type="string" office:string-value="8 " calcext:value-type="string">
            <text:p>8 </text:p>
          </table:table-cell>
          <table:table-cell/>
          <table:table-cell office:value-type="string" calcext:value-type="string">
            <text:p>August 11, 2023 12:25 AM</text:p>
          </table:table-cell>
          <table:table-cell office:value-type="string" calcext:value-type="string">
            <text:p>60 - epic</text:p>
          </table:table-cell>
          <table:table-cell table:formula="of:=LEFT([.N23];SEARCH(&quot; &quot;; [.N23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23];SEARCH(&quot; &quot;; [.Q23]))" office:value-type="string" office:string-value="30 " calcext:value-type="string">
            <text:p>30 </text:p>
          </table:table-cell>
          <table:table-cell office:value-type="float" office:value="-232" calcext:value-type="float">
            <text:p>-232</text:p>
          </table:table-cell>
          <table:table-cell table:number-columns-repeated="2" office:value-type="float" office:value="30.933333333256" calcext:value-type="float">
            <text:p>30.933333333256</text:p>
          </table:table-cell>
          <table:table-cell office:value-type="string" calcext:value-type="string">
            <text:p>September 10, 2023 12:25 AM</text:p>
          </table:table-cell>
          <table:table-cell table:formula="of:=LEFT([.V23];SEARCH(&quot; &quot;; [.V23]))" office:value-type="string" office:string-value="September " calcext:value-type="string">
            <text:p>September </text:p>
          </table:table-cell>
          <table:table-cell table:formula="of:=COM.MICROSOFT.SWITCH(TRIM([.W2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23];LEN([.V23]) - SEARCH(&quot; &quot;;[.V23]))" office:value-type="string" office:string-value="10, 2023 12:25 AM" calcext:value-type="string">
            <text:p>10, 2023 12:25 AM</text:p>
          </table:table-cell>
          <table:table-cell table:formula="of:=LEFT([.Y23];SEARCH(&quot;,&quot;; [.Y23])-1)" office:value-type="string" office:string-value="10" calcext:value-type="string">
            <text:p>10</text:p>
          </table:table-cell>
          <table:table-cell table:formula="of:=RIGHT([.Y23];LEN([.Y23]) - SEARCH(&quot; &quot;;[.Y23]))" office:value-type="string" office:string-value="2023 12:25 AM" calcext:value-type="string">
            <text:p>2023 12:25 AM</text:p>
          </table:table-cell>
          <table:table-cell table:formula="of:=LEFT([.AA23];SEARCH(&quot; &quot;; [.AA23])-1)" office:value-type="string" office:string-value="2023" calcext:value-type="string">
            <text:p>2023</text:p>
          </table:table-cell>
          <table:table-cell table:style-name="ce2" table:formula="of:=DATE([.AB23];[.X23];[.Z23])" office:value-type="date" office:date-value="2023-09-10" calcext:value-type="date">
            <text:p>10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3];[.AD23])"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self-care. boredom. reflection.</text:p>
          </table:table-cell>
          <table:table-cell office:value-type="string" calcext:value-type="string">
            <text:p>1 ongoing</text:p>
          </table:table-cell>
          <table:table-cell table:formula="of:=[.E24]*[.F24]" office:value-type="float" office:value="0.133333333333333" calcext:value-type="float">
            <text:p>0.133333333333333</text:p>
          </table:table-cell>
          <table:table-cell/>
          <table:table-cell table:formula="of:=[.K24]/[.O24]" office:value-type="float" office:value="0.133333333333333" calcext:value-type="float">
            <text:p>0.13</text:p>
          </table:table-cell>
          <table:table-cell table:formula="of:=LEFT([.B24];SEARCH(&quot; &quot;; [.B24]))" office:value-type="string" office:string-value="1 " calcext:value-type="string">
            <text:p>1 </text:p>
          </table:table-cell>
          <table:table-cell office:value-type="float" office:value="38.683333333237" calcext:value-type="float">
            <text:p>38.68</text:p>
          </table:table-cell>
          <table:table-cell/>
          <table:table-cell office:value-type="string" calcext:value-type="string">
            <text:p>growth, self-care</text:p>
          </table:table-cell>
          <table:table-cell office:value-type="string" calcext:value-type="string">
            <text:p>8 - extreme</text:p>
          </table:table-cell>
          <table:table-cell table:formula="of:=LEFT([.J24];SEARCH(&quot; &quot;; [.J24]))" office:value-type="string" office:string-value="8 " calcext:value-type="string">
            <text:p>8 </text:p>
          </table:table-cell>
          <table:table-cell office:value-type="string" calcext:value-type="string">
            <text:p>habits</text:p>
          </table:table-cell>
          <table:table-cell office:value-type="string" calcext:value-type="string">
            <text:p>August 31, 2023 10:25 PM</text:p>
          </table:table-cell>
          <table:table-cell office:value-type="string" calcext:value-type="string">
            <text:p>60 - epic</text:p>
          </table:table-cell>
          <table:table-cell table:formula="of:=LEFT([.N24];SEARCH(&quot; &quot;; [.N24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24];SEARCH(&quot; &quot;; [.Q24]))" office:value-type="string" office:string-value="30 " calcext:value-type="string">
            <text:p>30 </text:p>
          </table:table-cell>
          <table:table-cell office:value-type="float" office:value="-211" calcext:value-type="float">
            <text:p>-211</text:p>
          </table:table-cell>
          <table:table-cell table:number-columns-repeated="2" office:value-type="float" office:value="28.133333333263" calcext:value-type="float">
            <text:p>28.133333333263</text:p>
          </table:table-cell>
          <table:table-cell office:value-type="string" calcext:value-type="string">
            <text:p>September 30, 2023 10:25 PM</text:p>
          </table:table-cell>
          <table:table-cell table:formula="of:=LEFT([.V24];SEARCH(&quot; &quot;; [.V24]))" office:value-type="string" office:string-value="September " calcext:value-type="string">
            <text:p>September </text:p>
          </table:table-cell>
          <table:table-cell table:formula="of:=COM.MICROSOFT.SWITCH(TRIM([.W2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24];LEN([.V24]) - SEARCH(&quot; &quot;;[.V24]))" office:value-type="string" office:string-value="30, 2023 10:25 PM" calcext:value-type="string">
            <text:p>30, 2023 10:25 PM</text:p>
          </table:table-cell>
          <table:table-cell table:formula="of:=LEFT([.Y24];SEARCH(&quot;,&quot;; [.Y24])-1)" office:value-type="string" office:string-value="30" calcext:value-type="string">
            <text:p>30</text:p>
          </table:table-cell>
          <table:table-cell table:formula="of:=RIGHT([.Y24];LEN([.Y24]) - SEARCH(&quot; &quot;;[.Y24]))" office:value-type="string" office:string-value="2023 10:25 PM" calcext:value-type="string">
            <text:p>2023 10:25 PM</text:p>
          </table:table-cell>
          <table:table-cell table:formula="of:=LEFT([.AA24];SEARCH(&quot; &quot;; [.AA24])-1)" office:value-type="string" office:string-value="2023" calcext:value-type="string">
            <text:p>2023</text:p>
          </table:table-cell>
          <table:table-cell table:style-name="ce2" table:formula="of:=DATE([.AB24];[.X24];[.Z24])" office:value-type="date" office:date-value="2023-09-30" calcext:value-type="date">
            <text:p>30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4];[.AD24])" office:value-type="float" office:value="-212" calcext:value-type="float">
            <text:p>-212</text:p>
          </table:table-cell>
        </table:table-row>
        <table:table-row table:style-name="ro1">
          <table:table-cell office:value-type="string" calcext:value-type="string">
            <text:p>resilience or impulse control</text:p>
          </table:table-cell>
          <table:table-cell office:value-type="string" calcext:value-type="string">
            <text:p>1 Not started</text:p>
          </table:table-cell>
          <table:table-cell table:formula="of:=[.E25]*[.F25]" office:value-type="float" office:value="0.333333333333333" calcext:value-type="float">
            <text:p>0.333333333333333</text:p>
          </table:table-cell>
          <table:table-cell/>
          <table:table-cell table:formula="of:=[.K25]/[.O25]" office:value-type="float" office:value="0.333333333333333" calcext:value-type="float">
            <text:p>0.33</text:p>
          </table:table-cell>
          <table:table-cell table:formula="of:=LEFT([.B25];SEARCH(&quot; &quot;; [.B25]))" office:value-type="string" office:string-value="1 " calcext:value-type="string">
            <text:p>1 </text:p>
          </table:table-cell>
          <table:table-cell office:value-type="float" office:value="37.749999999962" calcext:value-type="float">
            <text:p>37.75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25];SEARCH(&quot; &quot;; [.J25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2, 2023 1:55 PM</text:p>
          </table:table-cell>
          <table:table-cell office:value-type="string" calcext:value-type="string">
            <text:p>15 - quest</text:p>
          </table:table-cell>
          <table:table-cell table:formula="of:=LEFT([.N25];SEARCH(&quot; &quot;; [.N25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25];SEARCH(&quot; &quot;; [.Q25]))" office:value-type="string" office:string-value="120 " calcext:value-type="string">
            <text:p>120 </text:p>
          </table:table-cell>
          <table:table-cell office:value-type="float" office:value="-151" calcext:value-type="float">
            <text:p>-151</text:p>
          </table:table-cell>
          <table:table-cell table:number-columns-repeated="2" office:value-type="float" office:value="50.333333333283" calcext:value-type="float">
            <text:p>50.333333333283</text:p>
          </table:table-cell>
          <table:table-cell office:value-type="string" calcext:value-type="string">
            <text:p>November 30, 2023 12:55 PM</text:p>
          </table:table-cell>
          <table:table-cell table:formula="of:=LEFT([.V25];SEARCH(&quot; &quot;; [.V25]))" office:value-type="string" office:string-value="November " calcext:value-type="string">
            <text:p>November </text:p>
          </table:table-cell>
          <table:table-cell table:formula="of:=COM.MICROSOFT.SWITCH(TRIM([.W2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25];LEN([.V25]) - SEARCH(&quot; &quot;;[.V25]))" office:value-type="string" office:string-value="30, 2023 12:55 PM" calcext:value-type="string">
            <text:p>30, 2023 12:55 PM</text:p>
          </table:table-cell>
          <table:table-cell table:formula="of:=LEFT([.Y25];SEARCH(&quot;,&quot;; [.Y25])-1)" office:value-type="string" office:string-value="30" calcext:value-type="string">
            <text:p>30</text:p>
          </table:table-cell>
          <table:table-cell table:formula="of:=RIGHT([.Y25];LEN([.Y25]) - SEARCH(&quot; &quot;;[.Y25]))" office:value-type="string" office:string-value="2023 12:55 PM" calcext:value-type="string">
            <text:p>2023 12:55 PM</text:p>
          </table:table-cell>
          <table:table-cell table:formula="of:=LEFT([.AA25];SEARCH(&quot; &quot;; [.AA25])-1)" office:value-type="string" office:string-value="2023" calcext:value-type="string">
            <text:p>2023</text:p>
          </table:table-cell>
          <table:table-cell table:style-name="ce2" table:formula="of:=DATE([.AB25];[.X25];[.Z25])" office:value-type="date" office:date-value="2023-11-30" calcext:value-type="date">
            <text:p>30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5];[.AD25])"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dreams</text:p>
          </table:table-cell>
          <table:table-cell office:value-type="string" calcext:value-type="string">
            <text:p>1 Not started</text:p>
          </table:table-cell>
          <table:table-cell table:formula="of:=[.E26]*[.F26]" office:value-type="float" office:value="0.333333333333333" calcext:value-type="float">
            <text:p>0.333333333333333</text:p>
          </table:table-cell>
          <table:table-cell/>
          <table:table-cell table:formula="of:=[.K26]/[.O26]" office:value-type="float" office:value="0.333333333333333" calcext:value-type="float">
            <text:p>0.33</text:p>
          </table:table-cell>
          <table:table-cell table:formula="of:=LEFT([.B26];SEARCH(&quot; &quot;; [.B26]))" office:value-type="string" office:string-value="1 " calcext:value-type="string">
            <text:p>1 </text:p>
          </table:table-cell>
          <table:table-cell office:value-type="float" office:value="37.749999999962" calcext:value-type="float">
            <text:p>37.75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26];SEARCH(&quot; &quot;; [.J26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2, 2023 1:54 PM</text:p>
          </table:table-cell>
          <table:table-cell office:value-type="string" calcext:value-type="string">
            <text:p>15 - quest</text:p>
          </table:table-cell>
          <table:table-cell table:formula="of:=LEFT([.N26];SEARCH(&quot; &quot;; [.N26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26];SEARCH(&quot; &quot;; [.Q26]))" office:value-type="string" office:string-value="120 " calcext:value-type="string">
            <text:p>120 </text:p>
          </table:table-cell>
          <table:table-cell office:value-type="float" office:value="-151" calcext:value-type="float">
            <text:p>-151</text:p>
          </table:table-cell>
          <table:table-cell table:number-columns-repeated="2" office:value-type="float" office:value="50.333333333283" calcext:value-type="float">
            <text:p>50.333333333283</text:p>
          </table:table-cell>
          <table:table-cell office:value-type="string" calcext:value-type="string">
            <text:p>November 30, 2023 12:54 PM</text:p>
          </table:table-cell>
          <table:table-cell table:formula="of:=LEFT([.V26];SEARCH(&quot; &quot;; [.V26]))" office:value-type="string" office:string-value="November " calcext:value-type="string">
            <text:p>November </text:p>
          </table:table-cell>
          <table:table-cell table:formula="of:=COM.MICROSOFT.SWITCH(TRIM([.W2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26];LEN([.V26]) - SEARCH(&quot; &quot;;[.V26]))" office:value-type="string" office:string-value="30, 2023 12:54 PM" calcext:value-type="string">
            <text:p>30, 2023 12:54 PM</text:p>
          </table:table-cell>
          <table:table-cell table:formula="of:=LEFT([.Y26];SEARCH(&quot;,&quot;; [.Y26])-1)" office:value-type="string" office:string-value="30" calcext:value-type="string">
            <text:p>30</text:p>
          </table:table-cell>
          <table:table-cell table:formula="of:=RIGHT([.Y26];LEN([.Y26]) - SEARCH(&quot; &quot;;[.Y26]))" office:value-type="string" office:string-value="2023 12:54 PM" calcext:value-type="string">
            <text:p>2023 12:54 PM</text:p>
          </table:table-cell>
          <table:table-cell table:formula="of:=LEFT([.AA26];SEARCH(&quot; &quot;; [.AA26])-1)" office:value-type="string" office:string-value="2023" calcext:value-type="string">
            <text:p>2023</text:p>
          </table:table-cell>
          <table:table-cell table:style-name="ce2" table:formula="of:=DATE([.AB26];[.X26];[.Z26])" office:value-type="date" office:date-value="2023-11-30" calcext:value-type="date">
            <text:p>30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6];[.AD26])"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money/Budget</text:p>
          </table:table-cell>
          <table:table-cell office:value-type="string" calcext:value-type="string">
            <text:p>1 - In progress</text:p>
          </table:table-cell>
          <table:table-cell table:formula="of:=[.E27]*[.F27]" office:value-type="float" office:value="0.2" calcext:value-type="float">
            <text:p>0.2</text:p>
          </table:table-cell>
          <table:table-cell/>
          <table:table-cell table:formula="of:=[.K27]/[.O27]" office:value-type="float" office:value="0.2" calcext:value-type="float">
            <text:p>0.20</text:p>
          </table:table-cell>
          <table:table-cell table:formula="of:=LEFT([.B27];SEARCH(&quot; &quot;; [.B27]))" office:value-type="string" office:string-value="1 " calcext:value-type="string">
            <text:p>1 </text:p>
          </table:table-cell>
          <table:table-cell office:value-type="float" office:value="37.2" calcext:value-type="float">
            <text:p>37.20</text:p>
          </table:table-cell>
          <table:table-cell table:number-columns-repeated="2"/>
          <table:table-cell office:value-type="string" calcext:value-type="string">
            <text:p>3 - very</text:p>
          </table:table-cell>
          <table:table-cell table:formula="of:=LEFT([.J27];SEARCH(&quot; &quot;; [.J27]))" office:value-type="string" office:string-value="3 " calcext:value-type="string">
            <text:p>3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ly 25, 2023 11:26 PM</text:p>
          </table:table-cell>
          <table:table-cell office:value-type="string" calcext:value-type="string">
            <text:p>15 - quest</text:p>
          </table:table-cell>
          <table:table-cell table:formula="of:=LEFT([.N27];SEARCH(&quot; &quot;; [.N27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27];SEARCH(&quot; &quot;; [.Q27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string" calcext:value-type="string">
            <text:p>August 24, 2023 11:26 PM</text:p>
          </table:table-cell>
          <table:table-cell table:formula="of:=LEFT([.V27];SEARCH(&quot; &quot;; [.V27]))" office:value-type="string" office:string-value="August " calcext:value-type="string">
            <text:p>August </text:p>
          </table:table-cell>
          <table:table-cell table:formula="of:=COM.MICROSOFT.SWITCH(TRIM([.W2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27];LEN([.V27]) - SEARCH(&quot; &quot;;[.V27]))" office:value-type="string" office:string-value="24, 2023 11:26 PM" calcext:value-type="string">
            <text:p>24, 2023 11:26 PM</text:p>
          </table:table-cell>
          <table:table-cell table:formula="of:=LEFT([.Y27];SEARCH(&quot;,&quot;; [.Y27])-1)" office:value-type="string" office:string-value="24" calcext:value-type="string">
            <text:p>24</text:p>
          </table:table-cell>
          <table:table-cell table:formula="of:=RIGHT([.Y27];LEN([.Y27]) - SEARCH(&quot; &quot;;[.Y27]))" office:value-type="string" office:string-value="2023 11:26 PM" calcext:value-type="string">
            <text:p>2023 11:26 PM</text:p>
          </table:table-cell>
          <table:table-cell table:formula="of:=LEFT([.AA27];SEARCH(&quot; &quot;; [.AA27])-1)" office:value-type="string" office:string-value="2023" calcext:value-type="string">
            <text:p>2023</text:p>
          </table:table-cell>
          <table:table-cell table:style-name="ce2" table:formula="of:=DATE([.AB27];[.X27];[.Z27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7];[.AD27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money/Expenses</text:p>
          </table:table-cell>
          <table:table-cell office:value-type="string" calcext:value-type="string">
            <text:p>1 - In progress</text:p>
          </table:table-cell>
          <table:table-cell table:formula="of:=[.E28]*[.F28]" office:value-type="float" office:value="0.2" calcext:value-type="float">
            <text:p>0.2</text:p>
          </table:table-cell>
          <table:table-cell/>
          <table:table-cell table:formula="of:=[.K28]/[.O28]" office:value-type="float" office:value="0.2" calcext:value-type="float">
            <text:p>0.20</text:p>
          </table:table-cell>
          <table:table-cell table:formula="of:=LEFT([.B28];SEARCH(&quot; &quot;; [.B28]))" office:value-type="string" office:string-value="1 " calcext:value-type="string">
            <text:p>1 </text:p>
          </table:table-cell>
          <table:table-cell office:value-type="float" office:value="37.2" calcext:value-type="float">
            <text:p>37.20</text:p>
          </table:table-cell>
          <table:table-cell table:number-columns-repeated="2"/>
          <table:table-cell office:value-type="string" calcext:value-type="string">
            <text:p>3 - very</text:p>
          </table:table-cell>
          <table:table-cell table:formula="of:=LEFT([.J28];SEARCH(&quot; &quot;; [.J28]))" office:value-type="string" office:string-value="3 " calcext:value-type="string">
            <text:p>3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ly 25, 2023 11:26 PM</text:p>
          </table:table-cell>
          <table:table-cell office:value-type="string" calcext:value-type="string">
            <text:p>15 - quest</text:p>
          </table:table-cell>
          <table:table-cell table:formula="of:=LEFT([.N28];SEARCH(&quot; &quot;; [.N28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28];SEARCH(&quot; &quot;; [.Q28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string" calcext:value-type="string">
            <text:p>August 24, 2023 11:26 PM</text:p>
          </table:table-cell>
          <table:table-cell table:formula="of:=LEFT([.V28];SEARCH(&quot; &quot;; [.V28]))" office:value-type="string" office:string-value="August " calcext:value-type="string">
            <text:p>August </text:p>
          </table:table-cell>
          <table:table-cell table:formula="of:=COM.MICROSOFT.SWITCH(TRIM([.W2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28];LEN([.V28]) - SEARCH(&quot; &quot;;[.V28]))" office:value-type="string" office:string-value="24, 2023 11:26 PM" calcext:value-type="string">
            <text:p>24, 2023 11:26 PM</text:p>
          </table:table-cell>
          <table:table-cell table:formula="of:=LEFT([.Y28];SEARCH(&quot;,&quot;; [.Y28])-1)" office:value-type="string" office:string-value="24" calcext:value-type="string">
            <text:p>24</text:p>
          </table:table-cell>
          <table:table-cell table:formula="of:=RIGHT([.Y28];LEN([.Y28]) - SEARCH(&quot; &quot;;[.Y28]))" office:value-type="string" office:string-value="2023 11:26 PM" calcext:value-type="string">
            <text:p>2023 11:26 PM</text:p>
          </table:table-cell>
          <table:table-cell table:formula="of:=LEFT([.AA28];SEARCH(&quot; &quot;; [.AA28])-1)" office:value-type="string" office:string-value="2023" calcext:value-type="string">
            <text:p>2023</text:p>
          </table:table-cell>
          <table:table-cell table:style-name="ce2" table:formula="of:=DATE([.AB28];[.X28];[.Z28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8];[.AD28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Feierabend</text:p>
          </table:table-cell>
          <table:table-cell office:value-type="string" calcext:value-type="string">
            <text:p>1 Not started</text:p>
          </table:table-cell>
          <table:table-cell table:formula="of:=[.E29]*[.F29]" office:value-type="float" office:value="0.2" calcext:value-type="float">
            <text:p>0.2</text:p>
          </table:table-cell>
          <table:table-cell/>
          <table:table-cell table:formula="of:=[.K29]/[.O29]" office:value-type="float" office:value="0.2" calcext:value-type="float">
            <text:p>0.20</text:p>
          </table:table-cell>
          <table:table-cell table:formula="of:=LEFT([.B29];SEARCH(&quot; &quot;; [.B29]))" office:value-type="string" office:string-value="1 " calcext:value-type="string">
            <text:p>1 </text:p>
          </table:table-cell>
          <table:table-cell office:value-type="float" office:value="36.15" calcext:value-type="float">
            <text:p>36.15</text:p>
          </table:table-cell>
          <table:table-cell/>
          <table:table-cell office:value-type="string" calcext:value-type="string">
            <text:p>habit</text:p>
          </table:table-cell>
          <table:table-cell office:value-type="string" calcext:value-type="string">
            <text:p>3 - very</text:p>
          </table:table-cell>
          <table:table-cell table:formula="of:=LEFT([.J29];SEARCH(&quot; &quot;; [.J29]))" office:value-type="string" office:string-value="3 " calcext:value-type="string">
            <text:p>3 </text:p>
          </table:table-cell>
          <table:table-cell office:value-type="string" calcext:value-type="string">
            <text:p>habits</text:p>
          </table:table-cell>
          <table:table-cell office:value-type="string" calcext:value-type="string">
            <text:p>August 2, 2023 2:09 PM</text:p>
          </table:table-cell>
          <table:table-cell office:value-type="string" calcext:value-type="string">
            <text:p>15 - quest</text:p>
          </table:table-cell>
          <table:table-cell table:formula="of:=LEFT([.N29];SEARCH(&quot; &quot;; [.N29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29];SEARCH(&quot; &quot;; [.Q29]))" office:value-type="string" office:string-value="30 " calcext:value-type="string">
            <text:p>30 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48.2" calcext:value-type="float">
            <text:p>48.2</text:p>
          </table:table-cell>
          <table:table-cell office:value-type="string" calcext:value-type="string">
            <text:p>September 1, 2023 2:09 PM</text:p>
          </table:table-cell>
          <table:table-cell table:formula="of:=LEFT([.V29];SEARCH(&quot; &quot;; [.V29]))" office:value-type="string" office:string-value="September " calcext:value-type="string">
            <text:p>September </text:p>
          </table:table-cell>
          <table:table-cell table:formula="of:=COM.MICROSOFT.SWITCH(TRIM([.W2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29];LEN([.V29]) - SEARCH(&quot; &quot;;[.V29]))" office:value-type="string" office:string-value="1, 2023 2:09 PM" calcext:value-type="string">
            <text:p>1, 2023 2:09 PM</text:p>
          </table:table-cell>
          <table:table-cell table:formula="of:=LEFT([.Y29];SEARCH(&quot;,&quot;; [.Y29])-1)" office:value-type="string" office:string-value="1" calcext:value-type="string">
            <text:p>1</text:p>
          </table:table-cell>
          <table:table-cell table:formula="of:=RIGHT([.Y29];LEN([.Y29]) - SEARCH(&quot; &quot;;[.Y29]))" office:value-type="string" office:string-value="2023 2:09 PM" calcext:value-type="string">
            <text:p>2023 2:09 PM</text:p>
          </table:table-cell>
          <table:table-cell table:formula="of:=LEFT([.AA29];SEARCH(&quot; &quot;; [.AA29])-1)" office:value-type="string" office:string-value="2023" calcext:value-type="string">
            <text:p>2023</text:p>
          </table:table-cell>
          <table:table-cell table:style-name="ce2" table:formula="of:=DATE([.AB29];[.X29];[.Z29])" office:value-type="date" office:date-value="2023-09-01" calcext:value-type="date">
            <text:p>01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29];[.AD29])"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learn to be assertive</text:p>
          </table:table-cell>
          <table:table-cell office:value-type="string" calcext:value-type="string">
            <text:p>1 Not started</text:p>
          </table:table-cell>
          <table:table-cell table:formula="of:=[.E30]*[.F30]" office:value-type="float" office:value="0.333333333333333" calcext:value-type="float">
            <text:p>0.333333333333333</text:p>
          </table:table-cell>
          <table:table-cell/>
          <table:table-cell table:formula="of:=[.K30]/[.O30]" office:value-type="float" office:value="0.333333333333333" calcext:value-type="float">
            <text:p>0.33</text:p>
          </table:table-cell>
          <table:table-cell table:formula="of:=LEFT([.B30];SEARCH(&quot; &quot;; [.B30]))" office:value-type="string" office:string-value="1 " calcext:value-type="string">
            <text:p>1 </text:p>
          </table:table-cell>
          <table:table-cell office:value-type="float" office:value="35.499999999965" calcext:value-type="float">
            <text:p>35.50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30];SEARCH(&quot; &quot;; [.J30]))" office:value-type="string" office:string-value="5 " calcext:value-type="string">
            <text:p>5 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August 11, 2023 12:24 AM</text:p>
          </table:table-cell>
          <table:table-cell office:value-type="string" calcext:value-type="string">
            <text:p>15 - quest</text:p>
          </table:table-cell>
          <table:table-cell table:formula="of:=LEFT([.N30];SEARCH(&quot; &quot;; [.N30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30];SEARCH(&quot; &quot;; [.Q30]))" office:value-type="string" office:string-value="120 " calcext:value-type="string">
            <text:p>120 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47.333333333286" calcext:value-type="float">
            <text:p>47.333333333286</text:p>
          </table:table-cell>
          <table:table-cell office:value-type="string" calcext:value-type="string">
            <text:p>December 8, 2023 11:24 PM</text:p>
          </table:table-cell>
          <table:table-cell table:formula="of:=LEFT([.V30];SEARCH(&quot; &quot;; [.V30]))" office:value-type="string" office:string-value="December " calcext:value-type="string">
            <text:p>December </text:p>
          </table:table-cell>
          <table:table-cell table:formula="of:=COM.MICROSOFT.SWITCH(TRIM([.W3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2" calcext:value-type="float">
            <text:p>12</text:p>
          </table:table-cell>
          <table:table-cell table:formula="of:=RIGHT([.V30];LEN([.V30]) - SEARCH(&quot; &quot;;[.V30]))" office:value-type="string" office:string-value="8, 2023 11:24 PM" calcext:value-type="string">
            <text:p>8, 2023 11:24 PM</text:p>
          </table:table-cell>
          <table:table-cell table:formula="of:=LEFT([.Y30];SEARCH(&quot;,&quot;; [.Y30])-1)" office:value-type="string" office:string-value="8" calcext:value-type="string">
            <text:p>8</text:p>
          </table:table-cell>
          <table:table-cell table:formula="of:=RIGHT([.Y30];LEN([.Y30]) - SEARCH(&quot; &quot;;[.Y30]))" office:value-type="string" office:string-value="2023 11:24 PM" calcext:value-type="string">
            <text:p>2023 11:24 PM</text:p>
          </table:table-cell>
          <table:table-cell table:formula="of:=LEFT([.AA30];SEARCH(&quot; &quot;; [.AA30])-1)" office:value-type="string" office:string-value="2023" calcext:value-type="string">
            <text:p>2023</text:p>
          </table:table-cell>
          <table:table-cell table:style-name="ce2" table:formula="of:=DATE([.AB30];[.X30];[.Z30])" office:value-type="date" office:date-value="2023-12-08" calcext:value-type="date">
            <text:p>08/12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0];[.AD30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learn to limit exposure to y</text:p>
          </table:table-cell>
          <table:table-cell office:value-type="string" calcext:value-type="string">
            <text:p>1 Not started</text:p>
          </table:table-cell>
          <table:table-cell table:formula="of:=[.E31]*[.F31]" office:value-type="float" office:value="0.2" calcext:value-type="float">
            <text:p>0.2</text:p>
          </table:table-cell>
          <table:table-cell/>
          <table:table-cell table:formula="of:=[.K31]/[.O31]" office:value-type="float" office:value="0.2" calcext:value-type="float">
            <text:p>0.20</text:p>
          </table:table-cell>
          <table:table-cell table:formula="of:=LEFT([.B31];SEARCH(&quot; &quot;; [.B31]))" office:value-type="string" office:string-value="1 " calcext:value-type="string">
            <text:p>1 </text:p>
          </table:table-cell>
          <table:table-cell office:value-type="float" office:value="34.8" calcext:value-type="float">
            <text:p>34.80</text:p>
          </table:table-cell>
          <table:table-cell/>
          <table:table-cell office:value-type="string" calcext:value-type="string">
            <text:p>idea, self-care</text:p>
          </table:table-cell>
          <table:table-cell office:value-type="string" calcext:value-type="string">
            <text:p>3 - very</text:p>
          </table:table-cell>
          <table:table-cell table:formula="of:=LEFT([.J31];SEARCH(&quot; &quot;; [.J31]))" office:value-type="string" office:string-value="3 " calcext:value-type="string">
            <text:p>3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11, 2023 12:24 AM</text:p>
          </table:table-cell>
          <table:table-cell office:value-type="string" calcext:value-type="string">
            <text:p>15 - quest</text:p>
          </table:table-cell>
          <table:table-cell table:formula="of:=LEFT([.N31];SEARCH(&quot; &quot;; [.N31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31];SEARCH(&quot; &quot;; [.Q31]))" office:value-type="string" office:string-value="30 " calcext:value-type="string">
            <text:p>30 </text:p>
          </table:table-cell>
          <table:table-cell office:value-type="float" office:value="-232" calcext:value-type="float">
            <text:p>-232</text:p>
          </table:table-cell>
          <table:table-cell table:number-columns-repeated="2" office:value-type="float" office:value="46.4" calcext:value-type="float">
            <text:p>46.4</text:p>
          </table:table-cell>
          <table:table-cell office:value-type="string" calcext:value-type="string">
            <text:p>September 10, 2023 12:24 AM</text:p>
          </table:table-cell>
          <table:table-cell table:formula="of:=LEFT([.V31];SEARCH(&quot; &quot;; [.V31]))" office:value-type="string" office:string-value="September " calcext:value-type="string">
            <text:p>September </text:p>
          </table:table-cell>
          <table:table-cell table:formula="of:=COM.MICROSOFT.SWITCH(TRIM([.W3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31];LEN([.V31]) - SEARCH(&quot; &quot;;[.V31]))" office:value-type="string" office:string-value="10, 2023 12:24 AM" calcext:value-type="string">
            <text:p>10, 2023 12:24 AM</text:p>
          </table:table-cell>
          <table:table-cell table:formula="of:=LEFT([.Y31];SEARCH(&quot;,&quot;; [.Y31])-1)" office:value-type="string" office:string-value="10" calcext:value-type="string">
            <text:p>10</text:p>
          </table:table-cell>
          <table:table-cell table:formula="of:=RIGHT([.Y31];LEN([.Y31]) - SEARCH(&quot; &quot;;[.Y31]))" office:value-type="string" office:string-value="2023 12:24 AM" calcext:value-type="string">
            <text:p>2023 12:24 AM</text:p>
          </table:table-cell>
          <table:table-cell table:formula="of:=LEFT([.AA31];SEARCH(&quot; &quot;; [.AA31])-1)" office:value-type="string" office:string-value="2023" calcext:value-type="string">
            <text:p>2023</text:p>
          </table:table-cell>
          <table:table-cell table:style-name="ce2" table:formula="of:=DATE([.AB31];[.X31];[.Z31])" office:value-type="date" office:date-value="2023-09-10" calcext:value-type="date">
            <text:p>10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1];[.AD31])"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mindfulness?</text:p>
          </table:table-cell>
          <table:table-cell office:value-type="string" calcext:value-type="string">
            <text:p>1 Not started</text:p>
          </table:table-cell>
          <table:table-cell table:formula="of:=[.E32]*[.F32]" office:value-type="float" office:value="0.2" calcext:value-type="float">
            <text:p>0.2</text:p>
          </table:table-cell>
          <table:table-cell/>
          <table:table-cell table:formula="of:=[.K32]/[.O32]" office:value-type="float" office:value="0.2" calcext:value-type="float">
            <text:p>0.20</text:p>
          </table:table-cell>
          <table:table-cell table:formula="of:=LEFT([.B32];SEARCH(&quot; &quot;; [.B32]))" office:value-type="string" office:string-value="1 " calcext:value-type="string">
            <text:p>1 </text:p>
          </table:table-cell>
          <table:table-cell office:value-type="float" office:value="34.8" calcext:value-type="float">
            <text:p>34.80</text:p>
          </table:table-cell>
          <table:table-cell/>
          <table:table-cell office:value-type="string" calcext:value-type="string">
            <text:p>growth, idea, self-care</text:p>
          </table:table-cell>
          <table:table-cell office:value-type="string" calcext:value-type="string">
            <text:p>3 - very</text:p>
          </table:table-cell>
          <table:table-cell table:formula="of:=LEFT([.J32];SEARCH(&quot; &quot;; [.J32]))" office:value-type="string" office:string-value="3 " calcext:value-type="string">
            <text:p>3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11, 2023 12:23 AM</text:p>
          </table:table-cell>
          <table:table-cell office:value-type="string" calcext:value-type="string">
            <text:p>15 - quest</text:p>
          </table:table-cell>
          <table:table-cell table:formula="of:=LEFT([.N32];SEARCH(&quot; &quot;; [.N32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32];SEARCH(&quot; &quot;; [.Q32]))" office:value-type="string" office:string-value="30 " calcext:value-type="string">
            <text:p>30 </text:p>
          </table:table-cell>
          <table:table-cell office:value-type="float" office:value="-232" calcext:value-type="float">
            <text:p>-232</text:p>
          </table:table-cell>
          <table:table-cell table:number-columns-repeated="2" office:value-type="float" office:value="46.4" calcext:value-type="float">
            <text:p>46.4</text:p>
          </table:table-cell>
          <table:table-cell office:value-type="string" calcext:value-type="string">
            <text:p>September 10, 2023 12:23 AM</text:p>
          </table:table-cell>
          <table:table-cell table:formula="of:=LEFT([.V32];SEARCH(&quot; &quot;; [.V32]))" office:value-type="string" office:string-value="September " calcext:value-type="string">
            <text:p>September </text:p>
          </table:table-cell>
          <table:table-cell table:formula="of:=COM.MICROSOFT.SWITCH(TRIM([.W3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32];LEN([.V32]) - SEARCH(&quot; &quot;;[.V32]))" office:value-type="string" office:string-value="10, 2023 12:23 AM" calcext:value-type="string">
            <text:p>10, 2023 12:23 AM</text:p>
          </table:table-cell>
          <table:table-cell table:formula="of:=LEFT([.Y32];SEARCH(&quot;,&quot;; [.Y32])-1)" office:value-type="string" office:string-value="10" calcext:value-type="string">
            <text:p>10</text:p>
          </table:table-cell>
          <table:table-cell table:formula="of:=RIGHT([.Y32];LEN([.Y32]) - SEARCH(&quot; &quot;;[.Y32]))" office:value-type="string" office:string-value="2023 12:23 AM" calcext:value-type="string">
            <text:p>2023 12:23 AM</text:p>
          </table:table-cell>
          <table:table-cell table:formula="of:=LEFT([.AA32];SEARCH(&quot; &quot;; [.AA32])-1)" office:value-type="string" office:string-value="2023" calcext:value-type="string">
            <text:p>2023</text:p>
          </table:table-cell>
          <table:table-cell table:style-name="ce2" table:formula="of:=DATE([.AB32];[.X32];[.Z32])" office:value-type="date" office:date-value="2023-09-10" calcext:value-type="date">
            <text:p>10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2];[.AD32])"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career/Spex</text:p>
          </table:table-cell>
          <table:table-cell office:value-type="string" calcext:value-type="string">
            <text:p>1 Not started</text:p>
          </table:table-cell>
          <table:table-cell table:formula="of:=[.E33]*[.F33]" office:value-type="float" office:value="0.05" calcext:value-type="float">
            <text:p>0.05</text:p>
          </table:table-cell>
          <table:table-cell/>
          <table:table-cell table:formula="of:=[.K33]/[.O33]" office:value-type="float" office:value="0.05" calcext:value-type="float">
            <text:p>0.05</text:p>
          </table:table-cell>
          <table:table-cell table:formula="of:=LEFT([.B33];SEARCH(&quot; &quot;; [.B33]))" office:value-type="string" office:string-value="1 " calcext:value-type="string">
            <text:p>1 </text:p>
          </table:table-cell>
          <table:table-cell office:value-type="float" office:value="33.8125" calcext:value-type="float">
            <text:p>33.81</text:p>
          </table:table-cell>
          <table:table-cell table:number-columns-repeated="2"/>
          <table:table-cell office:value-type="string" calcext:value-type="string">
            <text:p>3 - very</text:p>
          </table:table-cell>
          <table:table-cell table:formula="of:=LEFT([.J33];SEARCH(&quot; &quot;; [.J33]))" office:value-type="string" office:string-value="3 " calcext:value-type="string">
            <text:p>3 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October 29, 2022 2:33 PM</text:p>
          </table:table-cell>
          <table:table-cell office:value-type="string" calcext:value-type="string">
            <text:p>60 - epic</text:p>
          </table:table-cell>
          <table:table-cell table:formula="of:=LEFT([.N33];SEARCH(&quot; &quot;; [.N33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33];SEARCH(&quot; &quot;; [.Q33]))" office:value-type="string" office:string-value="7 " calcext:value-type="string">
            <text:p>7 </text:p>
          </table:table-cell>
          <table:table-cell office:value-type="float" office:value="-541" calcext:value-type="float">
            <text:p>-541</text:p>
          </table:table-cell>
          <table:table-cell table:number-columns-repeated="2" office:value-type="float" office:value="27.05" calcext:value-type="float">
            <text:p>27.05</text:p>
          </table:table-cell>
          <table:table-cell office:value-type="string" calcext:value-type="string">
            <text:p>November 5, 2022 1:33 PM</text:p>
          </table:table-cell>
          <table:table-cell table:formula="of:=LEFT([.V33];SEARCH(&quot; &quot;; [.V33]))" office:value-type="string" office:string-value="November " calcext:value-type="string">
            <text:p>November </text:p>
          </table:table-cell>
          <table:table-cell table:formula="of:=COM.MICROSOFT.SWITCH(TRIM([.W3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33];LEN([.V33]) - SEARCH(&quot; &quot;;[.V33]))" office:value-type="string" office:string-value="5, 2022 1:33 PM" calcext:value-type="string">
            <text:p>5, 2022 1:33 PM</text:p>
          </table:table-cell>
          <table:table-cell table:formula="of:=LEFT([.Y33];SEARCH(&quot;,&quot;; [.Y33])-1)" office:value-type="string" office:string-value="5" calcext:value-type="string">
            <text:p>5</text:p>
          </table:table-cell>
          <table:table-cell table:formula="of:=RIGHT([.Y33];LEN([.Y33]) - SEARCH(&quot; &quot;;[.Y33]))" office:value-type="string" office:string-value="2022 1:33 PM" calcext:value-type="string">
            <text:p>2022 1:33 PM</text:p>
          </table:table-cell>
          <table:table-cell table:formula="of:=LEFT([.AA33];SEARCH(&quot; &quot;; [.AA33])-1)" office:value-type="string" office:string-value="2022" calcext:value-type="string">
            <text:p>2022</text:p>
          </table:table-cell>
          <table:table-cell table:style-name="ce2" table:formula="of:=DATE([.AB33];[.X33];[.Z33])" office:value-type="date" office:date-value="2022-11-05" calcext:value-type="date">
            <text:p>05/11/22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3];[.AD33])" office:value-type="float" office:value="-541" calcext:value-type="float">
            <text:p>-541</text:p>
          </table:table-cell>
        </table:table-row>
        <table:table-row table:style-name="ro1">
          <table:table-cell office:value-type="string" calcext:value-type="string">
            <text:p>build a supportive network</text:p>
          </table:table-cell>
          <table:table-cell office:value-type="string" calcext:value-type="string">
            <text:p>1 Research</text:p>
          </table:table-cell>
          <table:table-cell table:formula="of:=[.E34]*[.F34]" office:value-type="float" office:value="0.133333333333333" calcext:value-type="float">
            <text:p>0.133333333333333</text:p>
          </table:table-cell>
          <table:table-cell/>
          <table:table-cell table:formula="of:=[.K34]/[.O34]" office:value-type="float" office:value="0.133333333333333" calcext:value-type="float">
            <text:p>0.13</text:p>
          </table:table-cell>
          <table:table-cell table:formula="of:=LEFT([.B34];SEARCH(&quot; &quot;; [.B34]))" office:value-type="string" office:string-value="1 " calcext:value-type="string">
            <text:p>1 </text:p>
          </table:table-cell>
          <table:table-cell office:value-type="float" office:value="21.299999999947" calcext:value-type="float">
            <text:p>21.30</text:p>
          </table:table-cell>
          <table:table-cell/>
          <table:table-cell office:value-type="string" calcext:value-type="string">
            <text:p>growth, self-care</text:p>
          </table:table-cell>
          <table:table-cell office:value-type="string" calcext:value-type="string">
            <text:p>8 - extreme</text:p>
          </table:table-cell>
          <table:table-cell table:formula="of:=LEFT([.J34];SEARCH(&quot; &quot;; [.J34]))" office:value-type="string" office:string-value="8 " calcext:value-type="string">
            <text:p>8 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ugust 11, 2023 12:25 AM</text:p>
          </table:table-cell>
          <table:table-cell office:value-type="string" calcext:value-type="string">
            <text:p>60 - epic</text:p>
          </table:table-cell>
          <table:table-cell table:formula="of:=LEFT([.N34];SEARCH(&quot; &quot;; [.N34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34];SEARCH(&quot; &quot;; [.Q34]))" office:value-type="string" office:string-value="120 " calcext:value-type="string">
            <text:p>120 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18.933333333286" calcext:value-type="float">
            <text:p>18.933333333286</text:p>
          </table:table-cell>
          <table:table-cell office:value-type="string" calcext:value-type="string">
            <text:p>December 8, 2023 11:25 PM</text:p>
          </table:table-cell>
          <table:table-cell table:formula="of:=LEFT([.V34];SEARCH(&quot; &quot;; [.V34]))" office:value-type="string" office:string-value="December " calcext:value-type="string">
            <text:p>December </text:p>
          </table:table-cell>
          <table:table-cell table:formula="of:=COM.MICROSOFT.SWITCH(TRIM([.W3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2" calcext:value-type="float">
            <text:p>12</text:p>
          </table:table-cell>
          <table:table-cell table:formula="of:=RIGHT([.V34];LEN([.V34]) - SEARCH(&quot; &quot;;[.V34]))" office:value-type="string" office:string-value="8, 2023 11:25 PM" calcext:value-type="string">
            <text:p>8, 2023 11:25 PM</text:p>
          </table:table-cell>
          <table:table-cell table:formula="of:=LEFT([.Y34];SEARCH(&quot;,&quot;; [.Y34])-1)" office:value-type="string" office:string-value="8" calcext:value-type="string">
            <text:p>8</text:p>
          </table:table-cell>
          <table:table-cell table:formula="of:=RIGHT([.Y34];LEN([.Y34]) - SEARCH(&quot; &quot;;[.Y34]))" office:value-type="string" office:string-value="2023 11:25 PM" calcext:value-type="string">
            <text:p>2023 11:25 PM</text:p>
          </table:table-cell>
          <table:table-cell table:formula="of:=LEFT([.AA34];SEARCH(&quot; &quot;; [.AA34])-1)" office:value-type="string" office:string-value="2023" calcext:value-type="string">
            <text:p>2023</text:p>
          </table:table-cell>
          <table:table-cell table:style-name="ce2" table:formula="of:=DATE([.AB34];[.X34];[.Z34])" office:value-type="date" office:date-value="2023-12-08" calcext:value-type="date">
            <text:p>08/12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4];[.AD34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love/London</text:p>
          </table:table-cell>
          <table:table-cell office:value-type="string" calcext:value-type="string">
            <text:p>1 Not started</text:p>
          </table:table-cell>
          <table:table-cell table:formula="of:=[.E35]*[.F35]" office:value-type="float" office:value="0.0833333333333333" calcext:value-type="float">
            <text:p>0.0833333333333333</text:p>
          </table:table-cell>
          <table:table-cell/>
          <table:table-cell table:formula="of:=[.K35]/[.O35]" office:value-type="float" office:value="0.0833333333333333" calcext:value-type="float">
            <text:p>0.08</text:p>
          </table:table-cell>
          <table:table-cell table:formula="of:=LEFT([.B35];SEARCH(&quot; &quot;; [.B35]))" office:value-type="string" office:string-value="1 " calcext:value-type="string">
            <text:p>1 </text:p>
          </table:table-cell>
          <table:table-cell office:value-type="float" office:value="20.666666666584" calcext:value-type="float">
            <text:p>20.67</text:p>
          </table:table-cell>
          <table:table-cell table:number-columns-repeated="2"/>
          <table:table-cell office:value-type="string" calcext:value-type="string">
            <text:p>5 - super</text:p>
          </table:table-cell>
          <table:table-cell table:formula="of:=LEFT([.J35];SEARCH(&quot; &quot;; [.J35]))" office:value-type="string" office:string-value="5 " calcext:value-type="string">
            <text:p>5 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July 25, 2023 11:24 PM</text:p>
          </table:table-cell>
          <table:table-cell office:value-type="string" calcext:value-type="string">
            <text:p>60 - epic</text:p>
          </table:table-cell>
          <table:table-cell table:formula="of:=LEFT([.N35];SEARCH(&quot; &quot;; [.N35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35];SEARCH(&quot; &quot;; [.Q35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20.666666666584" calcext:value-type="float">
            <text:p>20.666666666584</text:p>
          </table:table-cell>
          <table:table-cell office:value-type="string" calcext:value-type="string">
            <text:p>August 24, 2023 11:24 PM</text:p>
          </table:table-cell>
          <table:table-cell table:formula="of:=LEFT([.V35];SEARCH(&quot; &quot;; [.V35]))" office:value-type="string" office:string-value="August " calcext:value-type="string">
            <text:p>August </text:p>
          </table:table-cell>
          <table:table-cell table:formula="of:=COM.MICROSOFT.SWITCH(TRIM([.W3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35];LEN([.V35]) - SEARCH(&quot; &quot;;[.V35]))" office:value-type="string" office:string-value="24, 2023 11:24 PM" calcext:value-type="string">
            <text:p>24, 2023 11:24 PM</text:p>
          </table:table-cell>
          <table:table-cell table:formula="of:=LEFT([.Y35];SEARCH(&quot;,&quot;; [.Y35])-1)" office:value-type="string" office:string-value="24" calcext:value-type="string">
            <text:p>24</text:p>
          </table:table-cell>
          <table:table-cell table:formula="of:=RIGHT([.Y35];LEN([.Y35]) - SEARCH(&quot; &quot;;[.Y35]))" office:value-type="string" office:string-value="2023 11:24 PM" calcext:value-type="string">
            <text:p>2023 11:24 PM</text:p>
          </table:table-cell>
          <table:table-cell table:formula="of:=LEFT([.AA35];SEARCH(&quot; &quot;; [.AA35])-1)" office:value-type="string" office:string-value="2023" calcext:value-type="string">
            <text:p>2023</text:p>
          </table:table-cell>
          <table:table-cell table:style-name="ce2" table:formula="of:=DATE([.AB35];[.X35];[.Z35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5];[.AD35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skills/Dating girls</text:p>
          </table:table-cell>
          <table:table-cell office:value-type="string" calcext:value-type="string">
            <text:p>1 Planning</text:p>
          </table:table-cell>
          <table:table-cell table:formula="of:=[.E36]*[.F36]" office:value-type="float" office:value="0.0833333333333333" calcext:value-type="float">
            <text:p>0.0833333333333333</text:p>
          </table:table-cell>
          <table:table-cell/>
          <table:table-cell table:formula="of:=[.K36]/[.O36]" office:value-type="float" office:value="0.0833333333333333" calcext:value-type="float">
            <text:p>0.08</text:p>
          </table:table-cell>
          <table:table-cell table:formula="of:=LEFT([.B36];SEARCH(&quot; &quot;; [.B36]))" office:value-type="string" office:string-value="1 " calcext:value-type="string">
            <text:p>1 </text:p>
          </table:table-cell>
          <table:table-cell office:value-type="float" office:value="20.666666666584" calcext:value-type="float">
            <text:p>20.67</text:p>
          </table:table-cell>
          <table:table-cell table:number-columns-repeated="2"/>
          <table:table-cell office:value-type="string" calcext:value-type="string">
            <text:p>5 - super</text:p>
          </table:table-cell>
          <table:table-cell table:formula="of:=LEFT([.J36];SEARCH(&quot; &quot;; [.J36]))" office:value-type="string" office:string-value="5 " calcext:value-type="string">
            <text:p>5 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July 25, 2023 11:21 PM</text:p>
          </table:table-cell>
          <table:table-cell office:value-type="string" calcext:value-type="string">
            <text:p>60 - epic</text:p>
          </table:table-cell>
          <table:table-cell table:formula="of:=LEFT([.N36];SEARCH(&quot; &quot;; [.N36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36];SEARCH(&quot; &quot;; [.Q36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20.666666666584" calcext:value-type="float">
            <text:p>20.666666666584</text:p>
          </table:table-cell>
          <table:table-cell office:value-type="string" calcext:value-type="string">
            <text:p>August 24, 2023 11:21 PM</text:p>
          </table:table-cell>
          <table:table-cell table:formula="of:=LEFT([.V36];SEARCH(&quot; &quot;; [.V36]))" office:value-type="string" office:string-value="August " calcext:value-type="string">
            <text:p>August </text:p>
          </table:table-cell>
          <table:table-cell table:formula="of:=COM.MICROSOFT.SWITCH(TRIM([.W3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36];LEN([.V36]) - SEARCH(&quot; &quot;;[.V36]))" office:value-type="string" office:string-value="24, 2023 11:21 PM" calcext:value-type="string">
            <text:p>24, 2023 11:21 PM</text:p>
          </table:table-cell>
          <table:table-cell table:formula="of:=LEFT([.Y36];SEARCH(&quot;,&quot;; [.Y36])-1)" office:value-type="string" office:string-value="24" calcext:value-type="string">
            <text:p>24</text:p>
          </table:table-cell>
          <table:table-cell table:formula="of:=RIGHT([.Y36];LEN([.Y36]) - SEARCH(&quot; &quot;;[.Y36]))" office:value-type="string" office:string-value="2023 11:21 PM" calcext:value-type="string">
            <text:p>2023 11:21 PM</text:p>
          </table:table-cell>
          <table:table-cell table:formula="of:=LEFT([.AA36];SEARCH(&quot; &quot;; [.AA36])-1)" office:value-type="string" office:string-value="2023" calcext:value-type="string">
            <text:p>2023</text:p>
          </table:table-cell>
          <table:table-cell table:style-name="ce2" table:formula="of:=DATE([.AB36];[.X36];[.Z36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6];[.AD36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career/Portfolio</text:p>
          </table:table-cell>
          <table:table-cell office:value-type="string" calcext:value-type="string">
            <text:p>1 Not started</text:p>
          </table:table-cell>
          <table:table-cell table:formula="of:=[.E37]*[.F37]" office:value-type="float" office:value="0.0833333333333333" calcext:value-type="float">
            <text:p>0.0833333333333333</text:p>
          </table:table-cell>
          <table:table-cell/>
          <table:table-cell table:formula="of:=[.K37]/[.O37]" office:value-type="float" office:value="0.0833333333333333" calcext:value-type="float">
            <text:p>0.08</text:p>
          </table:table-cell>
          <table:table-cell table:formula="of:=LEFT([.B37];SEARCH(&quot; &quot;; [.B37]))" office:value-type="string" office:string-value="1 " calcext:value-type="string">
            <text:p>1 </text:p>
          </table:table-cell>
          <table:table-cell office:value-type="float" office:value="20.666666666584" calcext:value-type="float">
            <text:p>20.67</text:p>
          </table:table-cell>
          <table:table-cell table:number-columns-repeated="2"/>
          <table:table-cell office:value-type="string" calcext:value-type="string">
            <text:p>5 - super</text:p>
          </table:table-cell>
          <table:table-cell table:formula="of:=LEFT([.J37];SEARCH(&quot; &quot;; [.J37]))" office:value-type="string" office:string-value="5 " calcext:value-type="string">
            <text:p>5 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July 25, 2023 11:14 PM</text:p>
          </table:table-cell>
          <table:table-cell office:value-type="string" calcext:value-type="string">
            <text:p>60 - epic</text:p>
          </table:table-cell>
          <table:table-cell table:formula="of:=LEFT([.N37];SEARCH(&quot; &quot;; [.N37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37];SEARCH(&quot; &quot;; [.Q37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20.666666666584" calcext:value-type="float">
            <text:p>20.666666666584</text:p>
          </table:table-cell>
          <table:table-cell office:value-type="string" calcext:value-type="string">
            <text:p>August 24, 2023 11:14 PM</text:p>
          </table:table-cell>
          <table:table-cell table:formula="of:=LEFT([.V37];SEARCH(&quot; &quot;; [.V37]))" office:value-type="string" office:string-value="August " calcext:value-type="string">
            <text:p>August </text:p>
          </table:table-cell>
          <table:table-cell table:formula="of:=COM.MICROSOFT.SWITCH(TRIM([.W3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37];LEN([.V37]) - SEARCH(&quot; &quot;;[.V37]))" office:value-type="string" office:string-value="24, 2023 11:14 PM" calcext:value-type="string">
            <text:p>24, 2023 11:14 PM</text:p>
          </table:table-cell>
          <table:table-cell table:formula="of:=LEFT([.Y37];SEARCH(&quot;,&quot;; [.Y37])-1)" office:value-type="string" office:string-value="24" calcext:value-type="string">
            <text:p>24</text:p>
          </table:table-cell>
          <table:table-cell table:formula="of:=RIGHT([.Y37];LEN([.Y37]) - SEARCH(&quot; &quot;;[.Y37]))" office:value-type="string" office:string-value="2023 11:14 PM" calcext:value-type="string">
            <text:p>2023 11:14 PM</text:p>
          </table:table-cell>
          <table:table-cell table:formula="of:=LEFT([.AA37];SEARCH(&quot; &quot;; [.AA37])-1)" office:value-type="string" office:string-value="2023" calcext:value-type="string">
            <text:p>2023</text:p>
          </table:table-cell>
          <table:table-cell table:style-name="ce2" table:formula="of:=DATE([.AB37];[.X37];[.Z37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7];[.AD37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mind/Meditation</text:p>
          </table:table-cell>
          <table:table-cell office:value-type="string" calcext:value-type="string">
            <text:p>1 Not started</text:p>
          </table:table-cell>
          <table:table-cell table:formula="of:=[.E38]*[.F38]" office:value-type="float" office:value="0.0833333333333333" calcext:value-type="float">
            <text:p>0.0833333333333333</text:p>
          </table:table-cell>
          <table:table-cell/>
          <table:table-cell table:formula="of:=[.K38]/[.O38]" office:value-type="float" office:value="0.0833333333333333" calcext:value-type="float">
            <text:p>0.08</text:p>
          </table:table-cell>
          <table:table-cell table:formula="of:=LEFT([.B38];SEARCH(&quot; &quot;; [.B38]))" office:value-type="string" office:string-value="1 " calcext:value-type="string">
            <text:p>1 </text:p>
          </table:table-cell>
          <table:table-cell office:value-type="float" office:value="20.666666666584" calcext:value-type="float">
            <text:p>20.67</text:p>
          </table:table-cell>
          <table:table-cell/>
          <table:table-cell office:value-type="string" calcext:value-type="string">
            <text:p>habit</text:p>
          </table:table-cell>
          <table:table-cell office:value-type="string" calcext:value-type="string">
            <text:p>5 - super</text:p>
          </table:table-cell>
          <table:table-cell table:formula="of:=LEFT([.J38];SEARCH(&quot; &quot;; [.J38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uly 25, 2023 11:13 PM</text:p>
          </table:table-cell>
          <table:table-cell office:value-type="string" calcext:value-type="string">
            <text:p>60 - epic</text:p>
          </table:table-cell>
          <table:table-cell table:formula="of:=LEFT([.N38];SEARCH(&quot; &quot;; [.N38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38];SEARCH(&quot; &quot;; [.Q38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20.666666666584" calcext:value-type="float">
            <text:p>20.666666666584</text:p>
          </table:table-cell>
          <table:table-cell office:value-type="string" calcext:value-type="string">
            <text:p>August 24, 2023 11:13 PM</text:p>
          </table:table-cell>
          <table:table-cell table:formula="of:=LEFT([.V38];SEARCH(&quot; &quot;; [.V38]))" office:value-type="string" office:string-value="August " calcext:value-type="string">
            <text:p>August </text:p>
          </table:table-cell>
          <table:table-cell table:formula="of:=COM.MICROSOFT.SWITCH(TRIM([.W3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38];LEN([.V38]) - SEARCH(&quot; &quot;;[.V38]))" office:value-type="string" office:string-value="24, 2023 11:13 PM" calcext:value-type="string">
            <text:p>24, 2023 11:13 PM</text:p>
          </table:table-cell>
          <table:table-cell table:formula="of:=LEFT([.Y38];SEARCH(&quot;,&quot;; [.Y38])-1)" office:value-type="string" office:string-value="24" calcext:value-type="string">
            <text:p>24</text:p>
          </table:table-cell>
          <table:table-cell table:formula="of:=RIGHT([.Y38];LEN([.Y38]) - SEARCH(&quot; &quot;;[.Y38]))" office:value-type="string" office:string-value="2023 11:13 PM" calcext:value-type="string">
            <text:p>2023 11:13 PM</text:p>
          </table:table-cell>
          <table:table-cell table:formula="of:=LEFT([.AA38];SEARCH(&quot; &quot;; [.AA38])-1)" office:value-type="string" office:string-value="2023" calcext:value-type="string">
            <text:p>2023</text:p>
          </table:table-cell>
          <table:table-cell table:style-name="ce2" table:formula="of:=DATE([.AB38];[.X38];[.Z38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8];[.AD38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counselling</text:p>
          </table:table-cell>
          <table:table-cell office:value-type="string" calcext:value-type="string">
            <text:p>1 Research</text:p>
          </table:table-cell>
          <table:table-cell table:formula="of:=[.E39]*[.F39]" office:value-type="float" office:value="0.0833333333333333" calcext:value-type="float">
            <text:p>0.0833333333333333</text:p>
          </table:table-cell>
          <table:table-cell/>
          <table:table-cell table:formula="of:=[.K39]/[.O39]" office:value-type="float" office:value="0.0833333333333333" calcext:value-type="float">
            <text:p>0.08</text:p>
          </table:table-cell>
          <table:table-cell table:formula="of:=LEFT([.B39];SEARCH(&quot; &quot;; [.B39]))" office:value-type="string" office:string-value="1 " calcext:value-type="string">
            <text:p>1 </text:p>
          </table:table-cell>
          <table:table-cell office:value-type="float" office:value="20.083333333253" calcext:value-type="float">
            <text:p>20.08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39];SEARCH(&quot; &quot;; [.J39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2, 2023 2:12 PM</text:p>
          </table:table-cell>
          <table:table-cell office:value-type="string" calcext:value-type="string">
            <text:p>60 - epic</text:p>
          </table:table-cell>
          <table:table-cell table:formula="of:=LEFT([.N39];SEARCH(&quot; &quot;; [.N39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39];SEARCH(&quot; &quot;; [.Q39]))" office:value-type="string" office:string-value="30 " calcext:value-type="string">
            <text:p>30 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0.083333333253" calcext:value-type="float">
            <text:p>20.083333333253</text:p>
          </table:table-cell>
          <table:table-cell office:value-type="string" calcext:value-type="string">
            <text:p>September 1, 2023 2:12 PM</text:p>
          </table:table-cell>
          <table:table-cell table:formula="of:=LEFT([.V39];SEARCH(&quot; &quot;; [.V39]))" office:value-type="string" office:string-value="September " calcext:value-type="string">
            <text:p>September </text:p>
          </table:table-cell>
          <table:table-cell table:formula="of:=COM.MICROSOFT.SWITCH(TRIM([.W3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39];LEN([.V39]) - SEARCH(&quot; &quot;;[.V39]))" office:value-type="string" office:string-value="1, 2023 2:12 PM" calcext:value-type="string">
            <text:p>1, 2023 2:12 PM</text:p>
          </table:table-cell>
          <table:table-cell table:formula="of:=LEFT([.Y39];SEARCH(&quot;,&quot;; [.Y39])-1)" office:value-type="string" office:string-value="1" calcext:value-type="string">
            <text:p>1</text:p>
          </table:table-cell>
          <table:table-cell table:formula="of:=RIGHT([.Y39];LEN([.Y39]) - SEARCH(&quot; &quot;;[.Y39]))" office:value-type="string" office:string-value="2023 2:12 PM" calcext:value-type="string">
            <text:p>2023 2:12 PM</text:p>
          </table:table-cell>
          <table:table-cell table:formula="of:=LEFT([.AA39];SEARCH(&quot; &quot;; [.AA39])-1)" office:value-type="string" office:string-value="2023" calcext:value-type="string">
            <text:p>2023</text:p>
          </table:table-cell>
          <table:table-cell table:style-name="ce2" table:formula="of:=DATE([.AB39];[.X39];[.Z39])" office:value-type="date" office:date-value="2023-09-01" calcext:value-type="date">
            <text:p>01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39];[.AD39])"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beliefs</text:p>
          </table:table-cell>
          <table:table-cell office:value-type="string" calcext:value-type="string">
            <text:p>1 Not started</text:p>
          </table:table-cell>
          <table:table-cell table:formula="of:=[.E40]*[.F40]" office:value-type="float" office:value="0.0833333333333333" calcext:value-type="float">
            <text:p>0.0833333333333333</text:p>
          </table:table-cell>
          <table:table-cell/>
          <table:table-cell table:formula="of:=[.K40]/[.O40]" office:value-type="float" office:value="0.0833333333333333" calcext:value-type="float">
            <text:p>0.08</text:p>
          </table:table-cell>
          <table:table-cell table:formula="of:=LEFT([.B40];SEARCH(&quot; &quot;; [.B40]))" office:value-type="string" office:string-value="1 " calcext:value-type="string">
            <text:p>1 </text:p>
          </table:table-cell>
          <table:table-cell office:value-type="float" office:value="20.083333333253" calcext:value-type="float">
            <text:p>20.08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40];SEARCH(&quot; &quot;; [.J40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2, 2023 1:54 PM</text:p>
          </table:table-cell>
          <table:table-cell office:value-type="string" calcext:value-type="string">
            <text:p>60 - epic</text:p>
          </table:table-cell>
          <table:table-cell table:formula="of:=LEFT([.N40];SEARCH(&quot; &quot;; [.N40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40];SEARCH(&quot; &quot;; [.Q40]))" office:value-type="string" office:string-value="30 " calcext:value-type="string">
            <text:p>30 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20.083333333253" calcext:value-type="float">
            <text:p>20.083333333253</text:p>
          </table:table-cell>
          <table:table-cell office:value-type="string" calcext:value-type="string">
            <text:p>September 1, 2023 1:54 PM</text:p>
          </table:table-cell>
          <table:table-cell table:formula="of:=LEFT([.V40];SEARCH(&quot; &quot;; [.V40]))" office:value-type="string" office:string-value="September " calcext:value-type="string">
            <text:p>September </text:p>
          </table:table-cell>
          <table:table-cell table:formula="of:=COM.MICROSOFT.SWITCH(TRIM([.W4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40];LEN([.V40]) - SEARCH(&quot; &quot;;[.V40]))" office:value-type="string" office:string-value="1, 2023 1:54 PM" calcext:value-type="string">
            <text:p>1, 2023 1:54 PM</text:p>
          </table:table-cell>
          <table:table-cell table:formula="of:=LEFT([.Y40];SEARCH(&quot;,&quot;; [.Y40])-1)" office:value-type="string" office:string-value="1" calcext:value-type="string">
            <text:p>1</text:p>
          </table:table-cell>
          <table:table-cell table:formula="of:=RIGHT([.Y40];LEN([.Y40]) - SEARCH(&quot; &quot;;[.Y40]))" office:value-type="string" office:string-value="2023 1:54 PM" calcext:value-type="string">
            <text:p>2023 1:54 PM</text:p>
          </table:table-cell>
          <table:table-cell table:formula="of:=LEFT([.AA40];SEARCH(&quot; &quot;; [.AA40])-1)" office:value-type="string" office:string-value="2023" calcext:value-type="string">
            <text:p>2023</text:p>
          </table:table-cell>
          <table:table-cell table:style-name="ce2" table:formula="of:=DATE([.AB40];[.X40];[.Z40])" office:value-type="date" office:date-value="2023-09-01" calcext:value-type="date">
            <text:p>01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0];[.AD40])"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Termin für Therapie (Nummer)</text:p>
          </table:table-cell>
          <table:table-cell office:value-type="string" calcext:value-type="string">
            <text:p>1 Not started</text:p>
          </table:table-cell>
          <table:table-cell table:formula="of:=[.E41]*[.F41]" office:value-type="float" office:value="0.0833333333333333" calcext:value-type="float">
            <text:p>0.0833333333333333</text:p>
          </table:table-cell>
          <table:table-cell/>
          <table:table-cell table:formula="of:=[.K41]/[.O41]" office:value-type="float" office:value="0.0833333333333333" calcext:value-type="float">
            <text:p>0.08</text:p>
          </table:table-cell>
          <table:table-cell table:formula="of:=LEFT([.B41];SEARCH(&quot; &quot;; [.B41]))" office:value-type="string" office:string-value="1 " calcext:value-type="string">
            <text:p>1 </text:p>
          </table:table-cell>
          <table:table-cell office:value-type="float" office:value="18.083333333261" calcext:value-type="float">
            <text:p>18.08</text:p>
          </table:table-cell>
          <table:table-cell/>
          <table:table-cell office:value-type="string" calcext:value-type="string">
            <text:p>self-care</text:p>
          </table:table-cell>
          <table:table-cell office:value-type="string" calcext:value-type="string">
            <text:p>5 - super</text:p>
          </table:table-cell>
          <table:table-cell table:formula="of:=LEFT([.J41];SEARCH(&quot; &quot;; [.J41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25, 2023 11:33 PM</text:p>
          </table:table-cell>
          <table:table-cell office:value-type="string" calcext:value-type="string">
            <text:p>60 - epic</text:p>
          </table:table-cell>
          <table:table-cell table:formula="of:=LEFT([.N41];SEARCH(&quot; &quot;; [.N41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41];SEARCH(&quot; &quot;; [.Q41]))" office:value-type="string" office:string-value="30 " calcext:value-type="string">
            <text:p>30 </text:p>
          </table:table-cell>
          <table:table-cell office:value-type="float" office:value="-217" calcext:value-type="float">
            <text:p>-217</text:p>
          </table:table-cell>
          <table:table-cell table:number-columns-repeated="2" office:value-type="float" office:value="18.083333333261" calcext:value-type="float">
            <text:p>18.083333333261</text:p>
          </table:table-cell>
          <table:table-cell office:value-type="string" calcext:value-type="string">
            <text:p>September 24, 2023 11:33 PM</text:p>
          </table:table-cell>
          <table:table-cell table:formula="of:=LEFT([.V41];SEARCH(&quot; &quot;; [.V41]))" office:value-type="string" office:string-value="September " calcext:value-type="string">
            <text:p>September </text:p>
          </table:table-cell>
          <table:table-cell table:formula="of:=COM.MICROSOFT.SWITCH(TRIM([.W4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41];LEN([.V41]) - SEARCH(&quot; &quot;;[.V41]))" office:value-type="string" office:string-value="24, 2023 11:33 PM" calcext:value-type="string">
            <text:p>24, 2023 11:33 PM</text:p>
          </table:table-cell>
          <table:table-cell table:formula="of:=LEFT([.Y41];SEARCH(&quot;,&quot;; [.Y41])-1)" office:value-type="string" office:string-value="24" calcext:value-type="string">
            <text:p>24</text:p>
          </table:table-cell>
          <table:table-cell table:formula="of:=RIGHT([.Y41];LEN([.Y41]) - SEARCH(&quot; &quot;;[.Y41]))" office:value-type="string" office:string-value="2023 11:33 PM" calcext:value-type="string">
            <text:p>2023 11:33 PM</text:p>
          </table:table-cell>
          <table:table-cell table:formula="of:=LEFT([.AA41];SEARCH(&quot; &quot;; [.AA41])-1)" office:value-type="string" office:string-value="2023" calcext:value-type="string">
            <text:p>2023</text:p>
          </table:table-cell>
          <table:table-cell table:style-name="ce2" table:formula="of:=DATE([.AB41];[.X41];[.Z41])" office:value-type="date" office:date-value="2023-09-24" calcext:value-type="date">
            <text:p>24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1];[.AD41])" office:value-type="float" office:value="-218" calcext:value-type="float">
            <text:p>-218</text:p>
          </table:table-cell>
        </table:table-row>
        <table:table-row table:style-name="ro1">
          <table:table-cell office:value-type="string" calcext:value-type="string">
            <text:p>Review this</text:p>
          </table:table-cell>
          <table:table-cell office:value-type="string" calcext:value-type="string">
            <text:p>1 - In progress</text:p>
          </table:table-cell>
          <table:table-cell table:formula="of:=[.E42]*[.F42]" office:value-type="float" office:value="0.0533333333333333" calcext:value-type="float">
            <text:p>0.0533333333333333</text:p>
          </table:table-cell>
          <table:table-cell/>
          <table:table-cell table:formula="of:=[.K42]/[.O42]" office:value-type="float" office:value="0.0533333333333333" calcext:value-type="float">
            <text:p>0.05</text:p>
          </table:table-cell>
          <table:table-cell table:formula="of:=LEFT([.B42];SEARCH(&quot; &quot;; [.B42]))" office:value-type="string" office:string-value="1 " calcext:value-type="string">
            <text:p>1 </text:p>
          </table:table-cell>
          <table:table-cell office:value-type="float" office:value="17.673333333223" calcext:value-type="float">
            <text:p>17.67</text:p>
          </table:table-cell>
          <table:table-cell/>
          <table:table-cell office:value-type="string" calcext:value-type="string">
            <text:p>growth, habit</text:p>
          </table:table-cell>
          <table:table-cell office:value-type="string" calcext:value-type="string">
            <text:p>8 - extreme</text:p>
          </table:table-cell>
          <table:table-cell table:formula="of:=LEFT([.J42];SEARCH(&quot; &quot;; [.J42]))" office:value-type="string" office:string-value="8 " calcext:value-type="string">
            <text:p>8 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August 2, 2023 1:06 PM</text:p>
          </table:table-cell>
          <table:table-cell office:value-type="string" calcext:value-type="string">
            <text:p>150 - ongoing</text:p>
          </table:table-cell>
          <table:table-cell table:formula="of:=LEFT([.N42];SEARCH(&quot; &quot;; [.N42]))" office:value-type="string" office:string-value="150 " calcext:value-type="string">
            <text:p>15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42];SEARCH(&quot; &quot;; [.Q42]))" office:value-type="string" office:string-value="30 " calcext:value-type="string">
            <text:p>30 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12.853333333253" calcext:value-type="float">
            <text:p>12.853333333253</text:p>
          </table:table-cell>
          <table:table-cell office:value-type="string" calcext:value-type="string">
            <text:p>September 1, 2023 1:06 PM</text:p>
          </table:table-cell>
          <table:table-cell table:formula="of:=LEFT([.V42];SEARCH(&quot; &quot;; [.V42]))" office:value-type="string" office:string-value="September " calcext:value-type="string">
            <text:p>September </text:p>
          </table:table-cell>
          <table:table-cell table:formula="of:=COM.MICROSOFT.SWITCH(TRIM([.W4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42];LEN([.V42]) - SEARCH(&quot; &quot;;[.V42]))" office:value-type="string" office:string-value="1, 2023 1:06 PM" calcext:value-type="string">
            <text:p>1, 2023 1:06 PM</text:p>
          </table:table-cell>
          <table:table-cell table:formula="of:=LEFT([.Y42];SEARCH(&quot;,&quot;; [.Y42])-1)" office:value-type="string" office:string-value="1" calcext:value-type="string">
            <text:p>1</text:p>
          </table:table-cell>
          <table:table-cell table:formula="of:=RIGHT([.Y42];LEN([.Y42]) - SEARCH(&quot; &quot;;[.Y42]))" office:value-type="string" office:string-value="2023 1:06 PM" calcext:value-type="string">
            <text:p>2023 1:06 PM</text:p>
          </table:table-cell>
          <table:table-cell table:formula="of:=LEFT([.AA42];SEARCH(&quot; &quot;; [.AA42])-1)" office:value-type="string" office:string-value="2023" calcext:value-type="string">
            <text:p>2023</text:p>
          </table:table-cell>
          <table:table-cell table:style-name="ce2" table:formula="of:=DATE([.AB42];[.X42];[.Z42])" office:value-type="date" office:date-value="2023-09-01" calcext:value-type="date">
            <text:p>01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2];[.AD42])"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Journaling</text:p>
          </table:table-cell>
          <table:table-cell office:value-type="string" calcext:value-type="string">
            <text:p>1 ongoing</text:p>
          </table:table-cell>
          <table:table-cell table:formula="of:=[.E43]*[.F43]" office:value-type="float" office:value="0.0533333333333333" calcext:value-type="float">
            <text:p>0.0533333333333333</text:p>
          </table:table-cell>
          <table:table-cell/>
          <table:table-cell table:formula="of:=[.K43]/[.O43]" office:value-type="float" office:value="0.0533333333333333" calcext:value-type="float">
            <text:p>0.05</text:p>
          </table:table-cell>
          <table:table-cell table:formula="of:=LEFT([.B43];SEARCH(&quot; &quot;; [.B43]))" office:value-type="string" office:string-value="1 " calcext:value-type="string">
            <text:p>1 </text:p>
          </table:table-cell>
          <table:table-cell office:value-type="float" office:value="17.013333333227" calcext:value-type="float">
            <text:p>17.01</text:p>
          </table:table-cell>
          <table:table-cell/>
          <table:table-cell office:value-type="string" calcext:value-type="string">
            <text:p>growth, habit, idea, self-care</text:p>
          </table:table-cell>
          <table:table-cell office:value-type="string" calcext:value-type="string">
            <text:p>8 - extreme</text:p>
          </table:table-cell>
          <table:table-cell table:formula="of:=LEFT([.J43];SEARCH(&quot; &quot;; [.J43]))" office:value-type="string" office:string-value="8 " calcext:value-type="string">
            <text:p>8 </text:p>
          </table:table-cell>
          <table:table-cell office:value-type="string" calcext:value-type="string">
            <text:p>habits</text:p>
          </table:table-cell>
          <table:table-cell office:value-type="string" calcext:value-type="string">
            <text:p>August 11, 2023 12:23 AM</text:p>
          </table:table-cell>
          <table:table-cell office:value-type="string" calcext:value-type="string">
            <text:p>150 - ongoing</text:p>
          </table:table-cell>
          <table:table-cell table:formula="of:=LEFT([.N43];SEARCH(&quot; &quot;; [.N43]))" office:value-type="string" office:string-value="150 " calcext:value-type="string">
            <text:p>15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43];SEARCH(&quot; &quot;; [.Q43]))" office:value-type="string" office:string-value="30 " calcext:value-type="string">
            <text:p>30 </text:p>
          </table:table-cell>
          <table:table-cell office:value-type="float" office:value="-232" calcext:value-type="float">
            <text:p>-232</text:p>
          </table:table-cell>
          <table:table-cell table:number-columns-repeated="2" office:value-type="float" office:value="12.373333333256" calcext:value-type="float">
            <text:p>12.373333333256</text:p>
          </table:table-cell>
          <table:table-cell office:value-type="string" calcext:value-type="string">
            <text:p>September 10, 2023 12:23 AM</text:p>
          </table:table-cell>
          <table:table-cell table:formula="of:=LEFT([.V43];SEARCH(&quot; &quot;; [.V43]))" office:value-type="string" office:string-value="September " calcext:value-type="string">
            <text:p>September </text:p>
          </table:table-cell>
          <table:table-cell table:formula="of:=COM.MICROSOFT.SWITCH(TRIM([.W4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43];LEN([.V43]) - SEARCH(&quot; &quot;;[.V43]))" office:value-type="string" office:string-value="10, 2023 12:23 AM" calcext:value-type="string">
            <text:p>10, 2023 12:23 AM</text:p>
          </table:table-cell>
          <table:table-cell table:formula="of:=LEFT([.Y43];SEARCH(&quot;,&quot;; [.Y43])-1)" office:value-type="string" office:string-value="10" calcext:value-type="string">
            <text:p>10</text:p>
          </table:table-cell>
          <table:table-cell table:formula="of:=RIGHT([.Y43];LEN([.Y43]) - SEARCH(&quot; &quot;;[.Y43]))" office:value-type="string" office:string-value="2023 12:23 AM" calcext:value-type="string">
            <text:p>2023 12:23 AM</text:p>
          </table:table-cell>
          <table:table-cell table:formula="of:=LEFT([.AA43];SEARCH(&quot; &quot;; [.AA43])-1)" office:value-type="string" office:string-value="2023" calcext:value-type="string">
            <text:p>2023</text:p>
          </table:table-cell>
          <table:table-cell table:style-name="ce2" table:formula="of:=DATE([.AB43];[.X43];[.Z43])" office:value-type="date" office:date-value="2023-09-10" calcext:value-type="date">
            <text:p>10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3];[.AD43])"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Vodafone Antwort </text:p>
          </table:table-cell>
          <table:table-cell office:value-type="string" calcext:value-type="string">
            <text:p>1 - In progress</text:p>
          </table:table-cell>
          <table:table-cell table:formula="of:=[.E44]*[.F44]" office:value-type="float" office:value="2" calcext:value-type="float">
            <text:p>2</text:p>
          </table:table-cell>
          <table:table-cell/>
          <table:table-cell table:formula="of:=[.K44]/[.O44]" office:value-type="float" office:value="2" calcext:value-type="float">
            <text:p>2.00</text:p>
          </table:table-cell>
          <table:table-cell table:formula="of:=LEFT([.B44];SEARCH(&quot; &quot;; [.B44]))" office:value-type="string" office:string-value="1 " calcext:value-type="string">
            <text:p>1 </text:p>
          </table:table-cell>
          <table:table-cell office:value-type="float" office:value="16.5" calcext:value-type="float">
            <text:p>16.50</text:p>
          </table:table-cell>
          <table:table-cell table:number-columns-repeated="2"/>
          <table:table-cell office:value-type="string" calcext:value-type="string">
            <text:p>2 - mid</text:p>
          </table:table-cell>
          <table:table-cell table:formula="of:=LEFT([.J44];SEARCH(&quot; &quot;; [.J44]))" office:value-type="string" office:string-value="2 " calcext:value-type="string">
            <text:p>2 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December 9, 2023 9:30 AM</text:p>
          </table:table-cell>
          <table:table-cell office:value-type="string" calcext:value-type="string">
            <text:p>1 - next</text:p>
          </table:table-cell>
          <table:table-cell table:formula="of:=LEFT([.N44];SEARCH(&quot; &quot;; [.N44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44];SEARCH(&quot; &quot;; [.Q44]))" office:value-type="string" office:string-value="120 " calcext:value-type="string">
            <text:p>120 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April 7, 2024 10:30 AM</text:p>
          </table:table-cell>
          <table:table-cell table:formula="of:=LEFT([.V44];SEARCH(&quot; &quot;; [.V44]))" office:value-type="string" office:string-value="April " calcext:value-type="string">
            <text:p>April </text:p>
          </table:table-cell>
          <table:table-cell table:formula="of:=COM.MICROSOFT.SWITCH(TRIM([.W4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4" calcext:value-type="float">
            <text:p>4</text:p>
          </table:table-cell>
          <table:table-cell table:formula="of:=RIGHT([.V44];LEN([.V44]) - SEARCH(&quot; &quot;;[.V44]))" office:value-type="string" office:string-value="7, 2024 10:30 AM" calcext:value-type="string">
            <text:p>7, 2024 10:30 AM</text:p>
          </table:table-cell>
          <table:table-cell table:formula="of:=LEFT([.Y44];SEARCH(&quot;,&quot;; [.Y44])-1)" office:value-type="string" office:string-value="7" calcext:value-type="string">
            <text:p>7</text:p>
          </table:table-cell>
          <table:table-cell table:formula="of:=RIGHT([.Y44];LEN([.Y44]) - SEARCH(&quot; &quot;;[.Y44]))" office:value-type="string" office:string-value="2024 10:30 AM" calcext:value-type="string">
            <text:p>2024 10:30 AM</text:p>
          </table:table-cell>
          <table:table-cell table:formula="of:=LEFT([.AA44];SEARCH(&quot; &quot;; [.AA44])-1)" office:value-type="string" office:string-value="2024" calcext:value-type="string">
            <text:p>2024</text:p>
          </table:table-cell>
          <table:table-cell table:style-name="ce2" table:formula="of:=DATE([.AB44];[.X44];[.Z44])" office:value-type="date" office:date-value="2024-04-07" calcext:value-type="date">
            <text:p>07/04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4];[.AD44])"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money/Planning</text:p>
          </table:table-cell>
          <table:table-cell office:value-type="string" calcext:value-type="string">
            <text:p>1 - In progress</text:p>
          </table:table-cell>
          <table:table-cell table:formula="of:=[.E45]*[.F45]" office:value-type="float" office:value="0.2" calcext:value-type="float">
            <text:p>0.2</text:p>
          </table:table-cell>
          <table:table-cell/>
          <table:table-cell table:formula="of:=[.K45]/[.O45]" office:value-type="float" office:value="0.2" calcext:value-type="float">
            <text:p>0.20</text:p>
          </table:table-cell>
          <table:table-cell table:formula="of:=LEFT([.B45];SEARCH(&quot; &quot;; [.B45]))" office:value-type="string" office:string-value="1 " calcext:value-type="string">
            <text:p>1 </text:p>
          </table:table-cell>
          <table:table-cell office:value-type="float" office:value="15.8" calcext:value-type="float">
            <text:p>15.80</text:p>
          </table:table-cell>
          <table:table-cell table:number-columns-repeated="2"/>
          <table:table-cell office:value-type="string" calcext:value-type="string">
            <text:p>3 - very</text:p>
          </table:table-cell>
          <table:table-cell table:formula="of:=LEFT([.J45];SEARCH(&quot; &quot;; [.J45]))" office:value-type="string" office:string-value="3 " calcext:value-type="string">
            <text:p>3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ly 25, 2023 11:26 PM</text:p>
          </table:table-cell>
          <table:table-cell office:value-type="string" calcext:value-type="string">
            <text:p>15 - quest</text:p>
          </table:table-cell>
          <table:table-cell table:formula="of:=LEFT([.N45];SEARCH(&quot; &quot;; [.N45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45];SEARCH(&quot; &quot;; [.Q45]))" office:value-type="string" office:string-value="120 " calcext:value-type="string">
            <text:p>120 </text:p>
          </table:table-cell>
          <table:table-cell office:value-type="float" office:value="-158" calcext:value-type="float">
            <text:p>-158</text:p>
          </table:table-cell>
          <table:table-cell table:number-columns-repeated="2" office:value-type="float" office:value="31.6" calcext:value-type="float">
            <text:p>31.6</text:p>
          </table:table-cell>
          <table:table-cell office:value-type="string" calcext:value-type="string">
            <text:p>November 22, 2023 10:26 PM</text:p>
          </table:table-cell>
          <table:table-cell table:formula="of:=LEFT([.V45];SEARCH(&quot; &quot;; [.V45]))" office:value-type="string" office:string-value="November " calcext:value-type="string">
            <text:p>November </text:p>
          </table:table-cell>
          <table:table-cell table:formula="of:=COM.MICROSOFT.SWITCH(TRIM([.W4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45];LEN([.V45]) - SEARCH(&quot; &quot;;[.V45]))" office:value-type="string" office:string-value="22, 2023 10:26 PM" calcext:value-type="string">
            <text:p>22, 2023 10:26 PM</text:p>
          </table:table-cell>
          <table:table-cell table:formula="of:=LEFT([.Y45];SEARCH(&quot;,&quot;; [.Y45])-1)" office:value-type="string" office:string-value="22" calcext:value-type="string">
            <text:p>22</text:p>
          </table:table-cell>
          <table:table-cell table:formula="of:=RIGHT([.Y45];LEN([.Y45]) - SEARCH(&quot; &quot;;[.Y45]))" office:value-type="string" office:string-value="2023 10:26 PM" calcext:value-type="string">
            <text:p>2023 10:26 PM</text:p>
          </table:table-cell>
          <table:table-cell table:formula="of:=LEFT([.AA45];SEARCH(&quot; &quot;; [.AA45])-1)" office:value-type="string" office:string-value="2023" calcext:value-type="string">
            <text:p>2023</text:p>
          </table:table-cell>
          <table:table-cell table:style-name="ce2" table:formula="of:=DATE([.AB45];[.X45];[.Z45])" office:value-type="date" office:date-value="2023-11-22" calcext:value-type="date">
            <text:p>22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5];[.AD45])" office:value-type="float" office:value="-159" calcext:value-type="float">
            <text:p>-159</text:p>
          </table:table-cell>
        </table:table-row>
        <table:table-row table:style-name="ro1">
          <table:table-cell office:value-type="string" calcext:value-type="string">
            <text:p>Infinitybook Batterie</text:p>
          </table:table-cell>
          <table:table-cell office:value-type="string" calcext:value-type="string">
            <text:p>1 waiting</text:p>
          </table:table-cell>
          <table:table-cell table:formula="of:=[.E46]*[.F46]" office:value-type="float" office:value="0.2" calcext:value-type="float">
            <text:p>0.2</text:p>
          </table:table-cell>
          <table:table-cell/>
          <table:table-cell table:formula="of:=[.K46]/[.O46]" office:value-type="float" office:value="0.2" calcext:value-type="float">
            <text:p>0.20</text:p>
          </table:table-cell>
          <table:table-cell table:formula="of:=LEFT([.B46];SEARCH(&quot; &quot;; [.B46]))" office:value-type="string" office:string-value="1 " calcext:value-type="string">
            <text:p>1 </text:p>
          </table:table-cell>
          <table:table-cell office:value-type="float" office:value="15.8" calcext:value-type="float">
            <text:p>15.80</text:p>
          </table:table-cell>
          <table:table-cell table:number-columns-repeated="2"/>
          <table:table-cell office:value-type="string" calcext:value-type="string">
            <text:p>3 - very</text:p>
          </table:table-cell>
          <table:table-cell table:formula="of:=LEFT([.J46];SEARCH(&quot; &quot;; [.J46]))" office:value-type="string" office:string-value="3 " calcext:value-type="string">
            <text:p>3 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July 25, 2023 11:18 PM</text:p>
          </table:table-cell>
          <table:table-cell office:value-type="string" calcext:value-type="string">
            <text:p>15 - quest</text:p>
          </table:table-cell>
          <table:table-cell table:formula="of:=LEFT([.N46];SEARCH(&quot; &quot;; [.N46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46];SEARCH(&quot; &quot;; [.Q46]))" office:value-type="string" office:string-value="120 " calcext:value-type="string">
            <text:p>120 </text:p>
          </table:table-cell>
          <table:table-cell office:value-type="float" office:value="-158" calcext:value-type="float">
            <text:p>-158</text:p>
          </table:table-cell>
          <table:table-cell table:number-columns-repeated="2" office:value-type="float" office:value="31.6" calcext:value-type="float">
            <text:p>31.6</text:p>
          </table:table-cell>
          <table:table-cell office:value-type="string" calcext:value-type="string">
            <text:p>November 22, 2023 10:18 PM</text:p>
          </table:table-cell>
          <table:table-cell table:formula="of:=LEFT([.V46];SEARCH(&quot; &quot;; [.V46]))" office:value-type="string" office:string-value="November " calcext:value-type="string">
            <text:p>November </text:p>
          </table:table-cell>
          <table:table-cell table:formula="of:=COM.MICROSOFT.SWITCH(TRIM([.W4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46];LEN([.V46]) - SEARCH(&quot; &quot;;[.V46]))" office:value-type="string" office:string-value="22, 2023 10:18 PM" calcext:value-type="string">
            <text:p>22, 2023 10:18 PM</text:p>
          </table:table-cell>
          <table:table-cell table:formula="of:=LEFT([.Y46];SEARCH(&quot;,&quot;; [.Y46])-1)" office:value-type="string" office:string-value="22" calcext:value-type="string">
            <text:p>22</text:p>
          </table:table-cell>
          <table:table-cell table:formula="of:=RIGHT([.Y46];LEN([.Y46]) - SEARCH(&quot; &quot;;[.Y46]))" office:value-type="string" office:string-value="2023 10:18 PM" calcext:value-type="string">
            <text:p>2023 10:18 PM</text:p>
          </table:table-cell>
          <table:table-cell table:formula="of:=LEFT([.AA46];SEARCH(&quot; &quot;; [.AA46])-1)" office:value-type="string" office:string-value="2023" calcext:value-type="string">
            <text:p>2023</text:p>
          </table:table-cell>
          <table:table-cell table:style-name="ce2" table:formula="of:=DATE([.AB46];[.X46];[.Z46])" office:value-type="date" office:date-value="2023-11-22" calcext:value-type="date">
            <text:p>22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6];[.AD46])" office:value-type="float" office:value="-159" calcext:value-type="float">
            <text:p>-159</text:p>
          </table:table-cell>
        </table:table-row>
        <table:table-row table:style-name="ro1">
          <table:table-cell office:value-type="string" calcext:value-type="string">
            <text:p>work/Feedback</text:p>
          </table:table-cell>
          <table:table-cell office:value-type="string" calcext:value-type="string">
            <text:p>1 Research</text:p>
          </table:table-cell>
          <table:table-cell table:formula="of:=[.E47]*[.F47]" office:value-type="float" office:value="0.2" calcext:value-type="float">
            <text:p>0.2</text:p>
          </table:table-cell>
          <table:table-cell/>
          <table:table-cell table:formula="of:=[.K47]/[.O47]" office:value-type="float" office:value="0.2" calcext:value-type="float">
            <text:p>0.20</text:p>
          </table:table-cell>
          <table:table-cell table:formula="of:=LEFT([.B47];SEARCH(&quot; &quot;; [.B47]))" office:value-type="string" office:string-value="1 " calcext:value-type="string">
            <text:p>1 </text:p>
          </table:table-cell>
          <table:table-cell office:value-type="float" office:value="15.8" calcext:value-type="float">
            <text:p>15.80</text:p>
          </table:table-cell>
          <table:table-cell table:number-columns-repeated="2"/>
          <table:table-cell office:value-type="string" calcext:value-type="string">
            <text:p>3 - very</text:p>
          </table:table-cell>
          <table:table-cell table:formula="of:=LEFT([.J47];SEARCH(&quot; &quot;; [.J47]))" office:value-type="string" office:string-value="3 " calcext:value-type="string">
            <text:p>3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uly 25, 2023 11:15 PM</text:p>
          </table:table-cell>
          <table:table-cell office:value-type="string" calcext:value-type="string">
            <text:p>15 - quest</text:p>
          </table:table-cell>
          <table:table-cell table:formula="of:=LEFT([.N47];SEARCH(&quot; &quot;; [.N47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47];SEARCH(&quot; &quot;; [.Q47]))" office:value-type="string" office:string-value="120 " calcext:value-type="string">
            <text:p>120 </text:p>
          </table:table-cell>
          <table:table-cell office:value-type="float" office:value="-158" calcext:value-type="float">
            <text:p>-158</text:p>
          </table:table-cell>
          <table:table-cell table:number-columns-repeated="2" office:value-type="float" office:value="31.6" calcext:value-type="float">
            <text:p>31.6</text:p>
          </table:table-cell>
          <table:table-cell office:value-type="string" calcext:value-type="string">
            <text:p>November 22, 2023 10:15 PM</text:p>
          </table:table-cell>
          <table:table-cell table:formula="of:=LEFT([.V47];SEARCH(&quot; &quot;; [.V47]))" office:value-type="string" office:string-value="November " calcext:value-type="string">
            <text:p>November </text:p>
          </table:table-cell>
          <table:table-cell table:formula="of:=COM.MICROSOFT.SWITCH(TRIM([.W4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47];LEN([.V47]) - SEARCH(&quot; &quot;;[.V47]))" office:value-type="string" office:string-value="22, 2023 10:15 PM" calcext:value-type="string">
            <text:p>22, 2023 10:15 PM</text:p>
          </table:table-cell>
          <table:table-cell table:formula="of:=LEFT([.Y47];SEARCH(&quot;,&quot;; [.Y47])-1)" office:value-type="string" office:string-value="22" calcext:value-type="string">
            <text:p>22</text:p>
          </table:table-cell>
          <table:table-cell table:formula="of:=RIGHT([.Y47];LEN([.Y47]) - SEARCH(&quot; &quot;;[.Y47]))" office:value-type="string" office:string-value="2023 10:15 PM" calcext:value-type="string">
            <text:p>2023 10:15 PM</text:p>
          </table:table-cell>
          <table:table-cell table:formula="of:=LEFT([.AA47];SEARCH(&quot; &quot;; [.AA47])-1)" office:value-type="string" office:string-value="2023" calcext:value-type="string">
            <text:p>2023</text:p>
          </table:table-cell>
          <table:table-cell table:style-name="ce2" table:formula="of:=DATE([.AB47];[.X47];[.Z47])" office:value-type="date" office:date-value="2023-11-22" calcext:value-type="date">
            <text:p>22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7];[.AD47])" office:value-type="float" office:value="-159" calcext:value-type="float">
            <text:p>-159</text:p>
          </table:table-cell>
        </table:table-row>
        <table:table-row table:style-name="ro1">
          <table:table-cell office:value-type="string" calcext:value-type="string">
            <text:p>money/AmiSchulden</text:p>
          </table:table-cell>
          <table:table-cell office:value-type="string" calcext:value-type="string">
            <text:p>1 waiting</text:p>
          </table:table-cell>
          <table:table-cell table:formula="of:=[.E48]*[.F48]" office:value-type="float" office:value="0.25" calcext:value-type="float">
            <text:p>0.25</text:p>
          </table:table-cell>
          <table:table-cell/>
          <table:table-cell table:formula="of:=[.K48]/[.O48]" office:value-type="float" office:value="0.25" calcext:value-type="float">
            <text:p>0.25</text:p>
          </table:table-cell>
          <table:table-cell table:formula="of:=LEFT([.B48];SEARCH(&quot; &quot;; [.B48]))" office:value-type="string" office:string-value="1 " calcext:value-type="string">
            <text:p>1 </text:p>
          </table:table-cell>
          <table:table-cell office:value-type="float" office:value="9.875" calcext:value-type="float">
            <text:p>9.88</text:p>
          </table:table-cell>
          <table:table-cell table:number-columns-repeated="2"/>
          <table:table-cell office:value-type="string" calcext:value-type="string">
            <text:p>1 - no</text:p>
          </table:table-cell>
          <table:table-cell table:formula="of:=LEFT([.J48];SEARCH(&quot; &quot;; [.J48]))" office:value-type="string" office:string-value="1 " calcext:value-type="string">
            <text:p>1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ly 25, 2023 11:25 PM</text:p>
          </table:table-cell>
          <table:table-cell office:value-type="string" calcext:value-type="string">
            <text:p>4 - task</text:p>
          </table:table-cell>
          <table:table-cell table:formula="of:=LEFT([.N48];SEARCH(&quot; &quot;; [.N48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48];SEARCH(&quot; &quot;; [.Q48]))" office:value-type="string" office:string-value="120 " calcext:value-type="string">
            <text:p>120 </text:p>
          </table:table-cell>
          <table:table-cell office:value-type="float" office:value="-158" calcext:value-type="float">
            <text:p>-158</text:p>
          </table:table-cell>
          <table:table-cell table:number-columns-repeated="2" office:value-type="float" office:value="39.5" calcext:value-type="float">
            <text:p>39.5</text:p>
          </table:table-cell>
          <table:table-cell office:value-type="string" calcext:value-type="string">
            <text:p>November 22, 2023 10:25 PM</text:p>
          </table:table-cell>
          <table:table-cell table:formula="of:=LEFT([.V48];SEARCH(&quot; &quot;; [.V48]))" office:value-type="string" office:string-value="November " calcext:value-type="string">
            <text:p>November </text:p>
          </table:table-cell>
          <table:table-cell table:formula="of:=COM.MICROSOFT.SWITCH(TRIM([.W4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48];LEN([.V48]) - SEARCH(&quot; &quot;;[.V48]))" office:value-type="string" office:string-value="22, 2023 10:25 PM" calcext:value-type="string">
            <text:p>22, 2023 10:25 PM</text:p>
          </table:table-cell>
          <table:table-cell table:formula="of:=LEFT([.Y48];SEARCH(&quot;,&quot;; [.Y48])-1)" office:value-type="string" office:string-value="22" calcext:value-type="string">
            <text:p>22</text:p>
          </table:table-cell>
          <table:table-cell table:formula="of:=RIGHT([.Y48];LEN([.Y48]) - SEARCH(&quot; &quot;;[.Y48]))" office:value-type="string" office:string-value="2023 10:25 PM" calcext:value-type="string">
            <text:p>2023 10:25 PM</text:p>
          </table:table-cell>
          <table:table-cell table:formula="of:=LEFT([.AA48];SEARCH(&quot; &quot;; [.AA48])-1)" office:value-type="string" office:string-value="2023" calcext:value-type="string">
            <text:p>2023</text:p>
          </table:table-cell>
          <table:table-cell table:style-name="ce2" table:formula="of:=DATE([.AB48];[.X48];[.Z48])" office:value-type="date" office:date-value="2023-11-22" calcext:value-type="date">
            <text:p>22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8];[.AD48])" office:value-type="float" office:value="-159" calcext:value-type="float">
            <text:p>-159</text:p>
          </table:table-cell>
        </table:table-row>
        <table:table-row table:style-name="ro1">
          <table:table-cell office:value-type="string" calcext:value-type="string">
            <text:p>regrets depression</text:p>
          </table:table-cell>
          <table:table-cell office:value-type="string" calcext:value-type="string">
            <text:p>1 Not started</text:p>
          </table:table-cell>
          <table:table-cell table:formula="of:=[.E49]*[.F49]" office:value-type="float" office:value="0.0833333333333333" calcext:value-type="float">
            <text:p>0.0833333333333333</text:p>
          </table:table-cell>
          <table:table-cell/>
          <table:table-cell table:formula="of:=[.K49]/[.O49]" office:value-type="float" office:value="0.0833333333333333" calcext:value-type="float">
            <text:p>0.08</text:p>
          </table:table-cell>
          <table:table-cell table:formula="of:=LEFT([.B49];SEARCH(&quot; &quot;; [.B49]))" office:value-type="string" office:string-value="1 " calcext:value-type="string">
            <text:p>1 </text:p>
          </table:table-cell>
          <table:table-cell office:value-type="float" office:value="9.437499999962" calcext:value-type="float">
            <text:p>9.44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49];SEARCH(&quot; &quot;; [.J49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2, 2023 2:10 PM</text:p>
          </table:table-cell>
          <table:table-cell office:value-type="string" calcext:value-type="string">
            <text:p>60 - epic</text:p>
          </table:table-cell>
          <table:table-cell table:formula="of:=LEFT([.N49];SEARCH(&quot; &quot;; [.N49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49];SEARCH(&quot; &quot;; [.Q49]))" office:value-type="string" office:string-value="120 " calcext:value-type="string">
            <text:p>120 </text:p>
          </table:table-cell>
          <table:table-cell office:value-type="float" office:value="-151" calcext:value-type="float">
            <text:p>-151</text:p>
          </table:table-cell>
          <table:table-cell table:number-columns-repeated="2" office:value-type="float" office:value="12.583333333283" calcext:value-type="float">
            <text:p>12.583333333283</text:p>
          </table:table-cell>
          <table:table-cell office:value-type="string" calcext:value-type="string">
            <text:p>November 30, 2023 1:10 PM</text:p>
          </table:table-cell>
          <table:table-cell table:formula="of:=LEFT([.V49];SEARCH(&quot; &quot;; [.V49]))" office:value-type="string" office:string-value="November " calcext:value-type="string">
            <text:p>November </text:p>
          </table:table-cell>
          <table:table-cell table:formula="of:=COM.MICROSOFT.SWITCH(TRIM([.W4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49];LEN([.V49]) - SEARCH(&quot; &quot;;[.V49]))" office:value-type="string" office:string-value="30, 2023 1:10 PM" calcext:value-type="string">
            <text:p>30, 2023 1:10 PM</text:p>
          </table:table-cell>
          <table:table-cell table:formula="of:=LEFT([.Y49];SEARCH(&quot;,&quot;; [.Y49])-1)" office:value-type="string" office:string-value="30" calcext:value-type="string">
            <text:p>30</text:p>
          </table:table-cell>
          <table:table-cell table:formula="of:=RIGHT([.Y49];LEN([.Y49]) - SEARCH(&quot; &quot;;[.Y49]))" office:value-type="string" office:string-value="2023 1:10 PM" calcext:value-type="string">
            <text:p>2023 1:10 PM</text:p>
          </table:table-cell>
          <table:table-cell table:formula="of:=LEFT([.AA49];SEARCH(&quot; &quot;; [.AA49])-1)" office:value-type="string" office:string-value="2023" calcext:value-type="string">
            <text:p>2023</text:p>
          </table:table-cell>
          <table:table-cell table:style-name="ce2" table:formula="of:=DATE([.AB49];[.X49];[.Z49])" office:value-type="date" office:date-value="2023-11-30" calcext:value-type="date">
            <text:p>30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49];[.AD49])"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1 Not started</text:p>
          </table:table-cell>
          <table:table-cell table:formula="of:=[.E50]*[.F50]" office:value-type="float" office:value="0.0833333333333333" calcext:value-type="float">
            <text:p>0.0833333333333333</text:p>
          </table:table-cell>
          <table:table-cell/>
          <table:table-cell table:formula="of:=[.K50]/[.O50]" office:value-type="float" office:value="0.0833333333333333" calcext:value-type="float">
            <text:p>0.08</text:p>
          </table:table-cell>
          <table:table-cell table:formula="of:=LEFT([.B50];SEARCH(&quot; &quot;; [.B50]))" office:value-type="string" office:string-value="1 " calcext:value-type="string">
            <text:p>1 </text:p>
          </table:table-cell>
          <table:table-cell office:value-type="float" office:value="9.437499999962" calcext:value-type="float">
            <text:p>9.44</text:p>
          </table:table-cell>
          <table:table-cell table:number-columns-repeated="2"/>
          <table:table-cell office:value-type="string" calcext:value-type="string">
            <text:p>5 - super</text:p>
          </table:table-cell>
          <table:table-cell table:formula="of:=LEFT([.J50];SEARCH(&quot; &quot;; [.J50]))" office:value-type="string" office:string-value="5 " calcext:value-type="string">
            <text:p>5 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ugust 2, 2023 1:00 PM</text:p>
          </table:table-cell>
          <table:table-cell office:value-type="string" calcext:value-type="string">
            <text:p>60 - epic</text:p>
          </table:table-cell>
          <table:table-cell table:formula="of:=LEFT([.N50];SEARCH(&quot; &quot;; [.N50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50];SEARCH(&quot; &quot;; [.Q50]))" office:value-type="string" office:string-value="120 " calcext:value-type="string">
            <text:p>120 </text:p>
          </table:table-cell>
          <table:table-cell office:value-type="float" office:value="-151" calcext:value-type="float">
            <text:p>-151</text:p>
          </table:table-cell>
          <table:table-cell table:number-columns-repeated="2" office:value-type="float" office:value="12.583333333283" calcext:value-type="float">
            <text:p>12.583333333283</text:p>
          </table:table-cell>
          <table:table-cell office:value-type="string" calcext:value-type="string">
            <text:p>November 30, 2023 12:00 PM</text:p>
          </table:table-cell>
          <table:table-cell table:formula="of:=LEFT([.V50];SEARCH(&quot; &quot;; [.V50]))" office:value-type="string" office:string-value="November " calcext:value-type="string">
            <text:p>November </text:p>
          </table:table-cell>
          <table:table-cell table:formula="of:=COM.MICROSOFT.SWITCH(TRIM([.W5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50];LEN([.V50]) - SEARCH(&quot; &quot;;[.V50]))" office:value-type="string" office:string-value="30, 2023 12:00 PM" calcext:value-type="string">
            <text:p>30, 2023 12:00 PM</text:p>
          </table:table-cell>
          <table:table-cell table:formula="of:=LEFT([.Y50];SEARCH(&quot;,&quot;; [.Y50])-1)" office:value-type="string" office:string-value="30" calcext:value-type="string">
            <text:p>30</text:p>
          </table:table-cell>
          <table:table-cell table:formula="of:=RIGHT([.Y50];LEN([.Y50]) - SEARCH(&quot; &quot;;[.Y50]))" office:value-type="string" office:string-value="2023 12:00 PM" calcext:value-type="string">
            <text:p>2023 12:00 PM</text:p>
          </table:table-cell>
          <table:table-cell table:formula="of:=LEFT([.AA50];SEARCH(&quot; &quot;; [.AA50])-1)" office:value-type="string" office:string-value="2023" calcext:value-type="string">
            <text:p>2023</text:p>
          </table:table-cell>
          <table:table-cell table:style-name="ce2" table:formula="of:=DATE([.AB50];[.X50];[.Z50])" office:value-type="date" office:date-value="2023-11-30" calcext:value-type="date">
            <text:p>30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0];[.AD50])"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skills/Asking questions</text:p>
          </table:table-cell>
          <table:table-cell office:value-type="string" calcext:value-type="string">
            <text:p>1 Not started</text:p>
          </table:table-cell>
          <table:table-cell table:formula="of:=[.E51]*[.F51]" office:value-type="float" office:value="0.05" calcext:value-type="float">
            <text:p>0.05</text:p>
          </table:table-cell>
          <table:table-cell/>
          <table:table-cell table:formula="of:=[.K51]/[.O51]" office:value-type="float" office:value="0.05" calcext:value-type="float">
            <text:p>0.05</text:p>
          </table:table-cell>
          <table:table-cell table:formula="of:=LEFT([.B51];SEARCH(&quot; &quot;; [.B51]))" office:value-type="string" office:string-value="1 " calcext:value-type="string">
            <text:p>1 </text:p>
          </table:table-cell>
          <table:table-cell office:value-type="float" office:value="9.3" calcext:value-type="float">
            <text:p>9.30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3 - very</text:p>
          </table:table-cell>
          <table:table-cell table:formula="of:=LEFT([.J51];SEARCH(&quot; &quot;; [.J51]))" office:value-type="string" office:string-value="3 " calcext:value-type="string">
            <text:p>3 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July 25, 2023 11:21 PM</text:p>
          </table:table-cell>
          <table:table-cell office:value-type="string" calcext:value-type="string">
            <text:p>60 - epic</text:p>
          </table:table-cell>
          <table:table-cell table:formula="of:=LEFT([.N51];SEARCH(&quot; &quot;; [.N51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51];SEARCH(&quot; &quot;; [.Q51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string" calcext:value-type="string">
            <text:p>August 24, 2023 11:21 PM</text:p>
          </table:table-cell>
          <table:table-cell table:formula="of:=LEFT([.V51];SEARCH(&quot; &quot;; [.V51]))" office:value-type="string" office:string-value="August " calcext:value-type="string">
            <text:p>August </text:p>
          </table:table-cell>
          <table:table-cell table:formula="of:=COM.MICROSOFT.SWITCH(TRIM([.W5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51];LEN([.V51]) - SEARCH(&quot; &quot;;[.V51]))" office:value-type="string" office:string-value="24, 2023 11:21 PM" calcext:value-type="string">
            <text:p>24, 2023 11:21 PM</text:p>
          </table:table-cell>
          <table:table-cell table:formula="of:=LEFT([.Y51];SEARCH(&quot;,&quot;; [.Y51])-1)" office:value-type="string" office:string-value="24" calcext:value-type="string">
            <text:p>24</text:p>
          </table:table-cell>
          <table:table-cell table:formula="of:=RIGHT([.Y51];LEN([.Y51]) - SEARCH(&quot; &quot;;[.Y51]))" office:value-type="string" office:string-value="2023 11:21 PM" calcext:value-type="string">
            <text:p>2023 11:21 PM</text:p>
          </table:table-cell>
          <table:table-cell table:formula="of:=LEFT([.AA51];SEARCH(&quot; &quot;; [.AA51])-1)" office:value-type="string" office:string-value="2023" calcext:value-type="string">
            <text:p>2023</text:p>
          </table:table-cell>
          <table:table-cell table:style-name="ce2" table:formula="of:=DATE([.AB51];[.X51];[.Z51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1];[.AD51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social joy what?</text:p>
          </table:table-cell>
          <table:table-cell office:value-type="string" calcext:value-type="string">
            <text:p>1 Not started</text:p>
          </table:table-cell>
          <table:table-cell table:formula="of:=[.E52]*[.F52]" office:value-type="float" office:value="0.333333333333333" calcext:value-type="float">
            <text:p>0.333333333333333</text:p>
          </table:table-cell>
          <table:table-cell/>
          <table:table-cell table:formula="of:=[.K52]/[.O52]" office:value-type="float" office:value="0.333333333333333" calcext:value-type="float">
            <text:p>0.33</text:p>
          </table:table-cell>
          <table:table-cell table:formula="of:=LEFT([.B52];SEARCH(&quot; &quot;; [.B52]))" office:value-type="string" office:string-value="1 " calcext:value-type="string">
            <text:p>1 </text:p>
          </table:table-cell>
          <table:table-cell office:value-type="float" office:value="8.999999999991" calcext:value-type="float">
            <text:p>9.00</text:p>
          </table:table-cell>
          <table:table-cell/>
          <table:table-cell office:value-type="string" calcext:value-type="string">
            <text:p>growth, self-care</text:p>
          </table:table-cell>
          <table:table-cell office:value-type="string" calcext:value-type="string">
            <text:p>5 - super</text:p>
          </table:table-cell>
          <table:table-cell table:formula="of:=LEFT([.J52];SEARCH(&quot; &quot;; [.J52]))" office:value-type="string" office:string-value="5 " calcext:value-type="string">
            <text:p>5 </text:p>
          </table:table-cell>
          <table:table-cell office:value-type="string" calcext:value-type="string">
            <text:p>goals, health, skills, social</text:p>
          </table:table-cell>
          <table:table-cell office:value-type="string" calcext:value-type="string">
            <text:p>March 2, 2024 9:36 PM</text:p>
          </table:table-cell>
          <table:table-cell office:value-type="string" calcext:value-type="string">
            <text:p>15 - quest</text:p>
          </table:table-cell>
          <table:table-cell table:formula="of:=LEFT([.N52];SEARCH(&quot; &quot;; [.N52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52];SEARCH(&quot; &quot;; [.Q52]))" office:value-type="string" office:string-value="30 " calcext:value-type="string">
            <text:p>30 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8.999999999991" calcext:value-type="float">
            <text:p>8.999999999991</text:p>
          </table:table-cell>
          <table:table-cell office:value-type="string" calcext:value-type="string">
            <text:p>April 1, 2024 10:36 PM</text:p>
          </table:table-cell>
          <table:table-cell table:formula="of:=LEFT([.V52];SEARCH(&quot; &quot;; [.V52]))" office:value-type="string" office:string-value="April " calcext:value-type="string">
            <text:p>April </text:p>
          </table:table-cell>
          <table:table-cell table:formula="of:=COM.MICROSOFT.SWITCH(TRIM([.W5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4" calcext:value-type="float">
            <text:p>4</text:p>
          </table:table-cell>
          <table:table-cell table:formula="of:=RIGHT([.V52];LEN([.V52]) - SEARCH(&quot; &quot;;[.V52]))" office:value-type="string" office:string-value="1, 2024 10:36 PM" calcext:value-type="string">
            <text:p>1, 2024 10:36 PM</text:p>
          </table:table-cell>
          <table:table-cell table:formula="of:=LEFT([.Y52];SEARCH(&quot;,&quot;; [.Y52])-1)" office:value-type="string" office:string-value="1" calcext:value-type="string">
            <text:p>1</text:p>
          </table:table-cell>
          <table:table-cell table:formula="of:=RIGHT([.Y52];LEN([.Y52]) - SEARCH(&quot; &quot;;[.Y52]))" office:value-type="string" office:string-value="2024 10:36 PM" calcext:value-type="string">
            <text:p>2024 10:36 PM</text:p>
          </table:table-cell>
          <table:table-cell table:formula="of:=LEFT([.AA52];SEARCH(&quot; &quot;; [.AA52])-1)" office:value-type="string" office:string-value="2024" calcext:value-type="string">
            <text:p>2024</text:p>
          </table:table-cell>
          <table:table-cell table:style-name="ce2" table:formula="of:=DATE([.AB52];[.X52];[.Z52])" office:value-type="date" office:date-value="2024-04-01" calcext:value-type="date">
            <text:p>01/04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2];[.AD52])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Managing my habits</text:p>
          </table:table-cell>
          <table:table-cell office:value-type="string" calcext:value-type="string">
            <text:p>1 waiting</text:p>
          </table:table-cell>
          <table:table-cell table:formula="of:=[.E53]*[.F53]" office:value-type="float" office:value="0.0333333333333333" calcext:value-type="float">
            <text:p>0.0333333333333333</text:p>
          </table:table-cell>
          <table:table-cell/>
          <table:table-cell table:formula="of:=[.K53]/[.O53]" office:value-type="float" office:value="0.0333333333333333" calcext:value-type="float">
            <text:p>0.03</text:p>
          </table:table-cell>
          <table:table-cell table:formula="of:=LEFT([.B53];SEARCH(&quot; &quot;; [.B53]))" office:value-type="string" office:string-value="1 " calcext:value-type="string">
            <text:p>1 </text:p>
          </table:table-cell>
          <table:table-cell office:value-type="float" office:value="8.033333333253" calcext:value-type="float">
            <text:p>8.03</text:p>
          </table:table-cell>
          <table:table-cell table:number-columns-repeated="2"/>
          <table:table-cell office:value-type="string" calcext:value-type="string">
            <text:p>5 - super</text:p>
          </table:table-cell>
          <table:table-cell table:formula="of:=LEFT([.J53];SEARCH(&quot; &quot;; [.J53]))" office:value-type="string" office:string-value="5 " calcext:value-type="string">
            <text:p>5 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August 2, 2023 12:07 AM</text:p>
          </table:table-cell>
          <table:table-cell office:value-type="string" calcext:value-type="string">
            <text:p>150 - ongoing</text:p>
          </table:table-cell>
          <table:table-cell table:formula="of:=LEFT([.N53];SEARCH(&quot; &quot;; [.N53]))" office:value-type="string" office:string-value="150 " calcext:value-type="string">
            <text:p>15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53];SEARCH(&quot; &quot;; [.Q53]))" office:value-type="string" office:string-value="30 " calcext:value-type="string">
            <text:p>30 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8.033333333253" calcext:value-type="float">
            <text:p>8.033333333253</text:p>
          </table:table-cell>
          <table:table-cell office:value-type="string" calcext:value-type="string">
            <text:p>September 1, 2023 12:07 AM</text:p>
          </table:table-cell>
          <table:table-cell table:formula="of:=LEFT([.V53];SEARCH(&quot; &quot;; [.V53]))" office:value-type="string" office:string-value="September " calcext:value-type="string">
            <text:p>September </text:p>
          </table:table-cell>
          <table:table-cell table:formula="of:=COM.MICROSOFT.SWITCH(TRIM([.W5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53];LEN([.V53]) - SEARCH(&quot; &quot;;[.V53]))" office:value-type="string" office:string-value="1, 2023 12:07 AM" calcext:value-type="string">
            <text:p>1, 2023 12:07 AM</text:p>
          </table:table-cell>
          <table:table-cell table:formula="of:=LEFT([.Y53];SEARCH(&quot;,&quot;; [.Y53])-1)" office:value-type="string" office:string-value="1" calcext:value-type="string">
            <text:p>1</text:p>
          </table:table-cell>
          <table:table-cell table:formula="of:=RIGHT([.Y53];LEN([.Y53]) - SEARCH(&quot; &quot;;[.Y53]))" office:value-type="string" office:string-value="2023 12:07 AM" calcext:value-type="string">
            <text:p>2023 12:07 AM</text:p>
          </table:table-cell>
          <table:table-cell table:formula="of:=LEFT([.AA53];SEARCH(&quot; &quot;; [.AA53])-1)" office:value-type="string" office:string-value="2023" calcext:value-type="string">
            <text:p>2023</text:p>
          </table:table-cell>
          <table:table-cell table:style-name="ce2" table:formula="of:=DATE([.AB53];[.X53];[.Z53])" office:value-type="date" office:date-value="2023-09-01" calcext:value-type="date">
            <text:p>01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3];[.AD53])"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vimify</text:p>
          </table:table-cell>
          <table:table-cell office:value-type="string" calcext:value-type="string">
            <text:p>1 Research</text:p>
          </table:table-cell>
          <table:table-cell table:formula="of:=[.E54]*[.F54]" office:value-type="float" office:value="0.05" calcext:value-type="float">
            <text:p>0.05</text:p>
          </table:table-cell>
          <table:table-cell/>
          <table:table-cell table:formula="of:=[.K54]/[.O54]" office:value-type="float" office:value="0.05" calcext:value-type="float">
            <text:p>0.05</text:p>
          </table:table-cell>
          <table:table-cell table:formula="of:=LEFT([.B54];SEARCH(&quot; &quot;; [.B54]))" office:value-type="string" office:string-value="1 " calcext:value-type="string">
            <text:p>1 </text:p>
          </table:table-cell>
          <table:table-cell office:value-type="float" office:value="3.775" calcext:value-type="float">
            <text:p>3.78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3 - very</text:p>
          </table:table-cell>
          <table:table-cell table:formula="of:=LEFT([.J54];SEARCH(&quot; &quot;; [.J54]))" office:value-type="string" office:string-value="3 " calcext:value-type="string">
            <text:p>3 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ugust 2, 2023 1:40 PM</text:p>
          </table:table-cell>
          <table:table-cell office:value-type="string" calcext:value-type="string">
            <text:p>60 - epic</text:p>
          </table:table-cell>
          <table:table-cell table:formula="of:=LEFT([.N54];SEARCH(&quot; &quot;; [.N54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54];SEARCH(&quot; &quot;; [.Q54]))" office:value-type="string" office:string-value="120 " calcext:value-type="string">
            <text:p>120 </text:p>
          </table:table-cell>
          <table:table-cell office:value-type="float" office:value="-151" calcext:value-type="float">
            <text:p>-151</text:p>
          </table:table-cell>
          <table:table-cell table:number-columns-repeated="2" office:value-type="float" office:value="7.55" calcext:value-type="float">
            <text:p>7.55</text:p>
          </table:table-cell>
          <table:table-cell office:value-type="string" calcext:value-type="string">
            <text:p>November 30, 2023 12:40 PM</text:p>
          </table:table-cell>
          <table:table-cell table:formula="of:=LEFT([.V54];SEARCH(&quot; &quot;; [.V54]))" office:value-type="string" office:string-value="November " calcext:value-type="string">
            <text:p>November </text:p>
          </table:table-cell>
          <table:table-cell table:formula="of:=COM.MICROSOFT.SWITCH(TRIM([.W5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54];LEN([.V54]) - SEARCH(&quot; &quot;;[.V54]))" office:value-type="string" office:string-value="30, 2023 12:40 PM" calcext:value-type="string">
            <text:p>30, 2023 12:40 PM</text:p>
          </table:table-cell>
          <table:table-cell table:formula="of:=LEFT([.Y54];SEARCH(&quot;,&quot;; [.Y54])-1)" office:value-type="string" office:string-value="30" calcext:value-type="string">
            <text:p>30</text:p>
          </table:table-cell>
          <table:table-cell table:formula="of:=RIGHT([.Y54];LEN([.Y54]) - SEARCH(&quot; &quot;;[.Y54]))" office:value-type="string" office:string-value="2023 12:40 PM" calcext:value-type="string">
            <text:p>2023 12:40 PM</text:p>
          </table:table-cell>
          <table:table-cell table:formula="of:=LEFT([.AA54];SEARCH(&quot; &quot;; [.AA54])-1)" office:value-type="string" office:string-value="2023" calcext:value-type="string">
            <text:p>2023</text:p>
          </table:table-cell>
          <table:table-cell table:style-name="ce2" table:formula="of:=DATE([.AB54];[.X54];[.Z54])" office:value-type="date" office:date-value="2023-11-30" calcext:value-type="date">
            <text:p>30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4];[.AD54])"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SPEX Vanilla</text:p>
          </table:table-cell>
          <table:table-cell office:value-type="string" calcext:value-type="string">
            <text:p>1 - In progress</text:p>
          </table:table-cell>
          <table:table-cell table:formula="of:=[.E55]*[.F55]" office:value-type="float" office:value="0.05" calcext:value-type="float">
            <text:p>0.05</text:p>
          </table:table-cell>
          <table:table-cell/>
          <table:table-cell table:formula="of:=[.K55]/[.O55]" office:value-type="float" office:value="0.05" calcext:value-type="float">
            <text:p>0.05</text:p>
          </table:table-cell>
          <table:table-cell table:formula="of:=LEFT([.B55];SEARCH(&quot; &quot;; [.B55]))" office:value-type="string" office:string-value="1 " calcext:value-type="string">
            <text:p>1 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ebruary 29, 2024</text:p>
          </table:table-cell>
          <table:table-cell/>
          <table:table-cell office:value-type="string" calcext:value-type="string">
            <text:p>3 - very</text:p>
          </table:table-cell>
          <table:table-cell table:formula="of:=LEFT([.J55];SEARCH(&quot; &quot;; [.J55]))" office:value-type="string" office:string-value="3 " calcext:value-type="string">
            <text:p>3 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eptember 6, 2023 1:31 PM</text:p>
          </table:table-cell>
          <table:table-cell office:value-type="string" calcext:value-type="string">
            <text:p>60 - epic</text:p>
          </table:table-cell>
          <table:table-cell table:formula="of:=LEFT([.N55];SEARCH(&quot; &quot;; [.N55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55];SEARCH(&quot; &quot;; [.Q55]))" office:value-type="string" office:string-value="7 " calcext:value-type="string">
            <text:p>7 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ptember 13, 2023 1:31 PM</text:p>
          </table:table-cell>
          <table:table-cell table:formula="of:=LEFT([.V55];SEARCH(&quot; &quot;; [.V55]))" office:value-type="string" office:string-value="September " calcext:value-type="string">
            <text:p>September </text:p>
          </table:table-cell>
          <table:table-cell table:formula="of:=COM.MICROSOFT.SWITCH(TRIM([.W5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55];LEN([.V55]) - SEARCH(&quot; &quot;;[.V55]))" office:value-type="string" office:string-value="13, 2023 1:31 PM" calcext:value-type="string">
            <text:p>13, 2023 1:31 PM</text:p>
          </table:table-cell>
          <table:table-cell table:formula="of:=LEFT([.Y55];SEARCH(&quot;,&quot;; [.Y55])-1)" office:value-type="string" office:string-value="13" calcext:value-type="string">
            <text:p>13</text:p>
          </table:table-cell>
          <table:table-cell table:formula="of:=RIGHT([.Y55];LEN([.Y55]) - SEARCH(&quot; &quot;;[.Y55]))" office:value-type="string" office:string-value="2023 1:31 PM" calcext:value-type="string">
            <text:p>2023 1:31 PM</text:p>
          </table:table-cell>
          <table:table-cell table:formula="of:=LEFT([.AA55];SEARCH(&quot; &quot;; [.AA55])-1)" office:value-type="string" office:string-value="2023" calcext:value-type="string">
            <text:p>2023</text:p>
          </table:table-cell>
          <table:table-cell table:style-name="ce2" table:formula="of:=DATE([.AB55];[.X55];[.Z55])" office:value-type="date" office:date-value="2023-09-13" calcext:value-type="date">
            <text:p>13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5];[.AD55])" office:value-type="float" office:value="-229" calcext:value-type="float">
            <text:p>-229</text:p>
          </table:table-cell>
        </table:table-row>
        <table:table-row table:style-name="ro1">
          <table:table-cell office:value-type="string" calcext:value-type="string">
            <text:p>new job</text:p>
          </table:table-cell>
          <table:table-cell office:value-type="string" calcext:value-type="string">
            <text:p>1 Not started</text:p>
          </table:table-cell>
          <table:table-cell table:formula="of:=[.E56]*[.F56]" office:value-type="float" office:value="0.0833333333333333" calcext:value-type="float">
            <text:p>0.0833333333333333</text:p>
          </table:table-cell>
          <table:table-cell/>
          <table:table-cell table:formula="of:=[.K56]/[.O56]" office:value-type="float" office:value="0.0833333333333333" calcext:value-type="float">
            <text:p>0.08</text:p>
          </table:table-cell>
          <table:table-cell table:formula="of:=LEFT([.B56];SEARCH(&quot; &quot;; [.B56]))" office:value-type="string" office:string-value="1 " calcext:value-type="string">
            <text:p>1 </text:p>
          </table:table-cell>
          <table:table-cell office:value-type="float" office:value="2.249999999991" calcext:value-type="float">
            <text:p>2.25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56];SEARCH(&quot; &quot;; [.J56]))" office:value-type="string" office:string-value="5 " calcext:value-type="string">
            <text:p>5 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March 2, 2024 9:34 PM</text:p>
          </table:table-cell>
          <table:table-cell office:value-type="string" calcext:value-type="string">
            <text:p>60 - epic</text:p>
          </table:table-cell>
          <table:table-cell table:formula="of:=LEFT([.N56];SEARCH(&quot; &quot;; [.N56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56];SEARCH(&quot; &quot;; [.Q56]))" office:value-type="string" office:string-value="30 " calcext:value-type="string">
            <text:p>30 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2.249999999991" calcext:value-type="float">
            <text:p>2.249999999991</text:p>
          </table:table-cell>
          <table:table-cell office:value-type="string" calcext:value-type="string">
            <text:p>April 1, 2024 10:34 PM</text:p>
          </table:table-cell>
          <table:table-cell table:formula="of:=LEFT([.V56];SEARCH(&quot; &quot;; [.V56]))" office:value-type="string" office:string-value="April " calcext:value-type="string">
            <text:p>April </text:p>
          </table:table-cell>
          <table:table-cell table:formula="of:=COM.MICROSOFT.SWITCH(TRIM([.W5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4" calcext:value-type="float">
            <text:p>4</text:p>
          </table:table-cell>
          <table:table-cell table:formula="of:=RIGHT([.V56];LEN([.V56]) - SEARCH(&quot; &quot;;[.V56]))" office:value-type="string" office:string-value="1, 2024 10:34 PM" calcext:value-type="string">
            <text:p>1, 2024 10:34 PM</text:p>
          </table:table-cell>
          <table:table-cell table:formula="of:=LEFT([.Y56];SEARCH(&quot;,&quot;; [.Y56])-1)" office:value-type="string" office:string-value="1" calcext:value-type="string">
            <text:p>1</text:p>
          </table:table-cell>
          <table:table-cell table:formula="of:=RIGHT([.Y56];LEN([.Y56]) - SEARCH(&quot; &quot;;[.Y56]))" office:value-type="string" office:string-value="2024 10:34 PM" calcext:value-type="string">
            <text:p>2024 10:34 PM</text:p>
          </table:table-cell>
          <table:table-cell table:formula="of:=LEFT([.AA56];SEARCH(&quot; &quot;; [.AA56])-1)" office:value-type="string" office:string-value="2024" calcext:value-type="string">
            <text:p>2024</text:p>
          </table:table-cell>
          <table:table-cell table:style-name="ce2" table:formula="of:=DATE([.AB56];[.X56];[.Z56])" office:value-type="date" office:date-value="2024-04-01" calcext:value-type="date">
            <text:p>01/04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6];[.AD56])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habits/Order+Cleanliness</text:p>
          </table:table-cell>
          <table:table-cell office:value-type="string" calcext:value-type="string">
            <text:p>1 Planning</text:p>
          </table:table-cell>
          <table:table-cell table:formula="of:=[.E57]*[.F57]" office:value-type="float" office:value="0.02" calcext:value-type="float">
            <text:p>0.02</text:p>
          </table:table-cell>
          <table:table-cell/>
          <table:table-cell table:formula="of:=[.K57]/[.O57]" office:value-type="float" office:value="0.02" calcext:value-type="float">
            <text:p>0.02</text:p>
          </table:table-cell>
          <table:table-cell table:formula="of:=LEFT([.B57];SEARCH(&quot; &quot;; [.B57]))" office:value-type="string" office:string-value="1 " calcext:value-type="string">
            <text:p>1 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office:value-type="string" calcext:value-type="string">
            <text:p>3 - very</text:p>
          </table:table-cell>
          <table:table-cell table:formula="of:=LEFT([.J57];SEARCH(&quot; &quot;; [.J57]))" office:value-type="string" office:string-value="3 " calcext:value-type="string">
            <text:p>3 </text:p>
          </table:table-cell>
          <table:table-cell office:value-type="string" calcext:value-type="string">
            <text:p>habits</text:p>
          </table:table-cell>
          <table:table-cell office:value-type="string" calcext:value-type="string">
            <text:p>July 25, 2023 11:13 PM</text:p>
          </table:table-cell>
          <table:table-cell office:value-type="string" calcext:value-type="string">
            <text:p>150 - ongoing</text:p>
          </table:table-cell>
          <table:table-cell table:formula="of:=LEFT([.N57];SEARCH(&quot; &quot;; [.N57]))" office:value-type="string" office:string-value="150 " calcext:value-type="string">
            <text:p>15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57];SEARCH(&quot; &quot;; [.Q57]))" office:value-type="string" office:string-value="120 " calcext:value-type="string">
            <text:p>120 </text:p>
          </table:table-cell>
          <table:table-cell office:value-type="float" office:value="-158" calcext:value-type="float">
            <text:p>-158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string" calcext:value-type="string">
            <text:p>November 22, 2023 10:13 PM</text:p>
          </table:table-cell>
          <table:table-cell table:formula="of:=LEFT([.V57];SEARCH(&quot; &quot;; [.V57]))" office:value-type="string" office:string-value="November " calcext:value-type="string">
            <text:p>November </text:p>
          </table:table-cell>
          <table:table-cell table:formula="of:=COM.MICROSOFT.SWITCH(TRIM([.W5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57];LEN([.V57]) - SEARCH(&quot; &quot;;[.V57]))" office:value-type="string" office:string-value="22, 2023 10:13 PM" calcext:value-type="string">
            <text:p>22, 2023 10:13 PM</text:p>
          </table:table-cell>
          <table:table-cell table:formula="of:=LEFT([.Y57];SEARCH(&quot;,&quot;; [.Y57])-1)" office:value-type="string" office:string-value="22" calcext:value-type="string">
            <text:p>22</text:p>
          </table:table-cell>
          <table:table-cell table:formula="of:=RIGHT([.Y57];LEN([.Y57]) - SEARCH(&quot; &quot;;[.Y57]))" office:value-type="string" office:string-value="2023 10:13 PM" calcext:value-type="string">
            <text:p>2023 10:13 PM</text:p>
          </table:table-cell>
          <table:table-cell table:formula="of:=LEFT([.AA57];SEARCH(&quot; &quot;; [.AA57])-1)" office:value-type="string" office:string-value="2023" calcext:value-type="string">
            <text:p>2023</text:p>
          </table:table-cell>
          <table:table-cell table:style-name="ce2" table:formula="of:=DATE([.AB57];[.X57];[.Z57])" office:value-type="date" office:date-value="2023-11-22" calcext:value-type="date">
            <text:p>22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7];[.AD57])" office:value-type="float" office:value="-159" calcext:value-type="float">
            <text:p>-159</text:p>
          </table:table-cell>
        </table:table-row>
        <table:table-row table:style-name="ro1">
          <table:table-cell office:value-type="string" calcext:value-type="string">
            <text:p>pacing</text:p>
          </table:table-cell>
          <table:table-cell office:value-type="string" calcext:value-type="string">
            <text:p>1 Planning</text:p>
          </table:table-cell>
          <table:table-cell table:formula="of:=[.E58]*[.F58]" office:value-type="float" office:value="0.02" calcext:value-type="float">
            <text:p>0.02</text:p>
          </table:table-cell>
          <table:table-cell/>
          <table:table-cell table:formula="of:=[.K58]/[.O58]" office:value-type="float" office:value="0.02" calcext:value-type="float">
            <text:p>0.02</text:p>
          </table:table-cell>
          <table:table-cell table:formula="of:=LEFT([.B58];SEARCH(&quot; &quot;; [.B58]))" office:value-type="string" office:string-value="1 " calcext:value-type="string">
            <text:p>1 </text:p>
          </table:table-cell>
          <table:table-cell office:value-type="float" office:value="1.51" calcext:value-type="float">
            <text:p>1.51</text:p>
          </table:table-cell>
          <table:table-cell table:number-columns-repeated="2"/>
          <table:table-cell office:value-type="string" calcext:value-type="string">
            <text:p>3 - very</text:p>
          </table:table-cell>
          <table:table-cell table:formula="of:=LEFT([.J58];SEARCH(&quot; &quot;; [.J58]))" office:value-type="string" office:string-value="3 " calcext:value-type="string">
            <text:p>3 </text:p>
          </table:table-cell>
          <table:table-cell office:value-type="string" calcext:value-type="string">
            <text:p>habits</text:p>
          </table:table-cell>
          <table:table-cell office:value-type="string" calcext:value-type="string">
            <text:p>August 2, 2023 1:10 PM</text:p>
          </table:table-cell>
          <table:table-cell office:value-type="string" calcext:value-type="string">
            <text:p>150 - ongoing</text:p>
          </table:table-cell>
          <table:table-cell table:formula="of:=LEFT([.N58];SEARCH(&quot; &quot;; [.N58]))" office:value-type="string" office:string-value="150 " calcext:value-type="string">
            <text:p>15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58];SEARCH(&quot; &quot;; [.Q58]))" office:value-type="string" office:string-value="120 " calcext:value-type="string">
            <text:p>120 </text:p>
          </table:table-cell>
          <table:table-cell office:value-type="float" office:value="-151" calcext:value-type="float">
            <text:p>-151</text:p>
          </table:table-cell>
          <table:table-cell table:number-columns-repeated="2" office:value-type="float" office:value="3.02" calcext:value-type="float">
            <text:p>3.02</text:p>
          </table:table-cell>
          <table:table-cell office:value-type="string" calcext:value-type="string">
            <text:p>November 30, 2023 12:10 PM</text:p>
          </table:table-cell>
          <table:table-cell table:formula="of:=LEFT([.V58];SEARCH(&quot; &quot;; [.V58]))" office:value-type="string" office:string-value="November " calcext:value-type="string">
            <text:p>November </text:p>
          </table:table-cell>
          <table:table-cell table:formula="of:=COM.MICROSOFT.SWITCH(TRIM([.W5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58];LEN([.V58]) - SEARCH(&quot; &quot;;[.V58]))" office:value-type="string" office:string-value="30, 2023 12:10 PM" calcext:value-type="string">
            <text:p>30, 2023 12:10 PM</text:p>
          </table:table-cell>
          <table:table-cell table:formula="of:=LEFT([.Y58];SEARCH(&quot;,&quot;; [.Y58])-1)" office:value-type="string" office:string-value="30" calcext:value-type="string">
            <text:p>30</text:p>
          </table:table-cell>
          <table:table-cell table:formula="of:=RIGHT([.Y58];LEN([.Y58]) - SEARCH(&quot; &quot;;[.Y58]))" office:value-type="string" office:string-value="2023 12:10 PM" calcext:value-type="string">
            <text:p>2023 12:10 PM</text:p>
          </table:table-cell>
          <table:table-cell table:formula="of:=LEFT([.AA58];SEARCH(&quot; &quot;; [.AA58])-1)" office:value-type="string" office:string-value="2023" calcext:value-type="string">
            <text:p>2023</text:p>
          </table:table-cell>
          <table:table-cell table:style-name="ce2" table:formula="of:=DATE([.AB58];[.X58];[.Z58])" office:value-type="date" office:date-value="2023-11-30" calcext:value-type="date">
            <text:p>30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8];[.AD58])"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Group therapy finden </text:p>
          </table:table-cell>
          <table:table-cell office:value-type="string" calcext:value-type="string">
            <text:p>1 Next</text:p>
          </table:table-cell>
          <table:table-cell table:formula="of:=[.E59]*[.F59]" office:value-type="float" office:value="0.05" calcext:value-type="float">
            <text:p>0.05</text:p>
          </table:table-cell>
          <table:table-cell/>
          <table:table-cell table:formula="of:=[.K59]/[.O59]" office:value-type="float" office:value="0.05" calcext:value-type="float">
            <text:p>0.05</text:p>
          </table:table-cell>
          <table:table-cell table:formula="of:=LEFT([.B59];SEARCH(&quot; &quot;; [.B59]))" office:value-type="string" office:string-value="1 " calcext:value-type="string">
            <text:p>1 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string" calcext:value-type="string">
            <text:p>growth, self-care</text:p>
          </table:table-cell>
          <table:table-cell office:value-type="string" calcext:value-type="string">
            <text:p>3 - very</text:p>
          </table:table-cell>
          <table:table-cell table:formula="of:=LEFT([.J59];SEARCH(&quot; &quot;; [.J59]))" office:value-type="string" office:string-value="3 " calcext:value-type="string">
            <text:p>3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cember 9, 2023 9:40 AM</text:p>
          </table:table-cell>
          <table:table-cell office:value-type="string" calcext:value-type="string">
            <text:p>60 – epic</text:p>
          </table:table-cell>
          <table:table-cell table:formula="of:=LEFT([.N59];SEARCH(&quot; &quot;; [.N59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59];SEARCH(&quot; &quot;; [.Q59]))" office:value-type="string" office:string-value="30 " calcext:value-type="string">
            <text:p>30 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uary 8, 2024 9:40 AM</text:p>
          </table:table-cell>
          <table:table-cell table:formula="of:=LEFT([.V59];SEARCH(&quot; &quot;; [.V59]))" office:value-type="string" office:string-value="January " calcext:value-type="string">
            <text:p>January </text:p>
          </table:table-cell>
          <table:table-cell table:formula="of:=COM.MICROSOFT.SWITCH(TRIM([.W5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59];LEN([.V59]) - SEARCH(&quot; &quot;;[.V59]))" office:value-type="string" office:string-value="8, 2024 9:40 AM" calcext:value-type="string">
            <text:p>8, 2024 9:40 AM</text:p>
          </table:table-cell>
          <table:table-cell table:formula="of:=LEFT([.Y59];SEARCH(&quot;,&quot;; [.Y59])-1)" office:value-type="string" office:string-value="8" calcext:value-type="string">
            <text:p>8</text:p>
          </table:table-cell>
          <table:table-cell table:formula="of:=RIGHT([.Y59];LEN([.Y59]) - SEARCH(&quot; &quot;;[.Y59]))" office:value-type="string" office:string-value="2024 9:40 AM" calcext:value-type="string">
            <text:p>2024 9:40 AM</text:p>
          </table:table-cell>
          <table:table-cell table:formula="of:=LEFT([.AA59];SEARCH(&quot; &quot;; [.AA59])-1)" office:value-type="string" office:string-value="2024" calcext:value-type="string">
            <text:p>2024</text:p>
          </table:table-cell>
          <table:table-cell table:style-name="ce2" table:formula="of:=DATE([.AB59];[.X59];[.Z59])" office:value-type="date" office:date-value="2024-01-08" calcext:value-type="date">
            <text:p>08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59];[.AD59])"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carreer/feelsify</text:p>
          </table:table-cell>
          <table:table-cell office:value-type="string" calcext:value-type="string">
            <text:p>1 waiting</text:p>
          </table:table-cell>
          <table:table-cell table:formula="of:=[.E60]*[.F60]" office:value-type="float" office:value="0.0166666666666667" calcext:value-type="float">
            <text:p>0.0166666666666667</text:p>
          </table:table-cell>
          <table:table-cell/>
          <table:table-cell table:formula="of:=[.K60]/[.O60]" office:value-type="float" office:value="0.0166666666666667" calcext:value-type="float">
            <text:p>0.02</text:p>
          </table:table-cell>
          <table:table-cell table:formula="of:=LEFT([.B60];SEARCH(&quot; &quot;; [.B60]))" office:value-type="string" office:string-value="1 " calcext:value-type="string">
            <text:p>1 </text:p>
          </table:table-cell>
          <table:table-cell office:value-type="float" office:value="-0.675000000013" calcext:value-type="float">
            <text:p>-0.68</text:p>
          </table:table-cell>
          <table:table-cell table:number-columns-repeated="2"/>
          <table:table-cell office:value-type="string" calcext:value-type="string">
            <text:p>1 - no</text:p>
          </table:table-cell>
          <table:table-cell table:formula="of:=LEFT([.J60];SEARCH(&quot; &quot;; [.J60]))" office:value-type="string" office:string-value="1 " calcext:value-type="string">
            <text:p>1 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July 25, 2023 11:23 PM</text:p>
          </table:table-cell>
          <table:table-cell office:value-type="string" calcext:value-type="string">
            <text:p>60 - epic</text:p>
          </table:table-cell>
          <table:table-cell table:formula="of:=LEFT([.N60];SEARCH(&quot; &quot;; [.N60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60 - this year</text:p>
          </table:table-cell>
          <table:table-cell table:formula="of:=LEFT([.Q60];SEARCH(&quot; &quot;; [.Q60]))" office:value-type="string" office:string-value="360 " calcext:value-type="string">
            <text:p>360 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-1.350000000027" calcext:value-type="float">
            <text:p>-1.350000000027</text:p>
          </table:table-cell>
          <table:table-cell office:value-type="string" calcext:value-type="string">
            <text:p>July 19, 2024 11:23 PM</text:p>
          </table:table-cell>
          <table:table-cell table:formula="of:=LEFT([.V60];SEARCH(&quot; &quot;; [.V60]))" office:value-type="string" office:string-value="July " calcext:value-type="string">
            <text:p>July </text:p>
          </table:table-cell>
          <table:table-cell table:formula="of:=COM.MICROSOFT.SWITCH(TRIM([.W6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7" calcext:value-type="float">
            <text:p>7</text:p>
          </table:table-cell>
          <table:table-cell table:formula="of:=RIGHT([.V60];LEN([.V60]) - SEARCH(&quot; &quot;;[.V60]))" office:value-type="string" office:string-value="19, 2024 11:23 PM" calcext:value-type="string">
            <text:p>19, 2024 11:23 PM</text:p>
          </table:table-cell>
          <table:table-cell table:formula="of:=LEFT([.Y60];SEARCH(&quot;,&quot;; [.Y60])-1)" office:value-type="string" office:string-value="19" calcext:value-type="string">
            <text:p>19</text:p>
          </table:table-cell>
          <table:table-cell table:formula="of:=RIGHT([.Y60];LEN([.Y60]) - SEARCH(&quot; &quot;;[.Y60]))" office:value-type="string" office:string-value="2024 11:23 PM" calcext:value-type="string">
            <text:p>2024 11:23 PM</text:p>
          </table:table-cell>
          <table:table-cell table:formula="of:=LEFT([.AA60];SEARCH(&quot; &quot;; [.AA60])-1)" office:value-type="string" office:string-value="2024" calcext:value-type="string">
            <text:p>2024</text:p>
          </table:table-cell>
          <table:table-cell table:style-name="ce2" table:formula="of:=DATE([.AB60];[.X60];[.Z60])" office:value-type="date" office:date-value="2024-07-19" calcext:value-type="date">
            <text:p>19/07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0];[.AD60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areer/blogOneLearningADay</text:p>
          </table:table-cell>
          <table:table-cell office:value-type="string" calcext:value-type="string">
            <text:p>1 waiting</text:p>
          </table:table-cell>
          <table:table-cell table:formula="of:=[.E61]*[.F61]" office:value-type="float" office:value="0.0333333333333333" calcext:value-type="float">
            <text:p>0.0333333333333333</text:p>
          </table:table-cell>
          <table:table-cell/>
          <table:table-cell table:formula="of:=[.K61]/[.O61]" office:value-type="float" office:value="0.0333333333333333" calcext:value-type="float">
            <text:p>0.03</text:p>
          </table:table-cell>
          <table:table-cell table:formula="of:=LEFT([.B61];SEARCH(&quot; &quot;; [.B61]))" office:value-type="string" office:string-value="1 " calcext:value-type="string">
            <text:p>1 </text:p>
          </table:table-cell>
          <table:table-cell office:value-type="float" office:value="-1.687499999983" calcext:value-type="float">
            <text:p>-1.69</text:p>
          </table:table-cell>
          <table:table-cell table:number-columns-repeated="2"/>
          <table:table-cell office:value-type="string" calcext:value-type="string">
            <text:p>2 - mid</text:p>
          </table:table-cell>
          <table:table-cell table:formula="of:=LEFT([.J61];SEARCH(&quot; &quot;; [.J61]))" office:value-type="string" office:string-value="2 " calcext:value-type="string">
            <text:p>2 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July 25, 2023 11:24 PM</text:p>
          </table:table-cell>
          <table:table-cell office:value-type="string" calcext:value-type="string">
            <text:p>60 - epic</text:p>
          </table:table-cell>
          <table:table-cell table:formula="of:=LEFT([.N61];SEARCH(&quot; &quot;; [.N61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60 - this year</text:p>
          </table:table-cell>
          <table:table-cell table:formula="of:=LEFT([.Q61];SEARCH(&quot; &quot;; [.Q61]))" office:value-type="string" office:string-value="360 " calcext:value-type="string">
            <text:p>360 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-2.699999999973" calcext:value-type="float">
            <text:p>-2.699999999973</text:p>
          </table:table-cell>
          <table:table-cell office:value-type="string" calcext:value-type="string">
            <text:p>July 19, 2024 11:24 PM</text:p>
          </table:table-cell>
          <table:table-cell table:formula="of:=LEFT([.V61];SEARCH(&quot; &quot;; [.V61]))" office:value-type="string" office:string-value="July " calcext:value-type="string">
            <text:p>July </text:p>
          </table:table-cell>
          <table:table-cell table:formula="of:=COM.MICROSOFT.SWITCH(TRIM([.W6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7" calcext:value-type="float">
            <text:p>7</text:p>
          </table:table-cell>
          <table:table-cell table:formula="of:=RIGHT([.V61];LEN([.V61]) - SEARCH(&quot; &quot;;[.V61]))" office:value-type="string" office:string-value="19, 2024 11:24 PM" calcext:value-type="string">
            <text:p>19, 2024 11:24 PM</text:p>
          </table:table-cell>
          <table:table-cell table:formula="of:=LEFT([.Y61];SEARCH(&quot;,&quot;; [.Y61])-1)" office:value-type="string" office:string-value="19" calcext:value-type="string">
            <text:p>19</text:p>
          </table:table-cell>
          <table:table-cell table:formula="of:=RIGHT([.Y61];LEN([.Y61]) - SEARCH(&quot; &quot;;[.Y61]))" office:value-type="string" office:string-value="2024 11:24 PM" calcext:value-type="string">
            <text:p>2024 11:24 PM</text:p>
          </table:table-cell>
          <table:table-cell table:formula="of:=LEFT([.AA61];SEARCH(&quot; &quot;; [.AA61])-1)" office:value-type="string" office:string-value="2024" calcext:value-type="string">
            <text:p>2024</text:p>
          </table:table-cell>
          <table:table-cell table:style-name="ce2" table:formula="of:=DATE([.AB61];[.X61];[.Z61])" office:value-type="date" office:date-value="2024-07-19" calcext:value-type="date">
            <text:p>19/07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1];[.AD61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lan to play a NEW game. 80s style</text:p>
          </table:table-cell>
          <table:table-cell office:value-type="string" calcext:value-type="string">
            <text:p>1 Not started</text:p>
          </table:table-cell>
          <table:table-cell table:formula="of:=[.E62]*[.F62]" office:value-type="float" office:value="0.133333333333333" calcext:value-type="float">
            <text:p>0.133333333333333</text:p>
          </table:table-cell>
          <table:table-cell/>
          <table:table-cell table:formula="of:=[.K62]/[.O62]" office:value-type="float" office:value="0.133333333333333" calcext:value-type="float">
            <text:p>0.13</text:p>
          </table:table-cell>
          <table:table-cell table:formula="of:=LEFT([.B62];SEARCH(&quot; &quot;; [.B62]))" office:value-type="string" office:string-value="1 " calcext:value-type="string">
            <text:p>1 </text:p>
          </table:table-cell>
          <table:table-cell office:value-type="float" office:value="-3.099999999992" calcext:value-type="float">
            <text:p>-3.10</text:p>
          </table:table-cell>
          <table:table-cell/>
          <table:table-cell office:value-type="string" calcext:value-type="string">
            <text:p>self-care</text:p>
          </table:table-cell>
          <table:table-cell office:value-type="string" calcext:value-type="string">
            <text:p>2 - mid</text:p>
          </table:table-cell>
          <table:table-cell table:formula="of:=LEFT([.J62];SEARCH(&quot; &quot;; [.J62]))" office:value-type="string" office:string-value="2 " calcext:value-type="string">
            <text:p>2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arch 2, 2024 9:35 PM</text:p>
          </table:table-cell>
          <table:table-cell office:value-type="string" calcext:value-type="string">
            <text:p>15 - quest</text:p>
          </table:table-cell>
          <table:table-cell table:formula="of:=LEFT([.N62];SEARCH(&quot; &quot;; [.N62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62];SEARCH(&quot; &quot;; [.Q62]))" office:value-type="string" office:string-value="120 " calcext:value-type="string">
            <text:p>120 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-8.266666666646" calcext:value-type="float">
            <text:p>-8.266666666646</text:p>
          </table:table-cell>
          <table:table-cell office:value-type="string" calcext:value-type="string">
            <text:p>June 30, 2024 10:35 PM</text:p>
          </table:table-cell>
          <table:table-cell table:formula="of:=LEFT([.V62];SEARCH(&quot; &quot;; [.V62]))" office:value-type="string" office:string-value="June " calcext:value-type="string">
            <text:p>June </text:p>
          </table:table-cell>
          <table:table-cell table:formula="of:=COM.MICROSOFT.SWITCH(TRIM([.W6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6" calcext:value-type="float">
            <text:p>6</text:p>
          </table:table-cell>
          <table:table-cell table:formula="of:=RIGHT([.V62];LEN([.V62]) - SEARCH(&quot; &quot;;[.V62]))" office:value-type="string" office:string-value="30, 2024 10:35 PM" calcext:value-type="string">
            <text:p>30, 2024 10:35 PM</text:p>
          </table:table-cell>
          <table:table-cell table:formula="of:=LEFT([.Y62];SEARCH(&quot;,&quot;; [.Y62])-1)" office:value-type="string" office:string-value="30" calcext:value-type="string">
            <text:p>30</text:p>
          </table:table-cell>
          <table:table-cell table:formula="of:=RIGHT([.Y62];LEN([.Y62]) - SEARCH(&quot; &quot;;[.Y62]))" office:value-type="string" office:string-value="2024 10:35 PM" calcext:value-type="string">
            <text:p>2024 10:35 PM</text:p>
          </table:table-cell>
          <table:table-cell table:formula="of:=LEFT([.AA62];SEARCH(&quot; &quot;; [.AA62])-1)" office:value-type="string" office:string-value="2024" calcext:value-type="string">
            <text:p>2024</text:p>
          </table:table-cell>
          <table:table-cell table:style-name="ce2" table:formula="of:=DATE([.AB62];[.X62];[.Z62])" office:value-type="date" office:date-value="2024-06-30" calcext:value-type="date">
            <text:p>30/06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2];[.AD62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web stuff - but what?</text:p>
          </table:table-cell>
          <table:table-cell office:value-type="string" calcext:value-type="string">
            <text:p>1 Not started</text:p>
          </table:table-cell>
          <table:table-cell table:formula="of:=[.E63]*[.F63]" office:value-type="float" office:value="0.0833333333333333" calcext:value-type="float">
            <text:p>0.0833333333333333</text:p>
          </table:table-cell>
          <table:table-cell/>
          <table:table-cell table:formula="of:=[.K63]/[.O63]" office:value-type="float" office:value="0.0833333333333333" calcext:value-type="float">
            <text:p>0.08</text:p>
          </table:table-cell>
          <table:table-cell table:formula="of:=LEFT([.B63];SEARCH(&quot; &quot;; [.B63]))" office:value-type="string" office:string-value="1 " calcext:value-type="string">
            <text:p>1 </text:p>
          </table:table-cell>
          <table:table-cell office:value-type="float" office:value="-3.874999999984" calcext:value-type="float">
            <text:p>-3.87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63];SEARCH(&quot; &quot;; [.J63]))" office:value-type="string" office:string-value="5 " calcext:value-type="string">
            <text:p>5 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March 2, 2024 9:34 PM</text:p>
          </table:table-cell>
          <table:table-cell office:value-type="string" calcext:value-type="string">
            <text:p>60 - epic</text:p>
          </table:table-cell>
          <table:table-cell table:formula="of:=LEFT([.N63];SEARCH(&quot; &quot;; [.N63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63];SEARCH(&quot; &quot;; [.Q63]))" office:value-type="string" office:string-value="120 " calcext:value-type="string">
            <text:p>120 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-5.166666666646" calcext:value-type="float">
            <text:p>-5.166666666646</text:p>
          </table:table-cell>
          <table:table-cell office:value-type="string" calcext:value-type="string">
            <text:p>June 30, 2024 10:34 PM</text:p>
          </table:table-cell>
          <table:table-cell table:formula="of:=LEFT([.V63];SEARCH(&quot; &quot;; [.V63]))" office:value-type="string" office:string-value="June " calcext:value-type="string">
            <text:p>June </text:p>
          </table:table-cell>
          <table:table-cell table:formula="of:=COM.MICROSOFT.SWITCH(TRIM([.W6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6" calcext:value-type="float">
            <text:p>6</text:p>
          </table:table-cell>
          <table:table-cell table:formula="of:=RIGHT([.V63];LEN([.V63]) - SEARCH(&quot; &quot;;[.V63]))" office:value-type="string" office:string-value="30, 2024 10:34 PM" calcext:value-type="string">
            <text:p>30, 2024 10:34 PM</text:p>
          </table:table-cell>
          <table:table-cell table:formula="of:=LEFT([.Y63];SEARCH(&quot;,&quot;; [.Y63])-1)" office:value-type="string" office:string-value="30" calcext:value-type="string">
            <text:p>30</text:p>
          </table:table-cell>
          <table:table-cell table:formula="of:=RIGHT([.Y63];LEN([.Y63]) - SEARCH(&quot; &quot;;[.Y63]))" office:value-type="string" office:string-value="2024 10:34 PM" calcext:value-type="string">
            <text:p>2024 10:34 PM</text:p>
          </table:table-cell>
          <table:table-cell table:formula="of:=LEFT([.AA63];SEARCH(&quot; &quot;; [.AA63])-1)" office:value-type="string" office:string-value="2024" calcext:value-type="string">
            <text:p>2024</text:p>
          </table:table-cell>
          <table:table-cell table:style-name="ce2" table:formula="of:=DATE([.AB63];[.X63];[.Z63])" office:value-type="date" office:date-value="2024-06-30" calcext:value-type="date">
            <text:p>30/06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3];[.AD63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ame custom engine web?</text:p>
          </table:table-cell>
          <table:table-cell office:value-type="string" calcext:value-type="string">
            <text:p>1 Not started</text:p>
          </table:table-cell>
          <table:table-cell table:formula="of:=[.E64]*[.F64]" office:value-type="float" office:value="0.0833333333333333" calcext:value-type="float">
            <text:p>0.0833333333333333</text:p>
          </table:table-cell>
          <table:table-cell/>
          <table:table-cell table:formula="of:=[.K64]/[.O64]" office:value-type="float" office:value="0.0833333333333333" calcext:value-type="float">
            <text:p>0.08</text:p>
          </table:table-cell>
          <table:table-cell table:formula="of:=LEFT([.B64];SEARCH(&quot; &quot;; [.B64]))" office:value-type="string" office:string-value="1 " calcext:value-type="string">
            <text:p>1 </text:p>
          </table:table-cell>
          <table:table-cell office:value-type="float" office:value="-3.874999999984" calcext:value-type="float">
            <text:p>-3.87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64];SEARCH(&quot; &quot;; [.J64]))" office:value-type="string" office:string-value="5 " calcext:value-type="string">
            <text:p>5 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March 2, 2024 9:33 PM</text:p>
          </table:table-cell>
          <table:table-cell office:value-type="string" calcext:value-type="string">
            <text:p>60 - epic</text:p>
          </table:table-cell>
          <table:table-cell table:formula="of:=LEFT([.N64];SEARCH(&quot; &quot;; [.N64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64];SEARCH(&quot; &quot;; [.Q64]))" office:value-type="string" office:string-value="120 " calcext:value-type="string">
            <text:p>120 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-5.166666666646" calcext:value-type="float">
            <text:p>-5.166666666646</text:p>
          </table:table-cell>
          <table:table-cell office:value-type="string" calcext:value-type="string">
            <text:p>June 30, 2024 10:33 PM</text:p>
          </table:table-cell>
          <table:table-cell table:formula="of:=LEFT([.V64];SEARCH(&quot; &quot;; [.V64]))" office:value-type="string" office:string-value="June " calcext:value-type="string">
            <text:p>June </text:p>
          </table:table-cell>
          <table:table-cell table:formula="of:=COM.MICROSOFT.SWITCH(TRIM([.W6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6" calcext:value-type="float">
            <text:p>6</text:p>
          </table:table-cell>
          <table:table-cell table:formula="of:=RIGHT([.V64];LEN([.V64]) - SEARCH(&quot; &quot;;[.V64]))" office:value-type="string" office:string-value="30, 2024 10:33 PM" calcext:value-type="string">
            <text:p>30, 2024 10:33 PM</text:p>
          </table:table-cell>
          <table:table-cell table:formula="of:=LEFT([.Y64];SEARCH(&quot;,&quot;; [.Y64])-1)" office:value-type="string" office:string-value="30" calcext:value-type="string">
            <text:p>30</text:p>
          </table:table-cell>
          <table:table-cell table:formula="of:=RIGHT([.Y64];LEN([.Y64]) - SEARCH(&quot; &quot;;[.Y64]))" office:value-type="string" office:string-value="2024 10:33 PM" calcext:value-type="string">
            <text:p>2024 10:33 PM</text:p>
          </table:table-cell>
          <table:table-cell table:formula="of:=LEFT([.AA64];SEARCH(&quot; &quot;; [.AA64])-1)" office:value-type="string" office:string-value="2024" calcext:value-type="string">
            <text:p>2024</text:p>
          </table:table-cell>
          <table:table-cell table:style-name="ce2" table:formula="of:=DATE([.AB64];[.X64];[.Z64])" office:value-type="date" office:date-value="2024-06-30" calcext:value-type="date">
            <text:p>30/06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4];[.AD64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ame godot</text:p>
          </table:table-cell>
          <table:table-cell office:value-type="string" calcext:value-type="string">
            <text:p>1 Not started</text:p>
          </table:table-cell>
          <table:table-cell table:formula="of:=[.E65]*[.F65]" office:value-type="float" office:value="0.0833333333333333" calcext:value-type="float">
            <text:p>0.0833333333333333</text:p>
          </table:table-cell>
          <table:table-cell/>
          <table:table-cell table:formula="of:=[.K65]/[.O65]" office:value-type="float" office:value="0.0833333333333333" calcext:value-type="float">
            <text:p>0.08</text:p>
          </table:table-cell>
          <table:table-cell table:formula="of:=LEFT([.B65];SEARCH(&quot; &quot;; [.B65]))" office:value-type="string" office:string-value="1 " calcext:value-type="string">
            <text:p>1 </text:p>
          </table:table-cell>
          <table:table-cell office:value-type="float" office:value="-3.874999999984" calcext:value-type="float">
            <text:p>-3.87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65];SEARCH(&quot; &quot;; [.J65]))" office:value-type="string" office:string-value="5 " calcext:value-type="string">
            <text:p>5 </text:p>
          </table:table-cell>
          <table:table-cell office:value-type="string" calcext:value-type="string">
            <text:p>goals, skills</text:p>
          </table:table-cell>
          <table:table-cell office:value-type="string" calcext:value-type="string">
            <text:p>March 2, 2024 9:32 PM</text:p>
          </table:table-cell>
          <table:table-cell office:value-type="string" calcext:value-type="string">
            <text:p>60 - epic</text:p>
          </table:table-cell>
          <table:table-cell table:formula="of:=LEFT([.N65];SEARCH(&quot; &quot;; [.N65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65];SEARCH(&quot; &quot;; [.Q65]))" office:value-type="string" office:string-value="120 " calcext:value-type="string">
            <text:p>120 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-5.166666666646" calcext:value-type="float">
            <text:p>-5.166666666646</text:p>
          </table:table-cell>
          <table:table-cell office:value-type="string" calcext:value-type="string">
            <text:p>June 30, 2024 10:32 PM</text:p>
          </table:table-cell>
          <table:table-cell table:formula="of:=LEFT([.V65];SEARCH(&quot; &quot;; [.V65]))" office:value-type="string" office:string-value="June " calcext:value-type="string">
            <text:p>June </text:p>
          </table:table-cell>
          <table:table-cell table:formula="of:=COM.MICROSOFT.SWITCH(TRIM([.W6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6" calcext:value-type="float">
            <text:p>6</text:p>
          </table:table-cell>
          <table:table-cell table:formula="of:=RIGHT([.V65];LEN([.V65]) - SEARCH(&quot; &quot;;[.V65]))" office:value-type="string" office:string-value="30, 2024 10:32 PM" calcext:value-type="string">
            <text:p>30, 2024 10:32 PM</text:p>
          </table:table-cell>
          <table:table-cell table:formula="of:=LEFT([.Y65];SEARCH(&quot;,&quot;; [.Y65])-1)" office:value-type="string" office:string-value="30" calcext:value-type="string">
            <text:p>30</text:p>
          </table:table-cell>
          <table:table-cell table:formula="of:=RIGHT([.Y65];LEN([.Y65]) - SEARCH(&quot; &quot;;[.Y65]))" office:value-type="string" office:string-value="2024 10:32 PM" calcext:value-type="string">
            <text:p>2024 10:32 PM</text:p>
          </table:table-cell>
          <table:table-cell table:formula="of:=LEFT([.AA65];SEARCH(&quot; &quot;; [.AA65])-1)" office:value-type="string" office:string-value="2024" calcext:value-type="string">
            <text:p>2024</text:p>
          </table:table-cell>
          <table:table-cell table:style-name="ce2" table:formula="of:=DATE([.AB65];[.X65];[.Z65])" office:value-type="date" office:date-value="2024-06-30" calcext:value-type="date">
            <text:p>30/06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5];[.AD65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en alten PC verkaufen</text:p>
          </table:table-cell>
          <table:table-cell office:value-type="string" calcext:value-type="string">
            <text:p>1 Not started</text:p>
          </table:table-cell>
          <table:table-cell table:formula="of:=[.E66]*[.F66]" office:value-type="float" office:value="0.5" calcext:value-type="float">
            <text:p>0.5</text:p>
          </table:table-cell>
          <table:table-cell/>
          <table:table-cell table:formula="of:=[.K66]/[.O66]" office:value-type="float" office:value="0.5" calcext:value-type="float">
            <text:p>0.50</text:p>
          </table:table-cell>
          <table:table-cell table:formula="of:=LEFT([.B66];SEARCH(&quot; &quot;; [.B66]))" office:value-type="string" office:string-value="1 " calcext:value-type="string">
            <text:p>1 </text:p>
          </table:table-cell>
          <table:table-cell office:value-type="float" office:value="-3.9375" calcext:value-type="float">
            <text:p>-3.94</text:p>
          </table:table-cell>
          <table:table-cell table:number-columns-repeated="2"/>
          <table:table-cell office:value-type="string" calcext:value-type="string">
            <text:p>2 - mid</text:p>
          </table:table-cell>
          <table:table-cell table:formula="of:=LEFT([.J66];SEARCH(&quot; &quot;; [.J66]))" office:value-type="string" office:string-value="2 " calcext:value-type="string">
            <text:p>2 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January 22, 2024 8:58 AM</text:p>
          </table:table-cell>
          <table:table-cell office:value-type="string" calcext:value-type="string">
            <text:p>4 - task</text:p>
          </table:table-cell>
          <table:table-cell table:formula="of:=LEFT([.N66];SEARCH(&quot; &quot;; [.N66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66];SEARCH(&quot; &quot;; [.Q66]))" office:value-type="string" office:string-value="120 " calcext:value-type="string">
            <text:p>120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10.5" calcext:value-type="float">
            <text:p>-10.5</text:p>
          </table:table-cell>
          <table:table-cell office:value-type="string" calcext:value-type="string">
            <text:p>May 21, 2024 9:58 AM</text:p>
          </table:table-cell>
          <table:table-cell table:formula="of:=LEFT([.V66];SEARCH(&quot; &quot;; [.V66]))" office:value-type="string" office:string-value="May " calcext:value-type="string">
            <text:p>May </text:p>
          </table:table-cell>
          <table:table-cell table:formula="of:=COM.MICROSOFT.SWITCH(TRIM([.W6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5" calcext:value-type="float">
            <text:p>5</text:p>
          </table:table-cell>
          <table:table-cell table:formula="of:=RIGHT([.V66];LEN([.V66]) - SEARCH(&quot; &quot;;[.V66]))" office:value-type="string" office:string-value="21, 2024 9:58 AM" calcext:value-type="string">
            <text:p>21, 2024 9:58 AM</text:p>
          </table:table-cell>
          <table:table-cell table:formula="of:=LEFT([.Y66];SEARCH(&quot;,&quot;; [.Y66])-1)" office:value-type="string" office:string-value="21" calcext:value-type="string">
            <text:p>21</text:p>
          </table:table-cell>
          <table:table-cell table:formula="of:=RIGHT([.Y66];LEN([.Y66]) - SEARCH(&quot; &quot;;[.Y66]))" office:value-type="string" office:string-value="2024 9:58 AM" calcext:value-type="string">
            <text:p>2024 9:58 AM</text:p>
          </table:table-cell>
          <table:table-cell table:formula="of:=LEFT([.AA66];SEARCH(&quot; &quot;; [.AA66])-1)" office:value-type="string" office:string-value="2024" calcext:value-type="string">
            <text:p>2024</text:p>
          </table:table-cell>
          <table:table-cell table:style-name="ce2" table:formula="of:=DATE([.AB66];[.X66];[.Z66])" office:value-type="date" office:date-value="2024-05-21" calcext:value-type="date">
            <text:p>21/05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6];[.AD66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owth/Learning</text:p>
          </table:table-cell>
          <table:table-cell office:value-type="string" calcext:value-type="string">
            <text:p>1 ongoing</text:p>
          </table:table-cell>
          <table:table-cell table:formula="of:=[.E67]*[.F67]" office:value-type="float" office:value="0.0533333333333333" calcext:value-type="float">
            <text:p>0.0533333333333333</text:p>
          </table:table-cell>
          <table:table-cell/>
          <table:table-cell table:formula="of:=[.K67]/[.O67]" office:value-type="float" office:value="0.0533333333333333" calcext:value-type="float">
            <text:p>0.05</text:p>
          </table:table-cell>
          <table:table-cell table:formula="of:=LEFT([.B67];SEARCH(&quot; &quot;; [.B67]))" office:value-type="string" office:string-value="1 " calcext:value-type="string">
            <text:p>1 </text:p>
          </table:table-cell>
          <table:table-cell office:value-type="float" office:value="-5.939999999963" calcext:value-type="float">
            <text:p>-5.94</text:p>
          </table:table-cell>
          <table:table-cell/>
          <table:table-cell office:value-type="string" calcext:value-type="string">
            <text:p>habit</text:p>
          </table:table-cell>
          <table:table-cell office:value-type="string" calcext:value-type="string">
            <text:p>8 - extreme</text:p>
          </table:table-cell>
          <table:table-cell table:formula="of:=LEFT([.J67];SEARCH(&quot; &quot;; [.J67]))" office:value-type="string" office:string-value="8 " calcext:value-type="string">
            <text:p>8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uly 25, 2023 11:13 PM</text:p>
          </table:table-cell>
          <table:table-cell office:value-type="string" calcext:value-type="string">
            <text:p>150 - ongoing</text:p>
          </table:table-cell>
          <table:table-cell table:formula="of:=LEFT([.N67];SEARCH(&quot; &quot;; [.N67]))" office:value-type="string" office:string-value="150 " calcext:value-type="string">
            <text:p>150 </text:p>
          </table:table-cell>
          <table:table-cell/>
          <table:table-cell office:value-type="string" calcext:value-type="string">
            <text:p>360 - this year</text:p>
          </table:table-cell>
          <table:table-cell table:formula="of:=LEFT([.Q67];SEARCH(&quot; &quot;; [.Q67]))" office:value-type="string" office:string-value="360 " calcext:value-type="string">
            <text:p>360 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-4.319999999973" calcext:value-type="float">
            <text:p>-4.319999999973</text:p>
          </table:table-cell>
          <table:table-cell office:value-type="string" calcext:value-type="string">
            <text:p>July 19, 2024 11:13 PM</text:p>
          </table:table-cell>
          <table:table-cell table:formula="of:=LEFT([.V67];SEARCH(&quot; &quot;; [.V67]))" office:value-type="string" office:string-value="July " calcext:value-type="string">
            <text:p>July </text:p>
          </table:table-cell>
          <table:table-cell table:formula="of:=COM.MICROSOFT.SWITCH(TRIM([.W6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7" calcext:value-type="float">
            <text:p>7</text:p>
          </table:table-cell>
          <table:table-cell table:formula="of:=RIGHT([.V67];LEN([.V67]) - SEARCH(&quot; &quot;;[.V67]))" office:value-type="string" office:string-value="19, 2024 11:13 PM" calcext:value-type="string">
            <text:p>19, 2024 11:13 PM</text:p>
          </table:table-cell>
          <table:table-cell table:formula="of:=LEFT([.Y67];SEARCH(&quot;,&quot;; [.Y67])-1)" office:value-type="string" office:string-value="19" calcext:value-type="string">
            <text:p>19</text:p>
          </table:table-cell>
          <table:table-cell table:formula="of:=RIGHT([.Y67];LEN([.Y67]) - SEARCH(&quot; &quot;;[.Y67]))" office:value-type="string" office:string-value="2024 11:13 PM" calcext:value-type="string">
            <text:p>2024 11:13 PM</text:p>
          </table:table-cell>
          <table:table-cell table:formula="of:=LEFT([.AA67];SEARCH(&quot; &quot;; [.AA67])-1)" office:value-type="string" office:string-value="2024" calcext:value-type="string">
            <text:p>2024</text:p>
          </table:table-cell>
          <table:table-cell table:style-name="ce2" table:formula="of:=DATE([.AB67];[.X67];[.Z67])" office:value-type="date" office:date-value="2024-07-19" calcext:value-type="date">
            <text:p>19/07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7];[.AD67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oals/GameDev</text:p>
          </table:table-cell>
          <table:table-cell office:value-type="string" calcext:value-type="string">
            <text:p>1 Research</text:p>
          </table:table-cell>
          <table:table-cell table:formula="of:=[.E68]*[.F68]" office:value-type="float" office:value="0.0833333333333333" calcext:value-type="float">
            <text:p>0.0833333333333333</text:p>
          </table:table-cell>
          <table:table-cell/>
          <table:table-cell table:formula="of:=[.K68]/[.O68]" office:value-type="float" office:value="0.0833333333333333" calcext:value-type="float">
            <text:p>0.08</text:p>
          </table:table-cell>
          <table:table-cell table:formula="of:=LEFT([.B68];SEARCH(&quot; &quot;; [.B68]))" office:value-type="string" office:string-value="1 " calcext:value-type="string">
            <text:p>1 </text:p>
          </table:table-cell>
          <table:table-cell office:value-type="float" office:value="-6.749999999973" calcext:value-type="float">
            <text:p>-6.75</text:p>
          </table:table-cell>
          <table:table-cell table:number-columns-repeated="2"/>
          <table:table-cell office:value-type="string" calcext:value-type="string">
            <text:p>5 - super</text:p>
          </table:table-cell>
          <table:table-cell table:formula="of:=LEFT([.J68];SEARCH(&quot; &quot;; [.J68]))" office:value-type="string" office:string-value="5 " calcext:value-type="string">
            <text:p>5 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July 25, 2023 11:21 PM</text:p>
          </table:table-cell>
          <table:table-cell office:value-type="string" calcext:value-type="string">
            <text:p>60 - epic</text:p>
          </table:table-cell>
          <table:table-cell table:formula="of:=LEFT([.N68];SEARCH(&quot; &quot;; [.N68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60 - this year</text:p>
          </table:table-cell>
          <table:table-cell table:formula="of:=LEFT([.Q68];SEARCH(&quot; &quot;; [.Q68]))" office:value-type="string" office:string-value="360 " calcext:value-type="string">
            <text:p>360 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-6.749999999973" calcext:value-type="float">
            <text:p>-6.749999999973</text:p>
          </table:table-cell>
          <table:table-cell office:value-type="string" calcext:value-type="string">
            <text:p>July 19, 2024 11:21 PM</text:p>
          </table:table-cell>
          <table:table-cell table:formula="of:=LEFT([.V68];SEARCH(&quot; &quot;; [.V68]))" office:value-type="string" office:string-value="July " calcext:value-type="string">
            <text:p>July </text:p>
          </table:table-cell>
          <table:table-cell table:formula="of:=COM.MICROSOFT.SWITCH(TRIM([.W6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7" calcext:value-type="float">
            <text:p>7</text:p>
          </table:table-cell>
          <table:table-cell table:formula="of:=RIGHT([.V68];LEN([.V68]) - SEARCH(&quot; &quot;;[.V68]))" office:value-type="string" office:string-value="19, 2024 11:21 PM" calcext:value-type="string">
            <text:p>19, 2024 11:21 PM</text:p>
          </table:table-cell>
          <table:table-cell table:formula="of:=LEFT([.Y68];SEARCH(&quot;,&quot;; [.Y68])-1)" office:value-type="string" office:string-value="19" calcext:value-type="string">
            <text:p>19</text:p>
          </table:table-cell>
          <table:table-cell table:formula="of:=RIGHT([.Y68];LEN([.Y68]) - SEARCH(&quot; &quot;;[.Y68]))" office:value-type="string" office:string-value="2024 11:21 PM" calcext:value-type="string">
            <text:p>2024 11:21 PM</text:p>
          </table:table-cell>
          <table:table-cell table:formula="of:=LEFT([.AA68];SEARCH(&quot; &quot;; [.AA68])-1)" office:value-type="string" office:string-value="2024" calcext:value-type="string">
            <text:p>2024</text:p>
          </table:table-cell>
          <table:table-cell table:style-name="ce2" table:formula="of:=DATE([.AB68];[.X68];[.Z68])" office:value-type="date" office:date-value="2024-07-19" calcext:value-type="date">
            <text:p>19/07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8];[.AD68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oals/LinuxDev</text:p>
          </table:table-cell>
          <table:table-cell office:value-type="string" calcext:value-type="string">
            <text:p>1 Research</text:p>
          </table:table-cell>
          <table:table-cell table:formula="of:=[.E69]*[.F69]" office:value-type="float" office:value="0.0833333333333333" calcext:value-type="float">
            <text:p>0.0833333333333333</text:p>
          </table:table-cell>
          <table:table-cell/>
          <table:table-cell table:formula="of:=[.K69]/[.O69]" office:value-type="float" office:value="0.0833333333333333" calcext:value-type="float">
            <text:p>0.08</text:p>
          </table:table-cell>
          <table:table-cell table:formula="of:=LEFT([.B69];SEARCH(&quot; &quot;; [.B69]))" office:value-type="string" office:string-value="1 " calcext:value-type="string">
            <text:p>1 </text:p>
          </table:table-cell>
          <table:table-cell office:value-type="float" office:value="-6.749999999973" calcext:value-type="float">
            <text:p>-6.75</text:p>
          </table:table-cell>
          <table:table-cell table:number-columns-repeated="2"/>
          <table:table-cell office:value-type="string" calcext:value-type="string">
            <text:p>5 - super</text:p>
          </table:table-cell>
          <table:table-cell table:formula="of:=LEFT([.J69];SEARCH(&quot; &quot;; [.J69]))" office:value-type="string" office:string-value="5 " calcext:value-type="string">
            <text:p>5 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July 25, 2023 11:20 PM</text:p>
          </table:table-cell>
          <table:table-cell office:value-type="string" calcext:value-type="string">
            <text:p>60 - epic</text:p>
          </table:table-cell>
          <table:table-cell table:formula="of:=LEFT([.N69];SEARCH(&quot; &quot;; [.N69]))" office:value-type="string" office:string-value="60 " calcext:value-type="string">
            <text:p>60 </text:p>
          </table:table-cell>
          <table:table-cell/>
          <table:table-cell office:value-type="string" calcext:value-type="string">
            <text:p>360 - this year</text:p>
          </table:table-cell>
          <table:table-cell table:formula="of:=LEFT([.Q69];SEARCH(&quot; &quot;; [.Q69]))" office:value-type="string" office:string-value="360 " calcext:value-type="string">
            <text:p>360 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-6.749999999973" calcext:value-type="float">
            <text:p>-6.749999999973</text:p>
          </table:table-cell>
          <table:table-cell office:value-type="string" calcext:value-type="string">
            <text:p>July 19, 2024 11:20 PM</text:p>
          </table:table-cell>
          <table:table-cell table:formula="of:=LEFT([.V69];SEARCH(&quot; &quot;; [.V69]))" office:value-type="string" office:string-value="July " calcext:value-type="string">
            <text:p>July </text:p>
          </table:table-cell>
          <table:table-cell table:formula="of:=COM.MICROSOFT.SWITCH(TRIM([.W6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7" calcext:value-type="float">
            <text:p>7</text:p>
          </table:table-cell>
          <table:table-cell table:formula="of:=RIGHT([.V69];LEN([.V69]) - SEARCH(&quot; &quot;;[.V69]))" office:value-type="string" office:string-value="19, 2024 11:20 PM" calcext:value-type="string">
            <text:p>19, 2024 11:20 PM</text:p>
          </table:table-cell>
          <table:table-cell table:formula="of:=LEFT([.Y69];SEARCH(&quot;,&quot;; [.Y69])-1)" office:value-type="string" office:string-value="19" calcext:value-type="string">
            <text:p>19</text:p>
          </table:table-cell>
          <table:table-cell table:formula="of:=RIGHT([.Y69];LEN([.Y69]) - SEARCH(&quot; &quot;;[.Y69]))" office:value-type="string" office:string-value="2024 11:20 PM" calcext:value-type="string">
            <text:p>2024 11:20 PM</text:p>
          </table:table-cell>
          <table:table-cell table:formula="of:=LEFT([.AA69];SEARCH(&quot; &quot;; [.AA69])-1)" office:value-type="string" office:string-value="2024" calcext:value-type="string">
            <text:p>2024</text:p>
          </table:table-cell>
          <table:table-cell table:style-name="ce2" table:formula="of:=DATE([.AB69];[.X69];[.Z69])" office:value-type="date" office:date-value="2024-07-19" calcext:value-type="date">
            <text:p>19/07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69];[.AD69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ount calories</text:p>
          </table:table-cell>
          <table:table-cell office:value-type="string" calcext:value-type="string">
            <text:p>1 Not started</text:p>
          </table:table-cell>
          <table:table-cell table:formula="of:=[.E70]*[.F70]" office:value-type="float" office:value="0.75" calcext:value-type="float">
            <text:p>0.75</text:p>
          </table:table-cell>
          <table:table-cell/>
          <table:table-cell table:formula="of:=[.K70]/[.O70]" office:value-type="float" office:value="0.75" calcext:value-type="float">
            <text:p>0.75</text:p>
          </table:table-cell>
          <table:table-cell table:formula="of:=LEFT([.B70];SEARCH(&quot; &quot;; [.B70]))" office:value-type="string" office:string-value="1 " calcext:value-type="string">
            <text:p>1 </text:p>
          </table:table-cell>
          <table:table-cell office:value-type="float" office:value="-49.5" calcext:value-type="float">
            <text:p>-49.50</text:p>
          </table:table-cell>
          <table:table-cell/>
          <table:table-cell office:value-type="string" calcext:value-type="string">
            <text:p>habit</text:p>
          </table:table-cell>
          <table:table-cell office:value-type="string" calcext:value-type="string">
            <text:p>3 - very</text:p>
          </table:table-cell>
          <table:table-cell table:formula="of:=LEFT([.J70];SEARCH(&quot; &quot;; [.J70]))" office:value-type="string" office:string-value="3 " calcext:value-type="string">
            <text:p>3 </text:p>
          </table:table-cell>
          <table:table-cell office:value-type="string" calcext:value-type="string">
            <text:p>physical health</text:p>
          </table:table-cell>
          <table:table-cell office:value-type="string" calcext:value-type="string">
            <text:p>August 2, 2023 2:29 PM</text:p>
          </table:table-cell>
          <table:table-cell office:value-type="string" calcext:value-type="string">
            <text:p>4 - task</text:p>
          </table:table-cell>
          <table:table-cell table:formula="of:=LEFT([.N70];SEARCH(&quot; &quot;; [.N70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60 - this year</text:p>
          </table:table-cell>
          <table:table-cell table:formula="of:=LEFT([.Q70];SEARCH(&quot; &quot;; [.Q70]))" office:value-type="string" office:string-value="360 " calcext:value-type="string">
            <text:p>360 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string" calcext:value-type="string">
            <text:p>July 27, 2024 2:29 PM</text:p>
          </table:table-cell>
          <table:table-cell table:formula="of:=LEFT([.V70];SEARCH(&quot; &quot;; [.V70]))" office:value-type="string" office:string-value="July " calcext:value-type="string">
            <text:p>July </text:p>
          </table:table-cell>
          <table:table-cell table:formula="of:=COM.MICROSOFT.SWITCH(TRIM([.W7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7" calcext:value-type="float">
            <text:p>7</text:p>
          </table:table-cell>
          <table:table-cell table:formula="of:=RIGHT([.V70];LEN([.V70]) - SEARCH(&quot; &quot;;[.V70]))" office:value-type="string" office:string-value="27, 2024 2:29 PM" calcext:value-type="string">
            <text:p>27, 2024 2:29 PM</text:p>
          </table:table-cell>
          <table:table-cell table:formula="of:=LEFT([.Y70];SEARCH(&quot;,&quot;; [.Y70])-1)" office:value-type="string" office:string-value="27" calcext:value-type="string">
            <text:p>27</text:p>
          </table:table-cell>
          <table:table-cell table:formula="of:=RIGHT([.Y70];LEN([.Y70]) - SEARCH(&quot; &quot;;[.Y70]))" office:value-type="string" office:string-value="2024 2:29 PM" calcext:value-type="string">
            <text:p>2024 2:29 PM</text:p>
          </table:table-cell>
          <table:table-cell table:formula="of:=LEFT([.AA70];SEARCH(&quot; &quot;; [.AA70])-1)" office:value-type="string" office:string-value="2024" calcext:value-type="string">
            <text:p>2024</text:p>
          </table:table-cell>
          <table:table-cell table:style-name="ce2" table:formula="of:=DATE([.AB70];[.X70];[.Z70])" office:value-type="date" office:date-value="2024-07-27" calcext:value-type="date">
            <text:p>27/07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0];[.AD70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ahn ticket</text:p>
          </table:table-cell>
          <table:table-cell office:value-type="string" calcext:value-type="string">
            <text:p>0 - Done</text:p>
          </table:table-cell>
          <table:table-cell table:formula="of:=[.E71]*[.F71]" office:value-type="float" office:value="0" calcext:value-type="float">
            <text:p>0</text:p>
          </table:table-cell>
          <table:table-cell/>
          <table:table-cell table:formula="of:=[.K71]/[.O71]" office:value-type="float" office:value="3" calcext:value-type="float">
            <text:p>3.00</text:p>
          </table:table-cell>
          <table:table-cell table:formula="of:=LEFT([.B71];SEARCH(&quot; &quot;; [.B71]))" office:value-type="string" office:string-value="0 " calcext:value-type="string">
            <text:p>0 </text:p>
          </table:table-cell>
          <table:table-cell office:value-type="float" office:value="-500" calcext:value-type="float">
            <text:p>-500.00</text:p>
          </table:table-cell>
          <table:table-cell table:number-columns-repeated="2"/>
          <table:table-cell office:value-type="string" calcext:value-type="string">
            <text:p>3 - very</text:p>
          </table:table-cell>
          <table:table-cell table:formula="of:=LEFT([.J71];SEARCH(&quot; &quot;; [.J71]))" office:value-type="string" office:string-value="3 " calcext:value-type="string">
            <text:p>3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ugust 3, 2023 1:18 PM</text:p>
          </table:table-cell>
          <table:table-cell office:value-type="string" calcext:value-type="string">
            <text:p>1 - next</text:p>
          </table:table-cell>
          <table:table-cell table:formula="of:=LEFT([.N71];SEARCH(&quot; &quot;; [.N71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71];SEARCH(&quot; &quot;; [.Q71]))" office:value-type="string" office:string-value="120 " calcext:value-type="string">
            <text:p>120 </text:p>
          </table:table-cell>
          <table:table-cell office:value-type="float" office:value="-150" calcext:value-type="float">
            <text:p>-150</text:p>
          </table:table-cell>
          <table:table-cell office:value-type="float" office:value="450" calcext:value-type="float">
            <text:p>45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December 1, 2023 12:18 PM</text:p>
          </table:table-cell>
          <table:table-cell table:formula="of:=LEFT([.V71];SEARCH(&quot; &quot;; [.V71]))" office:value-type="string" office:string-value="December " calcext:value-type="string">
            <text:p>December </text:p>
          </table:table-cell>
          <table:table-cell table:formula="of:=COM.MICROSOFT.SWITCH(TRIM([.W7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2" calcext:value-type="float">
            <text:p>12</text:p>
          </table:table-cell>
          <table:table-cell table:formula="of:=RIGHT([.V71];LEN([.V71]) - SEARCH(&quot; &quot;;[.V71]))" office:value-type="string" office:string-value="1, 2023 12:18 PM" calcext:value-type="string">
            <text:p>1, 2023 12:18 PM</text:p>
          </table:table-cell>
          <table:table-cell table:formula="of:=LEFT([.Y71];SEARCH(&quot;,&quot;; [.Y71])-1)" office:value-type="string" office:string-value="1" calcext:value-type="string">
            <text:p>1</text:p>
          </table:table-cell>
          <table:table-cell table:formula="of:=RIGHT([.Y71];LEN([.Y71]) - SEARCH(&quot; &quot;;[.Y71]))" office:value-type="string" office:string-value="2023 12:18 PM" calcext:value-type="string">
            <text:p>2023 12:18 PM</text:p>
          </table:table-cell>
          <table:table-cell table:formula="of:=LEFT([.AA71];SEARCH(&quot; &quot;; [.AA71])-1)" office:value-type="string" office:string-value="2023" calcext:value-type="string">
            <text:p>2023</text:p>
          </table:table-cell>
          <table:table-cell table:style-name="ce2" table:formula="of:=DATE([.AB71];[.X71];[.Z71])" office:value-type="date" office:date-value="2023-12-01" calcext:value-type="date">
            <text:p>01/12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1];[.AD71])"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plan to deal with fears</text:p>
          </table:table-cell>
          <table:table-cell office:value-type="string" calcext:value-type="string">
            <text:p>0 - Done</text:p>
          </table:table-cell>
          <table:table-cell table:formula="of:=[.E72]*[.F72]" office:value-type="float" office:value="0" calcext:value-type="float">
            <text:p>0</text:p>
          </table:table-cell>
          <table:table-cell/>
          <table:table-cell table:formula="of:=[.K72]/[.O72]" office:value-type="float" office:value="1" calcext:value-type="float">
            <text:p>1.00</text:p>
          </table:table-cell>
          <table:table-cell table:formula="of:=LEFT([.B72];SEARCH(&quot; &quot;; [.B72]))" office:value-type="string" office:string-value="0 " calcext:value-type="string">
            <text:p>0 </text:p>
          </table:table-cell>
          <table:table-cell office:value-type="float" office:value="-500" calcext:value-type="float">
            <text:p>-500.00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1 - no</text:p>
          </table:table-cell>
          <table:table-cell table:formula="of:=LEFT([.J72];SEARCH(&quot; &quot;; [.J72]))" office:value-type="string" office:string-value="1 " calcext:value-type="string">
            <text:p>1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2, 2023 2:10 PM</text:p>
          </table:table-cell>
          <table:table-cell office:value-type="string" calcext:value-type="string">
            <text:p>1 - next</text:p>
          </table:table-cell>
          <table:table-cell table:formula="of:=LEFT([.N72];SEARCH(&quot; &quot;; [.N72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60 - this year</text:p>
          </table:table-cell>
          <table:table-cell table:formula="of:=LEFT([.Q72];SEARCH(&quot; &quot;; [.Q72]))" office:value-type="string" office:string-value="360 " calcext:value-type="string">
            <text:p>360 </text:p>
          </table:table-cell>
          <table:table-cell office:value-type="float" office:value="88" calcext:value-type="float">
            <text:p>88</text:p>
          </table:table-cell>
          <table:table-cell office:value-type="float" office:value="-88" calcext:value-type="float">
            <text:p>-88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July 27, 2024 2:10 PM</text:p>
          </table:table-cell>
          <table:table-cell table:formula="of:=LEFT([.V72];SEARCH(&quot; &quot;; [.V72]))" office:value-type="string" office:string-value="July " calcext:value-type="string">
            <text:p>July </text:p>
          </table:table-cell>
          <table:table-cell table:formula="of:=COM.MICROSOFT.SWITCH(TRIM([.W7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7" calcext:value-type="float">
            <text:p>7</text:p>
          </table:table-cell>
          <table:table-cell table:formula="of:=RIGHT([.V72];LEN([.V72]) - SEARCH(&quot; &quot;;[.V72]))" office:value-type="string" office:string-value="27, 2024 2:10 PM" calcext:value-type="string">
            <text:p>27, 2024 2:10 PM</text:p>
          </table:table-cell>
          <table:table-cell table:formula="of:=LEFT([.Y72];SEARCH(&quot;,&quot;; [.Y72])-1)" office:value-type="string" office:string-value="27" calcext:value-type="string">
            <text:p>27</text:p>
          </table:table-cell>
          <table:table-cell table:formula="of:=RIGHT([.Y72];LEN([.Y72]) - SEARCH(&quot; &quot;;[.Y72]))" office:value-type="string" office:string-value="2024 2:10 PM" calcext:value-type="string">
            <text:p>2024 2:10 PM</text:p>
          </table:table-cell>
          <table:table-cell table:formula="of:=LEFT([.AA72];SEARCH(&quot; &quot;; [.AA72])-1)" office:value-type="string" office:string-value="2024" calcext:value-type="string">
            <text:p>2024</text:p>
          </table:table-cell>
          <table:table-cell table:style-name="ce2" table:formula="of:=DATE([.AB72];[.X72];[.Z72])" office:value-type="date" office:date-value="2024-07-27" calcext:value-type="date">
            <text:p>27/07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2];[.AD7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alk about Kawaii with Ekaterine</text:p>
          </table:table-cell>
          <table:table-cell office:value-type="string" calcext:value-type="string">
            <text:p>0 - Done</text:p>
          </table:table-cell>
          <table:table-cell table:formula="of:=[.E73]*[.F73]" office:value-type="float" office:value="0" calcext:value-type="float">
            <text:p>0</text:p>
          </table:table-cell>
          <table:table-cell/>
          <table:table-cell table:formula="of:=[.K73]/[.O73]" office:value-type="float" office:value="2" calcext:value-type="float">
            <text:p>2.00</text:p>
          </table:table-cell>
          <table:table-cell table:formula="of:=LEFT([.B73];SEARCH(&quot; &quot;; [.B73]))" office:value-type="string" office:string-value="0 " calcext:value-type="string">
            <text:p>0 </text:p>
          </table:table-cell>
          <table:table-cell office:value-type="float" office:value="-625" calcext:value-type="float">
            <text:p>-625.00</text:p>
          </table:table-cell>
          <table:table-cell office:value-type="string" calcext:value-type="string">
            <text:p>September 6, 2023</text:p>
          </table:table-cell>
          <table:table-cell/>
          <table:table-cell office:value-type="string" calcext:value-type="string">
            <text:p>2 - mid</text:p>
          </table:table-cell>
          <table:table-cell table:formula="of:=LEFT([.J73];SEARCH(&quot; &quot;; [.J73]))" office:value-type="string" office:string-value="2 " calcext:value-type="string">
            <text:p>2 </text:p>
          </table:table-cell>
          <table:table-cell/>
          <table:table-cell office:value-type="string" calcext:value-type="string">
            <text:p>September 4, 2023 7:33 PM</text:p>
          </table:table-cell>
          <table:table-cell office:value-type="string" calcext:value-type="string">
            <text:p>1 - next</text:p>
          </table:table-cell>
          <table:table-cell table:formula="of:=LEFT([.N73];SEARCH(&quot; &quot;; [.N73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73];SEARCH(&quot; &quot;; [.Q73]))" office:value-type="string" office:string-value="30 " calcext:value-type="string">
            <text:p>30 </text:p>
          </table:table-cell>
          <table:table-cell office:value-type="float" office:value="-236" calcext:value-type="float">
            <text:p>-236</text:p>
          </table:table-cell>
          <table:table-cell office:value-type="float" office:value="472" calcext:value-type="float">
            <text:p>472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October 4, 2023 7:33 PM</text:p>
          </table:table-cell>
          <table:table-cell table:formula="of:=LEFT([.V73];SEARCH(&quot; &quot;; [.V73]))" office:value-type="string" office:string-value="October " calcext:value-type="string">
            <text:p>October </text:p>
          </table:table-cell>
          <table:table-cell table:formula="of:=COM.MICROSOFT.SWITCH(TRIM([.W7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0" calcext:value-type="float">
            <text:p>10</text:p>
          </table:table-cell>
          <table:table-cell table:formula="of:=RIGHT([.V73];LEN([.V73]) - SEARCH(&quot; &quot;;[.V73]))" office:value-type="string" office:string-value="4, 2023 7:33 PM" calcext:value-type="string">
            <text:p>4, 2023 7:33 PM</text:p>
          </table:table-cell>
          <table:table-cell table:formula="of:=LEFT([.Y73];SEARCH(&quot;,&quot;; [.Y73])-1)" office:value-type="string" office:string-value="4" calcext:value-type="string">
            <text:p>4</text:p>
          </table:table-cell>
          <table:table-cell table:formula="of:=RIGHT([.Y73];LEN([.Y73]) - SEARCH(&quot; &quot;;[.Y73]))" office:value-type="string" office:string-value="2023 7:33 PM" calcext:value-type="string">
            <text:p>2023 7:33 PM</text:p>
          </table:table-cell>
          <table:table-cell table:formula="of:=LEFT([.AA73];SEARCH(&quot; &quot;; [.AA73])-1)" office:value-type="string" office:string-value="2023" calcext:value-type="string">
            <text:p>2023</text:p>
          </table:table-cell>
          <table:table-cell table:style-name="ce2" table:formula="of:=DATE([.AB73];[.X73];[.Z73])" office:value-type="date" office:date-value="2023-10-04" calcext:value-type="date">
            <text:p>04/10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3];[.AD73])" office:value-type="float" office:value="-208" calcext:value-type="float">
            <text:p>-208</text:p>
          </table:table-cell>
        </table:table-row>
        <table:table-row table:style-name="ro1">
          <table:table-cell office:value-type="string" calcext:value-type="string">
            <text:p>Sport abmelden</text:p>
          </table:table-cell>
          <table:table-cell office:value-type="string" calcext:value-type="string">
            <text:p>0 - Done</text:p>
          </table:table-cell>
          <table:table-cell table:formula="of:=[.E74]*[.F74]" office:value-type="float" office:value="0" calcext:value-type="float">
            <text:p>0</text:p>
          </table:table-cell>
          <table:table-cell/>
          <table:table-cell table:formula="of:=[.K74]/[.O74]" office:value-type="float" office:value="5" calcext:value-type="float">
            <text:p>5.00</text:p>
          </table:table-cell>
          <table:table-cell table:formula="of:=LEFT([.B74];SEARCH(&quot; &quot;; [.B74]))" office:value-type="string" office:string-value="0 " calcext:value-type="string">
            <text:p>0 </text:p>
          </table:table-cell>
          <table:table-cell office:value-type="float" office:value="-750" calcext:value-type="float">
            <text:p>-750.00</text:p>
          </table:table-cell>
          <table:table-cell office:value-type="string" calcext:value-type="string">
            <text:p>December 1, 2023</text:p>
          </table:table-cell>
          <table:table-cell/>
          <table:table-cell office:value-type="string" calcext:value-type="string">
            <text:p>5 - super</text:p>
          </table:table-cell>
          <table:table-cell table:formula="of:=LEFT([.J74];SEARCH(&quot; &quot;; [.J74]))" office:value-type="string" office:string-value="5 " calcext:value-type="string">
            <text:p>5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anuary 22, 2024 8:54 AM</text:p>
          </table:table-cell>
          <table:table-cell office:value-type="string" calcext:value-type="string">
            <text:p>1 - next</text:p>
          </table:table-cell>
          <table:table-cell table:formula="of:=LEFT([.N74];SEARCH(&quot; &quot;; [.N74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1 - tomorrow</text:p>
          </table:table-cell>
          <table:table-cell table:formula="of:=LEFT([.Q74];SEARCH(&quot; &quot;; [.Q74]))" office:value-type="string" office:string-value="1 " calcext:value-type="string">
            <text:p>1 </text:p>
          </table:table-cell>
          <table:table-cell office:value-type="float" office:value="-150" calcext:value-type="float">
            <text:p>-150</text:p>
          </table:table-cell>
          <table:table-cell office:value-type="float" office:value="750" calcext:value-type="float">
            <text:p>75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January 23, 2024 8:54 AM</text:p>
          </table:table-cell>
          <table:table-cell table:formula="of:=LEFT([.V74];SEARCH(&quot; &quot;; [.V74]))" office:value-type="string" office:string-value="January " calcext:value-type="string">
            <text:p>January </text:p>
          </table:table-cell>
          <table:table-cell table:formula="of:=COM.MICROSOFT.SWITCH(TRIM([.W7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74];LEN([.V74]) - SEARCH(&quot; &quot;;[.V74]))" office:value-type="string" office:string-value="23, 2024 8:54 AM" calcext:value-type="string">
            <text:p>23, 2024 8:54 AM</text:p>
          </table:table-cell>
          <table:table-cell table:formula="of:=LEFT([.Y74];SEARCH(&quot;,&quot;; [.Y74])-1)" office:value-type="string" office:string-value="23" calcext:value-type="string">
            <text:p>23</text:p>
          </table:table-cell>
          <table:table-cell table:formula="of:=RIGHT([.Y74];LEN([.Y74]) - SEARCH(&quot; &quot;;[.Y74]))" office:value-type="string" office:string-value="2024 8:54 AM" calcext:value-type="string">
            <text:p>2024 8:54 AM</text:p>
          </table:table-cell>
          <table:table-cell table:formula="of:=LEFT([.AA74];SEARCH(&quot; &quot;; [.AA74])-1)" office:value-type="string" office:string-value="2024" calcext:value-type="string">
            <text:p>2024</text:p>
          </table:table-cell>
          <table:table-cell table:style-name="ce2" table:formula="of:=DATE([.AB74];[.X74];[.Z74])" office:value-type="date" office:date-value="2024-01-23" calcext:value-type="date">
            <text:p>23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4];[.AD74])"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Buhl zahlen </text:p>
          </table:table-cell>
          <table:table-cell office:value-type="string" calcext:value-type="string">
            <text:p>0 - Cancelled</text:p>
          </table:table-cell>
          <table:table-cell table:formula="of:=[.E75]*[.F75]" office:value-type="float" office:value="0" calcext:value-type="float">
            <text:p>0</text:p>
          </table:table-cell>
          <table:table-cell/>
          <table:table-cell table:formula="of:=[.K75]/[.O75]" office:value-type="float" office:value="3" calcext:value-type="float">
            <text:p>3.00</text:p>
          </table:table-cell>
          <table:table-cell table:formula="of:=LEFT([.B75];SEARCH(&quot; &quot;; [.B75]))" office:value-type="string" office:string-value="0 " calcext:value-type="string">
            <text:p>0 </text:p>
          </table:table-cell>
          <table:table-cell office:value-type="float" office:value="-750" calcext:value-type="float">
            <text:p>-750.00</text:p>
          </table:table-cell>
          <table:table-cell office:value-type="string" calcext:value-type="string">
            <text:p>February 7, 2024</text:p>
          </table:table-cell>
          <table:table-cell/>
          <table:table-cell office:value-type="string" calcext:value-type="string">
            <text:p>3 - very</text:p>
          </table:table-cell>
          <table:table-cell table:formula="of:=LEFT([.J75];SEARCH(&quot; &quot;; [.J75]))" office:value-type="string" office:string-value="3 " calcext:value-type="string">
            <text:p>3 </text:p>
          </table:table-cell>
          <table:table-cell/>
          <table:table-cell office:value-type="string" calcext:value-type="string">
            <text:p>December 9, 2023 9:35 AM</text:p>
          </table:table-cell>
          <table:table-cell office:value-type="string" calcext:value-type="string">
            <text:p>1 - next</text:p>
          </table:table-cell>
          <table:table-cell table:formula="of:=LEFT([.N75];SEARCH(&quot; &quot;; [.N75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75];SEARCH(&quot; &quot;; [.Q75]))" office:value-type="string" office:string-value="30 " calcext:value-type="string">
            <text:p>30 </text:p>
          </table:table-cell>
          <table:table-cell office:value-type="float" office:value="-82" calcext:value-type="float">
            <text:p>-82</text:p>
          </table:table-cell>
          <table:table-cell office:value-type="float" office:value="246" calcext:value-type="float">
            <text:p>246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January 8, 2024 9:35 AM</text:p>
          </table:table-cell>
          <table:table-cell table:formula="of:=LEFT([.V75];SEARCH(&quot; &quot;; [.V75]))" office:value-type="string" office:string-value="January " calcext:value-type="string">
            <text:p>January </text:p>
          </table:table-cell>
          <table:table-cell table:formula="of:=COM.MICROSOFT.SWITCH(TRIM([.W7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75];LEN([.V75]) - SEARCH(&quot; &quot;;[.V75]))" office:value-type="string" office:string-value="8, 2024 9:35 AM" calcext:value-type="string">
            <text:p>8, 2024 9:35 AM</text:p>
          </table:table-cell>
          <table:table-cell table:formula="of:=LEFT([.Y75];SEARCH(&quot;,&quot;; [.Y75])-1)" office:value-type="string" office:string-value="8" calcext:value-type="string">
            <text:p>8</text:p>
          </table:table-cell>
          <table:table-cell table:formula="of:=RIGHT([.Y75];LEN([.Y75]) - SEARCH(&quot; &quot;;[.Y75]))" office:value-type="string" office:string-value="2024 9:35 AM" calcext:value-type="string">
            <text:p>2024 9:35 AM</text:p>
          </table:table-cell>
          <table:table-cell table:formula="of:=LEFT([.AA75];SEARCH(&quot; &quot;; [.AA75])-1)" office:value-type="string" office:string-value="2024" calcext:value-type="string">
            <text:p>2024</text:p>
          </table:table-cell>
          <table:table-cell table:style-name="ce2" table:formula="of:=DATE([.AB75];[.X75];[.Z75])" office:value-type="date" office:date-value="2024-01-08" calcext:value-type="date">
            <text:p>08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5];[.AD75])"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Von Paypal weg (VISA)</text:p>
          </table:table-cell>
          <table:table-cell office:value-type="string" calcext:value-type="string">
            <text:p>0 - Done</text:p>
          </table:table-cell>
          <table:table-cell table:formula="of:=[.E76]*[.F76]" office:value-type="float" office:value="0" calcext:value-type="float">
            <text:p>0</text:p>
          </table:table-cell>
          <table:table-cell/>
          <table:table-cell table:formula="of:=[.K76]/[.O76]" office:value-type="float" office:value="3" calcext:value-type="float">
            <text:p>3.00</text:p>
          </table:table-cell>
          <table:table-cell table:formula="of:=LEFT([.B76];SEARCH(&quot; &quot;; [.B76]))" office:value-type="string" office:string-value="0 " calcext:value-type="string">
            <text:p>0 </text:p>
          </table:table-cell>
          <table:table-cell office:value-type="float" office:value="-750" calcext:value-type="float">
            <text:p>-750.00</text:p>
          </table:table-cell>
          <table:table-cell office:value-type="string" calcext:value-type="string">
            <text:p>January 20, 2024</text:p>
          </table:table-cell>
          <table:table-cell/>
          <table:table-cell office:value-type="string" calcext:value-type="string">
            <text:p>3 - very</text:p>
          </table:table-cell>
          <table:table-cell table:formula="of:=LEFT([.J76];SEARCH(&quot; &quot;; [.J76]))" office:value-type="string" office:string-value="3 " calcext:value-type="string">
            <text:p>3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December 9, 2023 9:32 AM</text:p>
          </table:table-cell>
          <table:table-cell office:value-type="string" calcext:value-type="string">
            <text:p>1 - next</text:p>
          </table:table-cell>
          <table:table-cell table:formula="of:=LEFT([.N76];SEARCH(&quot; &quot;; [.N76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76];SEARCH(&quot; &quot;; [.Q76]))" office:value-type="string" office:string-value="30 " calcext:value-type="string">
            <text:p>30 </text:p>
          </table:table-cell>
          <table:table-cell office:value-type="float" office:value="-100" calcext:value-type="float">
            <text:p>-100</text:p>
          </table:table-cell>
          <table:table-cell office:value-type="float" office:value="300" calcext:value-type="float">
            <text:p>30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January 8, 2024 9:32 AM</text:p>
          </table:table-cell>
          <table:table-cell table:formula="of:=LEFT([.V76];SEARCH(&quot; &quot;; [.V76]))" office:value-type="string" office:string-value="January " calcext:value-type="string">
            <text:p>January </text:p>
          </table:table-cell>
          <table:table-cell table:formula="of:=COM.MICROSOFT.SWITCH(TRIM([.W7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76];LEN([.V76]) - SEARCH(&quot; &quot;;[.V76]))" office:value-type="string" office:string-value="8, 2024 9:32 AM" calcext:value-type="string">
            <text:p>8, 2024 9:32 AM</text:p>
          </table:table-cell>
          <table:table-cell table:formula="of:=LEFT([.Y76];SEARCH(&quot;,&quot;; [.Y76])-1)" office:value-type="string" office:string-value="8" calcext:value-type="string">
            <text:p>8</text:p>
          </table:table-cell>
          <table:table-cell table:formula="of:=RIGHT([.Y76];LEN([.Y76]) - SEARCH(&quot; &quot;;[.Y76]))" office:value-type="string" office:string-value="2024 9:32 AM" calcext:value-type="string">
            <text:p>2024 9:32 AM</text:p>
          </table:table-cell>
          <table:table-cell table:formula="of:=LEFT([.AA76];SEARCH(&quot; &quot;; [.AA76])-1)" office:value-type="string" office:string-value="2024" calcext:value-type="string">
            <text:p>2024</text:p>
          </table:table-cell>
          <table:table-cell table:style-name="ce2" table:formula="of:=DATE([.AB76];[.X76];[.Z76])" office:value-type="date" office:date-value="2024-01-08" calcext:value-type="date">
            <text:p>08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6];[.AD76])"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Vodafone esim </text:p>
          </table:table-cell>
          <table:table-cell office:value-type="string" calcext:value-type="string">
            <text:p>0 - Done</text:p>
          </table:table-cell>
          <table:table-cell table:formula="of:=[.E77]*[.F77]" office:value-type="float" office:value="0" calcext:value-type="float">
            <text:p>0</text:p>
          </table:table-cell>
          <table:table-cell/>
          <table:table-cell table:formula="of:=[.K77]/[.O77]" office:value-type="float" office:value="3" calcext:value-type="float">
            <text:p>3.00</text:p>
          </table:table-cell>
          <table:table-cell table:formula="of:=LEFT([.B77];SEARCH(&quot; &quot;; [.B77]))" office:value-type="string" office:string-value="0 " calcext:value-type="string">
            <text:p>0 </text:p>
          </table:table-cell>
          <table:table-cell office:value-type="float" office:value="-750" calcext:value-type="float">
            <text:p>-750.00</text:p>
          </table:table-cell>
          <table:table-cell office:value-type="string" calcext:value-type="string">
            <text:p>December 30, 2023</text:p>
          </table:table-cell>
          <table:table-cell/>
          <table:table-cell office:value-type="string" calcext:value-type="string">
            <text:p>3 - very</text:p>
          </table:table-cell>
          <table:table-cell table:formula="of:=LEFT([.J77];SEARCH(&quot; &quot;; [.J77]))" office:value-type="string" office:string-value="3 " calcext:value-type="string">
            <text:p>3 </text:p>
          </table:table-cell>
          <table:table-cell office:value-type="string" calcext:value-type="string">
            <text:p>organization, tools</text:p>
          </table:table-cell>
          <table:table-cell office:value-type="string" calcext:value-type="string">
            <text:p>December 9, 2023 9:31 AM</text:p>
          </table:table-cell>
          <table:table-cell office:value-type="string" calcext:value-type="string">
            <text:p>1 - next</text:p>
          </table:table-cell>
          <table:table-cell table:formula="of:=LEFT([.N77];SEARCH(&quot; &quot;; [.N77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77];SEARCH(&quot; &quot;; [.Q77]))" office:value-type="string" office:string-value="30 " calcext:value-type="string">
            <text:p>30 </text:p>
          </table:table-cell>
          <table:table-cell office:value-type="float" office:value="-121" calcext:value-type="float">
            <text:p>-121</text:p>
          </table:table-cell>
          <table:table-cell office:value-type="float" office:value="363" calcext:value-type="float">
            <text:p>363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January 8, 2024 9:31 AM</text:p>
          </table:table-cell>
          <table:table-cell table:formula="of:=LEFT([.V77];SEARCH(&quot; &quot;; [.V77]))" office:value-type="string" office:string-value="January " calcext:value-type="string">
            <text:p>January </text:p>
          </table:table-cell>
          <table:table-cell table:formula="of:=COM.MICROSOFT.SWITCH(TRIM([.W7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77];LEN([.V77]) - SEARCH(&quot; &quot;;[.V77]))" office:value-type="string" office:string-value="8, 2024 9:31 AM" calcext:value-type="string">
            <text:p>8, 2024 9:31 AM</text:p>
          </table:table-cell>
          <table:table-cell table:formula="of:=LEFT([.Y77];SEARCH(&quot;,&quot;; [.Y77])-1)" office:value-type="string" office:string-value="8" calcext:value-type="string">
            <text:p>8</text:p>
          </table:table-cell>
          <table:table-cell table:formula="of:=RIGHT([.Y77];LEN([.Y77]) - SEARCH(&quot; &quot;;[.Y77]))" office:value-type="string" office:string-value="2024 9:31 AM" calcext:value-type="string">
            <text:p>2024 9:31 AM</text:p>
          </table:table-cell>
          <table:table-cell table:formula="of:=LEFT([.AA77];SEARCH(&quot; &quot;; [.AA77])-1)" office:value-type="string" office:string-value="2024" calcext:value-type="string">
            <text:p>2024</text:p>
          </table:table-cell>
          <table:table-cell table:style-name="ce2" table:formula="of:=DATE([.AB77];[.X77];[.Z77])" office:value-type="date" office:date-value="2024-01-08" calcext:value-type="date">
            <text:p>08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7];[.AD77])"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R+V abarbeiten</text:p>
          </table:table-cell>
          <table:table-cell office:value-type="string" calcext:value-type="string">
            <text:p>0 - Done</text:p>
          </table:table-cell>
          <table:table-cell table:formula="of:=[.E78]*[.F78]" office:value-type="float" office:value="0" calcext:value-type="float">
            <text:p>0</text:p>
          </table:table-cell>
          <table:table-cell/>
          <table:table-cell table:formula="of:=[.K78]/[.O78]" office:value-type="float" office:value="3" calcext:value-type="float">
            <text:p>3.00</text:p>
          </table:table-cell>
          <table:table-cell table:formula="of:=LEFT([.B78];SEARCH(&quot; &quot;; [.B78]))" office:value-type="string" office:string-value="0 " calcext:value-type="string">
            <text:p>0 </text:p>
          </table:table-cell>
          <table:table-cell office:value-type="float" office:value="-750" calcext:value-type="float">
            <text:p>-750.00</text:p>
          </table:table-cell>
          <table:table-cell office:value-type="string" calcext:value-type="string">
            <text:p>February 4, 2024</text:p>
          </table:table-cell>
          <table:table-cell/>
          <table:table-cell office:value-type="string" calcext:value-type="string">
            <text:p>3 - very</text:p>
          </table:table-cell>
          <table:table-cell table:formula="of:=LEFT([.J78];SEARCH(&quot; &quot;; [.J78]))" office:value-type="string" office:string-value="3 " calcext:value-type="string">
            <text:p>3 </text:p>
          </table:table-cell>
          <table:table-cell/>
          <table:table-cell office:value-type="string" calcext:value-type="string">
            <text:p>November 23, 2023 9:12 AM</text:p>
          </table:table-cell>
          <table:table-cell office:value-type="string" calcext:value-type="string">
            <text:p>1 - next</text:p>
          </table:table-cell>
          <table:table-cell table:formula="of:=LEFT([.N78];SEARCH(&quot; &quot;; [.N78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78];SEARCH(&quot; &quot;; [.Q78]))" office:value-type="string" office:string-value="30 " calcext:value-type="string">
            <text:p>30 </text:p>
          </table:table-cell>
          <table:table-cell office:value-type="float" office:value="-85" calcext:value-type="float">
            <text:p>-85</text:p>
          </table:table-cell>
          <table:table-cell office:value-type="float" office:value="255" calcext:value-type="float">
            <text:p>255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December 23, 2023 9:12 AM</text:p>
          </table:table-cell>
          <table:table-cell table:formula="of:=LEFT([.V78];SEARCH(&quot; &quot;; [.V78]))" office:value-type="string" office:string-value="December " calcext:value-type="string">
            <text:p>December </text:p>
          </table:table-cell>
          <table:table-cell table:formula="of:=COM.MICROSOFT.SWITCH(TRIM([.W7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2" calcext:value-type="float">
            <text:p>12</text:p>
          </table:table-cell>
          <table:table-cell table:formula="of:=RIGHT([.V78];LEN([.V78]) - SEARCH(&quot; &quot;;[.V78]))" office:value-type="string" office:string-value="23, 2023 9:12 AM" calcext:value-type="string">
            <text:p>23, 2023 9:12 AM</text:p>
          </table:table-cell>
          <table:table-cell table:formula="of:=LEFT([.Y78];SEARCH(&quot;,&quot;; [.Y78])-1)" office:value-type="string" office:string-value="23" calcext:value-type="string">
            <text:p>23</text:p>
          </table:table-cell>
          <table:table-cell table:formula="of:=RIGHT([.Y78];LEN([.Y78]) - SEARCH(&quot; &quot;;[.Y78]))" office:value-type="string" office:string-value="2023 9:12 AM" calcext:value-type="string">
            <text:p>2023 9:12 AM</text:p>
          </table:table-cell>
          <table:table-cell table:formula="of:=LEFT([.AA78];SEARCH(&quot; &quot;; [.AA78])-1)" office:value-type="string" office:string-value="2023" calcext:value-type="string">
            <text:p>2023</text:p>
          </table:table-cell>
          <table:table-cell table:style-name="ce2" table:formula="of:=DATE([.AB78];[.X78];[.Z78])" office:value-type="date" office:date-value="2023-12-23" calcext:value-type="date">
            <text:p>23/12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8];[.AD7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medication anxiety</text:p>
          </table:table-cell>
          <table:table-cell office:value-type="string" calcext:value-type="string">
            <text:p>0 - Cancelled</text:p>
          </table:table-cell>
          <table:table-cell table:formula="of:=[.E79]*[.F79]" office:value-type="float" office:value="0" calcext:value-type="float">
            <text:p>0</text:p>
          </table:table-cell>
          <table:table-cell/>
          <table:table-cell table:formula="of:=[.K79]/[.O79]" office:value-type="float" office:value="0.75" calcext:value-type="float">
            <text:p>0.75</text:p>
          </table:table-cell>
          <table:table-cell table:formula="of:=LEFT([.B79];SEARCH(&quot; &quot;; [.B79]))" office:value-type="string" office:string-value="0 " calcext:value-type="string">
            <text:p>0 </text:p>
          </table:table-cell>
          <table:table-cell office:value-type="float" office:value="-750" calcext:value-type="float">
            <text:p>-750.00</text:p>
          </table:table-cell>
          <table:table-cell/>
          <table:table-cell office:value-type="string" calcext:value-type="string">
            <text:p>idea, self-care</text:p>
          </table:table-cell>
          <table:table-cell office:value-type="string" calcext:value-type="string">
            <text:p>3 - very</text:p>
          </table:table-cell>
          <table:table-cell table:formula="of:=LEFT([.J79];SEARCH(&quot; &quot;; [.J79]))" office:value-type="string" office:string-value="3 " calcext:value-type="string">
            <text:p>3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11, 2023 12:28 AM</text:p>
          </table:table-cell>
          <table:table-cell office:value-type="string" calcext:value-type="string">
            <text:p>4 - task</text:p>
          </table:table-cell>
          <table:table-cell table:formula="of:=LEFT([.N79];SEARCH(&quot; &quot;; [.N79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79];SEARCH(&quot; &quot;; [.Q79]))" office:value-type="string" office:string-value="30 " calcext:value-type="string">
            <text:p>30 </text:p>
          </table:table-cell>
          <table:table-cell office:value-type="float" office:value="-232" calcext:value-type="float">
            <text:p>-232</text:p>
          </table:table-cell>
          <table:table-cell office:value-type="float" office:value="174" calcext:value-type="float">
            <text:p>174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September 10, 2023 12:28 AM</text:p>
          </table:table-cell>
          <table:table-cell table:formula="of:=LEFT([.V79];SEARCH(&quot; &quot;; [.V79]))" office:value-type="string" office:string-value="September " calcext:value-type="string">
            <text:p>September </text:p>
          </table:table-cell>
          <table:table-cell table:formula="of:=COM.MICROSOFT.SWITCH(TRIM([.W7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79];LEN([.V79]) - SEARCH(&quot; &quot;;[.V79]))" office:value-type="string" office:string-value="10, 2023 12:28 AM" calcext:value-type="string">
            <text:p>10, 2023 12:28 AM</text:p>
          </table:table-cell>
          <table:table-cell table:formula="of:=LEFT([.Y79];SEARCH(&quot;,&quot;; [.Y79])-1)" office:value-type="string" office:string-value="10" calcext:value-type="string">
            <text:p>10</text:p>
          </table:table-cell>
          <table:table-cell table:formula="of:=RIGHT([.Y79];LEN([.Y79]) - SEARCH(&quot; &quot;;[.Y79]))" office:value-type="string" office:string-value="2023 12:28 AM" calcext:value-type="string">
            <text:p>2023 12:28 AM</text:p>
          </table:table-cell>
          <table:table-cell table:formula="of:=LEFT([.AA79];SEARCH(&quot; &quot;; [.AA79])-1)" office:value-type="string" office:string-value="2023" calcext:value-type="string">
            <text:p>2023</text:p>
          </table:table-cell>
          <table:table-cell table:style-name="ce2" table:formula="of:=DATE([.AB79];[.X79];[.Z79])" office:value-type="date" office:date-value="2023-09-10" calcext:value-type="date">
            <text:p>10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79];[.AD79])"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education: troubled relatives</text:p>
          </table:table-cell>
          <table:table-cell office:value-type="string" calcext:value-type="string">
            <text:p>0 - Cancelled</text:p>
          </table:table-cell>
          <table:table-cell table:formula="of:=[.E80]*[.F80]" office:value-type="float" office:value="0" calcext:value-type="float">
            <text:p>0</text:p>
          </table:table-cell>
          <table:table-cell/>
          <table:table-cell table:formula="of:=[.K80]/[.O80]" office:value-type="float" office:value="0.75" calcext:value-type="float">
            <text:p>0.75</text:p>
          </table:table-cell>
          <table:table-cell table:formula="of:=LEFT([.B80];SEARCH(&quot; &quot;; [.B80]))" office:value-type="string" office:string-value="0 " calcext:value-type="string">
            <text:p>0 </text:p>
          </table:table-cell>
          <table:table-cell office:value-type="float" office:value="-750" calcext:value-type="float">
            <text:p>-750.00</text:p>
          </table:table-cell>
          <table:table-cell/>
          <table:table-cell office:value-type="string" calcext:value-type="string">
            <text:p>idea, self-care</text:p>
          </table:table-cell>
          <table:table-cell office:value-type="string" calcext:value-type="string">
            <text:p>3 - very</text:p>
          </table:table-cell>
          <table:table-cell table:formula="of:=LEFT([.J80];SEARCH(&quot; &quot;; [.J80]))" office:value-type="string" office:string-value="3 " calcext:value-type="string">
            <text:p>3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11, 2023 12:22 AM</text:p>
          </table:table-cell>
          <table:table-cell office:value-type="string" calcext:value-type="string">
            <text:p>4 - task</text:p>
          </table:table-cell>
          <table:table-cell table:formula="of:=LEFT([.N80];SEARCH(&quot; &quot;; [.N80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80];SEARCH(&quot; &quot;; [.Q80]))" office:value-type="string" office:string-value="30 " calcext:value-type="string">
            <text:p>30 </text:p>
          </table:table-cell>
          <table:table-cell office:value-type="float" office:value="-232" calcext:value-type="float">
            <text:p>-232</text:p>
          </table:table-cell>
          <table:table-cell office:value-type="float" office:value="174" calcext:value-type="float">
            <text:p>174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September 10, 2023 12:22 AM</text:p>
          </table:table-cell>
          <table:table-cell table:formula="of:=LEFT([.V80];SEARCH(&quot; &quot;; [.V80]))" office:value-type="string" office:string-value="September " calcext:value-type="string">
            <text:p>September </text:p>
          </table:table-cell>
          <table:table-cell table:formula="of:=COM.MICROSOFT.SWITCH(TRIM([.W8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80];LEN([.V80]) - SEARCH(&quot; &quot;;[.V80]))" office:value-type="string" office:string-value="10, 2023 12:22 AM" calcext:value-type="string">
            <text:p>10, 2023 12:22 AM</text:p>
          </table:table-cell>
          <table:table-cell table:formula="of:=LEFT([.Y80];SEARCH(&quot;,&quot;; [.Y80])-1)" office:value-type="string" office:string-value="10" calcext:value-type="string">
            <text:p>10</text:p>
          </table:table-cell>
          <table:table-cell table:formula="of:=RIGHT([.Y80];LEN([.Y80]) - SEARCH(&quot; &quot;;[.Y80]))" office:value-type="string" office:string-value="2023 12:22 AM" calcext:value-type="string">
            <text:p>2023 12:22 AM</text:p>
          </table:table-cell>
          <table:table-cell table:formula="of:=LEFT([.AA80];SEARCH(&quot; &quot;; [.AA80])-1)" office:value-type="string" office:string-value="2023" calcext:value-type="string">
            <text:p>2023</text:p>
          </table:table-cell>
          <table:table-cell table:style-name="ce2" table:formula="of:=DATE([.AB80];[.X80];[.Z80])" office:value-type="date" office:date-value="2023-09-10" calcext:value-type="date">
            <text:p>10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0];[.AD80])"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selfcare/Hair</text:p>
          </table:table-cell>
          <table:table-cell office:value-type="string" calcext:value-type="string">
            <text:p>0 - Done</text:p>
          </table:table-cell>
          <table:table-cell table:formula="of:=[.E81]*[.F81]" office:value-type="float" office:value="0" calcext:value-type="float">
            <text:p>0</text:p>
          </table:table-cell>
          <table:table-cell/>
          <table:table-cell table:formula="of:=[.K81]/[.O81]" office:value-type="float" office:value="0.75" calcext:value-type="float">
            <text:p>0.75</text:p>
          </table:table-cell>
          <table:table-cell table:formula="of:=LEFT([.B81];SEARCH(&quot; &quot;; [.B81]))" office:value-type="string" office:string-value="0 " calcext:value-type="string">
            <text:p>0 </text:p>
          </table:table-cell>
          <table:table-cell office:value-type="float" office:value="-750" calcext:value-type="float">
            <text:p>-750.00</text:p>
          </table:table-cell>
          <table:table-cell/>
          <table:table-cell office:value-type="string" calcext:value-type="string">
            <text:p>self-care</text:p>
          </table:table-cell>
          <table:table-cell office:value-type="string" calcext:value-type="string">
            <text:p>3 - very</text:p>
          </table:table-cell>
          <table:table-cell table:formula="of:=LEFT([.J81];SEARCH(&quot; &quot;; [.J81]))" office:value-type="string" office:string-value="3 " calcext:value-type="string">
            <text:p>3 </text:p>
          </table:table-cell>
          <table:table-cell office:value-type="string" calcext:value-type="string">
            <text:p>physical health</text:p>
          </table:table-cell>
          <table:table-cell office:value-type="string" calcext:value-type="string">
            <text:p>July 25, 2023 11:21 PM</text:p>
          </table:table-cell>
          <table:table-cell office:value-type="string" calcext:value-type="string">
            <text:p>4 - task</text:p>
          </table:table-cell>
          <table:table-cell table:formula="of:=LEFT([.N81];SEARCH(&quot; &quot;; [.N81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81];SEARCH(&quot; &quot;; [.Q81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office:value-type="float" office:value="186" calcext:value-type="float">
            <text:p>186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August 24, 2023 11:21 PM</text:p>
          </table:table-cell>
          <table:table-cell table:formula="of:=LEFT([.V81];SEARCH(&quot; &quot;; [.V81]))" office:value-type="string" office:string-value="August " calcext:value-type="string">
            <text:p>August </text:p>
          </table:table-cell>
          <table:table-cell table:formula="of:=COM.MICROSOFT.SWITCH(TRIM([.W8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81];LEN([.V81]) - SEARCH(&quot; &quot;;[.V81]))" office:value-type="string" office:string-value="24, 2023 11:21 PM" calcext:value-type="string">
            <text:p>24, 2023 11:21 PM</text:p>
          </table:table-cell>
          <table:table-cell table:formula="of:=LEFT([.Y81];SEARCH(&quot;,&quot;; [.Y81])-1)" office:value-type="string" office:string-value="24" calcext:value-type="string">
            <text:p>24</text:p>
          </table:table-cell>
          <table:table-cell table:formula="of:=RIGHT([.Y81];LEN([.Y81]) - SEARCH(&quot; &quot;;[.Y81]))" office:value-type="string" office:string-value="2023 11:21 PM" calcext:value-type="string">
            <text:p>2023 11:21 PM</text:p>
          </table:table-cell>
          <table:table-cell table:formula="of:=LEFT([.AA81];SEARCH(&quot; &quot;; [.AA81])-1)" office:value-type="string" office:string-value="2023" calcext:value-type="string">
            <text:p>2023</text:p>
          </table:table-cell>
          <table:table-cell table:style-name="ce2" table:formula="of:=DATE([.AB81];[.X81];[.Z81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1];[.AD81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career/Kawaii</text:p>
          </table:table-cell>
          <table:table-cell office:value-type="string" calcext:value-type="string">
            <text:p>0 - Cancelled</text:p>
          </table:table-cell>
          <table:table-cell table:formula="of:=[.E82]*[.F82]" office:value-type="float" office:value="0" calcext:value-type="float">
            <text:p>0</text:p>
          </table:table-cell>
          <table:table-cell/>
          <table:table-cell table:formula="of:=[.K82]/[.O82]" office:value-type="float" office:value="0.75" calcext:value-type="float">
            <text:p>0.75</text:p>
          </table:table-cell>
          <table:table-cell table:formula="of:=LEFT([.B82];SEARCH(&quot; &quot;; [.B82]))" office:value-type="string" office:string-value="0 " calcext:value-type="string">
            <text:p>0 </text:p>
          </table:table-cell>
          <table:table-cell office:value-type="float" office:value="-750" calcext:value-type="float">
            <text:p>-750.00</text:p>
          </table:table-cell>
          <table:table-cell office:value-type="string" calcext:value-type="string">
            <text:p>September 9, 2023</text:p>
          </table:table-cell>
          <table:table-cell/>
          <table:table-cell office:value-type="string" calcext:value-type="string">
            <text:p>3 - very</text:p>
          </table:table-cell>
          <table:table-cell table:formula="of:=LEFT([.J82];SEARCH(&quot; &quot;; [.J82]))" office:value-type="string" office:string-value="3 " calcext:value-type="string">
            <text:p>3 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July 25, 2023 11:13 PM</text:p>
          </table:table-cell>
          <table:table-cell office:value-type="string" calcext:value-type="string">
            <text:p>4 - task</text:p>
          </table:table-cell>
          <table:table-cell table:formula="of:=LEFT([.N82];SEARCH(&quot; &quot;; [.N82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82];SEARCH(&quot; &quot;; [.Q82]))" office:value-type="string" office:string-value="30 " calcext:value-type="string">
            <text:p>30 </text:p>
          </table:table-cell>
          <table:table-cell office:value-type="float" office:value="-233" calcext:value-type="float">
            <text:p>-233</text:p>
          </table:table-cell>
          <table:table-cell office:value-type="float" office:value="174.75" calcext:value-type="float">
            <text:p>174.75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August 24, 2023 11:13 PM</text:p>
          </table:table-cell>
          <table:table-cell table:formula="of:=LEFT([.V82];SEARCH(&quot; &quot;; [.V82]))" office:value-type="string" office:string-value="August " calcext:value-type="string">
            <text:p>August </text:p>
          </table:table-cell>
          <table:table-cell table:formula="of:=COM.MICROSOFT.SWITCH(TRIM([.W8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82];LEN([.V82]) - SEARCH(&quot; &quot;;[.V82]))" office:value-type="string" office:string-value="24, 2023 11:13 PM" calcext:value-type="string">
            <text:p>24, 2023 11:13 PM</text:p>
          </table:table-cell>
          <table:table-cell table:formula="of:=LEFT([.Y82];SEARCH(&quot;,&quot;; [.Y82])-1)" office:value-type="string" office:string-value="24" calcext:value-type="string">
            <text:p>24</text:p>
          </table:table-cell>
          <table:table-cell table:formula="of:=RIGHT([.Y82];LEN([.Y82]) - SEARCH(&quot; &quot;;[.Y82]))" office:value-type="string" office:string-value="2023 11:13 PM" calcext:value-type="string">
            <text:p>2023 11:13 PM</text:p>
          </table:table-cell>
          <table:table-cell table:formula="of:=LEFT([.AA82];SEARCH(&quot; &quot;; [.AA82])-1)" office:value-type="string" office:string-value="2023" calcext:value-type="string">
            <text:p>2023</text:p>
          </table:table-cell>
          <table:table-cell table:style-name="ce2" table:formula="of:=DATE([.AB82];[.X82];[.Z82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2];[.AD82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Analyse Institute </text:p>
          </table:table-cell>
          <table:table-cell office:value-type="string" calcext:value-type="string">
            <text:p>0 - Cancelled</text:p>
          </table:table-cell>
          <table:table-cell table:formula="of:=[.E83]*[.F83]" office:value-type="float" office:value="0" calcext:value-type="float">
            <text:p>0</text:p>
          </table:table-cell>
          <table:table-cell/>
          <table:table-cell table:formula="of:=[.K83]/[.O83]" office:value-type="float" office:value="5" calcext:value-type="float">
            <text:p>5.00</text:p>
          </table:table-cell>
          <table:table-cell table:formula="of:=LEFT([.B83];SEARCH(&quot; &quot;; [.B83]))" office:value-type="string" office:string-value="0 " calcext:value-type="string">
            <text:p>0 </text:p>
          </table:table-cell>
          <table:table-cell office:value-type="float" office:value="-1000" calcext:value-type="float">
            <text:p>-1000.00</text:p>
          </table:table-cell>
          <table:table-cell office:value-type="string" calcext:value-type="string">
            <text:p>December 10, 2023</text:p>
          </table:table-cell>
          <table:table-cell/>
          <table:table-cell office:value-type="string" calcext:value-type="string">
            <text:p>5 - super</text:p>
          </table:table-cell>
          <table:table-cell table:formula="of:=LEFT([.J83];SEARCH(&quot; &quot;; [.J83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cember 9, 2023 9:39 AM</text:p>
          </table:table-cell>
          <table:table-cell office:value-type="string" calcext:value-type="string">
            <text:p>1 - next</text:p>
          </table:table-cell>
          <table:table-cell table:formula="of:=LEFT([.N83];SEARCH(&quot; &quot;; [.N83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83];SEARCH(&quot; &quot;; [.Q83]))" office:value-type="string" office:string-value="30 " calcext:value-type="string">
            <text:p>30 </text:p>
          </table:table-cell>
          <table:table-cell office:value-type="float" office:value="-141" calcext:value-type="float">
            <text:p>-141</text:p>
          </table:table-cell>
          <table:table-cell office:value-type="float" office:value="705" calcext:value-type="float">
            <text:p>705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January 8, 2024 9:39 AM</text:p>
          </table:table-cell>
          <table:table-cell table:formula="of:=LEFT([.V83];SEARCH(&quot; &quot;; [.V83]))" office:value-type="string" office:string-value="January " calcext:value-type="string">
            <text:p>January </text:p>
          </table:table-cell>
          <table:table-cell table:formula="of:=COM.MICROSOFT.SWITCH(TRIM([.W8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83];LEN([.V83]) - SEARCH(&quot; &quot;;[.V83]))" office:value-type="string" office:string-value="8, 2024 9:39 AM" calcext:value-type="string">
            <text:p>8, 2024 9:39 AM</text:p>
          </table:table-cell>
          <table:table-cell table:formula="of:=LEFT([.Y83];SEARCH(&quot;,&quot;; [.Y83])-1)" office:value-type="string" office:string-value="8" calcext:value-type="string">
            <text:p>8</text:p>
          </table:table-cell>
          <table:table-cell table:formula="of:=RIGHT([.Y83];LEN([.Y83]) - SEARCH(&quot; &quot;;[.Y83]))" office:value-type="string" office:string-value="2024 9:39 AM" calcext:value-type="string">
            <text:p>2024 9:39 AM</text:p>
          </table:table-cell>
          <table:table-cell table:formula="of:=LEFT([.AA83];SEARCH(&quot; &quot;; [.AA83])-1)" office:value-type="string" office:string-value="2024" calcext:value-type="string">
            <text:p>2024</text:p>
          </table:table-cell>
          <table:table-cell table:style-name="ce2" table:formula="of:=DATE([.AB83];[.X83];[.Z83])" office:value-type="date" office:date-value="2024-01-08" calcext:value-type="date">
            <text:p>08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3];[.AD83])"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Starke Männer reden </text:p>
          </table:table-cell>
          <table:table-cell office:value-type="string" calcext:value-type="string">
            <text:p>0 - Cancelled</text:p>
          </table:table-cell>
          <table:table-cell table:formula="of:=[.E84]*[.F84]" office:value-type="float" office:value="0" calcext:value-type="float">
            <text:p>0</text:p>
          </table:table-cell>
          <table:table-cell/>
          <table:table-cell table:formula="of:=[.K84]/[.O84]" office:value-type="float" office:value="5" calcext:value-type="float">
            <text:p>5.00</text:p>
          </table:table-cell>
          <table:table-cell table:formula="of:=LEFT([.B84];SEARCH(&quot; &quot;; [.B84]))" office:value-type="string" office:string-value="0 " calcext:value-type="string">
            <text:p>0 </text:p>
          </table:table-cell>
          <table:table-cell office:value-type="float" office:value="-1000" calcext:value-type="float">
            <text:p>-1000.00</text:p>
          </table:table-cell>
          <table:table-cell office:value-type="string" calcext:value-type="string">
            <text:p>December 10, 2023</text:p>
          </table:table-cell>
          <table:table-cell/>
          <table:table-cell office:value-type="string" calcext:value-type="string">
            <text:p>5 - super</text:p>
          </table:table-cell>
          <table:table-cell table:formula="of:=LEFT([.J84];SEARCH(&quot; &quot;; [.J84]))" office:value-type="string" office:string-value="5 " calcext:value-type="string">
            <text:p>5 </text:p>
          </table:table-cell>
          <table:table-cell/>
          <table:table-cell office:value-type="string" calcext:value-type="string">
            <text:p>December 9, 2023 9:38 AM</text:p>
          </table:table-cell>
          <table:table-cell office:value-type="string" calcext:value-type="string">
            <text:p>1 - next</text:p>
          </table:table-cell>
          <table:table-cell table:formula="of:=LEFT([.N84];SEARCH(&quot; &quot;; [.N84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84];SEARCH(&quot; &quot;; [.Q84]))" office:value-type="string" office:string-value="30 " calcext:value-type="string">
            <text:p>30 </text:p>
          </table:table-cell>
          <table:table-cell office:value-type="float" office:value="-141" calcext:value-type="float">
            <text:p>-141</text:p>
          </table:table-cell>
          <table:table-cell office:value-type="float" office:value="705" calcext:value-type="float">
            <text:p>705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January 8, 2024 9:38 AM</text:p>
          </table:table-cell>
          <table:table-cell table:formula="of:=LEFT([.V84];SEARCH(&quot; &quot;; [.V84]))" office:value-type="string" office:string-value="January " calcext:value-type="string">
            <text:p>January </text:p>
          </table:table-cell>
          <table:table-cell table:formula="of:=COM.MICROSOFT.SWITCH(TRIM([.W8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84];LEN([.V84]) - SEARCH(&quot; &quot;;[.V84]))" office:value-type="string" office:string-value="8, 2024 9:38 AM" calcext:value-type="string">
            <text:p>8, 2024 9:38 AM</text:p>
          </table:table-cell>
          <table:table-cell table:formula="of:=LEFT([.Y84];SEARCH(&quot;,&quot;; [.Y84])-1)" office:value-type="string" office:string-value="8" calcext:value-type="string">
            <text:p>8</text:p>
          </table:table-cell>
          <table:table-cell table:formula="of:=RIGHT([.Y84];LEN([.Y84]) - SEARCH(&quot; &quot;;[.Y84]))" office:value-type="string" office:string-value="2024 9:38 AM" calcext:value-type="string">
            <text:p>2024 9:38 AM</text:p>
          </table:table-cell>
          <table:table-cell table:formula="of:=LEFT([.AA84];SEARCH(&quot; &quot;; [.AA84])-1)" office:value-type="string" office:string-value="2024" calcext:value-type="string">
            <text:p>2024</text:p>
          </table:table-cell>
          <table:table-cell table:style-name="ce2" table:formula="of:=DATE([.AB84];[.X84];[.Z84])" office:value-type="date" office:date-value="2024-01-08" calcext:value-type="date">
            <text:p>08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4];[.AD84])"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look for the case where the guy asked a question in a negative way. Because I often say “Do we really need it”</text:p>
          </table:table-cell>
          <table:table-cell office:value-type="string" calcext:value-type="string">
            <text:p>0 - Cancelled</text:p>
          </table:table-cell>
          <table:table-cell table:formula="of:=[.E85]*[.F85]" office:value-type="float" office:value="0" calcext:value-type="float">
            <text:p>0</text:p>
          </table:table-cell>
          <table:table-cell/>
          <table:table-cell table:formula="of:=[.K85]/[.O85]" office:value-type="float" office:value="5" calcext:value-type="float">
            <text:p>5.00</text:p>
          </table:table-cell>
          <table:table-cell table:formula="of:=LEFT([.B85];SEARCH(&quot; &quot;; [.B85]))" office:value-type="string" office:string-value="0 " calcext:value-type="string">
            <text:p>0 </text:p>
          </table:table-cell>
          <table:table-cell office:value-type="float" office:value="-1000" calcext:value-type="float">
            <text:p>-1000.00</text:p>
          </table:table-cell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5 - super</text:p>
          </table:table-cell>
          <table:table-cell table:formula="of:=LEFT([.J85];SEARCH(&quot; &quot;; [.J85]))" office:value-type="string" office:string-value="5 " calcext:value-type="string">
            <text:p>5 </text:p>
          </table:table-cell>
          <table:table-cell office:value-type="string" calcext:value-type="string">
            <text:p>skills, social</text:p>
          </table:table-cell>
          <table:table-cell office:value-type="string" calcext:value-type="string">
            <text:p>October 27, 2023 10:17 PM</text:p>
          </table:table-cell>
          <table:table-cell office:value-type="string" calcext:value-type="string">
            <text:p>1 - next</text:p>
          </table:table-cell>
          <table:table-cell table:formula="of:=LEFT([.N85];SEARCH(&quot; &quot;; [.N85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85];SEARCH(&quot; &quot;; [.Q85]))" office:value-type="string" office:string-value="30 " calcext:value-type="string">
            <text:p>30 </text:p>
          </table:table-cell>
          <table:table-cell office:value-type="float" office:value="-154" calcext:value-type="float">
            <text:p>-154</text:p>
          </table:table-cell>
          <table:table-cell office:value-type="float" office:value="770" calcext:value-type="float">
            <text:p>77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November 26, 2023 9:17 PM</text:p>
          </table:table-cell>
          <table:table-cell table:formula="of:=LEFT([.V85];SEARCH(&quot; &quot;; [.V85]))" office:value-type="string" office:string-value="November " calcext:value-type="string">
            <text:p>November </text:p>
          </table:table-cell>
          <table:table-cell table:formula="of:=COM.MICROSOFT.SWITCH(TRIM([.W8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1" calcext:value-type="float">
            <text:p>11</text:p>
          </table:table-cell>
          <table:table-cell table:formula="of:=RIGHT([.V85];LEN([.V85]) - SEARCH(&quot; &quot;;[.V85]))" office:value-type="string" office:string-value="26, 2023 9:17 PM" calcext:value-type="string">
            <text:p>26, 2023 9:17 PM</text:p>
          </table:table-cell>
          <table:table-cell table:formula="of:=LEFT([.Y85];SEARCH(&quot;,&quot;; [.Y85])-1)" office:value-type="string" office:string-value="26" calcext:value-type="string">
            <text:p>26</text:p>
          </table:table-cell>
          <table:table-cell table:formula="of:=RIGHT([.Y85];LEN([.Y85]) - SEARCH(&quot; &quot;;[.Y85]))" office:value-type="string" office:string-value="2023 9:17 PM" calcext:value-type="string">
            <text:p>2023 9:17 PM</text:p>
          </table:table-cell>
          <table:table-cell table:formula="of:=LEFT([.AA85];SEARCH(&quot; &quot;; [.AA85])-1)" office:value-type="string" office:string-value="2023" calcext:value-type="string">
            <text:p>2023</text:p>
          </table:table-cell>
          <table:table-cell table:style-name="ce2" table:formula="of:=DATE([.AB85];[.X85];[.Z85])" office:value-type="date" office:date-value="2023-11-26" calcext:value-type="date">
            <text:p>26/11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5];[.AD85])" office:value-type="float" office:value="-155" calcext:value-type="float">
            <text:p>-155</text:p>
          </table:table-cell>
        </table:table-row>
        <table:table-row table:style-name="ro1">
          <table:table-cell office:value-type="string" calcext:value-type="string">
            <text:p>hautarzt</text:p>
          </table:table-cell>
          <table:table-cell office:value-type="string" calcext:value-type="string">
            <text:p>0 - Done</text:p>
          </table:table-cell>
          <table:table-cell table:formula="of:=[.E86]*[.F86]" office:value-type="float" office:value="0" calcext:value-type="float">
            <text:p>0</text:p>
          </table:table-cell>
          <table:table-cell/>
          <table:table-cell table:formula="of:=[.K86]/[.O86]" office:value-type="float" office:value="1.25" calcext:value-type="float">
            <text:p>1.25</text:p>
          </table:table-cell>
          <table:table-cell table:formula="of:=LEFT([.B86];SEARCH(&quot; &quot;; [.B86]))" office:value-type="string" office:string-value="0 " calcext:value-type="string">
            <text:p>0 </text:p>
          </table:table-cell>
          <table:table-cell office:value-type="float" office:value="-1000" calcext:value-type="float">
            <text:p>-1000.00</text:p>
          </table:table-cell>
          <table:table-cell/>
          <table:table-cell office:value-type="string" calcext:value-type="string">
            <text:p>self-care</text:p>
          </table:table-cell>
          <table:table-cell office:value-type="string" calcext:value-type="string">
            <text:p>5 - super</text:p>
          </table:table-cell>
          <table:table-cell table:formula="of:=LEFT([.J86];SEARCH(&quot; &quot;; [.J86]))" office:value-type="string" office:string-value="5 " calcext:value-type="string">
            <text:p>5 </text:p>
          </table:table-cell>
          <table:table-cell office:value-type="string" calcext:value-type="string">
            <text:p>health, physical health</text:p>
          </table:table-cell>
          <table:table-cell office:value-type="string" calcext:value-type="string">
            <text:p>August 2, 2023 1:04 PM</text:p>
          </table:table-cell>
          <table:table-cell office:value-type="string" calcext:value-type="string">
            <text:p>4 - task</text:p>
          </table:table-cell>
          <table:table-cell table:formula="of:=LEFT([.N86];SEARCH(&quot; &quot;; [.N86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86];SEARCH(&quot; &quot;; [.Q86]))" office:value-type="string" office:string-value="30 " calcext:value-type="string">
            <text:p>30 </text:p>
          </table:table-cell>
          <table:table-cell office:value-type="float" office:value="-241" calcext:value-type="float">
            <text:p>-241</text:p>
          </table:table-cell>
          <table:table-cell office:value-type="float" office:value="301.25" calcext:value-type="float">
            <text:p>301.25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September 1, 2023 1:04 PM</text:p>
          </table:table-cell>
          <table:table-cell table:formula="of:=LEFT([.V86];SEARCH(&quot; &quot;; [.V86]))" office:value-type="string" office:string-value="September " calcext:value-type="string">
            <text:p>September </text:p>
          </table:table-cell>
          <table:table-cell table:formula="of:=COM.MICROSOFT.SWITCH(TRIM([.W8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86];LEN([.V86]) - SEARCH(&quot; &quot;;[.V86]))" office:value-type="string" office:string-value="1, 2023 1:04 PM" calcext:value-type="string">
            <text:p>1, 2023 1:04 PM</text:p>
          </table:table-cell>
          <table:table-cell table:formula="of:=LEFT([.Y86];SEARCH(&quot;,&quot;; [.Y86])-1)" office:value-type="string" office:string-value="1" calcext:value-type="string">
            <text:p>1</text:p>
          </table:table-cell>
          <table:table-cell table:formula="of:=RIGHT([.Y86];LEN([.Y86]) - SEARCH(&quot; &quot;;[.Y86]))" office:value-type="string" office:string-value="2023 1:04 PM" calcext:value-type="string">
            <text:p>2023 1:04 PM</text:p>
          </table:table-cell>
          <table:table-cell table:formula="of:=LEFT([.AA86];SEARCH(&quot; &quot;; [.AA86])-1)" office:value-type="string" office:string-value="2023" calcext:value-type="string">
            <text:p>2023</text:p>
          </table:table-cell>
          <table:table-cell table:style-name="ce2" table:formula="of:=DATE([.AB86];[.X86];[.Z86])" office:value-type="date" office:date-value="2023-09-01" calcext:value-type="date">
            <text:p>01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6];[.AD86])" office:value-type="float" office:value="-241" calcext:value-type="float">
            <text:p>-241</text:p>
          </table:table-cell>
        </table:table-row>
        <table:table-row table:style-name="ro1">
          <table:table-cell office:value-type="string" calcext:value-type="string">
            <text:p>work/Pressure</text:p>
          </table:table-cell>
          <table:table-cell office:value-type="string" calcext:value-type="string">
            <text:p>0 - Done</text:p>
          </table:table-cell>
          <table:table-cell table:formula="of:=[.E87]*[.F87]" office:value-type="float" office:value="0" calcext:value-type="float">
            <text:p>0</text:p>
          </table:table-cell>
          <table:table-cell/>
          <table:table-cell table:formula="of:=[.K87]/[.O87]" office:value-type="float" office:value="0.333333333333333" calcext:value-type="float">
            <text:p>0.33</text:p>
          </table:table-cell>
          <table:table-cell table:formula="of:=LEFT([.B87];SEARCH(&quot; &quot;; [.B87]))" office:value-type="string" office:string-value="0 " calcext:value-type="string">
            <text:p>0 </text:p>
          </table:table-cell>
          <table:table-cell office:value-type="float" office:value="-1000" calcext:value-type="float">
            <text:p>-1000.00</text:p>
          </table:table-cell>
          <table:table-cell/>
          <table:table-cell office:value-type="string" calcext:value-type="string">
            <text:p>idea</text:p>
          </table:table-cell>
          <table:table-cell office:value-type="string" calcext:value-type="string">
            <text:p>5 - super</text:p>
          </table:table-cell>
          <table:table-cell table:formula="of:=LEFT([.J87];SEARCH(&quot; &quot;; [.J87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July 25, 2023 11:14 PM</text:p>
          </table:table-cell>
          <table:table-cell office:value-type="string" calcext:value-type="string">
            <text:p>15 - quest</text:p>
          </table:table-cell>
          <table:table-cell table:formula="of:=LEFT([.N87];SEARCH(&quot; &quot;; [.N87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87];SEARCH(&quot; &quot;; [.Q87]))" office:value-type="string" office:string-value="30 " calcext:value-type="string">
            <text:p>30 </text:p>
          </table:table-cell>
          <table:table-cell office:value-type="float" office:value="-248" calcext:value-type="float">
            <text:p>-248</text:p>
          </table:table-cell>
          <table:table-cell office:value-type="float" office:value="82.666666666584" calcext:value-type="float">
            <text:p>82.666666666584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August 24, 2023 11:14 PM</text:p>
          </table:table-cell>
          <table:table-cell table:formula="of:=LEFT([.V87];SEARCH(&quot; &quot;; [.V87]))" office:value-type="string" office:string-value="August " calcext:value-type="string">
            <text:p>August </text:p>
          </table:table-cell>
          <table:table-cell table:formula="of:=COM.MICROSOFT.SWITCH(TRIM([.W8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87];LEN([.V87]) - SEARCH(&quot; &quot;;[.V87]))" office:value-type="string" office:string-value="24, 2023 11:14 PM" calcext:value-type="string">
            <text:p>24, 2023 11:14 PM</text:p>
          </table:table-cell>
          <table:table-cell table:formula="of:=LEFT([.Y87];SEARCH(&quot;,&quot;; [.Y87])-1)" office:value-type="string" office:string-value="24" calcext:value-type="string">
            <text:p>24</text:p>
          </table:table-cell>
          <table:table-cell table:formula="of:=RIGHT([.Y87];LEN([.Y87]) - SEARCH(&quot; &quot;;[.Y87]))" office:value-type="string" office:string-value="2023 11:14 PM" calcext:value-type="string">
            <text:p>2023 11:14 PM</text:p>
          </table:table-cell>
          <table:table-cell table:formula="of:=LEFT([.AA87];SEARCH(&quot; &quot;; [.AA87])-1)" office:value-type="string" office:string-value="2023" calcext:value-type="string">
            <text:p>2023</text:p>
          </table:table-cell>
          <table:table-cell table:style-name="ce2" table:formula="of:=DATE([.AB87];[.X87];[.Z87])" office:value-type="date" office:date-value="2023-08-24" calcext:value-type="date">
            <text:p>24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7];[.AD87])"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Anmeldung stadt</text:p>
          </table:table-cell>
          <table:table-cell office:value-type="string" calcext:value-type="string">
            <text:p>0 - Done</text:p>
          </table:table-cell>
          <table:table-cell table:formula="of:=[.E88]*[.F88]" office:value-type="float" office:value="0" calcext:value-type="float">
            <text:p>0</text:p>
          </table:table-cell>
          <table:table-cell/>
          <table:table-cell table:formula="of:=[.K88]/[.O88]" office:value-type="float" office:value="8" calcext:value-type="float">
            <text:p>8.00</text:p>
          </table:table-cell>
          <table:table-cell table:formula="of:=LEFT([.B88];SEARCH(&quot; &quot;; [.B88]))" office:value-type="string" office:string-value="0 " calcext:value-type="string">
            <text:p>0 </text:p>
          </table:table-cell>
          <table:table-cell office:value-type="float" office:value="-1125" calcext:value-type="float">
            <text:p>-1125.00</text:p>
          </table:table-cell>
          <table:table-cell office:value-type="string" calcext:value-type="string">
            <text:p>December 1, 2023</text:p>
          </table:table-cell>
          <table:table-cell/>
          <table:table-cell office:value-type="string" calcext:value-type="string">
            <text:p>8 - extreme</text:p>
          </table:table-cell>
          <table:table-cell table:formula="of:=LEFT([.J88];SEARCH(&quot; &quot;; [.J88]))" office:value-type="string" office:string-value="8 " calcext:value-type="string">
            <text:p>8 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January 19, 2024 5:59 PM</text:p>
          </table:table-cell>
          <table:table-cell office:value-type="string" calcext:value-type="string">
            <text:p>1 - next</text:p>
          </table:table-cell>
          <table:table-cell table:formula="of:=LEFT([.N88];SEARCH(&quot; &quot;; [.N88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1 - tomorrow</text:p>
          </table:table-cell>
          <table:table-cell table:formula="of:=LEFT([.Q88];SEARCH(&quot; &quot;; [.Q88]))" office:value-type="string" office:string-value="1 " calcext:value-type="string">
            <text:p>1 </text:p>
          </table:table-cell>
          <table:table-cell office:value-type="float" office:value="-150" calcext:value-type="float">
            <text:p>-150</text:p>
          </table:table-cell>
          <table:table-cell office:value-type="float" office:value="1200" calcext:value-type="float">
            <text:p>120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January 20, 2024 5:59 PM</text:p>
          </table:table-cell>
          <table:table-cell table:formula="of:=LEFT([.V88];SEARCH(&quot; &quot;; [.V88]))" office:value-type="string" office:string-value="January " calcext:value-type="string">
            <text:p>January </text:p>
          </table:table-cell>
          <table:table-cell table:formula="of:=COM.MICROSOFT.SWITCH(TRIM([.W8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88];LEN([.V88]) - SEARCH(&quot; &quot;;[.V88]))" office:value-type="string" office:string-value="20, 2024 5:59 PM" calcext:value-type="string">
            <text:p>20, 2024 5:59 PM</text:p>
          </table:table-cell>
          <table:table-cell table:formula="of:=LEFT([.Y88];SEARCH(&quot;,&quot;; [.Y88])-1)" office:value-type="string" office:string-value="20" calcext:value-type="string">
            <text:p>20</text:p>
          </table:table-cell>
          <table:table-cell table:formula="of:=RIGHT([.Y88];LEN([.Y88]) - SEARCH(&quot; &quot;;[.Y88]))" office:value-type="string" office:string-value="2024 5:59 PM" calcext:value-type="string">
            <text:p>2024 5:59 PM</text:p>
          </table:table-cell>
          <table:table-cell table:formula="of:=LEFT([.AA88];SEARCH(&quot; &quot;; [.AA88])-1)" office:value-type="string" office:string-value="2024" calcext:value-type="string">
            <text:p>2024</text:p>
          </table:table-cell>
          <table:table-cell table:style-name="ce2" table:formula="of:=DATE([.AB88];[.X88];[.Z88])" office:value-type="date" office:date-value="2024-01-20" calcext:value-type="date">
            <text:p>20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8];[.AD88])"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Katzenklo</text:p>
          </table:table-cell>
          <table:table-cell office:value-type="string" calcext:value-type="string">
            <text:p>0 - Done</text:p>
          </table:table-cell>
          <table:table-cell table:formula="of:=[.E89]*[.F89]" office:value-type="float" office:value="0" calcext:value-type="float">
            <text:p>0</text:p>
          </table:table-cell>
          <table:table-cell/>
          <table:table-cell table:formula="of:=[.K89]/[.O89]" office:value-type="float" office:value="8" calcext:value-type="float">
            <text:p>8.00</text:p>
          </table:table-cell>
          <table:table-cell table:formula="of:=LEFT([.B89];SEARCH(&quot; &quot;; [.B89]))" office:value-type="string" office:string-value="0 " calcext:value-type="string">
            <text:p>0 </text:p>
          </table:table-cell>
          <table:table-cell office:value-type="float" office:value="-1125" calcext:value-type="float">
            <text:p>-1125.00</text:p>
          </table:table-cell>
          <table:table-cell office:value-type="string" calcext:value-type="string">
            <text:p>December 9, 2023</text:p>
          </table:table-cell>
          <table:table-cell/>
          <table:table-cell office:value-type="string" calcext:value-type="string">
            <text:p>8 - extreme</text:p>
          </table:table-cell>
          <table:table-cell table:formula="of:=LEFT([.J89];SEARCH(&quot; &quot;; [.J89]))" office:value-type="string" office:string-value="8 " calcext:value-type="string">
            <text:p>8 </text:p>
          </table:table-cell>
          <table:table-cell/>
          <table:table-cell office:value-type="string" calcext:value-type="string">
            <text:p>December 9, 2023 9:28 AM</text:p>
          </table:table-cell>
          <table:table-cell office:value-type="string" calcext:value-type="string">
            <text:p>1 - next</text:p>
          </table:table-cell>
          <table:table-cell table:formula="of:=LEFT([.N89];SEARCH(&quot; &quot;; [.N89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1 - tomorrow</text:p>
          </table:table-cell>
          <table:table-cell table:formula="of:=LEFT([.Q89];SEARCH(&quot; &quot;; [.Q89]))" office:value-type="string" office:string-value="1 " calcext:value-type="string">
            <text:p>1 </text:p>
          </table:table-cell>
          <table:table-cell office:value-type="float" office:value="-142" calcext:value-type="float">
            <text:p>-142</text:p>
          </table:table-cell>
          <table:table-cell office:value-type="float" office:value="1136" calcext:value-type="float">
            <text:p>1136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December 10, 2023 9:28 AM</text:p>
          </table:table-cell>
          <table:table-cell table:formula="of:=LEFT([.V89];SEARCH(&quot; &quot;; [.V89]))" office:value-type="string" office:string-value="December " calcext:value-type="string">
            <text:p>December </text:p>
          </table:table-cell>
          <table:table-cell table:formula="of:=COM.MICROSOFT.SWITCH(TRIM([.W8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2" calcext:value-type="float">
            <text:p>12</text:p>
          </table:table-cell>
          <table:table-cell table:formula="of:=RIGHT([.V89];LEN([.V89]) - SEARCH(&quot; &quot;;[.V89]))" office:value-type="string" office:string-value="10, 2023 9:28 AM" calcext:value-type="string">
            <text:p>10, 2023 9:28 AM</text:p>
          </table:table-cell>
          <table:table-cell table:formula="of:=LEFT([.Y89];SEARCH(&quot;,&quot;; [.Y89])-1)" office:value-type="string" office:string-value="10" calcext:value-type="string">
            <text:p>10</text:p>
          </table:table-cell>
          <table:table-cell table:formula="of:=RIGHT([.Y89];LEN([.Y89]) - SEARCH(&quot; &quot;;[.Y89]))" office:value-type="string" office:string-value="2023 9:28 AM" calcext:value-type="string">
            <text:p>2023 9:28 AM</text:p>
          </table:table-cell>
          <table:table-cell table:formula="of:=LEFT([.AA89];SEARCH(&quot; &quot;; [.AA89])-1)" office:value-type="string" office:string-value="2023" calcext:value-type="string">
            <text:p>2023</text:p>
          </table:table-cell>
          <table:table-cell table:style-name="ce2" table:formula="of:=DATE([.AB89];[.X89];[.Z89])" office:value-type="date" office:date-value="2023-12-10" calcext:value-type="date">
            <text:p>10/12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89];[.AD89])" office:value-type="float" office:value="-141" calcext:value-type="float">
            <text:p>-141</text:p>
          </table:table-cell>
        </table:table-row>
        <table:table-row table:style-name="ro1">
          <table:table-cell office:value-type="string" calcext:value-type="string">
            <text:p>Nadine hmg Foto </text:p>
          </table:table-cell>
          <table:table-cell office:value-type="string" calcext:value-type="string">
            <text:p>0 - Done</text:p>
          </table:table-cell>
          <table:table-cell table:formula="of:=[.E90]*[.F90]" office:value-type="float" office:value="0" calcext:value-type="float">
            <text:p>0</text:p>
          </table:table-cell>
          <table:table-cell/>
          <table:table-cell table:formula="of:=[.K90]/[.O90]" office:value-type="float" office:value="8" calcext:value-type="float">
            <text:p>8.00</text:p>
          </table:table-cell>
          <table:table-cell table:formula="of:=LEFT([.B90];SEARCH(&quot; &quot;; [.B90]))" office:value-type="string" office:string-value="0 " calcext:value-type="string">
            <text:p>0 </text:p>
          </table:table-cell>
          <table:table-cell office:value-type="float" office:value="-1125" calcext:value-type="float">
            <text:p>-1125.00</text:p>
          </table:table-cell>
          <table:table-cell office:value-type="string" calcext:value-type="string">
            <text:p>December 11, 2023</text:p>
          </table:table-cell>
          <table:table-cell/>
          <table:table-cell office:value-type="string" calcext:value-type="string">
            <text:p>8 - extreme</text:p>
          </table:table-cell>
          <table:table-cell table:formula="of:=LEFT([.J90];SEARCH(&quot; &quot;; [.J90]))" office:value-type="string" office:string-value="8 " calcext:value-type="string">
            <text:p>8 </text:p>
          </table:table-cell>
          <table:table-cell/>
          <table:table-cell office:value-type="string" calcext:value-type="string">
            <text:p>December 9, 2023 9:27 AM</text:p>
          </table:table-cell>
          <table:table-cell office:value-type="string" calcext:value-type="string">
            <text:p>1 - next</text:p>
          </table:table-cell>
          <table:table-cell table:formula="of:=LEFT([.N90];SEARCH(&quot; &quot;; [.N90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1 - tomorrow</text:p>
          </table:table-cell>
          <table:table-cell table:formula="of:=LEFT([.Q90];SEARCH(&quot; &quot;; [.Q90]))" office:value-type="string" office:string-value="1 " calcext:value-type="string">
            <text:p>1 </text:p>
          </table:table-cell>
          <table:table-cell office:value-type="float" office:value="-140" calcext:value-type="float">
            <text:p>-140</text:p>
          </table:table-cell>
          <table:table-cell office:value-type="float" office:value="1120" calcext:value-type="float">
            <text:p>112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December 10, 2023 9:27 AM</text:p>
          </table:table-cell>
          <table:table-cell table:formula="of:=LEFT([.V90];SEARCH(&quot; &quot;; [.V90]))" office:value-type="string" office:string-value="December " calcext:value-type="string">
            <text:p>December </text:p>
          </table:table-cell>
          <table:table-cell table:formula="of:=COM.MICROSOFT.SWITCH(TRIM([.W9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2" calcext:value-type="float">
            <text:p>12</text:p>
          </table:table-cell>
          <table:table-cell table:formula="of:=RIGHT([.V90];LEN([.V90]) - SEARCH(&quot; &quot;;[.V90]))" office:value-type="string" office:string-value="10, 2023 9:27 AM" calcext:value-type="string">
            <text:p>10, 2023 9:27 AM</text:p>
          </table:table-cell>
          <table:table-cell table:formula="of:=LEFT([.Y90];SEARCH(&quot;,&quot;; [.Y90])-1)" office:value-type="string" office:string-value="10" calcext:value-type="string">
            <text:p>10</text:p>
          </table:table-cell>
          <table:table-cell table:formula="of:=RIGHT([.Y90];LEN([.Y90]) - SEARCH(&quot; &quot;;[.Y90]))" office:value-type="string" office:string-value="2023 9:27 AM" calcext:value-type="string">
            <text:p>2023 9:27 AM</text:p>
          </table:table-cell>
          <table:table-cell table:formula="of:=LEFT([.AA90];SEARCH(&quot; &quot;; [.AA90])-1)" office:value-type="string" office:string-value="2023" calcext:value-type="string">
            <text:p>2023</text:p>
          </table:table-cell>
          <table:table-cell table:style-name="ce2" table:formula="of:=DATE([.AB90];[.X90];[.Z90])" office:value-type="date" office:date-value="2023-12-10" calcext:value-type="date">
            <text:p>10/12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0];[.AD90])" office:value-type="float" office:value="-141" calcext:value-type="float">
            <text:p>-141</text:p>
          </table:table-cell>
        </table:table-row>
        <table:table-row table:style-name="ro1">
          <table:table-cell office:value-type="string" calcext:value-type="string">
            <text:p>Insolvenz oder nicht</text:p>
          </table:table-cell>
          <table:table-cell office:value-type="string" calcext:value-type="string">
            <text:p>0 - Done</text:p>
          </table:table-cell>
          <table:table-cell table:formula="of:=[.E91]*[.F91]" office:value-type="float" office:value="0" calcext:value-type="float">
            <text:p>0</text:p>
          </table:table-cell>
          <table:table-cell/>
          <table:table-cell table:formula="of:=[.K91]/[.O91]" office:value-type="float" office:value="0.533333333333333" calcext:value-type="float">
            <text:p>0.53</text:p>
          </table:table-cell>
          <table:table-cell table:formula="of:=LEFT([.B91];SEARCH(&quot; &quot;; [.B91]))" office:value-type="string" office:string-value="0 " calcext:value-type="string">
            <text:p>0 </text:p>
          </table:table-cell>
          <table:table-cell office:value-type="float" office:value="-1125" calcext:value-type="float">
            <text:p>-1125.00</text:p>
          </table:table-cell>
          <table:table-cell office:value-type="string" calcext:value-type="string">
            <text:p>February 5, 2024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8 - extreme</text:p>
          </table:table-cell>
          <table:table-cell table:formula="of:=LEFT([.J91];SEARCH(&quot; &quot;; [.J91]))" office:value-type="string" office:string-value="8 " calcext:value-type="string">
            <text:p>8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September 12, 2023 9:54 PM</text:p>
          </table:table-cell>
          <table:table-cell office:value-type="string" calcext:value-type="string">
            <text:p>15 - quest</text:p>
          </table:table-cell>
          <table:table-cell table:formula="of:=LEFT([.N91];SEARCH(&quot; &quot;; [.N91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1 - tomorrow</text:p>
          </table:table-cell>
          <table:table-cell table:formula="of:=LEFT([.Q91];SEARCH(&quot; &quot;; [.Q91]))" office:value-type="string" office:string-value="1 " calcext:value-type="string">
            <text:p>1 </text:p>
          </table:table-cell>
          <table:table-cell office:value-type="float" office:value="-84" calcext:value-type="float">
            <text:p>-84</text:p>
          </table:table-cell>
          <table:table-cell office:value-type="float" office:value="44.799999999972" calcext:value-type="float">
            <text:p>44.799999999972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September 13, 2023 9:54 PM</text:p>
          </table:table-cell>
          <table:table-cell table:formula="of:=LEFT([.V91];SEARCH(&quot; &quot;; [.V91]))" office:value-type="string" office:string-value="September " calcext:value-type="string">
            <text:p>September </text:p>
          </table:table-cell>
          <table:table-cell table:formula="of:=COM.MICROSOFT.SWITCH(TRIM([.W9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91];LEN([.V91]) - SEARCH(&quot; &quot;;[.V91]))" office:value-type="string" office:string-value="13, 2023 9:54 PM" calcext:value-type="string">
            <text:p>13, 2023 9:54 PM</text:p>
          </table:table-cell>
          <table:table-cell table:formula="of:=LEFT([.Y91];SEARCH(&quot;,&quot;; [.Y91])-1)" office:value-type="string" office:string-value="13" calcext:value-type="string">
            <text:p>13</text:p>
          </table:table-cell>
          <table:table-cell table:formula="of:=RIGHT([.Y91];LEN([.Y91]) - SEARCH(&quot; &quot;;[.Y91]))" office:value-type="string" office:string-value="2023 9:54 PM" calcext:value-type="string">
            <text:p>2023 9:54 PM</text:p>
          </table:table-cell>
          <table:table-cell table:formula="of:=LEFT([.AA91];SEARCH(&quot; &quot;; [.AA91])-1)" office:value-type="string" office:string-value="2023" calcext:value-type="string">
            <text:p>2023</text:p>
          </table:table-cell>
          <table:table-cell table:style-name="ce2" table:formula="of:=DATE([.AB91];[.X91];[.Z91])" office:value-type="date" office:date-value="2023-09-13" calcext:value-type="date">
            <text:p>13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1];[.AD91])" office:value-type="float" office:value="-229" calcext:value-type="float">
            <text:p>-229</text:p>
          </table:table-cell>
        </table:table-row>
        <table:table-row table:style-name="ro1">
          <table:table-cell office:value-type="string" calcext:value-type="string">
            <text:p>JOY - find good ways to find joy</text:p>
          </table:table-cell>
          <table:table-cell office:value-type="string" calcext:value-type="string">
            <text:p>0 - Done</text:p>
          </table:table-cell>
          <table:table-cell table:formula="of:=[.E92]*[.F92]" office:value-type="float" office:value="0" calcext:value-type="float">
            <text:p>0</text:p>
          </table:table-cell>
          <table:table-cell/>
          <table:table-cell table:formula="of:=[.K92]/[.O92]" office:value-type="float" office:value="2" calcext:value-type="float">
            <text:p>2.00</text:p>
          </table:table-cell>
          <table:table-cell table:formula="of:=LEFT([.B92];SEARCH(&quot; &quot;; [.B92]))" office:value-type="string" office:string-value="0 " calcext:value-type="string">
            <text:p>0 </text:p>
          </table:table-cell>
          <table:table-cell office:value-type="float" office:value="-1125" calcext:value-type="float">
            <text:p>-1125.00</text:p>
          </table:table-cell>
          <table:table-cell/>
          <table:table-cell office:value-type="string" calcext:value-type="string">
            <text:p>growth, idea, self-care</text:p>
          </table:table-cell>
          <table:table-cell office:value-type="string" calcext:value-type="string">
            <text:p>8 - extreme</text:p>
          </table:table-cell>
          <table:table-cell table:formula="of:=LEFT([.J92];SEARCH(&quot; &quot;; [.J92]))" office:value-type="string" office:string-value="8 " calcext:value-type="string">
            <text:p>8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11, 2023 12:23 AM</text:p>
          </table:table-cell>
          <table:table-cell office:value-type="string" calcext:value-type="string">
            <text:p>4 - task</text:p>
          </table:table-cell>
          <table:table-cell table:formula="of:=LEFT([.N92];SEARCH(&quot; &quot;; [.N92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92];SEARCH(&quot; &quot;; [.Q92]))" office:value-type="string" office:string-value="120 " calcext:value-type="string">
            <text:p>120 </text:p>
          </table:table-cell>
          <table:table-cell office:value-type="float" office:value="-142" calcext:value-type="float">
            <text:p>-142</text:p>
          </table:table-cell>
          <table:table-cell office:value-type="float" office:value="284" calcext:value-type="float">
            <text:p>284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December 8, 2023 11:23 PM</text:p>
          </table:table-cell>
          <table:table-cell table:formula="of:=LEFT([.V92];SEARCH(&quot; &quot;; [.V92]))" office:value-type="string" office:string-value="December " calcext:value-type="string">
            <text:p>December </text:p>
          </table:table-cell>
          <table:table-cell table:formula="of:=COM.MICROSOFT.SWITCH(TRIM([.W9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2" calcext:value-type="float">
            <text:p>12</text:p>
          </table:table-cell>
          <table:table-cell table:formula="of:=RIGHT([.V92];LEN([.V92]) - SEARCH(&quot; &quot;;[.V92]))" office:value-type="string" office:string-value="8, 2023 11:23 PM" calcext:value-type="string">
            <text:p>8, 2023 11:23 PM</text:p>
          </table:table-cell>
          <table:table-cell table:formula="of:=LEFT([.Y92];SEARCH(&quot;,&quot;; [.Y92])-1)" office:value-type="string" office:string-value="8" calcext:value-type="string">
            <text:p>8</text:p>
          </table:table-cell>
          <table:table-cell table:formula="of:=RIGHT([.Y92];LEN([.Y92]) - SEARCH(&quot; &quot;;[.Y92]))" office:value-type="string" office:string-value="2023 11:23 PM" calcext:value-type="string">
            <text:p>2023 11:23 PM</text:p>
          </table:table-cell>
          <table:table-cell table:formula="of:=LEFT([.AA92];SEARCH(&quot; &quot;; [.AA92])-1)" office:value-type="string" office:string-value="2023" calcext:value-type="string">
            <text:p>2023</text:p>
          </table:table-cell>
          <table:table-cell table:style-name="ce2" table:formula="of:=DATE([.AB92];[.X92];[.Z92])" office:value-type="date" office:date-value="2023-12-08" calcext:value-type="date">
            <text:p>08/12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2];[.AD92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Steuerbescheid an die Handelskammer</text:p>
          </table:table-cell>
          <table:table-cell office:value-type="string" calcext:value-type="string">
            <text:p>0 - Done</text:p>
          </table:table-cell>
          <table:table-cell table:formula="of:=[.E93]*[.F93]" office:value-type="float" office:value="0" calcext:value-type="float">
            <text:p>0</text:p>
          </table:table-cell>
          <table:table-cell/>
          <table:table-cell table:formula="of:=[.K93]/[.O93]" office:value-type="float" office:value="8" calcext:value-type="float">
            <text:p>8.00</text:p>
          </table:table-cell>
          <table:table-cell table:formula="of:=LEFT([.B93];SEARCH(&quot; &quot;; [.B93]))" office:value-type="string" office:string-value="0 " calcext:value-type="string">
            <text:p>0 </text:p>
          </table:table-cell>
          <table:table-cell office:value-type="float" office:value="-1375" calcext:value-type="float">
            <text:p>-1375.00</text:p>
          </table:table-cell>
          <table:table-cell office:value-type="string" calcext:value-type="string">
            <text:p>November 10, 2023</text:p>
          </table:table-cell>
          <table:table-cell/>
          <table:table-cell office:value-type="string" calcext:value-type="string">
            <text:p>8 - extreme</text:p>
          </table:table-cell>
          <table:table-cell table:formula="of:=LEFT([.J93];SEARCH(&quot; &quot;; [.J93]))" office:value-type="string" office:string-value="8 " calcext:value-type="string">
            <text:p>8 </text:p>
          </table:table-cell>
          <table:table-cell/>
          <table:table-cell office:value-type="string" calcext:value-type="string">
            <text:p>November 9, 2023 10:48 PM</text:p>
          </table:table-cell>
          <table:table-cell office:value-type="string" calcext:value-type="string">
            <text:p>1 - next</text:p>
          </table:table-cell>
          <table:table-cell table:formula="of:=LEFT([.N93];SEARCH(&quot; &quot;; [.N93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93];SEARCH(&quot; &quot;; [.Q93]))" office:value-type="string" office:string-value="30 " calcext:value-type="string">
            <text:p>30 </text:p>
          </table:table-cell>
          <table:table-cell office:value-type="float" office:value="-171" calcext:value-type="float">
            <text:p>-171</text:p>
          </table:table-cell>
          <table:table-cell office:value-type="float" office:value="1368" calcext:value-type="float">
            <text:p>1368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December 9, 2023 10:48 PM</text:p>
          </table:table-cell>
          <table:table-cell table:formula="of:=LEFT([.V93];SEARCH(&quot; &quot;; [.V93]))" office:value-type="string" office:string-value="December " calcext:value-type="string">
            <text:p>December </text:p>
          </table:table-cell>
          <table:table-cell table:formula="of:=COM.MICROSOFT.SWITCH(TRIM([.W9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2" calcext:value-type="float">
            <text:p>12</text:p>
          </table:table-cell>
          <table:table-cell table:formula="of:=RIGHT([.V93];LEN([.V93]) - SEARCH(&quot; &quot;;[.V93]))" office:value-type="string" office:string-value="9, 2023 10:48 PM" calcext:value-type="string">
            <text:p>9, 2023 10:48 PM</text:p>
          </table:table-cell>
          <table:table-cell table:formula="of:=LEFT([.Y93];SEARCH(&quot;,&quot;; [.Y93])-1)" office:value-type="string" office:string-value="9" calcext:value-type="string">
            <text:p>9</text:p>
          </table:table-cell>
          <table:table-cell table:formula="of:=RIGHT([.Y93];LEN([.Y93]) - SEARCH(&quot; &quot;;[.Y93]))" office:value-type="string" office:string-value="2023 10:48 PM" calcext:value-type="string">
            <text:p>2023 10:48 PM</text:p>
          </table:table-cell>
          <table:table-cell table:formula="of:=LEFT([.AA93];SEARCH(&quot; &quot;; [.AA93])-1)" office:value-type="string" office:string-value="2023" calcext:value-type="string">
            <text:p>2023</text:p>
          </table:table-cell>
          <table:table-cell table:style-name="ce2" table:formula="of:=DATE([.AB93];[.X93];[.Z93])" office:value-type="date" office:date-value="2023-12-09" calcext:value-type="date">
            <text:p>09/12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3];[.AD93])" office:value-type="float" office:value="-142" calcext:value-type="float">
            <text:p>-142</text:p>
          </table:table-cell>
        </table:table-row>
        <table:table-row table:style-name="ro1">
          <table:table-cell office:value-type="string" calcext:value-type="string">
            <text:p>Trauma</text:p>
          </table:table-cell>
          <table:table-cell office:value-type="string" calcext:value-type="string">
            <text:p>0 - Done</text:p>
          </table:table-cell>
          <table:table-cell table:formula="of:=[.E94]*[.F94]" office:value-type="float" office:value="0" calcext:value-type="float">
            <text:p>0</text:p>
          </table:table-cell>
          <table:table-cell/>
          <table:table-cell table:formula="of:=[.K94]/[.O94]" office:value-type="float" office:value="0.0533333333333333" calcext:value-type="float">
            <text:p>0.05</text:p>
          </table:table-cell>
          <table:table-cell table:formula="of:=LEFT([.B94];SEARCH(&quot; &quot;; [.B94]))" office:value-type="string" office:string-value="0 " calcext:value-type="string">
            <text:p>0 </text:p>
          </table:table-cell>
          <table:table-cell office:value-type="float" office:value="-1375" calcext:value-type="float">
            <text:p>-1375.00</text:p>
          </table:table-cell>
          <table:table-cell/>
          <table:table-cell office:value-type="string" calcext:value-type="string">
            <text:p>growth, idea, self-care</text:p>
          </table:table-cell>
          <table:table-cell office:value-type="string" calcext:value-type="string">
            <text:p>8 - extreme</text:p>
          </table:table-cell>
          <table:table-cell table:formula="of:=LEFT([.J94];SEARCH(&quot; &quot;; [.J94]))" office:value-type="string" office:string-value="8 " calcext:value-type="string">
            <text:p>8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14, 2023 11:41 AM</text:p>
          </table:table-cell>
          <table:table-cell office:value-type="string" calcext:value-type="string">
            <text:p>150 – ongoing</text:p>
          </table:table-cell>
          <table:table-cell table:formula="of:=LEFT([.N94];SEARCH(&quot; &quot;; [.N94]))" office:value-type="string" office:string-value="150 " calcext:value-type="string">
            <text:p>150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94];SEARCH(&quot; &quot;; [.Q94]))" office:value-type="string" office:string-value="30 " calcext:value-type="string">
            <text:p>30 </text:p>
          </table:table-cell>
          <table:table-cell office:value-type="float" office:value="-229" calcext:value-type="float">
            <text:p>-229</text:p>
          </table:table-cell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September 13, 2023 11:41 AM</text:p>
          </table:table-cell>
          <table:table-cell table:formula="of:=LEFT([.V94];SEARCH(&quot; &quot;; [.V94]))" office:value-type="string" office:string-value="September " calcext:value-type="string">
            <text:p>September </text:p>
          </table:table-cell>
          <table:table-cell table:formula="of:=COM.MICROSOFT.SWITCH(TRIM([.W94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94];LEN([.V94]) - SEARCH(&quot; &quot;;[.V94]))" office:value-type="string" office:string-value="13, 2023 11:41 AM" calcext:value-type="string">
            <text:p>13, 2023 11:41 AM</text:p>
          </table:table-cell>
          <table:table-cell table:formula="of:=LEFT([.Y94];SEARCH(&quot;,&quot;; [.Y94])-1)" office:value-type="string" office:string-value="13" calcext:value-type="string">
            <text:p>13</text:p>
          </table:table-cell>
          <table:table-cell table:formula="of:=RIGHT([.Y94];LEN([.Y94]) - SEARCH(&quot; &quot;;[.Y94]))" office:value-type="string" office:string-value="2023 11:41 AM" calcext:value-type="string">
            <text:p>2023 11:41 AM</text:p>
          </table:table-cell>
          <table:table-cell table:formula="of:=LEFT([.AA94];SEARCH(&quot; &quot;; [.AA94])-1)" office:value-type="string" office:string-value="2023" calcext:value-type="string">
            <text:p>2023</text:p>
          </table:table-cell>
          <table:table-cell table:style-name="ce2" table:formula="of:=DATE([.AB94];[.X94];[.Z94])" office:value-type="date" office:date-value="2023-09-13" calcext:value-type="date">
            <text:p>13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4];[.AD94])" office:value-type="float" office:value="-229" calcext:value-type="float">
            <text:p>-229</text:p>
          </table:table-cell>
        </table:table-row>
        <table:table-row table:style-name="ro1">
          <table:table-cell office:value-type="string" calcext:value-type="string">
            <text:p>Reise planen</text:p>
          </table:table-cell>
          <table:table-cell office:value-type="string" calcext:value-type="string">
            <text:p>0 - Cancelled</text:p>
          </table:table-cell>
          <table:table-cell table:formula="of:=[.E95]*[.F95]" office:value-type="float" office:value="0" calcext:value-type="float">
            <text:p>0</text:p>
          </table:table-cell>
          <table:table-cell/>
          <table:table-cell table:formula="of:=[.K95]/[.O95]" office:value-type="float" office:value="2" calcext:value-type="float">
            <text:p>2.00</text:p>
          </table:table-cell>
          <table:table-cell table:formula="of:=LEFT([.B95];SEARCH(&quot; &quot;; [.B95]))" office:value-type="string" office:string-value="0 " calcext:value-type="string">
            <text:p>0 </text:p>
          </table:table-cell>
          <table:table-cell office:value-type="float" office:value="-1375" calcext:value-type="float">
            <text:p>-1375.00</text:p>
          </table:table-cell>
          <table:table-cell office:value-type="string" calcext:value-type="string">
            <text:p>December 9, 2023</text:p>
          </table:table-cell>
          <table:table-cell/>
          <table:table-cell office:value-type="string" calcext:value-type="string">
            <text:p>8 - extreme</text:p>
          </table:table-cell>
          <table:table-cell table:formula="of:=LEFT([.J95];SEARCH(&quot; &quot;; [.J95]))" office:value-type="string" office:string-value="8 " calcext:value-type="string">
            <text:p>8 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ugust 8, 2023 10:35 AM</text:p>
          </table:table-cell>
          <table:table-cell office:value-type="string" calcext:value-type="string">
            <text:p>4 - task</text:p>
          </table:table-cell>
          <table:table-cell table:formula="of:=LEFT([.N95];SEARCH(&quot; &quot;; [.N95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0 - this month</text:p>
          </table:table-cell>
          <table:table-cell table:formula="of:=LEFT([.Q95];SEARCH(&quot; &quot;; [.Q95]))" office:value-type="string" office:string-value="30 " calcext:value-type="string">
            <text:p>30 </text:p>
          </table:table-cell>
          <table:table-cell office:value-type="float" office:value="-142" calcext:value-type="float">
            <text:p>-142</text:p>
          </table:table-cell>
          <table:table-cell office:value-type="float" office:value="284" calcext:value-type="float">
            <text:p>284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September 7, 2023 10:35 AM</text:p>
          </table:table-cell>
          <table:table-cell table:formula="of:=LEFT([.V95];SEARCH(&quot; &quot;; [.V95]))" office:value-type="string" office:string-value="September " calcext:value-type="string">
            <text:p>September </text:p>
          </table:table-cell>
          <table:table-cell table:formula="of:=COM.MICROSOFT.SWITCH(TRIM([.W95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95];LEN([.V95]) - SEARCH(&quot; &quot;;[.V95]))" office:value-type="string" office:string-value="7, 2023 10:35 AM" calcext:value-type="string">
            <text:p>7, 2023 10:35 AM</text:p>
          </table:table-cell>
          <table:table-cell table:formula="of:=LEFT([.Y95];SEARCH(&quot;,&quot;; [.Y95])-1)" office:value-type="string" office:string-value="7" calcext:value-type="string">
            <text:p>7</text:p>
          </table:table-cell>
          <table:table-cell table:formula="of:=RIGHT([.Y95];LEN([.Y95]) - SEARCH(&quot; &quot;;[.Y95]))" office:value-type="string" office:string-value="2023 10:35 AM" calcext:value-type="string">
            <text:p>2023 10:35 AM</text:p>
          </table:table-cell>
          <table:table-cell table:formula="of:=LEFT([.AA95];SEARCH(&quot; &quot;; [.AA95])-1)" office:value-type="string" office:string-value="2023" calcext:value-type="string">
            <text:p>2023</text:p>
          </table:table-cell>
          <table:table-cell table:style-name="ce2" table:formula="of:=DATE([.AB95];[.X95];[.Z95])" office:value-type="date" office:date-value="2023-09-07" calcext:value-type="date">
            <text:p>07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5];[.AD95])" office:value-type="float" office:value="-235" calcext:value-type="float">
            <text:p>-235</text:p>
          </table:table-cell>
        </table:table-row>
        <table:table-row table:style-name="ro1">
          <table:table-cell office:value-type="string" calcext:value-type="string">
            <text:p>Stundungen beantragen</text:p>
          </table:table-cell>
          <table:table-cell office:value-type="string" calcext:value-type="string">
            <text:p>0 - Done</text:p>
          </table:table-cell>
          <table:table-cell table:formula="of:=[.E96]*[.F96]" office:value-type="float" office:value="0" calcext:value-type="float">
            <text:p>0</text:p>
          </table:table-cell>
          <table:table-cell/>
          <table:table-cell table:formula="of:=[.K96]/[.O96]" office:value-type="float" office:value="2" calcext:value-type="float">
            <text:p>2.00</text:p>
          </table:table-cell>
          <table:table-cell table:formula="of:=LEFT([.B96];SEARCH(&quot; &quot;; [.B96]))" office:value-type="string" office:string-value="0 " calcext:value-type="string">
            <text:p>0 </text:p>
          </table:table-cell>
          <table:table-cell office:value-type="float" office:value="-1375" calcext:value-type="float">
            <text:p>-1375.00</text:p>
          </table:table-cell>
          <table:table-cell office:value-type="string" calcext:value-type="string">
            <text:p>November 11, 2023</text:p>
          </table:table-cell>
          <table:table-cell/>
          <table:table-cell office:value-type="string" calcext:value-type="string">
            <text:p>8 - extreme</text:p>
          </table:table-cell>
          <table:table-cell table:formula="of:=LEFT([.J96];SEARCH(&quot; &quot;; [.J96]))" office:value-type="string" office:string-value="8 " calcext:value-type="string">
            <text:p>8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ugust 8, 2023 10:33 AM</text:p>
          </table:table-cell>
          <table:table-cell office:value-type="string" calcext:value-type="string">
            <text:p>4 - task</text:p>
          </table:table-cell>
          <table:table-cell table:formula="of:=LEFT([.N96];SEARCH(&quot; &quot;; [.N96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360 - this year</text:p>
          </table:table-cell>
          <table:table-cell table:formula="of:=LEFT([.Q96];SEARCH(&quot; &quot;; [.Q96]))" office:value-type="string" office:string-value="360 " calcext:value-type="string">
            <text:p>360 </text:p>
          </table:table-cell>
          <table:table-cell office:value-type="float" office:value="-170" calcext:value-type="float">
            <text:p>-170</text:p>
          </table:table-cell>
          <table:table-cell office:value-type="float" office:value="340" calcext:value-type="float">
            <text:p>34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August 2, 2024 10:33 AM</text:p>
          </table:table-cell>
          <table:table-cell table:formula="of:=LEFT([.V96];SEARCH(&quot; &quot;; [.V96]))" office:value-type="string" office:string-value="August " calcext:value-type="string">
            <text:p>August </text:p>
          </table:table-cell>
          <table:table-cell table:formula="of:=COM.MICROSOFT.SWITCH(TRIM([.W96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96];LEN([.V96]) - SEARCH(&quot; &quot;;[.V96]))" office:value-type="string" office:string-value="2, 2024 10:33 AM" calcext:value-type="string">
            <text:p>2, 2024 10:33 AM</text:p>
          </table:table-cell>
          <table:table-cell table:formula="of:=LEFT([.Y96];SEARCH(&quot;,&quot;; [.Y96])-1)" office:value-type="string" office:string-value="2" calcext:value-type="string">
            <text:p>2</text:p>
          </table:table-cell>
          <table:table-cell table:formula="of:=RIGHT([.Y96];LEN([.Y96]) - SEARCH(&quot; &quot;;[.Y96]))" office:value-type="string" office:string-value="2024 10:33 AM" calcext:value-type="string">
            <text:p>2024 10:33 AM</text:p>
          </table:table-cell>
          <table:table-cell table:formula="of:=LEFT([.AA96];SEARCH(&quot; &quot;; [.AA96])-1)" office:value-type="string" office:string-value="2024" calcext:value-type="string">
            <text:p>2024</text:p>
          </table:table-cell>
          <table:table-cell table:style-name="ce2" table:formula="of:=DATE([.AB96];[.X96];[.Z96])" office:value-type="date" office:date-value="2024-08-02" calcext:value-type="date">
            <text:p>02/08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6];[.AD96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eal Preparation</text:p>
          </table:table-cell>
          <table:table-cell office:value-type="string" calcext:value-type="string">
            <text:p>0 - Done</text:p>
          </table:table-cell>
          <table:table-cell table:formula="of:=[.E97]*[.F97]" office:value-type="float" office:value="0" calcext:value-type="float">
            <text:p>0</text:p>
          </table:table-cell>
          <table:table-cell/>
          <table:table-cell table:formula="of:=[.K97]/[.O97]" office:value-type="float" office:value="1.25" calcext:value-type="float">
            <text:p>1.25</text:p>
          </table:table-cell>
          <table:table-cell table:formula="of:=LEFT([.B97];SEARCH(&quot; &quot;; [.B97]))" office:value-type="string" office:string-value="0 " calcext:value-type="string">
            <text:p>0 </text:p>
          </table:table-cell>
          <table:table-cell office:value-type="float" office:value="-1500" calcext:value-type="float">
            <text:p>-1500.00</text:p>
          </table:table-cell>
          <table:table-cell office:value-type="string" calcext:value-type="string">
            <text:p>September 14, 2023</text:p>
          </table:table-cell>
          <table:table-cell office:value-type="string" calcext:value-type="string">
            <text:p>self-care</text:p>
          </table:table-cell>
          <table:table-cell office:value-type="string" calcext:value-type="string">
            <text:p>5 - super</text:p>
          </table:table-cell>
          <table:table-cell table:formula="of:=LEFT([.J97];SEARCH(&quot; &quot;; [.J97]))" office:value-type="string" office:string-value="5 " calcext:value-type="string">
            <text:p>5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ptember 12, 2023 10:31 PM</text:p>
          </table:table-cell>
          <table:table-cell office:value-type="string" calcext:value-type="string">
            <text:p>4 - task</text:p>
          </table:table-cell>
          <table:table-cell table:formula="of:=LEFT([.N97];SEARCH(&quot; &quot;; [.N97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97];SEARCH(&quot; &quot;; [.Q97]))" office:value-type="string" office:string-value="7 " calcext:value-type="string">
            <text:p>7 </text:p>
          </table:table-cell>
          <table:table-cell office:value-type="float" office:value="-228" calcext:value-type="float">
            <text:p>-228</text:p>
          </table:table-cell>
          <table:table-cell office:value-type="float" office:value="285" calcext:value-type="float">
            <text:p>285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September 19, 2023 10:31 PM</text:p>
          </table:table-cell>
          <table:table-cell table:formula="of:=LEFT([.V97];SEARCH(&quot; &quot;; [.V97]))" office:value-type="string" office:string-value="September " calcext:value-type="string">
            <text:p>September </text:p>
          </table:table-cell>
          <table:table-cell table:formula="of:=COM.MICROSOFT.SWITCH(TRIM([.W97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97];LEN([.V97]) - SEARCH(&quot; &quot;;[.V97]))" office:value-type="string" office:string-value="19, 2023 10:31 PM" calcext:value-type="string">
            <text:p>19, 2023 10:31 PM</text:p>
          </table:table-cell>
          <table:table-cell table:formula="of:=LEFT([.Y97];SEARCH(&quot;,&quot;; [.Y97])-1)" office:value-type="string" office:string-value="19" calcext:value-type="string">
            <text:p>19</text:p>
          </table:table-cell>
          <table:table-cell table:formula="of:=RIGHT([.Y97];LEN([.Y97]) - SEARCH(&quot; &quot;;[.Y97]))" office:value-type="string" office:string-value="2023 10:31 PM" calcext:value-type="string">
            <text:p>2023 10:31 PM</text:p>
          </table:table-cell>
          <table:table-cell table:formula="of:=LEFT([.AA97];SEARCH(&quot; &quot;; [.AA97])-1)" office:value-type="string" office:string-value="2023" calcext:value-type="string">
            <text:p>2023</text:p>
          </table:table-cell>
          <table:table-cell table:style-name="ce2" table:formula="of:=DATE([.AB97];[.X97];[.Z97])" office:value-type="date" office:date-value="2023-09-19" calcext:value-type="date">
            <text:p>19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7];[.AD97])" office:value-type="float" office:value="-223" calcext:value-type="float">
            <text:p>-223</text:p>
          </table:table-cell>
        </table:table-row>
        <table:table-row table:style-name="ro1">
          <table:table-cell office:value-type="string" calcext:value-type="string">
            <text:p>plan networking for </text:p>
          </table:table-cell>
          <table:table-cell office:value-type="string" calcext:value-type="string">
            <text:p>0 - Done</text:p>
          </table:table-cell>
          <table:table-cell table:formula="of:=[.E98]*[.F98]" office:value-type="float" office:value="0" calcext:value-type="float">
            <text:p>0</text:p>
          </table:table-cell>
          <table:table-cell/>
          <table:table-cell table:formula="of:=[.K98]/[.O98]" office:value-type="float" office:value="0.333333333333333" calcext:value-type="float">
            <text:p>0.33</text:p>
          </table:table-cell>
          <table:table-cell table:formula="of:=LEFT([.B98];SEARCH(&quot; &quot;; [.B98]))" office:value-type="string" office:string-value="0 " calcext:value-type="string">
            <text:p>0 </text:p>
          </table:table-cell>
          <table:table-cell office:value-type="float" office:value="-1500" calcext:value-type="float">
            <text:p>-1500.00</text:p>
          </table:table-cell>
          <table:table-cell office:value-type="string" calcext:value-type="string">
            <text:p>September 15, 2023</text:p>
          </table:table-cell>
          <table:table-cell/>
          <table:table-cell office:value-type="string" calcext:value-type="string">
            <text:p>5 - super</text:p>
          </table:table-cell>
          <table:table-cell table:formula="of:=LEFT([.J98];SEARCH(&quot; &quot;; [.J98]))" office:value-type="string" office:string-value="5 " calcext:value-type="string">
            <text:p>5 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September 9, 2023 1:59 PM</text:p>
          </table:table-cell>
          <table:table-cell office:value-type="string" calcext:value-type="string">
            <text:p>15 - quest</text:p>
          </table:table-cell>
          <table:table-cell table:formula="of:=LEFT([.N98];SEARCH(&quot; &quot;; [.N98]))" office:value-type="string" office:string-value="15 " calcext:value-type="string">
            <text:p>15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98];SEARCH(&quot; &quot;; [.Q98]))" office:value-type="string" office:string-value="7 " calcext:value-type="string">
            <text:p>7 </text:p>
          </table:table-cell>
          <table:table-cell office:value-type="float" office:value="-227" calcext:value-type="float">
            <text:p>-227</text:p>
          </table:table-cell>
          <table:table-cell office:value-type="float" office:value="75.666666666591" calcext:value-type="float">
            <text:p>75.666666666591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September 16, 2023 1:59 PM</text:p>
          </table:table-cell>
          <table:table-cell table:formula="of:=LEFT([.V98];SEARCH(&quot; &quot;; [.V98]))" office:value-type="string" office:string-value="September " calcext:value-type="string">
            <text:p>September </text:p>
          </table:table-cell>
          <table:table-cell table:formula="of:=COM.MICROSOFT.SWITCH(TRIM([.W98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98];LEN([.V98]) - SEARCH(&quot; &quot;;[.V98]))" office:value-type="string" office:string-value="16, 2023 1:59 PM" calcext:value-type="string">
            <text:p>16, 2023 1:59 PM</text:p>
          </table:table-cell>
          <table:table-cell table:formula="of:=LEFT([.Y98];SEARCH(&quot;,&quot;; [.Y98])-1)" office:value-type="string" office:string-value="16" calcext:value-type="string">
            <text:p>16</text:p>
          </table:table-cell>
          <table:table-cell table:formula="of:=RIGHT([.Y98];LEN([.Y98]) - SEARCH(&quot; &quot;;[.Y98]))" office:value-type="string" office:string-value="2023 1:59 PM" calcext:value-type="string">
            <text:p>2023 1:59 PM</text:p>
          </table:table-cell>
          <table:table-cell table:formula="of:=LEFT([.AA98];SEARCH(&quot; &quot;; [.AA98])-1)" office:value-type="string" office:string-value="2023" calcext:value-type="string">
            <text:p>2023</text:p>
          </table:table-cell>
          <table:table-cell table:style-name="ce2" table:formula="of:=DATE([.AB98];[.X98];[.Z98])" office:value-type="date" office:date-value="2023-09-16" calcext:value-type="date">
            <text:p>16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8];[.AD98])" office:value-type="float" office:value="-226" calcext:value-type="float">
            <text:p>-226</text:p>
          </table:table-cell>
        </table:table-row>
        <table:table-row table:style-name="ro1">
          <table:table-cell office:value-type="string" calcext:value-type="string">
            <text:p>Plan savings</text:p>
          </table:table-cell>
          <table:table-cell office:value-type="string" calcext:value-type="string">
            <text:p>0 - Done</text:p>
          </table:table-cell>
          <table:table-cell table:formula="of:=[.E99]*[.F99]" office:value-type="float" office:value="0" calcext:value-type="float">
            <text:p>0</text:p>
          </table:table-cell>
          <table:table-cell/>
          <table:table-cell table:formula="of:=[.K99]/[.O99]" office:value-type="float" office:value="1.25" calcext:value-type="float">
            <text:p>1.25</text:p>
          </table:table-cell>
          <table:table-cell table:formula="of:=LEFT([.B99];SEARCH(&quot; &quot;; [.B99]))" office:value-type="string" office:string-value="0 " calcext:value-type="string">
            <text:p>0 </text:p>
          </table:table-cell>
          <table:table-cell office:value-type="float" office:value="-1500" calcext:value-type="float">
            <text:p>-1500.00</text:p>
          </table:table-cell>
          <table:table-cell office:value-type="string" calcext:value-type="string">
            <text:p>August 31, 2023</text:p>
          </table:table-cell>
          <table:table-cell/>
          <table:table-cell office:value-type="string" calcext:value-type="string">
            <text:p>5 - super</text:p>
          </table:table-cell>
          <table:table-cell table:formula="of:=LEFT([.J99];SEARCH(&quot; &quot;; [.J99]))" office:value-type="string" office:string-value="5 " calcext:value-type="string">
            <text:p>5 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ugust 31, 2023 12:00 AM</text:p>
          </table:table-cell>
          <table:table-cell office:value-type="string" calcext:value-type="string">
            <text:p>4 - task</text:p>
          </table:table-cell>
          <table:table-cell table:formula="of:=LEFT([.N99];SEARCH(&quot; &quot;; [.N99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99];SEARCH(&quot; &quot;; [.Q99]))" office:value-type="string" office:string-value="7 " calcext:value-type="string">
            <text:p>7 </text:p>
          </table:table-cell>
          <table:table-cell office:value-type="float" office:value="-242" calcext:value-type="float">
            <text:p>-242</text:p>
          </table:table-cell>
          <table:table-cell office:value-type="float" office:value="302.5" calcext:value-type="float">
            <text:p>302.5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September 7, 2023 12:00 AM</text:p>
          </table:table-cell>
          <table:table-cell table:formula="of:=LEFT([.V99];SEARCH(&quot; &quot;; [.V99]))" office:value-type="string" office:string-value="September " calcext:value-type="string">
            <text:p>September </text:p>
          </table:table-cell>
          <table:table-cell table:formula="of:=COM.MICROSOFT.SWITCH(TRIM([.W99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9" calcext:value-type="float">
            <text:p>9</text:p>
          </table:table-cell>
          <table:table-cell table:formula="of:=RIGHT([.V99];LEN([.V99]) - SEARCH(&quot; &quot;;[.V99]))" office:value-type="string" office:string-value="7, 2023 12:00 AM" calcext:value-type="string">
            <text:p>7, 2023 12:00 AM</text:p>
          </table:table-cell>
          <table:table-cell table:formula="of:=LEFT([.Y99];SEARCH(&quot;,&quot;; [.Y99])-1)" office:value-type="string" office:string-value="7" calcext:value-type="string">
            <text:p>7</text:p>
          </table:table-cell>
          <table:table-cell table:formula="of:=RIGHT([.Y99];LEN([.Y99]) - SEARCH(&quot; &quot;;[.Y99]))" office:value-type="string" office:string-value="2023 12:00 AM" calcext:value-type="string">
            <text:p>2023 12:00 AM</text:p>
          </table:table-cell>
          <table:table-cell table:formula="of:=LEFT([.AA99];SEARCH(&quot; &quot;; [.AA99])-1)" office:value-type="string" office:string-value="2023" calcext:value-type="string">
            <text:p>2023</text:p>
          </table:table-cell>
          <table:table-cell table:style-name="ce2" table:formula="of:=DATE([.AB99];[.X99];[.Z99])" office:value-type="date" office:date-value="2023-09-07" calcext:value-type="date">
            <text:p>07/09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99];[.AD99])" office:value-type="float" office:value="-235" calcext:value-type="float">
            <text:p>-235</text:p>
          </table:table-cell>
        </table:table-row>
        <table:table-row table:style-name="ro1">
          <table:table-cell office:value-type="string" calcext:value-type="string">
            <text:p>Laptop zurück </text:p>
          </table:table-cell>
          <table:table-cell office:value-type="string" calcext:value-type="string">
            <text:p>0 - Done</text:p>
          </table:table-cell>
          <table:table-cell table:formula="of:=[.E100]*[.F100]" office:value-type="float" office:value="0" calcext:value-type="float">
            <text:p>0</text:p>
          </table:table-cell>
          <table:table-cell/>
          <table:table-cell table:formula="of:=[.K100]/[.O100]" office:value-type="float" office:value="8" calcext:value-type="float">
            <text:p>8.00</text:p>
          </table:table-cell>
          <table:table-cell table:formula="of:=LEFT([.B100];SEARCH(&quot; &quot;; [.B100]))" office:value-type="string" office:string-value="0 " calcext:value-type="string">
            <text:p>0 </text:p>
          </table:table-cell>
          <table:table-cell office:value-type="float" office:value="-1875" calcext:value-type="float">
            <text:p>-1875.00</text:p>
          </table:table-cell>
          <table:table-cell office:value-type="string" calcext:value-type="string">
            <text:p>January 20, 2024</text:p>
          </table:table-cell>
          <table:table-cell/>
          <table:table-cell office:value-type="string" calcext:value-type="string">
            <text:p>8 - extreme</text:p>
          </table:table-cell>
          <table:table-cell table:formula="of:=LEFT([.J100];SEARCH(&quot; &quot;; [.J100]))" office:value-type="string" office:string-value="8 " calcext:value-type="string">
            <text:p>8 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January 13, 2024 8:14 AM</text:p>
          </table:table-cell>
          <table:table-cell office:value-type="string" calcext:value-type="string">
            <text:p>1 - next</text:p>
          </table:table-cell>
          <table:table-cell table:formula="of:=LEFT([.N100];SEARCH(&quot; &quot;; [.N100]))" office:value-type="string" office:string-value="1 " calcext:value-type="string">
            <text:p>1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100];SEARCH(&quot; &quot;; [.Q100]))" office:value-type="string" office:string-value="7 " calcext:value-type="string">
            <text:p>7 </text:p>
          </table:table-cell>
          <table:table-cell office:value-type="float" office:value="-100" calcext:value-type="float">
            <text:p>-100</text:p>
          </table:table-cell>
          <table:table-cell office:value-type="float" office:value="800" calcext:value-type="float">
            <text:p>80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January 20, 2024 8:14 AM</text:p>
          </table:table-cell>
          <table:table-cell table:formula="of:=LEFT([.V100];SEARCH(&quot; &quot;; [.V100]))" office:value-type="string" office:string-value="January " calcext:value-type="string">
            <text:p>January </text:p>
          </table:table-cell>
          <table:table-cell table:formula="of:=COM.MICROSOFT.SWITCH(TRIM([.W100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1" calcext:value-type="float">
            <text:p>1</text:p>
          </table:table-cell>
          <table:table-cell table:formula="of:=RIGHT([.V100];LEN([.V100]) - SEARCH(&quot; &quot;;[.V100]))" office:value-type="string" office:string-value="20, 2024 8:14 AM" calcext:value-type="string">
            <text:p>20, 2024 8:14 AM</text:p>
          </table:table-cell>
          <table:table-cell table:formula="of:=LEFT([.Y100];SEARCH(&quot;,&quot;; [.Y100])-1)" office:value-type="string" office:string-value="20" calcext:value-type="string">
            <text:p>20</text:p>
          </table:table-cell>
          <table:table-cell table:formula="of:=RIGHT([.Y100];LEN([.Y100]) - SEARCH(&quot; &quot;;[.Y100]))" office:value-type="string" office:string-value="2024 8:14 AM" calcext:value-type="string">
            <text:p>2024 8:14 AM</text:p>
          </table:table-cell>
          <table:table-cell table:formula="of:=LEFT([.AA100];SEARCH(&quot; &quot;; [.AA100])-1)" office:value-type="string" office:string-value="2024" calcext:value-type="string">
            <text:p>2024</text:p>
          </table:table-cell>
          <table:table-cell table:style-name="ce2" table:formula="of:=DATE([.AB100];[.X100];[.Z100])" office:value-type="date" office:date-value="2024-01-20" calcext:value-type="date">
            <text:p>20/01/24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00];[.AD100])"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what are triggrs of anxiety?</text:p>
          </table:table-cell>
          <table:table-cell office:value-type="string" calcext:value-type="string">
            <text:p>0 - Done</text:p>
          </table:table-cell>
          <table:table-cell table:formula="of:=[.E101]*[.F101]" office:value-type="float" office:value="0" calcext:value-type="float">
            <text:p>0</text:p>
          </table:table-cell>
          <table:table-cell/>
          <table:table-cell table:formula="of:=[.K101]/[.O101]" office:value-type="float" office:value="2" calcext:value-type="float">
            <text:p>2.00</text:p>
          </table:table-cell>
          <table:table-cell table:formula="of:=LEFT([.B101];SEARCH(&quot; &quot;; [.B101]))" office:value-type="string" office:string-value="0 " calcext:value-type="string">
            <text:p>0 </text:p>
          </table:table-cell>
          <table:table-cell office:value-type="float" office:value="-1875" calcext:value-type="float">
            <text:p>-1875.00</text:p>
          </table:table-cell>
          <table:table-cell/>
          <table:table-cell office:value-type="string" calcext:value-type="string">
            <text:p>growth, idea, self-care</text:p>
          </table:table-cell>
          <table:table-cell office:value-type="string" calcext:value-type="string">
            <text:p>8 - extreme</text:p>
          </table:table-cell>
          <table:table-cell table:formula="of:=LEFT([.J101];SEARCH(&quot; &quot;; [.J101]))" office:value-type="string" office:string-value="8 " calcext:value-type="string">
            <text:p>8 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ugust 11, 2023 12:29 AM</text:p>
          </table:table-cell>
          <table:table-cell office:value-type="string" calcext:value-type="string">
            <text:p>4 - task</text:p>
          </table:table-cell>
          <table:table-cell table:formula="of:=LEFT([.N101];SEARCH(&quot; &quot;; [.N101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101];SEARCH(&quot; &quot;; [.Q101]))" office:value-type="string" office:string-value="7 " calcext:value-type="string">
            <text:p>7 </text:p>
          </table:table-cell>
          <table:table-cell office:value-type="float" office:value="-255" calcext:value-type="float">
            <text:p>-255</text:p>
          </table:table-cell>
          <table:table-cell office:value-type="float" office:value="510" calcext:value-type="float">
            <text:p>51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August 18, 2023 12:29 AM</text:p>
          </table:table-cell>
          <table:table-cell table:formula="of:=LEFT([.V101];SEARCH(&quot; &quot;; [.V101]))" office:value-type="string" office:string-value="August " calcext:value-type="string">
            <text:p>August </text:p>
          </table:table-cell>
          <table:table-cell table:formula="of:=COM.MICROSOFT.SWITCH(TRIM([.W101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8" calcext:value-type="float">
            <text:p>8</text:p>
          </table:table-cell>
          <table:table-cell table:formula="of:=RIGHT([.V101];LEN([.V101]) - SEARCH(&quot; &quot;;[.V101]))" office:value-type="string" office:string-value="18, 2023 12:29 AM" calcext:value-type="string">
            <text:p>18, 2023 12:29 AM</text:p>
          </table:table-cell>
          <table:table-cell table:formula="of:=LEFT([.Y101];SEARCH(&quot;,&quot;; [.Y101])-1)" office:value-type="string" office:string-value="18" calcext:value-type="string">
            <text:p>18</text:p>
          </table:table-cell>
          <table:table-cell table:formula="of:=RIGHT([.Y101];LEN([.Y101]) - SEARCH(&quot; &quot;;[.Y101]))" office:value-type="string" office:string-value="2023 12:29 AM" calcext:value-type="string">
            <text:p>2023 12:29 AM</text:p>
          </table:table-cell>
          <table:table-cell table:formula="of:=LEFT([.AA101];SEARCH(&quot; &quot;; [.AA101])-1)" office:value-type="string" office:string-value="2023" calcext:value-type="string">
            <text:p>2023</text:p>
          </table:table-cell>
          <table:table-cell table:style-name="ce2" table:formula="of:=DATE([.AB101];[.X101];[.Z101])" office:value-type="date" office:date-value="2023-08-18" calcext:value-type="date">
            <text:p>18/08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01];[.AD101])" office:value-type="float" office:value="-255" calcext:value-type="float">
            <text:p>-255</text:p>
          </table:table-cell>
        </table:table-row>
        <table:table-row table:style-name="ro1">
          <table:table-cell office:value-type="string" calcext:value-type="string">
            <text:p>money/Aok Steuer</text:p>
          </table:table-cell>
          <table:table-cell office:value-type="string" calcext:value-type="string">
            <text:p>0 - Done</text:p>
          </table:table-cell>
          <table:table-cell table:formula="of:=[.E102]*[.F102]" office:value-type="float" office:value="0" calcext:value-type="float">
            <text:p>0</text:p>
          </table:table-cell>
          <table:table-cell/>
          <table:table-cell table:formula="of:=[.K102]/[.O102]" office:value-type="float" office:value="2" calcext:value-type="float">
            <text:p>2.00</text:p>
          </table:table-cell>
          <table:table-cell table:formula="of:=LEFT([.B102];SEARCH(&quot; &quot;; [.B102]))" office:value-type="string" office:string-value="0 " calcext:value-type="string">
            <text:p>0 </text:p>
          </table:table-cell>
          <table:table-cell office:value-type="float" office:value="-1875" calcext:value-type="float">
            <text:p>-1875.00</text:p>
          </table:table-cell>
          <table:table-cell office:value-type="string" calcext:value-type="string">
            <text:p>December 15, 2023</text:p>
          </table:table-cell>
          <table:table-cell/>
          <table:table-cell office:value-type="string" calcext:value-type="string">
            <text:p>8 - extreme</text:p>
          </table:table-cell>
          <table:table-cell table:formula="of:=LEFT([.J102];SEARCH(&quot; &quot;; [.J102]))" office:value-type="string" office:string-value="8 " calcext:value-type="string">
            <text:p>8 </text:p>
          </table:table-cell>
          <table:table-cell office:value-type="string" calcext:value-type="string">
            <text:p>career, finance, organization</text:p>
          </table:table-cell>
          <table:table-cell office:value-type="string" calcext:value-type="string">
            <text:p>April 5, 2023 10:28 PM</text:p>
          </table:table-cell>
          <table:table-cell office:value-type="string" calcext:value-type="string">
            <text:p>4 - task</text:p>
          </table:table-cell>
          <table:table-cell table:formula="of:=LEFT([.N102];SEARCH(&quot; &quot;; [.N102]))" office:value-type="string" office:string-value="4 " calcext:value-type="string">
            <text:p>4 </text:p>
          </table:table-cell>
          <table:table-cell/>
          <table:table-cell office:value-type="string" calcext:value-type="string">
            <text:p>7 - this week</text:p>
          </table:table-cell>
          <table:table-cell table:formula="of:=LEFT([.Q102];SEARCH(&quot; &quot;; [.Q102]))" office:value-type="string" office:string-value="7 " calcext:value-type="string">
            <text:p>7 </text:p>
          </table:table-cell>
          <table:table-cell office:value-type="float" office:value="-136" calcext:value-type="float">
            <text:p>-136</text:p>
          </table:table-cell>
          <table:table-cell office:value-type="float" office:value="272" calcext:value-type="float">
            <text:p>272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April 12, 2023 10:28 PM</text:p>
          </table:table-cell>
          <table:table-cell table:formula="of:=LEFT([.V102];SEARCH(&quot; &quot;; [.V102]))" office:value-type="string" office:string-value="April " calcext:value-type="string">
            <text:p>April </text:p>
          </table:table-cell>
          <table:table-cell table:formula="of:=COM.MICROSOFT.SWITCH(TRIM([.W102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float" office:value="4" calcext:value-type="float">
            <text:p>4</text:p>
          </table:table-cell>
          <table:table-cell table:formula="of:=RIGHT([.V102];LEN([.V102]) - SEARCH(&quot; &quot;;[.V102]))" office:value-type="string" office:string-value="12, 2023 10:28 PM" calcext:value-type="string">
            <text:p>12, 2023 10:28 PM</text:p>
          </table:table-cell>
          <table:table-cell table:formula="of:=LEFT([.Y102];SEARCH(&quot;,&quot;; [.Y102])-1)" office:value-type="string" office:string-value="12" calcext:value-type="string">
            <text:p>12</text:p>
          </table:table-cell>
          <table:table-cell table:formula="of:=RIGHT([.Y102];LEN([.Y102]) - SEARCH(&quot; &quot;;[.Y102]))" office:value-type="string" office:string-value="2023 10:28 PM" calcext:value-type="string">
            <text:p>2023 10:28 PM</text:p>
          </table:table-cell>
          <table:table-cell table:formula="of:=LEFT([.AA102];SEARCH(&quot; &quot;; [.AA102])-1)" office:value-type="string" office:string-value="2023" calcext:value-type="string">
            <text:p>2023</text:p>
          </table:table-cell>
          <table:table-cell table:style-name="ce2" table:formula="of:=DATE([.AB102];[.X102];[.Z102])" office:value-type="date" office:date-value="2023-04-12" calcext:value-type="date">
            <text:p>12/04/23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02];[.AD102])" office:value-type="float" office:value="-383" calcext:value-type="float">
            <text:p>-383</text:p>
          </table:table-cell>
        </table:table-row>
        <table:table-row table:style-name="ro1">
          <table:table-cell office:value-type="string" calcext:value-type="string">
            <text:p>Spex </text:p>
          </table:table-cell>
          <table:table-cell office:value-type="string" calcext:value-type="string">
            <text:p>1 Not started</text:p>
          </table:table-cell>
          <table:table-cell table:formula="of:=[.E103]*[.F103]" office:value-type="float" office:value="0.0133333333333333" calcext:value-type="float">
            <text:p>0.0133333333333333</text:p>
          </table:table-cell>
          <table:table-cell/>
          <table:table-cell table:formula="of:=[.K103]/[.O103]" office:value-type="float" office:value="0.0133333333333333" calcext:value-type="float">
            <text:p>0.01</text:p>
          </table:table-cell>
          <table:table-cell table:formula="of:=LEFT([.B103];SEARCH(&quot; &quot;; [.B103]))" office:value-type="string" office:string-value="1 " calcext:value-type="string">
            <text:p>1 </text:p>
          </table:table-cell>
          <table:table-cell table:number-columns-repeated="3"/>
          <table:table-cell office:value-type="string" calcext:value-type="string">
            <text:p>2 - mid</text:p>
          </table:table-cell>
          <table:table-cell table:formula="of:=LEFT([.J103];SEARCH(&quot; &quot;; [.J103]))" office:value-type="string" office:string-value="2 " calcext:value-type="string">
            <text:p>2 </text:p>
          </table:table-cell>
          <table:table-cell/>
          <table:table-cell office:value-type="string" calcext:value-type="string">
            <text:p>December 9, 2023 9:41 AM</text:p>
          </table:table-cell>
          <table:table-cell office:value-type="string" calcext:value-type="string">
            <text:p>150 – ongoing</text:p>
          </table:table-cell>
          <table:table-cell table:formula="of:=LEFT([.N103];SEARCH(&quot; &quot;; [.N103]))" office:value-type="string" office:string-value="150 " calcext:value-type="string">
            <text:p>150 </text:p>
          </table:table-cell>
          <table:table-cell/>
          <table:table-cell office:value-type="string" calcext:value-type="string">
            <text:p>120 - this quarter</text:p>
          </table:table-cell>
          <table:table-cell table:formula="of:=LEFT([.Q103];SEARCH(&quot; &quot;; [.Q103]))" office:value-type="string" office:string-value="120 " calcext:value-type="string">
            <text:p>120 </text:p>
          </table:table-cell>
          <table:table-cell office:value-type="float" office:value="-135" calcext:value-type="float">
            <text:p>-135</text:p>
          </table:table-cell>
          <table:table-cell table:number-columns-repeated="3"/>
          <table:table-cell table:formula="of:=LEFT([.V103];SEARCH(&quot; &quot;; [.V103]))" office:value-type="string" office:string-value="" calcext:value-type="error">
            <text:p>#VALUE!</text:p>
          </table:table-cell>
          <table:table-cell table:formula="of:=COM.MICROSOFT.SWITCH(TRIM([.W103]);&quot;January&quot;;1;&quot;February&quot;;2;&quot;March&quot;;3;&quot;April&quot;;4;&quot;May&quot;;5;&quot;June&quot;;6;&quot;July&quot;;7;&quot;August&quot;;8;&quot;September&quot;;9;&quot;October&quot;;10;&quot;November&quot;;11;&quot;December&quot;;12)" office:value-type="string" office:string-value="" calcext:value-type="error">
            <text:p>#VALUE!</text:p>
          </table:table-cell>
          <table:table-cell table:formula="of:=RIGHT([.V103];LEN([.V103]) - SEARCH(&quot; &quot;;[.V103]))" office:value-type="string" office:string-value="" calcext:value-type="error">
            <text:p>#VALUE!</text:p>
          </table:table-cell>
          <table:table-cell table:formula="of:=LEFT([.Y103];SEARCH(&quot;,&quot;; [.Y103])-1)" office:value-type="string" office:string-value="" calcext:value-type="error">
            <text:p>#VALUE!</text:p>
          </table:table-cell>
          <table:table-cell table:formula="of:=RIGHT([.Y103];LEN([.Y103]) - SEARCH(&quot; &quot;;[.Y103]))" office:value-type="string" office:string-value="" calcext:value-type="error">
            <text:p>#VALUE!</text:p>
          </table:table-cell>
          <table:table-cell table:formula="of:=LEFT([.AA103];SEARCH(&quot; &quot;; [.AA103])-1)" office:value-type="string" office:string-value="" calcext:value-type="error">
            <text:p>#VALUE!</text:p>
          </table:table-cell>
          <table:table-cell table:style-name="ce2" table:formula="of:=DATE([.AB103];[.X103];[.Z103])" office:value-type="string" office:string-value="" calcext:value-type="error">
            <text:p>#VALUE!</text:p>
          </table:table-cell>
          <table:table-cell table:style-name="ce2" table:formula="of:=TODAY()" office:value-type="date" office:date-value="2024-04-29" calcext:value-type="date">
            <text:p>29/04/24</text:p>
          </table:table-cell>
          <table:table-cell table:formula="of:=DAYS([.AC103];[.AD103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30"/>
          <table:table-cell table:formula="of:=DAYS([.AC104];[.AD104])" office:value-type="float" office:value="0" calcext:value-type="float">
            <text:p>0</text:p>
          </table:table-cell>
        </table:table-row>
        <table:table-row table:style-name="ro1" table:number-rows-repeated="104847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2" table:style-name="ta1"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9T23:50:18.483891178</dc:date>
    <meta:editing-duration>PT33M21S</meta:editing-duration>
    <meta:editing-cycles>6</meta:editing-cycles>
    <meta:generator>LibreOffice/24.2.2.2$Linux_X86_64 LibreOffice_project/420$Build-2</meta:generator>
    <meta:document-statistic meta:table-count="2" meta:cell-count="2871" meta:object-count="0"/>
  </office:meta>
</office:document-meta>
</file>